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6689in"/>
    </style:style>
    <style:style style:name="co4" style:family="table-column">
      <style:table-column-properties fo:break-before="auto" style:column-width="2.6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none" style:print-content="true" fo:wrap-option="wrap" fo:border="0.0008in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3" table:default-cell-style-name="ce2"/>
        <table:table-column table:style-name="co2" table:default-cell-style-name="ce1"/>
        <table:table-column table:style-name="co2" table:default-cell-style-name="ce2"/>
        <table:table-column table:style-name="co2" table:default-cell-style-name="ce1"/>
        <table:table-column table:style-name="co4" table:default-cell-style-name="ce1"/>
        <table:table-column table:style-name="co2" table:default-cell-style-name="Default"/>
        <table:table-row table:style-name="ro1">
          <table:table-cell table:style-name="ce1" office:value-type="string">
            <text:p>Mali</text:p>
          </table:table-cell>
          <table:table-cell table:formula="of:=LOWER([.D1])" office:value-type="string" office:string-value="country">
            <text:p>country</text:p>
          </table:table-cell>
          <table:table-cell table:formula="of:=IF([.E1]&lt;&gt;&quot;&quot;;REPLACE(T(FORMULA([.E1]));1;4;&quot;&quot;);&quot;&quot;)">
            <text:p/>
          </table:table-cell>
          <table:table-cell office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csa-mali.org/plans/gao/P_S_A_REG_GAO_vfb.pdf">Gao</text:a></text:p>
          </table:table-cell>
          <table:table-cell table:formula="of:=LOWER([.D2])" office:value-type="string" office:string-value="region">
            <text:p>region</text:p>
          </table:table-cell>
          <table:table-cell table:formula="of:=IF([.E2]&lt;&gt;&quot;&quot;;REPLACE(T(FORMULA([.E2]));1;4;&quot;&quot;);&quot;&quot;)" office:value-type="string" office:string-value="1">
            <text:p>1</text:p>
          </table:table-cell>
          <table:table-cell office:value-type="string">
            <text:p>REGION</text:p>
          </table:table-cell>
          <table:table-cell table:formula="of:=[.$A$1]" office:value-type="string" office:string-value="Mali">
            <text:p>Mali</text:p>
          </table:table-cell>
          <table:table-cell/>
        </table:table-row>
        <table:table-row table:style-name="ro1">
          <table:table-cell office:value-type="string">
            <text:p><text:a xlink:href="http://www.csa-mali.org/plans/gao/Ansongo/P_S_A_Cercle_Ansongo_vf.pdf">Ansongo</text:a></text:p>
          </table:table-cell>
          <table:table-cell table:formula="of:=LOWER([.D3])" office:value-type="string" office:string-value="cercle">
            <text:p>cercle</text:p>
          </table:table-cell>
          <table:table-cell table:formula="of:=IF([.E3]&lt;&gt;&quot;&quot;;REPLACE(T(FORMULA([.E3]));1;4;&quot;&quot;);&quot;&quot;)" office:value-type="string" office:string-value="2">
            <text:p>2</text:p>
          </table:table-cell>
          <table:table-cell office:value-type="string">
            <text:p>CERCLE</text:p>
          </table:table-cell>
          <table:table-cell table:formula="of:=[.$A$2]" office:value-type="string" office:string-value="Gao">
            <text:p>Gao</text:p>
          </table:table-cell>
          <table:table-cell/>
        </table:table-row>
        <table:table-row table:style-name="ro1">
          <table:table-cell office:value-type="string">
            <text:p><text:a xlink:href="http://www.csa-mali.org/plans/gao/Ansongo/P_S_A_Ansongo_vf.pdf">Ansongo</text:a></text:p>
          </table:table-cell>
          <table:table-cell table:formula="of:=LOWER([.D4])" office:value-type="string" office:string-value="commune">
            <text:p>commune</text:p>
          </table:table-cell>
          <table:table-cell table:formula="of:=IF([.E4]&lt;&gt;&quot;&quot;;REPLACE(T(FORMULA([.E4]));1;4;&quot;&quot;);&quot;&quot;)" office:value-type="string" office:string-value="3">
            <text:p>3</text:p>
          </table:table-cell>
          <table:table-cell office:value-type="string">
            <text:p>COMMUNE</text:p>
          </table:table-cell>
          <table:table-cell table:formula="of:=[.$A$3]" office:value-type="string" office:string-value="Ansongo">
            <text:p>Ansongo</text:p>
          </table:table-cell>
          <table:table-cell/>
        </table:table-row>
        <table:table-row table:style-name="ro1">
          <table:table-cell office:value-type="string">
            <text:p><text:a xlink:href="http://www.csa-mali.org/plans/gao/Ansongo/P_S_A_BARA_vf.pdf">Bara</text:a></text:p>
          </table:table-cell>
          <table:table-cell table:formula="of:=LOWER([.D5])" office:value-type="string" office:string-value="commune">
            <text:p>commune</text:p>
          </table:table-cell>
          <table:table-cell table:formula="of:=IF([.E5]&lt;&gt;&quot;&quot;;REPLACE(T(FORMULA([.E5]));1;4;&quot;&quot;);&quot;&quot;)" office:value-type="string" office:string-value="3">
            <text:p>3</text:p>
          </table:table-cell>
          <table:table-cell office:value-type="string">
            <text:p>COMMUNE</text:p>
          </table:table-cell>
          <table:table-cell table:formula="of:=[.$A$3]" office:value-type="string" office:string-value="Ansongo">
            <text:p>Ansongo</text:p>
          </table:table-cell>
          <table:table-cell/>
        </table:table-row>
        <table:table-row table:style-name="ro1">
          <table:table-cell office:value-type="string">
            <text:p><text:a xlink:href="http://www.csa-mali.org/plans/gao/Ansongo/P_S_A_Bourra_vf.pdf">Bourra</text:a></text:p>
          </table:table-cell>
          <table:table-cell table:formula="of:=LOWER([.D6])" office:value-type="string" office:string-value="commune">
            <text:p>commune</text:p>
          </table:table-cell>
          <table:table-cell table:formula="of:=IF([.E6]&lt;&gt;&quot;&quot;;REPLACE(T(FORMULA([.E6]));1;4;&quot;&quot;);&quot;&quot;)" office:value-type="string" office:string-value="3">
            <text:p>3</text:p>
          </table:table-cell>
          <table:table-cell office:value-type="string">
            <text:p>COMMUNE</text:p>
          </table:table-cell>
          <table:table-cell table:formula="of:=[.$A$3]" office:value-type="string" office:string-value="Ansongo">
            <text:p>Ansongo</text:p>
          </table:table-cell>
          <table:table-cell/>
        </table:table-row>
        <table:table-row table:style-name="ro1">
          <table:table-cell office:value-type="string">
            <text:p><text:a xlink:href="http://www.csa-mali.org/plans/gao/Ansongo/P_S_A_Ouatagouna_vf.pdf">Ouattagouna</text:a></text:p>
          </table:table-cell>
          <table:table-cell table:formula="of:=LOWER([.D7])" office:value-type="string" office:string-value="commune">
            <text:p>commune</text:p>
          </table:table-cell>
          <table:table-cell table:formula="of:=IF([.E7]&lt;&gt;&quot;&quot;;REPLACE(T(FORMULA([.E7]));1;4;&quot;&quot;);&quot;&quot;)" office:value-type="string" office:string-value="3">
            <text:p>3</text:p>
          </table:table-cell>
          <table:table-cell office:value-type="string">
            <text:p>COMMUNE</text:p>
          </table:table-cell>
          <table:table-cell table:formula="of:=[.$A$3]" office:value-type="string" office:string-value="Ansongo">
            <text:p>Ansongo</text:p>
          </table:table-cell>
          <table:table-cell/>
        </table:table-row>
        <table:table-row table:style-name="ro1">
          <table:table-cell office:value-type="string">
            <text:p><text:a xlink:href="http://www.csa-mali.org/plans/gao/Ansongo/P_S_A_Talataye_vf.pdf">Talataye</text:a></text:p>
          </table:table-cell>
          <table:table-cell table:formula="of:=LOWER([.D8])" office:value-type="string" office:string-value="commune">
            <text:p>commune</text:p>
          </table:table-cell>
          <table:table-cell table:formula="of:=IF([.E8]&lt;&gt;&quot;&quot;;REPLACE(T(FORMULA([.E8]));1;4;&quot;&quot;);&quot;&quot;)" office:value-type="string" office:string-value="3">
            <text:p>3</text:p>
          </table:table-cell>
          <table:table-cell office:value-type="string">
            <text:p>COMMUNE</text:p>
          </table:table-cell>
          <table:table-cell table:formula="of:=[.$A$3]" office:value-type="string" office:string-value="Ansongo">
            <text:p>Ansongo</text:p>
          </table:table-cell>
          <table:table-cell/>
        </table:table-row>
        <table:table-row table:style-name="ro1">
          <table:table-cell office:value-type="string">
            <text:p><text:a xlink:href="http://www.csa-mali.org/plans/gao/Ansongo/P_S_A_Tessit_vf.pdf">Tessit</text:a></text:p>
          </table:table-cell>
          <table:table-cell table:formula="of:=LOWER([.D9])" office:value-type="string" office:string-value="commune">
            <text:p>commune</text:p>
          </table:table-cell>
          <table:table-cell table:formula="of:=IF([.E9]&lt;&gt;&quot;&quot;;REPLACE(T(FORMULA([.E9]));1;4;&quot;&quot;);&quot;&quot;)" office:value-type="string" office:string-value="3">
            <text:p>3</text:p>
          </table:table-cell>
          <table:table-cell office:value-type="string">
            <text:p>COMMUNE</text:p>
          </table:table-cell>
          <table:table-cell table:formula="of:=[.$A$3]" office:value-type="string" office:string-value="Ansongo">
            <text:p>Ansongo</text:p>
          </table:table-cell>
          <table:table-cell/>
        </table:table-row>
        <table:table-row table:style-name="ro1">
          <table:table-cell office:value-type="string">
            <text:p><text:a xlink:href="http://www.csa-mali.org/plans/gao/Ansongo/P_S_A_Tin-Hama_vf.pdf">Tin Hama</text:a></text:p>
          </table:table-cell>
          <table:table-cell table:formula="of:=LOWER([.D10])" office:value-type="string" office:string-value="commune">
            <text:p>commune</text:p>
          </table:table-cell>
          <table:table-cell table:formula="of:=IF([.E10]&lt;&gt;&quot;&quot;;REPLACE(T(FORMULA([.E10]));1;4;&quot;&quot;);&quot;&quot;)" office:value-type="string" office:string-value="3">
            <text:p>3</text:p>
          </table:table-cell>
          <table:table-cell office:value-type="string">
            <text:p>COMMUNE</text:p>
          </table:table-cell>
          <table:table-cell table:formula="of:=[.$A$3]" office:value-type="string" office:string-value="Ansongo">
            <text:p>Ansongo</text:p>
          </table:table-cell>
          <table:table-cell/>
        </table:table-row>
        <table:table-row table:style-name="ro1">
          <table:table-cell office:value-type="string">
            <text:p><text:a xlink:href="http://www.csa-mali.org/plans/gao/Bourem/P_S_A_Cercle_Bourem_vf.pdf">Bourem</text:a></text:p>
          </table:table-cell>
          <table:table-cell table:formula="of:=LOWER([.D11])" office:value-type="string" office:string-value="cercle">
            <text:p>cercle</text:p>
          </table:table-cell>
          <table:table-cell table:formula="of:=IF([.E11]&lt;&gt;&quot;&quot;;REPLACE(T(FORMULA([.E11]));1;4;&quot;&quot;);&quot;&quot;)" office:value-type="string" office:string-value="2">
            <text:p>2</text:p>
          </table:table-cell>
          <table:table-cell office:value-type="string">
            <text:p>CERCLE</text:p>
          </table:table-cell>
          <table:table-cell table:formula="of:=[.$A$2]" office:value-type="string" office:string-value="Gao">
            <text:p>Gao</text:p>
          </table:table-cell>
          <table:table-cell/>
        </table:table-row>
        <table:table-row table:style-name="ro1">
          <table:table-cell office:value-type="string">
            <text:p><text:a xlink:href="http://www.csa-mali.org/plans/gao/Bourem/P_S_A_BAMBA_vf.pdf">Bamba</text:a></text:p>
          </table:table-cell>
          <table:table-cell table:formula="of:=LOWER([.D12])" office:value-type="string" office:string-value="commune">
            <text:p>commune</text:p>
          </table:table-cell>
          <table:table-cell table:formula="of:=IF([.E12]&lt;&gt;&quot;&quot;;REPLACE(T(FORMULA([.E12]));1;4;&quot;&quot;);&quot;&quot;)" office:value-type="string" office:string-value="11">
            <text:p>11</text:p>
          </table:table-cell>
          <table:table-cell office:value-type="string">
            <text:p>COMMUNE</text:p>
          </table:table-cell>
          <table:table-cell table:formula="of:=[.$A$11]" office:value-type="string" office:string-value="Bourem">
            <text:p>Bourem</text:p>
          </table:table-cell>
          <table:table-cell/>
        </table:table-row>
        <table:table-row table:style-name="ro1">
          <table:table-cell office:value-type="string">
            <text:p><text:a xlink:href="http://www.csa-mali.org/plans/gao/Bourem/P_S_A_BOUREM_vf.pdf">Bourem</text:a></text:p>
          </table:table-cell>
          <table:table-cell table:formula="of:=LOWER([.D13])" office:value-type="string" office:string-value="commune">
            <text:p>commune</text:p>
          </table:table-cell>
          <table:table-cell table:formula="of:=IF([.E13]&lt;&gt;&quot;&quot;;REPLACE(T(FORMULA([.E13]));1;4;&quot;&quot;);&quot;&quot;)" office:value-type="string" office:string-value="11">
            <text:p>11</text:p>
          </table:table-cell>
          <table:table-cell office:value-type="string">
            <text:p>COMMUNE</text:p>
          </table:table-cell>
          <table:table-cell table:formula="of:=[.$A$11]" office:value-type="string" office:string-value="Bourem">
            <text:p>Bourem</text:p>
          </table:table-cell>
          <table:table-cell/>
        </table:table-row>
        <table:table-row table:style-name="ro1">
          <table:table-cell office:value-type="string">
            <text:p><text:a xlink:href="http://www.csa-mali.org/plans/gao/Bourem/P_S_A_TABOYE_vf.pdf">Taboye</text:a></text:p>
          </table:table-cell>
          <table:table-cell table:formula="of:=LOWER([.D14])" office:value-type="string" office:string-value="commune">
            <text:p>commune</text:p>
          </table:table-cell>
          <table:table-cell table:formula="of:=IF([.E14]&lt;&gt;&quot;&quot;;REPLACE(T(FORMULA([.E14]));1;4;&quot;&quot;);&quot;&quot;)" office:value-type="string" office:string-value="11">
            <text:p>11</text:p>
          </table:table-cell>
          <table:table-cell office:value-type="string">
            <text:p>COMMUNE</text:p>
          </table:table-cell>
          <table:table-cell table:formula="of:=[.$A$11]" office:value-type="string" office:string-value="Bourem">
            <text:p>Bourem</text:p>
          </table:table-cell>
          <table:table-cell/>
        </table:table-row>
        <table:table-row table:style-name="ro1">
          <table:table-cell office:value-type="string">
            <text:p><text:a xlink:href="http://www.csa-mali.org/plans/gao/Bourem/P_S_A_TARKINT_vf.pdf">Tarkint</text:a></text:p>
          </table:table-cell>
          <table:table-cell table:formula="of:=LOWER([.D15])" office:value-type="string" office:string-value="commune">
            <text:p>commune</text:p>
          </table:table-cell>
          <table:table-cell table:formula="of:=IF([.E15]&lt;&gt;&quot;&quot;;REPLACE(T(FORMULA([.E15]));1;4;&quot;&quot;);&quot;&quot;)" office:value-type="string" office:string-value="11">
            <text:p>11</text:p>
          </table:table-cell>
          <table:table-cell office:value-type="string">
            <text:p>COMMUNE</text:p>
          </table:table-cell>
          <table:table-cell table:formula="of:=[.$A$11]" office:value-type="string" office:string-value="Bourem">
            <text:p>Bourem</text:p>
          </table:table-cell>
          <table:table-cell/>
        </table:table-row>
        <table:table-row table:style-name="ro1">
          <table:table-cell office:value-type="string">
            <text:p><text:a xlink:href="http://www.csa-mali.org/plans/gao/Bourem/P_S_A_TEMERA_vf.pdf">Temera</text:a></text:p>
          </table:table-cell>
          <table:table-cell table:formula="of:=LOWER([.D16])" office:value-type="string" office:string-value="commune">
            <text:p>commune</text:p>
          </table:table-cell>
          <table:table-cell table:formula="of:=IF([.E16]&lt;&gt;&quot;&quot;;REPLACE(T(FORMULA([.E16]));1;4;&quot;&quot;);&quot;&quot;)" office:value-type="string" office:string-value="11">
            <text:p>11</text:p>
          </table:table-cell>
          <table:table-cell office:value-type="string">
            <text:p>COMMUNE</text:p>
          </table:table-cell>
          <table:table-cell table:formula="of:=[.$A$11]" office:value-type="string" office:string-value="Bourem">
            <text:p>Bourem</text:p>
          </table:table-cell>
          <table:table-cell/>
        </table:table-row>
        <table:table-row table:style-name="ro1">
          <table:table-cell office:value-type="string">
            <text:p><text:a xlink:href="http://www.csa-mali.org/plans/gao/Gao/P_S_A_Cercle_GAO_vfb.pdf">Gao</text:a></text:p>
          </table:table-cell>
          <table:table-cell table:formula="of:=LOWER([.D17])" office:value-type="string" office:string-value="cercle">
            <text:p>cercle</text:p>
          </table:table-cell>
          <table:table-cell table:formula="of:=IF([.E17]&lt;&gt;&quot;&quot;;REPLACE(T(FORMULA([.E17]));1;4;&quot;&quot;);&quot;&quot;)" office:value-type="string" office:string-value="2">
            <text:p>2</text:p>
          </table:table-cell>
          <table:table-cell office:value-type="string">
            <text:p>CERCLE</text:p>
          </table:table-cell>
          <table:table-cell table:formula="of:=[.$A$2]" office:value-type="string" office:string-value="Gao">
            <text:p>Gao</text:p>
          </table:table-cell>
          <table:table-cell/>
        </table:table-row>
        <table:table-row table:style-name="ro1">
          <table:table-cell office:value-type="string">
            <text:p><text:a xlink:href="http://www.csa-mali.org/plans/gao/Gao/P_S_A_Anchawadj_vf.pdf">Anchawadi</text:a></text:p>
          </table:table-cell>
          <table:table-cell table:formula="of:=LOWER([.D18])" office:value-type="string" office:string-value="commune">
            <text:p>commune</text:p>
          </table:table-cell>
          <table:table-cell table:formula="of:=IF([.E18]&lt;&gt;&quot;&quot;;REPLACE(T(FORMULA([.E18]));1;4;&quot;&quot;);&quot;&quot;)" office:value-type="string" office:string-value="17">
            <text:p>17</text:p>
          </table:table-cell>
          <table:table-cell office:value-type="string">
            <text:p>COMMUNE</text:p>
          </table:table-cell>
          <table:table-cell table:formula="of:=[.$A$17]" office:value-type="string" office:string-value="Gao">
            <text:p>Gao</text:p>
          </table:table-cell>
          <table:table-cell/>
        </table:table-row>
        <table:table-row table:style-name="ro1">
          <table:table-cell office:value-type="string">
            <text:p><text:a xlink:href="http://www.csa-mali.org/plans/gao/Gao/P_S_A_Gabero_vf.pdf">Gabero</text:a></text:p>
          </table:table-cell>
          <table:table-cell table:formula="of:=LOWER([.D19])" office:value-type="string" office:string-value="commune">
            <text:p>commune</text:p>
          </table:table-cell>
          <table:table-cell table:formula="of:=IF([.E19]&lt;&gt;&quot;&quot;;REPLACE(T(FORMULA([.E19]));1;4;&quot;&quot;);&quot;&quot;)" office:value-type="string" office:string-value="17">
            <text:p>17</text:p>
          </table:table-cell>
          <table:table-cell office:value-type="string">
            <text:p>COMMUNE</text:p>
          </table:table-cell>
          <table:table-cell table:formula="of:=[.$A$17]" office:value-type="string" office:string-value="Gao">
            <text:p>Gao</text:p>
          </table:table-cell>
          <table:table-cell/>
        </table:table-row>
        <table:table-row table:style-name="ro1">
          <table:table-cell office:value-type="string">
            <text:p><text:a xlink:href="http://www.csa-mali.org/plans/gao/Gao/P_S_A_Commune_Gao_vf.pdf">Gao</text:a></text:p>
          </table:table-cell>
          <table:table-cell table:formula="of:=LOWER([.D20])" office:value-type="string" office:string-value="commune">
            <text:p>commune</text:p>
          </table:table-cell>
          <table:table-cell table:formula="of:=IF([.E20]&lt;&gt;&quot;&quot;;REPLACE(T(FORMULA([.E20]));1;4;&quot;&quot;);&quot;&quot;)" office:value-type="string" office:string-value="17">
            <text:p>17</text:p>
          </table:table-cell>
          <table:table-cell office:value-type="string">
            <text:p>COMMUNE</text:p>
          </table:table-cell>
          <table:table-cell table:formula="of:=[.$A$17]" office:value-type="string" office:string-value="Gao">
            <text:p>Gao</text:p>
          </table:table-cell>
          <table:table-cell/>
        </table:table-row>
        <table:table-row table:style-name="ro1">
          <table:table-cell office:value-type="string">
            <text:p><text:a xlink:href="http://www.csa-mali.org/plans/gao/Gao/P_S_A_Gounzoureye_vf.pdf">Gounzoureye</text:a></text:p>
          </table:table-cell>
          <table:table-cell table:formula="of:=LOWER([.D21])" office:value-type="string" office:string-value="commune">
            <text:p>commune</text:p>
          </table:table-cell>
          <table:table-cell table:formula="of:=IF([.E21]&lt;&gt;&quot;&quot;;REPLACE(T(FORMULA([.E21]));1;4;&quot;&quot;);&quot;&quot;)" office:value-type="string" office:string-value="17">
            <text:p>17</text:p>
          </table:table-cell>
          <table:table-cell office:value-type="string">
            <text:p>COMMUNE</text:p>
          </table:table-cell>
          <table:table-cell table:formula="of:=[.$A$17]" office:value-type="string" office:string-value="Gao">
            <text:p>Gao</text:p>
          </table:table-cell>
          <table:table-cell/>
        </table:table-row>
        <table:table-row table:style-name="ro1">
          <table:table-cell office:value-type="string">
            <text:p><text:a xlink:href="http://www.csa-mali.org/plans/gao/Gao/P_S_A_Ntillit_vf.pdf">N'tillit</text:a></text:p>
          </table:table-cell>
          <table:table-cell table:formula="of:=LOWER([.D22])" office:value-type="string" office:string-value="commune">
            <text:p>commune</text:p>
          </table:table-cell>
          <table:table-cell table:formula="of:=IF([.E22]&lt;&gt;&quot;&quot;;REPLACE(T(FORMULA([.E22]));1;4;&quot;&quot;);&quot;&quot;)" office:value-type="string" office:string-value="17">
            <text:p>17</text:p>
          </table:table-cell>
          <table:table-cell office:value-type="string">
            <text:p>COMMUNE</text:p>
          </table:table-cell>
          <table:table-cell table:formula="of:=[.$A$17]" office:value-type="string" office:string-value="Gao">
            <text:p>Gao</text:p>
          </table:table-cell>
          <table:table-cell/>
        </table:table-row>
        <table:table-row table:style-name="ro1">
          <table:table-cell office:value-type="string">
            <text:p><text:a xlink:href="http://www.csa-mali.org/plans/gao/Gao/P_S_A_Soni_vf.pdf">Sony Aliber</text:a></text:p>
          </table:table-cell>
          <table:table-cell table:formula="of:=LOWER([.D23])" office:value-type="string" office:string-value="commune">
            <text:p>commune</text:p>
          </table:table-cell>
          <table:table-cell table:formula="of:=IF([.E23]&lt;&gt;&quot;&quot;;REPLACE(T(FORMULA([.E23]));1;4;&quot;&quot;);&quot;&quot;)" office:value-type="string" office:string-value="17">
            <text:p>17</text:p>
          </table:table-cell>
          <table:table-cell office:value-type="string">
            <text:p>COMMUNE</text:p>
          </table:table-cell>
          <table:table-cell table:formula="of:=[.$A$17]" office:value-type="string" office:string-value="Gao">
            <text:p>Gao</text:p>
          </table:table-cell>
          <table:table-cell/>
        </table:table-row>
        <table:table-row table:style-name="ro1">
          <table:table-cell office:value-type="string">
            <text:p><text:a xlink:href="http://www.csa-mali.org/plans/gao/Gao/P_S_A_Tilemsi_vf.pdf">Tilemsi</text:a></text:p>
          </table:table-cell>
          <table:table-cell table:formula="of:=LOWER([.D24])" office:value-type="string" office:string-value="commune">
            <text:p>commune</text:p>
          </table:table-cell>
          <table:table-cell table:formula="of:=IF([.E24]&lt;&gt;&quot;&quot;;REPLACE(T(FORMULA([.E24]));1;4;&quot;&quot;);&quot;&quot;)" office:value-type="string" office:string-value="17">
            <text:p>17</text:p>
          </table:table-cell>
          <table:table-cell office:value-type="string">
            <text:p>COMMUNE</text:p>
          </table:table-cell>
          <table:table-cell table:formula="of:=[.$A$17]" office:value-type="string" office:string-value="Gao">
            <text:p>Gao</text:p>
          </table:table-cell>
          <table:table-cell/>
        </table:table-row>
        <table:table-row table:style-name="ro1">
          <table:table-cell office:value-type="string">
            <text:p><text:a xlink:href="http://www.csa-mali.org/plans/gao/Menaka/P_S_A_Cercle_MENAKA_vf.pdf">Ménaka</text:a></text:p>
          </table:table-cell>
          <table:table-cell table:formula="of:=LOWER([.D25])" office:value-type="string" office:string-value="cercle">
            <text:p>cercle</text:p>
          </table:table-cell>
          <table:table-cell table:formula="of:=IF([.E25]&lt;&gt;&quot;&quot;;REPLACE(T(FORMULA([.E25]));1;4;&quot;&quot;);&quot;&quot;)">
            <text:p/>
          </table:table-cell>
          <table:table-cell office:value-type="string">
            <text:p>CERCLE</text:p>
          </table:table-cell>
          <table:table-cell table:formula="of:=[.A2]" office:value-type="string" office:string-value="Gao">
            <text:p>Gao</text:p>
          </table:table-cell>
          <table:table-cell/>
        </table:table-row>
        <table:table-row table:style-name="ro1">
          <table:table-cell office:value-type="string">
            <text:p><text:a xlink:href="http://www.csa-mali.org/plans/gao/Menaka/P_S_A_Alata_vf.pdf">Alata</text:a></text:p>
          </table:table-cell>
          <table:table-cell table:formula="of:=LOWER([.D26])" office:value-type="string" office:string-value="commune">
            <text:p>commune</text:p>
          </table:table-cell>
          <table:table-cell table:formula="of:=IF([.E26]&lt;&gt;&quot;&quot;;REPLACE(T(FORMULA([.E26]));1;4;&quot;&quot;);&quot;&quot;)" office:value-type="string" office:string-value="25">
            <text:p>25</text:p>
          </table:table-cell>
          <table:table-cell office:value-type="string">
            <text:p>COMMUNE</text:p>
          </table:table-cell>
          <table:table-cell table:formula="of:=[.$A$25]" office:value-type="string" office:string-value="Ménaka">
            <text:p>Ménaka</text:p>
          </table:table-cell>
          <table:table-cell/>
        </table:table-row>
        <table:table-row table:style-name="ro1">
          <table:table-cell office:value-type="string">
            <text:p><text:a xlink:href="http://www.csa-mali.org/plans/gao/Menaka/P_S_A_Alata_vf.pdf">Alata</text:a><text:a xlink:href="http://www.csa-mali.org/plans/gao/Menaka/P_S_A_Anderamboukane_vf.pdf">Anderamboukane</text:a></text:p>
          </table:table-cell>
          <table:table-cell table:formula="of:=LOWER([.D27])" office:value-type="string" office:string-value="commune">
            <text:p>commune</text:p>
          </table:table-cell>
          <table:table-cell table:formula="of:=IF([.E27]&lt;&gt;&quot;&quot;;REPLACE(T(FORMULA([.E27]));1;4;&quot;&quot;);&quot;&quot;)" office:value-type="string" office:string-value="25">
            <text:p>25</text:p>
          </table:table-cell>
          <table:table-cell office:value-type="string">
            <text:p>COMMUNE</text:p>
          </table:table-cell>
          <table:table-cell table:formula="of:=[.$A$25]" office:value-type="string" office:string-value="Ménaka">
            <text:p>Ménaka</text:p>
          </table:table-cell>
          <table:table-cell/>
        </table:table-row>
        <table:table-row table:style-name="ro1">
          <table:table-cell office:value-type="string">
            <text:p><text:a xlink:href="http://www.csa-mali.org/plans/gao/Menaka/P_S_A_Inekar_vf.pdf">Inekar</text:a></text:p>
          </table:table-cell>
          <table:table-cell table:formula="of:=LOWER([.D28])" office:value-type="string" office:string-value="commune">
            <text:p>commune</text:p>
          </table:table-cell>
          <table:table-cell table:formula="of:=IF([.E28]&lt;&gt;&quot;&quot;;REPLACE(T(FORMULA([.E28]));1;4;&quot;&quot;);&quot;&quot;)" office:value-type="string" office:string-value="25">
            <text:p>25</text:p>
          </table:table-cell>
          <table:table-cell office:value-type="string">
            <text:p>COMMUNE</text:p>
          </table:table-cell>
          <table:table-cell table:formula="of:=[.$A$25]" office:value-type="string" office:string-value="Ménaka">
            <text:p>Ménaka</text:p>
          </table:table-cell>
          <table:table-cell/>
        </table:table-row>
        <table:table-row table:style-name="ro1">
          <table:table-cell office:value-type="string">
            <text:p><text:a xlink:href="http://www.csa-mali.org/plans/gao/Menaka/P_S_A_Menaka_vf.pdf">Menaka</text:a></text:p>
          </table:table-cell>
          <table:table-cell table:formula="of:=LOWER([.D29])" office:value-type="string" office:string-value="commune">
            <text:p>commune</text:p>
          </table:table-cell>
          <table:table-cell table:formula="of:=IF([.E29]&lt;&gt;&quot;&quot;;REPLACE(T(FORMULA([.E29]));1;4;&quot;&quot;);&quot;&quot;)" office:value-type="string" office:string-value="25">
            <text:p>25</text:p>
          </table:table-cell>
          <table:table-cell office:value-type="string">
            <text:p>COMMUNE</text:p>
          </table:table-cell>
          <table:table-cell table:formula="of:=[.$A$25]" office:value-type="string" office:string-value="Ménaka">
            <text:p>Ménaka</text:p>
          </table:table-cell>
          <table:table-cell/>
        </table:table-row>
        <table:table-row table:style-name="ro1">
          <table:table-cell office:value-type="string">
            <text:p><text:a xlink:href="http://www.csa-mali.org/plans/gao/Menaka/P_S_A_Tidermene_vf.pdf">Tidermene</text:a></text:p>
          </table:table-cell>
          <table:table-cell table:formula="of:=LOWER([.D30])" office:value-type="string" office:string-value="commune">
            <text:p>commune</text:p>
          </table:table-cell>
          <table:table-cell table:formula="of:=IF([.E30]&lt;&gt;&quot;&quot;;REPLACE(T(FORMULA([.E30]));1;4;&quot;&quot;);&quot;&quot;)" office:value-type="string" office:string-value="25">
            <text:p>25</text:p>
          </table:table-cell>
          <table:table-cell office:value-type="string">
            <text:p>COMMUNE</text:p>
          </table:table-cell>
          <table:table-cell table:formula="of:=[.$A$25]" office:value-type="string" office:string-value="Ménaka">
            <text:p>Ménak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_S_A_Synregion_kayes.pdf">Kayes</text:a></text:p>
          </table:table-cell>
          <table:table-cell table:formula="of:=LOWER([.D31])" office:value-type="string" office:string-value="region">
            <text:p>region</text:p>
          </table:table-cell>
          <table:table-cell table:formula="of:=IF([.E31]&lt;&gt;&quot;&quot;;REPLACE(T(FORMULA([.E31]));1;4;&quot;&quot;);&quot;&quot;)" office:value-type="string" office:string-value="1">
            <text:p>1</text:p>
          </table:table-cell>
          <table:table-cell office:value-type="string">
            <text:p>REGION</text:p>
          </table:table-cell>
          <table:table-cell table:formula="of:=[.$A$1]" office:value-type="string" office:string-value="Mali">
            <text:p>Mali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bafoulabe/P_S_A_syntcercle_bafoulabe.pdf">Bafoulabé</text:a></text:p>
          </table:table-cell>
          <table:table-cell table:formula="of:=LOWER([.D32])" office:value-type="string" office:string-value="cercle">
            <text:p>cercle</text:p>
          </table:table-cell>
          <table:table-cell table:formula="of:=IF([.E32]&lt;&gt;&quot;&quot;;REPLACE(T(FORMULA([.E32]));1;4;&quot;&quot;);&quot;&quot;)" office:value-type="string" office:string-value="31">
            <text:p>31</text:p>
          </table:table-cell>
          <table:table-cell office:value-type="string">
            <text:p>CERCLE</text:p>
          </table:table-cell>
          <table:table-cell table:formula="of:=[.$A$3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bafoulabe/psa_bafoulabe.pdf">Bafoulabé</text:a></text:p>
          </table:table-cell>
          <table:table-cell table:formula="of:=LOWER([.D33])" office:value-type="string" office:string-value="commune">
            <text:p>commune</text:p>
          </table:table-cell>
          <table:table-cell table:formula="of:=IF([.E33]&lt;&gt;&quot;&quot;;REPLACE(T(FORMULA([.E33]));1;4;&quot;&quot;);&quot;&quot;)" office:value-type="string" office:string-value="32">
            <text:p>32</text:p>
          </table:table-cell>
          <table:table-cell office:value-type="string">
            <text:p>COMMUNE</text:p>
          </table:table-cell>
          <table:table-cell table:formula="of:=[.$A$32]" office:value-type="string" office:string-value="Bafoulabé">
            <text:p>Bafoulabé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bafoulabe/psa_bamafele.pdf">Bamafelé</text:a></text:p>
          </table:table-cell>
          <table:table-cell table:formula="of:=LOWER([.D34])" office:value-type="string" office:string-value="commune">
            <text:p>commune</text:p>
          </table:table-cell>
          <table:table-cell table:formula="of:=IF([.E34]&lt;&gt;&quot;&quot;;REPLACE(T(FORMULA([.E34]));1;4;&quot;&quot;);&quot;&quot;)" office:value-type="string" office:string-value="32">
            <text:p>32</text:p>
          </table:table-cell>
          <table:table-cell office:value-type="string">
            <text:p>COMMUNE</text:p>
          </table:table-cell>
          <table:table-cell table:formula="of:=[.$A$32]" office:value-type="string" office:string-value="Bafoulabé">
            <text:p>Bafoulabé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bafoulabe/psa_diakon.pdf">Diakon</text:a></text:p>
          </table:table-cell>
          <table:table-cell table:formula="of:=LOWER([.D35])" office:value-type="string" office:string-value="commune">
            <text:p>commune</text:p>
          </table:table-cell>
          <table:table-cell table:formula="of:=IF([.E35]&lt;&gt;&quot;&quot;;REPLACE(T(FORMULA([.E35]));1;4;&quot;&quot;);&quot;&quot;)" office:value-type="string" office:string-value="32">
            <text:p>32</text:p>
          </table:table-cell>
          <table:table-cell office:value-type="string">
            <text:p>COMMUNE</text:p>
          </table:table-cell>
          <table:table-cell table:formula="of:=[.$A$32]" office:value-type="string" office:string-value="Bafoulabé">
            <text:p>Bafoulabé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bafoulabe/psa_diallan.pdf">Diallan</text:a></text:p>
          </table:table-cell>
          <table:table-cell table:formula="of:=LOWER([.D36])" office:value-type="string" office:string-value="commune">
            <text:p>commune</text:p>
          </table:table-cell>
          <table:table-cell table:formula="of:=IF([.E36]&lt;&gt;&quot;&quot;;REPLACE(T(FORMULA([.E36]));1;4;&quot;&quot;);&quot;&quot;)" office:value-type="string" office:string-value="32">
            <text:p>32</text:p>
          </table:table-cell>
          <table:table-cell office:value-type="string">
            <text:p>COMMUNE</text:p>
          </table:table-cell>
          <table:table-cell table:formula="of:=[.$A$32]" office:value-type="string" office:string-value="Bafoulabé">
            <text:p>Bafoulabé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bafoulabe/psa_diokeli.pdf">Diokele</text:a></text:p>
          </table:table-cell>
          <table:table-cell table:formula="of:=LOWER([.D37])" office:value-type="string" office:string-value="commune">
            <text:p>commune</text:p>
          </table:table-cell>
          <table:table-cell table:formula="of:=IF([.E37]&lt;&gt;&quot;&quot;;REPLACE(T(FORMULA([.E37]));1;4;&quot;&quot;);&quot;&quot;)" office:value-type="string" office:string-value="32">
            <text:p>32</text:p>
          </table:table-cell>
          <table:table-cell office:value-type="string">
            <text:p>COMMUNE</text:p>
          </table:table-cell>
          <table:table-cell table:formula="of:=[.$A$32]" office:value-type="string" office:string-value="Bafoulabé">
            <text:p>Bafoulabé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bafoulabe/psa_kontela.pdf">Kontela</text:a></text:p>
          </table:table-cell>
          <table:table-cell table:formula="of:=LOWER([.D38])" office:value-type="string" office:string-value="commune">
            <text:p>commune</text:p>
          </table:table-cell>
          <table:table-cell table:formula="of:=IF([.E38]&lt;&gt;&quot;&quot;;REPLACE(T(FORMULA([.E38]));1;4;&quot;&quot;);&quot;&quot;)" office:value-type="string" office:string-value="32">
            <text:p>32</text:p>
          </table:table-cell>
          <table:table-cell office:value-type="string">
            <text:p>COMMUNE</text:p>
          </table:table-cell>
          <table:table-cell table:formula="of:=[.$A$32]" office:value-type="string" office:string-value="Bafoulabé">
            <text:p>Bafoulabé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bafoulabe/psa_mahina.pdf">Mahina</text:a></text:p>
          </table:table-cell>
          <table:table-cell table:formula="of:=LOWER([.D39])" office:value-type="string" office:string-value="commune">
            <text:p>commune</text:p>
          </table:table-cell>
          <table:table-cell table:formula="of:=IF([.E39]&lt;&gt;&quot;&quot;;REPLACE(T(FORMULA([.E39]));1;4;&quot;&quot;);&quot;&quot;)" office:value-type="string" office:string-value="32">
            <text:p>32</text:p>
          </table:table-cell>
          <table:table-cell office:value-type="string">
            <text:p>COMMUNE</text:p>
          </table:table-cell>
          <table:table-cell table:formula="of:=[.$A$32]" office:value-type="string" office:string-value="Bafoulabé">
            <text:p>Bafoulabé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bafoulabe/psa_niambia.pdf">Niambia</text:a></text:p>
          </table:table-cell>
          <table:table-cell table:formula="of:=LOWER([.D40])" office:value-type="string" office:string-value="commune">
            <text:p>commune</text:p>
          </table:table-cell>
          <table:table-cell table:formula="of:=IF([.E40]&lt;&gt;&quot;&quot;;REPLACE(T(FORMULA([.E40]));1;4;&quot;&quot;);&quot;&quot;)" office:value-type="string" office:string-value="32">
            <text:p>32</text:p>
          </table:table-cell>
          <table:table-cell office:value-type="string">
            <text:p>COMMUNE</text:p>
          </table:table-cell>
          <table:table-cell table:formula="of:=[.$A$32]" office:value-type="string" office:string-value="Bafoulabé">
            <text:p>Bafoulabé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bafoulabe/P_S_A_Koundian.pdf">Koundian</text:a></text:p>
          </table:table-cell>
          <table:table-cell table:formula="of:=LOWER([.D41])" office:value-type="string" office:string-value="commune">
            <text:p>commune</text:p>
          </table:table-cell>
          <table:table-cell table:formula="of:=IF([.E41]&lt;&gt;&quot;&quot;;REPLACE(T(FORMULA([.E41]));1;4;&quot;&quot;);&quot;&quot;)" office:value-type="string" office:string-value="32">
            <text:p>32</text:p>
          </table:table-cell>
          <table:table-cell office:value-type="string">
            <text:p>COMMUNE</text:p>
          </table:table-cell>
          <table:table-cell table:formula="of:=[.$A$32]" office:value-type="string" office:string-value="Bafoulabé">
            <text:p>Bafoulabé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bafoulabe/P_S_A_Oualian.pdf">Oualia</text:a></text:p>
          </table:table-cell>
          <table:table-cell table:formula="of:=LOWER([.D42])" office:value-type="string" office:string-value="commune">
            <text:p>commune</text:p>
          </table:table-cell>
          <table:table-cell table:formula="of:=IF([.E42]&lt;&gt;&quot;&quot;;REPLACE(T(FORMULA([.E42]));1;4;&quot;&quot;);&quot;&quot;)" office:value-type="string" office:string-value="32">
            <text:p>32</text:p>
          </table:table-cell>
          <table:table-cell office:value-type="string">
            <text:p>COMMUNE</text:p>
          </table:table-cell>
          <table:table-cell table:formula="of:=[.$A$32]" office:value-type="string" office:string-value="Bafoulabé">
            <text:p>Bafoulabé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bafoulabe/psa_sidibela.pdf">Sidibela</text:a></text:p>
          </table:table-cell>
          <table:table-cell table:formula="of:=LOWER([.D43])" office:value-type="string" office:string-value="commune">
            <text:p>commune</text:p>
          </table:table-cell>
          <table:table-cell table:formula="of:=IF([.E43]&lt;&gt;&quot;&quot;;REPLACE(T(FORMULA([.E43]));1;4;&quot;&quot;);&quot;&quot;)" office:value-type="string" office:string-value="32">
            <text:p>32</text:p>
          </table:table-cell>
          <table:table-cell office:value-type="string">
            <text:p>COMMUNE</text:p>
          </table:table-cell>
          <table:table-cell table:formula="of:=[.$A$32]" office:value-type="string" office:string-value="Bafoulabé">
            <text:p>Bafoulabé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bafoulabe/psa_tomora.pdf">Tomora</text:a></text:p>
          </table:table-cell>
          <table:table-cell table:formula="of:=LOWER([.D44])" office:value-type="string" office:string-value="commune">
            <text:p>commune</text:p>
          </table:table-cell>
          <table:table-cell table:formula="of:=IF([.E44]&lt;&gt;&quot;&quot;;REPLACE(T(FORMULA([.E44]));1;4;&quot;&quot;);&quot;&quot;)" office:value-type="string" office:string-value="32">
            <text:p>32</text:p>
          </table:table-cell>
          <table:table-cell office:value-type="string">
            <text:p>COMMUNE</text:p>
          </table:table-cell>
          <table:table-cell table:formula="of:=[.$A$32]" office:value-type="string" office:string-value="Bafoulabé">
            <text:p>Bafoulabé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diema/psa_synthese_cercle_diema.pdf">Diema</text:a></text:p>
          </table:table-cell>
          <table:table-cell table:formula="of:=LOWER([.D45])" office:value-type="string" office:string-value="cercle">
            <text:p>cercle</text:p>
          </table:table-cell>
          <table:table-cell table:formula="of:=IF([.E45]&lt;&gt;&quot;&quot;;REPLACE(T(FORMULA([.E45]));1;4;&quot;&quot;);&quot;&quot;)" office:value-type="string" office:string-value="31">
            <text:p>31</text:p>
          </table:table-cell>
          <table:table-cell office:value-type="string">
            <text:p>CERCLE</text:p>
          </table:table-cell>
          <table:table-cell table:formula="of:=[.$A$3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diema/psa_bema.pdf">Bema</text:a></text:p>
          </table:table-cell>
          <table:table-cell table:formula="of:=LOWER([.D46])" office:value-type="string" office:string-value="commune">
            <text:p>commune</text:p>
          </table:table-cell>
          <table:table-cell table:formula="of:=IF([.E46]&lt;&gt;&quot;&quot;;REPLACE(T(FORMULA([.E46]));1;4;&quot;&quot;);&quot;&quot;)" office:value-type="string" office:string-value="45">
            <text:p>45</text:p>
          </table:table-cell>
          <table:table-cell office:value-type="string">
            <text:p>COMMUNE</text:p>
          </table:table-cell>
          <table:table-cell table:formula="of:=[.$A$45]" office:value-type="string" office:string-value="Diema">
            <text:p>Diem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diema/psa_diangounte_camara.pdf">Diangounté Camara</text:a></text:p>
          </table:table-cell>
          <table:table-cell table:formula="of:=LOWER([.D47])" office:value-type="string" office:string-value="commune">
            <text:p>commune</text:p>
          </table:table-cell>
          <table:table-cell table:formula="of:=IF([.E47]&lt;&gt;&quot;&quot;;REPLACE(T(FORMULA([.E47]));1;4;&quot;&quot;);&quot;&quot;)" office:value-type="string" office:string-value="45">
            <text:p>45</text:p>
          </table:table-cell>
          <table:table-cell office:value-type="string">
            <text:p>COMMUNE</text:p>
          </table:table-cell>
          <table:table-cell table:formula="of:=[.$A$45]" office:value-type="string" office:string-value="Diema">
            <text:p>Diem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diema/psa_dianguirde.pdf">Dianguirdé</text:a></text:p>
          </table:table-cell>
          <table:table-cell table:formula="of:=LOWER([.D48])" office:value-type="string" office:string-value="commune">
            <text:p>commune</text:p>
          </table:table-cell>
          <table:table-cell table:formula="of:=IF([.E48]&lt;&gt;&quot;&quot;;REPLACE(T(FORMULA([.E48]));1;4;&quot;&quot;);&quot;&quot;)" office:value-type="string" office:string-value="45">
            <text:p>45</text:p>
          </table:table-cell>
          <table:table-cell office:value-type="string">
            <text:p>COMMUNE</text:p>
          </table:table-cell>
          <table:table-cell table:formula="of:=[.$A$45]" office:value-type="string" office:string-value="Diema">
            <text:p>Diem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diema/psa_diema.pdf">Diema</text:a></text:p>
          </table:table-cell>
          <table:table-cell table:formula="of:=LOWER([.D49])" office:value-type="string" office:string-value="commune">
            <text:p>commune</text:p>
          </table:table-cell>
          <table:table-cell table:formula="of:=IF([.E49]&lt;&gt;&quot;&quot;;REPLACE(T(FORMULA([.E49]));1;4;&quot;&quot;);&quot;&quot;)" office:value-type="string" office:string-value="45">
            <text:p>45</text:p>
          </table:table-cell>
          <table:table-cell office:value-type="string">
            <text:p>COMMUNE</text:p>
          </table:table-cell>
          <table:table-cell table:formula="of:=[.$A$45]" office:value-type="string" office:string-value="Diema">
            <text:p>Diem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diema/psa_dieura.pdf">Dieoura</text:a></text:p>
          </table:table-cell>
          <table:table-cell table:formula="of:=LOWER([.D50])" office:value-type="string" office:string-value="commune">
            <text:p>commune</text:p>
          </table:table-cell>
          <table:table-cell table:formula="of:=IF([.E50]&lt;&gt;&quot;&quot;;REPLACE(T(FORMULA([.E50]));1;4;&quot;&quot;);&quot;&quot;)" office:value-type="string" office:string-value="45">
            <text:p>45</text:p>
          </table:table-cell>
          <table:table-cell office:value-type="string">
            <text:p>COMMUNE</text:p>
          </table:table-cell>
          <table:table-cell table:formula="of:=[.$A$45]" office:value-type="string" office:string-value="Diema">
            <text:p>Diem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diema/psa_dioumara.pdf">Dioumara</text:a></text:p>
          </table:table-cell>
          <table:table-cell table:formula="of:=LOWER([.D51])" office:value-type="string" office:string-value="commune">
            <text:p>commune</text:p>
          </table:table-cell>
          <table:table-cell table:formula="of:=IF([.E51]&lt;&gt;&quot;&quot;;REPLACE(T(FORMULA([.E51]));1;4;&quot;&quot;);&quot;&quot;)" office:value-type="string" office:string-value="45">
            <text:p>45</text:p>
          </table:table-cell>
          <table:table-cell office:value-type="string">
            <text:p>COMMUNE</text:p>
          </table:table-cell>
          <table:table-cell table:formula="of:=[.$A$45]" office:value-type="string" office:string-value="Diema">
            <text:p>Diem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diema/psa_fassoudebe.pdf">Fassou Debe</text:a></text:p>
          </table:table-cell>
          <table:table-cell table:formula="of:=LOWER([.D52])" office:value-type="string" office:string-value="commune">
            <text:p>commune</text:p>
          </table:table-cell>
          <table:table-cell table:formula="of:=IF([.E52]&lt;&gt;&quot;&quot;;REPLACE(T(FORMULA([.E52]));1;4;&quot;&quot;);&quot;&quot;)" office:value-type="string" office:string-value="45">
            <text:p>45</text:p>
          </table:table-cell>
          <table:table-cell office:value-type="string">
            <text:p>COMMUNE</text:p>
          </table:table-cell>
          <table:table-cell table:formula="of:=[.$A$45]" office:value-type="string" office:string-value="Diema">
            <text:p>Diem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diema/psa_fatao.pdf">Fatao</text:a></text:p>
          </table:table-cell>
          <table:table-cell table:formula="of:=LOWER([.D53])" office:value-type="string" office:string-value="commune">
            <text:p>commune</text:p>
          </table:table-cell>
          <table:table-cell table:formula="of:=IF([.E53]&lt;&gt;&quot;&quot;;REPLACE(T(FORMULA([.E53]));1;4;&quot;&quot;);&quot;&quot;)" office:value-type="string" office:string-value="45">
            <text:p>45</text:p>
          </table:table-cell>
          <table:table-cell office:value-type="string">
            <text:p>COMMUNE</text:p>
          </table:table-cell>
          <table:table-cell table:formula="of:=[.$A$45]" office:value-type="string" office:string-value="Diema">
            <text:p>Diem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diema/psa_gomitradougou.pdf">Gomitradougou</text:a></text:p>
          </table:table-cell>
          <table:table-cell table:formula="of:=LOWER([.D54])" office:value-type="string" office:string-value="commune">
            <text:p>commune</text:p>
          </table:table-cell>
          <table:table-cell table:formula="of:=IF([.E54]&lt;&gt;&quot;&quot;;REPLACE(T(FORMULA([.E54]));1;4;&quot;&quot;);&quot;&quot;)" office:value-type="string" office:string-value="45">
            <text:p>45</text:p>
          </table:table-cell>
          <table:table-cell office:value-type="string">
            <text:p>COMMUNE</text:p>
          </table:table-cell>
          <table:table-cell table:formula="of:=[.$A$45]" office:value-type="string" office:string-value="Diema">
            <text:p>Diem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diema/psa_groumera.pdf">Groumera</text:a></text:p>
          </table:table-cell>
          <table:table-cell table:formula="of:=LOWER([.D55])" office:value-type="string" office:string-value="commune">
            <text:p>commune</text:p>
          </table:table-cell>
          <table:table-cell table:formula="of:=IF([.E55]&lt;&gt;&quot;&quot;;REPLACE(T(FORMULA([.E55]));1;4;&quot;&quot;);&quot;&quot;)" office:value-type="string" office:string-value="45">
            <text:p>45</text:p>
          </table:table-cell>
          <table:table-cell office:value-type="string">
            <text:p>COMMUNE</text:p>
          </table:table-cell>
          <table:table-cell table:formula="of:=[.$A$45]" office:value-type="string" office:string-value="Diema">
            <text:p>Diem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diema/psa_guedebine.pdf">Guedebine</text:a></text:p>
          </table:table-cell>
          <table:table-cell table:formula="of:=LOWER([.D56])" office:value-type="string" office:string-value="commune">
            <text:p>commune</text:p>
          </table:table-cell>
          <table:table-cell table:formula="of:=IF([.E56]&lt;&gt;&quot;&quot;;REPLACE(T(FORMULA([.E56]));1;4;&quot;&quot;);&quot;&quot;)" office:value-type="string" office:string-value="45">
            <text:p>45</text:p>
          </table:table-cell>
          <table:table-cell office:value-type="string">
            <text:p>COMMUNE</text:p>
          </table:table-cell>
          <table:table-cell table:formula="of:=[.$A$45]" office:value-type="string" office:string-value="Diema">
            <text:p>Diem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diema/psa_lakamane.pdf">Lakamane</text:a></text:p>
          </table:table-cell>
          <table:table-cell table:formula="of:=LOWER([.D57])" office:value-type="string" office:string-value="commune">
            <text:p>commune</text:p>
          </table:table-cell>
          <table:table-cell table:formula="of:=IF([.E57]&lt;&gt;&quot;&quot;;REPLACE(T(FORMULA([.E57]));1;4;&quot;&quot;);&quot;&quot;)" office:value-type="string" office:string-value="45">
            <text:p>45</text:p>
          </table:table-cell>
          <table:table-cell office:value-type="string">
            <text:p>COMMUNE</text:p>
          </table:table-cell>
          <table:table-cell table:formula="of:=[.$A$45]" office:value-type="string" office:string-value="Diema">
            <text:p>Diem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diema/psa_lambidou.pdf">Lambidou</text:a></text:p>
          </table:table-cell>
          <table:table-cell table:formula="of:=LOWER([.D58])" office:value-type="string" office:string-value="commune">
            <text:p>commune</text:p>
          </table:table-cell>
          <table:table-cell table:formula="of:=IF([.E58]&lt;&gt;&quot;&quot;;REPLACE(T(FORMULA([.E58]));1;4;&quot;&quot;);&quot;&quot;)" office:value-type="string" office:string-value="45">
            <text:p>45</text:p>
          </table:table-cell>
          <table:table-cell office:value-type="string">
            <text:p>COMMUNE</text:p>
          </table:table-cell>
          <table:table-cell table:formula="of:=[.$A$45]" office:value-type="string" office:string-value="Diema">
            <text:p>Diem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diema/psa_madiga-sacko.pdf">Madiga Sacko</text:a></text:p>
          </table:table-cell>
          <table:table-cell table:formula="of:=LOWER([.D59])" office:value-type="string" office:string-value="commune">
            <text:p>commune</text:p>
          </table:table-cell>
          <table:table-cell table:formula="of:=IF([.E59]&lt;&gt;&quot;&quot;;REPLACE(T(FORMULA([.E59]));1;4;&quot;&quot;);&quot;&quot;)" office:value-type="string" office:string-value="45">
            <text:p>45</text:p>
          </table:table-cell>
          <table:table-cell office:value-type="string">
            <text:p>COMMUNE</text:p>
          </table:table-cell>
          <table:table-cell table:formula="of:=[.$A$45]" office:value-type="string" office:string-value="Diema">
            <text:p>Diem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diema/psa_sansankide.pdf">Sansankide</text:a></text:p>
          </table:table-cell>
          <table:table-cell table:formula="of:=LOWER([.D60])" office:value-type="string" office:string-value="commune">
            <text:p>commune</text:p>
          </table:table-cell>
          <table:table-cell table:formula="of:=IF([.E60]&lt;&gt;&quot;&quot;;REPLACE(T(FORMULA([.E60]));1;4;&quot;&quot;);&quot;&quot;)" office:value-type="string" office:string-value="45">
            <text:p>45</text:p>
          </table:table-cell>
          <table:table-cell office:value-type="string">
            <text:p>COMMUNE</text:p>
          </table:table-cell>
          <table:table-cell table:formula="of:=[.$A$45]" office:value-type="string" office:string-value="Diema">
            <text:p>Diem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cercle_kayes.pdf">Kayes</text:a></text:p>
          </table:table-cell>
          <table:table-cell table:formula="of:=LOWER([.D61])" office:value-type="string" office:string-value="cercle">
            <text:p>cercle</text:p>
          </table:table-cell>
          <table:table-cell table:formula="of:=IF([.E61]&lt;&gt;&quot;&quot;;REPLACE(T(FORMULA([.E61]));1;4;&quot;&quot;);&quot;&quot;)" office:value-type="string" office:string-value="31">
            <text:p>31</text:p>
          </table:table-cell>
          <table:table-cell office:value-type="string">
            <text:p>CERCLE</text:p>
          </table:table-cell>
          <table:table-cell table:formula="of:=[.$A$3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bangassi.pdf">Bangassi</text:a></text:p>
          </table:table-cell>
          <table:table-cell table:formula="of:=LOWER([.D62])" office:value-type="string" office:string-value="commune">
            <text:p>commune</text:p>
          </table:table-cell>
          <table:table-cell table:formula="of:=IF([.E62]&lt;&gt;&quot;&quot;;REPLACE(T(FORMULA([.E62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diamou.pdf">Diamou</text:a></text:p>
          </table:table-cell>
          <table:table-cell table:formula="of:=LOWER([.D63])" office:value-type="string" office:string-value="commune">
            <text:p>commune</text:p>
          </table:table-cell>
          <table:table-cell table:formula="of:=IF([.E63]&lt;&gt;&quot;&quot;;REPLACE(T(FORMULA([.E63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_S_A_Djelebou.pdf">Djélébou</text:a></text:p>
          </table:table-cell>
          <table:table-cell table:formula="of:=LOWER([.D64])" office:value-type="string" office:string-value="commune">
            <text:p>commune</text:p>
          </table:table-cell>
          <table:table-cell table:formula="of:=IF([.E64]&lt;&gt;&quot;&quot;;REPLACE(T(FORMULA([.E64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faleme.pdf">Falémé</text:a></text:p>
          </table:table-cell>
          <table:table-cell table:formula="of:=LOWER([.D65])" office:value-type="string" office:string-value="commune">
            <text:p>commune</text:p>
          </table:table-cell>
          <table:table-cell table:formula="of:=IF([.E65]&lt;&gt;&quot;&quot;;REPLACE(T(FORMULA([.E65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fegui.pdf">Fégui</text:a></text:p>
          </table:table-cell>
          <table:table-cell table:formula="of:=LOWER([.D66])" office:value-type="string" office:string-value="commune">
            <text:p>commune</text:p>
          </table:table-cell>
          <table:table-cell table:formula="of:=IF([.E66]&lt;&gt;&quot;&quot;;REPLACE(T(FORMULA([.E66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_S_A_GoryGopela.pdf">Gory Gopela</text:a></text:p>
          </table:table-cell>
          <table:table-cell table:formula="of:=LOWER([.D67])" office:value-type="string" office:string-value="commune">
            <text:p>commune</text:p>
          </table:table-cell>
          <table:table-cell table:formula="of:=IF([.E67]&lt;&gt;&quot;&quot;;REPLACE(T(FORMULA([.E67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goumera.pdf">Goumera</text:a></text:p>
          </table:table-cell>
          <table:table-cell table:formula="of:=LOWER([.D68])" office:value-type="string" office:string-value="commune">
            <text:p>commune</text:p>
          </table:table-cell>
          <table:table-cell table:formula="of:=IF([.E68]&lt;&gt;&quot;&quot;;REPLACE(T(FORMULA([.E68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guidimakan_kery_kafo.pdf">Guidimakan</text:a></text:p>
          </table:table-cell>
          <table:table-cell table:formula="of:=LOWER([.D69])" office:value-type="string" office:string-value="commune">
            <text:p>commune</text:p>
          </table:table-cell>
          <table:table-cell table:formula="of:=IF([.E69]&lt;&gt;&quot;&quot;;REPLACE(T(FORMULA([.E69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hawa_dembaya.pdf">Hawa Dembaya</text:a></text:p>
          </table:table-cell>
          <table:table-cell table:formula="of:=LOWER([.D70])" office:value-type="string" office:string-value="commune">
            <text:p>commune</text:p>
          </table:table-cell>
          <table:table-cell table:formula="of:=IF([.E70]&lt;&gt;&quot;&quot;;REPLACE(T(FORMULA([.E70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karakoro.pdf">Karakoro</text:a></text:p>
          </table:table-cell>
          <table:table-cell table:formula="of:=LOWER([.D71])" office:value-type="string" office:string-value="commune">
            <text:p>commune</text:p>
          </table:table-cell>
          <table:table-cell table:formula="of:=IF([.E71]&lt;&gt;&quot;&quot;;REPLACE(T(FORMULA([.E71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Kayes</text:p>
          </table:table-cell>
          <table:table-cell table:formula="of:=LOWER([.D72])" office:value-type="string" office:string-value="commune">
            <text:p>commune</text:p>
          </table:table-cell>
          <table:table-cell table:formula="of:=IF([.E72]&lt;&gt;&quot;&quot;;REPLACE(T(FORMULA([.E72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kemene_tambo.pdf">Kemene Tambo</text:a></text:p>
          </table:table-cell>
          <table:table-cell table:formula="of:=LOWER([.D73])" office:value-type="string" office:string-value="commune">
            <text:p>commune</text:p>
          </table:table-cell>
          <table:table-cell table:formula="of:=IF([.E73]&lt;&gt;&quot;&quot;;REPLACE(T(FORMULA([.E73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khouloum.pdf">Khouloum</text:a></text:p>
          </table:table-cell>
          <table:table-cell table:formula="of:=LOWER([.D74])" office:value-type="string" office:string-value="commune">
            <text:p>commune</text:p>
          </table:table-cell>
          <table:table-cell table:formula="of:=IF([.E74]&lt;&gt;&quot;&quot;;REPLACE(T(FORMULA([.E74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kolimbine.pdf">Kolombine</text:a></text:p>
          </table:table-cell>
          <table:table-cell table:formula="of:=LOWER([.D75])" office:value-type="string" office:string-value="commune">
            <text:p>commune</text:p>
          </table:table-cell>
          <table:table-cell table:formula="of:=IF([.E75]&lt;&gt;&quot;&quot;;REPLACE(T(FORMULA([.E75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_S_A_Koussane.pdf">Koussane</text:a></text:p>
          </table:table-cell>
          <table:table-cell table:formula="of:=LOWER([.D76])" office:value-type="string" office:string-value="commune">
            <text:p>commune</text:p>
          </table:table-cell>
          <table:table-cell table:formula="of:=IF([.E76]&lt;&gt;&quot;&quot;;REPLACE(T(FORMULA([.E76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liberte_dembaya.pdf">Liberte Dembaya</text:a></text:p>
          </table:table-cell>
          <table:table-cell table:formula="of:=LOWER([.D77])" office:value-type="string" office:string-value="commune">
            <text:p>commune</text:p>
          </table:table-cell>
          <table:table-cell table:formula="of:=IF([.E77]&lt;&gt;&quot;&quot;;REPLACE(T(FORMULA([.E77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logo.pdf">Logo</text:a></text:p>
          </table:table-cell>
          <table:table-cell table:formula="of:=LOWER([.D78])" office:value-type="string" office:string-value="commune">
            <text:p>commune</text:p>
          </table:table-cell>
          <table:table-cell table:formula="of:=IF([.E78]&lt;&gt;&quot;&quot;;REPLACE(T(FORMULA([.E78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marena_diombougou.pdf">Marena Diombougou</text:a></text:p>
          </table:table-cell>
          <table:table-cell table:formula="of:=LOWER([.D79])" office:value-type="string" office:string-value="commune">
            <text:p>commune</text:p>
          </table:table-cell>
          <table:table-cell table:formula="of:=IF([.E79]&lt;&gt;&quot;&quot;;REPLACE(T(FORMULA([.E79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_S_A_Marintoumania.pdf">Marintoumania</text:a></text:p>
          </table:table-cell>
          <table:table-cell table:formula="of:=LOWER([.D80])" office:value-type="string" office:string-value="commune">
            <text:p>commune</text:p>
          </table:table-cell>
          <table:table-cell table:formula="of:=IF([.E80]&lt;&gt;&quot;&quot;;REPLACE(T(FORMULA([.E80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sadiola.pdf">Sadiola</text:a></text:p>
          </table:table-cell>
          <table:table-cell table:formula="of:=LOWER([.D81])" office:value-type="string" office:string-value="commune">
            <text:p>commune</text:p>
          </table:table-cell>
          <table:table-cell table:formula="of:=IF([.E81]&lt;&gt;&quot;&quot;;REPLACE(T(FORMULA([.E81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sahel.pdf">Sahel</text:a></text:p>
          </table:table-cell>
          <table:table-cell table:formula="of:=LOWER([.D82])" office:value-type="string" office:string-value="commune">
            <text:p>commune</text:p>
          </table:table-cell>
          <table:table-cell table:formula="of:=IF([.E82]&lt;&gt;&quot;&quot;;REPLACE(T(FORMULA([.E82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same_diongoma.pdf">Same Diomboma</text:a></text:p>
          </table:table-cell>
          <table:table-cell table:formula="of:=LOWER([.D83])" office:value-type="string" office:string-value="commune">
            <text:p>commune</text:p>
          </table:table-cell>
          <table:table-cell table:formula="of:=IF([.E83]&lt;&gt;&quot;&quot;;REPLACE(T(FORMULA([.E83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segala.pdf">Segala</text:a></text:p>
          </table:table-cell>
          <table:table-cell table:formula="of:=LOWER([.D84])" office:value-type="string" office:string-value="commune">
            <text:p>commune</text:p>
          </table:table-cell>
          <table:table-cell table:formula="of:=IF([.E84]&lt;&gt;&quot;&quot;;REPLACE(T(FORMULA([.E84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_S_A_Sero.pdf">Sero Diamanou</text:a></text:p>
          </table:table-cell>
          <table:table-cell table:formula="of:=LOWER([.D85])" office:value-type="string" office:string-value="commune">
            <text:p>commune</text:p>
          </table:table-cell>
          <table:table-cell table:formula="of:=IF([.E85]&lt;&gt;&quot;&quot;;REPLACE(T(FORMULA([.E85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somankidi.pdf">Somankidy</text:a></text:p>
          </table:table-cell>
          <table:table-cell table:formula="of:=LOWER([.D86])" office:value-type="string" office:string-value="commune">
            <text:p>commune</text:p>
          </table:table-cell>
          <table:table-cell table:formula="of:=IF([.E86]&lt;&gt;&quot;&quot;;REPLACE(T(FORMULA([.E86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ayes/psa_tafacirga.pdf">Tafacirga</text:a></text:p>
          </table:table-cell>
          <table:table-cell table:formula="of:=LOWER([.D87])" office:value-type="string" office:string-value="commune">
            <text:p>commune</text:p>
          </table:table-cell>
          <table:table-cell table:formula="of:=IF([.E87]&lt;&gt;&quot;&quot;;REPLACE(T(FORMULA([.E87]));1;4;&quot;&quot;);&quot;&quot;)" office:value-type="string" office:string-value="61">
            <text:p>61</text:p>
          </table:table-cell>
          <table:table-cell office:value-type="string">
            <text:p>COMMUNE</text:p>
          </table:table-cell>
          <table:table-cell table:formula="of:=[.$A$6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enieba/psa_cercel_kenieba.pdf">Kenieba</text:a></text:p>
          </table:table-cell>
          <table:table-cell table:formula="of:=LOWER([.D88])" office:value-type="string" office:string-value="cercle">
            <text:p>cercle</text:p>
          </table:table-cell>
          <table:table-cell table:formula="of:=IF([.E88]&lt;&gt;&quot;&quot;;REPLACE(T(FORMULA([.E88]));1;4;&quot;&quot;);&quot;&quot;)" office:value-type="string" office:string-value="31">
            <text:p>31</text:p>
          </table:table-cell>
          <table:table-cell office:value-type="string">
            <text:p>CERCLE</text:p>
          </table:table-cell>
          <table:table-cell table:formula="of:=[.$A$3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enieba/psa_baye.pdf">Baye</text:a></text:p>
          </table:table-cell>
          <table:table-cell table:formula="of:=LOWER([.D89])" office:value-type="string" office:string-value="commune">
            <text:p>commune</text:p>
          </table:table-cell>
          <table:table-cell table:formula="of:=IF([.E89]&lt;&gt;&quot;&quot;;REPLACE(T(FORMULA([.E89]));1;4;&quot;&quot;);&quot;&quot;)" office:value-type="string" office:string-value="88">
            <text:p>88</text:p>
          </table:table-cell>
          <table:table-cell office:value-type="string">
            <text:p>COMMUNE</text:p>
          </table:table-cell>
          <table:table-cell table:formula="of:=[.$A$88]" office:value-type="string" office:string-value="Kenieba">
            <text:p>Kenieb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enieba/psa_dabia.pdf">Dabia</text:a></text:p>
          </table:table-cell>
          <table:table-cell table:formula="of:=LOWER([.D90])" office:value-type="string" office:string-value="commune">
            <text:p>commune</text:p>
          </table:table-cell>
          <table:table-cell table:formula="of:=IF([.E90]&lt;&gt;&quot;&quot;;REPLACE(T(FORMULA([.E90]));1;4;&quot;&quot;);&quot;&quot;)" office:value-type="string" office:string-value="88">
            <text:p>88</text:p>
          </table:table-cell>
          <table:table-cell office:value-type="string">
            <text:p>COMMUNE</text:p>
          </table:table-cell>
          <table:table-cell table:formula="of:=[.$A$88]" office:value-type="string" office:string-value="Kenieba">
            <text:p>Kenieb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enieba/psa_dialafara.pdf">Dialafara</text:a></text:p>
          </table:table-cell>
          <table:table-cell table:formula="of:=LOWER([.D91])" office:value-type="string" office:string-value="commune">
            <text:p>commune</text:p>
          </table:table-cell>
          <table:table-cell table:formula="of:=IF([.E91]&lt;&gt;&quot;&quot;;REPLACE(T(FORMULA([.E91]));1;4;&quot;&quot;);&quot;&quot;)" office:value-type="string" office:string-value="88">
            <text:p>88</text:p>
          </table:table-cell>
          <table:table-cell office:value-type="string">
            <text:p>COMMUNE</text:p>
          </table:table-cell>
          <table:table-cell table:formula="of:=[.$A$88]" office:value-type="string" office:string-value="Kenieba">
            <text:p>Kenieb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enieba/psa_dombia.pdf">Dombia</text:a></text:p>
          </table:table-cell>
          <table:table-cell table:formula="of:=LOWER([.D92])" office:value-type="string" office:string-value="commune">
            <text:p>commune</text:p>
          </table:table-cell>
          <table:table-cell table:formula="of:=IF([.E92]&lt;&gt;&quot;&quot;;REPLACE(T(FORMULA([.E92]));1;4;&quot;&quot;);&quot;&quot;)" office:value-type="string" office:string-value="88">
            <text:p>88</text:p>
          </table:table-cell>
          <table:table-cell office:value-type="string">
            <text:p>COMMUNE</text:p>
          </table:table-cell>
          <table:table-cell table:formula="of:=[.$A$88]" office:value-type="string" office:string-value="Kenieba">
            <text:p>Kenieb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enieba/psa_falea.pdf">Falea</text:a></text:p>
          </table:table-cell>
          <table:table-cell table:formula="of:=LOWER([.D93])" office:value-type="string" office:string-value="commune">
            <text:p>commune</text:p>
          </table:table-cell>
          <table:table-cell table:formula="of:=IF([.E93]&lt;&gt;&quot;&quot;;REPLACE(T(FORMULA([.E93]));1;4;&quot;&quot;);&quot;&quot;)" office:value-type="string" office:string-value="88">
            <text:p>88</text:p>
          </table:table-cell>
          <table:table-cell office:value-type="string">
            <text:p>COMMUNE</text:p>
          </table:table-cell>
          <table:table-cell table:formula="of:=[.$A$88]" office:value-type="string" office:string-value="Kenieba">
            <text:p>Kenieb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enieba/psa_faraba.pdf">Faraba</text:a></text:p>
          </table:table-cell>
          <table:table-cell table:formula="of:=LOWER([.D94])" office:value-type="string" office:string-value="commune">
            <text:p>commune</text:p>
          </table:table-cell>
          <table:table-cell table:formula="of:=IF([.E94]&lt;&gt;&quot;&quot;;REPLACE(T(FORMULA([.E94]));1;4;&quot;&quot;);&quot;&quot;)" office:value-type="string" office:string-value="88">
            <text:p>88</text:p>
          </table:table-cell>
          <table:table-cell office:value-type="string">
            <text:p>COMMUNE</text:p>
          </table:table-cell>
          <table:table-cell table:formula="of:=[.$A$88]" office:value-type="string" office:string-value="Kenieba">
            <text:p>Kenieb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enieba/psa_guenegore.pdf">Guenegore</text:a></text:p>
          </table:table-cell>
          <table:table-cell table:formula="of:=LOWER([.D95])" office:value-type="string" office:string-value="commune">
            <text:p>commune</text:p>
          </table:table-cell>
          <table:table-cell table:formula="of:=IF([.E95]&lt;&gt;&quot;&quot;;REPLACE(T(FORMULA([.E95]));1;4;&quot;&quot;);&quot;&quot;)" office:value-type="string" office:string-value="88">
            <text:p>88</text:p>
          </table:table-cell>
          <table:table-cell office:value-type="string">
            <text:p>COMMUNE</text:p>
          </table:table-cell>
          <table:table-cell table:formula="of:=[.$A$88]" office:value-type="string" office:string-value="Kenieba">
            <text:p>Kenieb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enieba/psa_kassama.pdf">Kassama</text:a></text:p>
          </table:table-cell>
          <table:table-cell table:formula="of:=LOWER([.D96])" office:value-type="string" office:string-value="commune">
            <text:p>commune</text:p>
          </table:table-cell>
          <table:table-cell table:formula="of:=IF([.E96]&lt;&gt;&quot;&quot;;REPLACE(T(FORMULA([.E96]));1;4;&quot;&quot;);&quot;&quot;)" office:value-type="string" office:string-value="88">
            <text:p>88</text:p>
          </table:table-cell>
          <table:table-cell office:value-type="string">
            <text:p>COMMUNE</text:p>
          </table:table-cell>
          <table:table-cell table:formula="of:=[.$A$88]" office:value-type="string" office:string-value="Kenieba">
            <text:p>Kenieb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enieba/psa_kenieba.pdf">Kenieba</text:a></text:p>
          </table:table-cell>
          <table:table-cell table:formula="of:=LOWER([.D97])" office:value-type="string" office:string-value="commune">
            <text:p>commune</text:p>
          </table:table-cell>
          <table:table-cell table:formula="of:=IF([.E97]&lt;&gt;&quot;&quot;;REPLACE(T(FORMULA([.E97]));1;4;&quot;&quot;);&quot;&quot;)" office:value-type="string" office:string-value="88">
            <text:p>88</text:p>
          </table:table-cell>
          <table:table-cell office:value-type="string">
            <text:p>COMMUNE</text:p>
          </table:table-cell>
          <table:table-cell table:formula="of:=[.$A$88]" office:value-type="string" office:string-value="Kenieba">
            <text:p>Kenieb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enieba/psa_kouroukoto.pdf">Kroukoto</text:a></text:p>
          </table:table-cell>
          <table:table-cell table:formula="of:=LOWER([.D98])" office:value-type="string" office:string-value="commune">
            <text:p>commune</text:p>
          </table:table-cell>
          <table:table-cell table:formula="of:=IF([.E98]&lt;&gt;&quot;&quot;;REPLACE(T(FORMULA([.E98]));1;4;&quot;&quot;);&quot;&quot;)" office:value-type="string" office:string-value="88">
            <text:p>88</text:p>
          </table:table-cell>
          <table:table-cell office:value-type="string">
            <text:p>COMMUNE</text:p>
          </table:table-cell>
          <table:table-cell table:formula="of:=[.$A$88]" office:value-type="string" office:string-value="Kenieba">
            <text:p>Kenieb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enieba/psa_sagalo.pdf">Sagalo</text:a></text:p>
          </table:table-cell>
          <table:table-cell table:formula="of:=LOWER([.D99])" office:value-type="string" office:string-value="commune">
            <text:p>commune</text:p>
          </table:table-cell>
          <table:table-cell table:formula="of:=IF([.E99]&lt;&gt;&quot;&quot;;REPLACE(T(FORMULA([.E99]));1;4;&quot;&quot;);&quot;&quot;)" office:value-type="string" office:string-value="88">
            <text:p>88</text:p>
          </table:table-cell>
          <table:table-cell office:value-type="string">
            <text:p>COMMUNE</text:p>
          </table:table-cell>
          <table:table-cell table:formula="of:=[.$A$88]" office:value-type="string" office:string-value="Kenieba">
            <text:p>Kenieb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enieba/psa_sitakily.pdf">Sitakily</text:a></text:p>
          </table:table-cell>
          <table:table-cell table:formula="of:=LOWER([.D100])" office:value-type="string" office:string-value="commune">
            <text:p>commune</text:p>
          </table:table-cell>
          <table:table-cell table:formula="of:=IF([.E100]&lt;&gt;&quot;&quot;;REPLACE(T(FORMULA([.E100]));1;4;&quot;&quot;);&quot;&quot;)" office:value-type="string" office:string-value="88">
            <text:p>88</text:p>
          </table:table-cell>
          <table:table-cell office:value-type="string">
            <text:p>COMMUNE</text:p>
          </table:table-cell>
          <table:table-cell table:formula="of:=[.$A$88]" office:value-type="string" office:string-value="Kenieba">
            <text:p>Kenieb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_S_A_syntcercle_kita.pdf">Kita</text:a></text:p>
          </table:table-cell>
          <table:table-cell table:formula="of:=LOWER([.D101])" office:value-type="string" office:string-value="cercle">
            <text:p>cercle</text:p>
          </table:table-cell>
          <table:table-cell table:formula="of:=IF([.E101]&lt;&gt;&quot;&quot;;REPLACE(T(FORMULA([.E101]));1;4;&quot;&quot;);&quot;&quot;)" office:value-type="string" office:string-value="31">
            <text:p>31</text:p>
          </table:table-cell>
          <table:table-cell office:value-type="string">
            <text:p>CERCLE</text:p>
          </table:table-cell>
          <table:table-cell table:formula="of:=[.$A$3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badia.pdf">Badia</text:a></text:p>
          </table:table-cell>
          <table:table-cell table:formula="of:=LOWER([.D102])" office:value-type="string" office:string-value="commune">
            <text:p>commune</text:p>
          </table:table-cell>
          <table:table-cell table:formula="of:=IF([.E102]&lt;&gt;&quot;&quot;;REPLACE(T(FORMULA([.E102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bendougouba.pdf">Bendougouba</text:a></text:p>
          </table:table-cell>
          <table:table-cell table:formula="of:=LOWER([.D103])" office:value-type="string" office:string-value="commune">
            <text:p>commune</text:p>
          </table:table-cell>
          <table:table-cell table:formula="of:=IF([.E103]&lt;&gt;&quot;&quot;;REPLACE(T(FORMULA([.E103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boudofo.pdf">Boudofo</text:a></text:p>
          </table:table-cell>
          <table:table-cell table:formula="of:=LOWER([.D104])" office:value-type="string" office:string-value="commune">
            <text:p>commune</text:p>
          </table:table-cell>
          <table:table-cell table:formula="of:=IF([.E104]&lt;&gt;&quot;&quot;;REPLACE(T(FORMULA([.E104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_S_A_Bougaribaya.pdf">Bougarybaya</text:a></text:p>
          </table:table-cell>
          <table:table-cell table:formula="of:=LOWER([.D105])" office:value-type="string" office:string-value="commune">
            <text:p>commune</text:p>
          </table:table-cell>
          <table:table-cell table:formula="of:=IF([.E105]&lt;&gt;&quot;&quot;;REPLACE(T(FORMULA([.E105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dindanko.pdf">Dindanko</text:a></text:p>
          </table:table-cell>
          <table:table-cell table:formula="of:=LOWER([.D106])" office:value-type="string" office:string-value="commune">
            <text:p>commune</text:p>
          </table:table-cell>
          <table:table-cell table:formula="of:=IF([.E106]&lt;&gt;&quot;&quot;;REPLACE(T(FORMULA([.E106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djidian.pdf">Djidian</text:a></text:p>
          </table:table-cell>
          <table:table-cell table:formula="of:=LOWER([.D107])" office:value-type="string" office:string-value="commune">
            <text:p>commune</text:p>
          </table:table-cell>
          <table:table-cell table:formula="of:=IF([.E107]&lt;&gt;&quot;&quot;;REPLACE(T(FORMULA([.E107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djougoun.pdf">Djougoun</text:a></text:p>
          </table:table-cell>
          <table:table-cell table:formula="of:=LOWER([.D108])" office:value-type="string" office:string-value="commune">
            <text:p>commune</text:p>
          </table:table-cell>
          <table:table-cell table:formula="of:=IF([.E108]&lt;&gt;&quot;&quot;;REPLACE(T(FORMULA([.E108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_S_A_Gadougou.pdf">Gadougou 1</text:a></text:p>
          </table:table-cell>
          <table:table-cell table:formula="of:=LOWER([.D109])" office:value-type="string" office:string-value="commune">
            <text:p>commune</text:p>
          </table:table-cell>
          <table:table-cell table:formula="of:=IF([.E109]&lt;&gt;&quot;&quot;;REPLACE(T(FORMULA([.E109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gadougou_ii.pdf">Gadougou 2</text:a></text:p>
          </table:table-cell>
          <table:table-cell table:formula="of:=LOWER([.D110])" office:value-type="string" office:string-value="commune">
            <text:p>commune</text:p>
          </table:table-cell>
          <table:table-cell table:formula="of:=IF([.E110]&lt;&gt;&quot;&quot;;REPLACE(T(FORMULA([.E110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guemoucourab.pdf">Guemoukouraba</text:a></text:p>
          </table:table-cell>
          <table:table-cell table:formula="of:=LOWER([.D111])" office:value-type="string" office:string-value="commune">
            <text:p>commune</text:p>
          </table:table-cell>
          <table:table-cell table:formula="of:=IF([.E111]&lt;&gt;&quot;&quot;;REPLACE(T(FORMULA([.E111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kassaro.pdf">Kassaro</text:a></text:p>
          </table:table-cell>
          <table:table-cell table:formula="of:=LOWER([.D112])" office:value-type="string" office:string-value="commune">
            <text:p>commune</text:p>
          </table:table-cell>
          <table:table-cell table:formula="of:=IF([.E112]&lt;&gt;&quot;&quot;;REPLACE(T(FORMULA([.E112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Kita</text:p>
          </table:table-cell>
          <table:table-cell table:formula="of:=LOWER([.D113])" office:value-type="string" office:string-value="commune">
            <text:p>commune</text:p>
          </table:table-cell>
          <table:table-cell table:formula="of:=IF([.E113]&lt;&gt;&quot;&quot;;REPLACE(T(FORMULA([.E113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kita_nord.pdf">Kita Nord</text:a></text:p>
          </table:table-cell>
          <table:table-cell table:formula="of:=LOWER([.D114])" office:value-type="string" office:string-value="commune">
            <text:p>commune</text:p>
          </table:table-cell>
          <table:table-cell table:formula="of:=IF([.E114]&lt;&gt;&quot;&quot;;REPLACE(T(FORMULA([.E114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kita_ouest.pdf">Kita Ouest</text:a></text:p>
          </table:table-cell>
          <table:table-cell table:formula="of:=LOWER([.D115])" office:value-type="string" office:string-value="commune">
            <text:p>commune</text:p>
          </table:table-cell>
          <table:table-cell table:formula="of:=IF([.E115]&lt;&gt;&quot;&quot;;REPLACE(T(FORMULA([.E115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kobri.pdf">Kobri</text:a></text:p>
          </table:table-cell>
          <table:table-cell table:formula="of:=LOWER([.D116])" office:value-type="string" office:string-value="commune">
            <text:p>commune</text:p>
          </table:table-cell>
          <table:table-cell table:formula="of:=IF([.E116]&lt;&gt;&quot;&quot;;REPLACE(T(FORMULA([.E116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kokofata.pdf">Kokofata</text:a></text:p>
          </table:table-cell>
          <table:table-cell table:formula="of:=LOWER([.D117])" office:value-type="string" office:string-value="commune">
            <text:p>commune</text:p>
          </table:table-cell>
          <table:table-cell table:formula="of:=IF([.E117]&lt;&gt;&quot;&quot;;REPLACE(T(FORMULA([.E117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kotouba.pdf">Kotouba</text:a></text:p>
          </table:table-cell>
          <table:table-cell table:formula="of:=LOWER([.D118])" office:value-type="string" office:string-value="commune">
            <text:p>commune</text:p>
          </table:table-cell>
          <table:table-cell table:formula="of:=IF([.E118]&lt;&gt;&quot;&quot;;REPLACE(T(FORMULA([.E118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koulou.pdf">Koulou</text:a></text:p>
          </table:table-cell>
          <table:table-cell table:formula="of:=LOWER([.D119])" office:value-type="string" office:string-value="commune">
            <text:p>commune</text:p>
          </table:table-cell>
          <table:table-cell table:formula="of:=IF([.E119]&lt;&gt;&quot;&quot;;REPLACE(T(FORMULA([.E119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kourouninkoto.pdf">Kourounikoto</text:a></text:p>
          </table:table-cell>
          <table:table-cell table:formula="of:=LOWER([.D120])" office:value-type="string" office:string-value="commune">
            <text:p>commune</text:p>
          </table:table-cell>
          <table:table-cell table:formula="of:=IF([.E120]&lt;&gt;&quot;&quot;;REPLACE(T(FORMULA([.E120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madina.pdf">Madina</text:a></text:p>
          </table:table-cell>
          <table:table-cell table:formula="of:=LOWER([.D121])" office:value-type="string" office:string-value="commune">
            <text:p>commune</text:p>
          </table:table-cell>
          <table:table-cell table:formula="of:=IF([.E121]&lt;&gt;&quot;&quot;;REPLACE(T(FORMULA([.E121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makono.pdf">Makano</text:a></text:p>
          </table:table-cell>
          <table:table-cell table:formula="of:=LOWER([.D122])" office:value-type="string" office:string-value="commune">
            <text:p>commune</text:p>
          </table:table-cell>
          <table:table-cell table:formula="of:=IF([.E122]&lt;&gt;&quot;&quot;;REPLACE(T(FORMULA([.E122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namala_guimbala.pdf">Namala Guimba</text:a></text:p>
          </table:table-cell>
          <table:table-cell table:formula="of:=LOWER([.D123])" office:value-type="string" office:string-value="commune">
            <text:p>commune</text:p>
          </table:table-cell>
          <table:table-cell table:formula="of:=IF([.E123]&lt;&gt;&quot;&quot;;REPLACE(T(FORMULA([.E123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niantanso.pdf">Niantanso</text:a></text:p>
          </table:table-cell>
          <table:table-cell table:formula="of:=LOWER([.D124])" office:value-type="string" office:string-value="commune">
            <text:p>commune</text:p>
          </table:table-cell>
          <table:table-cell table:formula="of:=IF([.E124]&lt;&gt;&quot;&quot;;REPLACE(T(FORMULA([.E124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saboula.pdf">Saboula</text:a></text:p>
          </table:table-cell>
          <table:table-cell table:formula="of:=LOWER([.D125])" office:value-type="string" office:string-value="commune">
            <text:p>commune</text:p>
          </table:table-cell>
          <table:table-cell table:formula="of:=IF([.E125]&lt;&gt;&quot;&quot;;REPLACE(T(FORMULA([.E125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sebekoro.pdf">Sebekoro</text:a></text:p>
          </table:table-cell>
          <table:table-cell table:formula="of:=LOWER([.D126])" office:value-type="string" office:string-value="commune">
            <text:p>commune</text:p>
          </table:table-cell>
          <table:table-cell table:formula="of:=IF([.E126]&lt;&gt;&quot;&quot;;REPLACE(T(FORMULA([.E126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sefeto_nord.pdf">Sefeto Nord</text:a></text:p>
          </table:table-cell>
          <table:table-cell table:formula="of:=LOWER([.D127])" office:value-type="string" office:string-value="commune">
            <text:p>commune</text:p>
          </table:table-cell>
          <table:table-cell table:formula="of:=IF([.E127]&lt;&gt;&quot;&quot;;REPLACE(T(FORMULA([.E127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sefeto_ouest.pdf">Sefeto Ouest</text:a></text:p>
          </table:table-cell>
          <table:table-cell table:formula="of:=LOWER([.D128])" office:value-type="string" office:string-value="commune">
            <text:p>commune</text:p>
          </table:table-cell>
          <table:table-cell table:formula="of:=IF([.E128]&lt;&gt;&quot;&quot;;REPLACE(T(FORMULA([.E128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senko.pdf">Senko</text:a></text:p>
          </table:table-cell>
          <table:table-cell table:formula="of:=LOWER([.D129])" office:value-type="string" office:string-value="commune">
            <text:p>commune</text:p>
          </table:table-cell>
          <table:table-cell table:formula="of:=IF([.E129]&lt;&gt;&quot;&quot;;REPLACE(T(FORMULA([.E129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_S_A_Sirakoro.pdf">Sirakoro</text:a></text:p>
          </table:table-cell>
          <table:table-cell table:formula="of:=LOWER([.D130])" office:value-type="string" office:string-value="commune">
            <text:p>commune</text:p>
          </table:table-cell>
          <table:table-cell table:formula="of:=IF([.E130]&lt;&gt;&quot;&quot;;REPLACE(T(FORMULA([.E130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souransan_toumouto.pdf">Souransan Tomoto</text:a></text:p>
          </table:table-cell>
          <table:table-cell table:formula="of:=LOWER([.D131])" office:value-type="string" office:string-value="commune">
            <text:p>commune</text:p>
          </table:table-cell>
          <table:table-cell table:formula="of:=IF([.E131]&lt;&gt;&quot;&quot;;REPLACE(T(FORMULA([.E131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tambaga.pdf">Tambaga</text:a></text:p>
          </table:table-cell>
          <table:table-cell table:formula="of:=LOWER([.D132])" office:value-type="string" office:string-value="commune">
            <text:p>commune</text:p>
          </table:table-cell>
          <table:table-cell table:formula="of:=IF([.E132]&lt;&gt;&quot;&quot;;REPLACE(T(FORMULA([.E132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kita/psa_toukoto.pdf">Toukoto</text:a></text:p>
          </table:table-cell>
          <table:table-cell table:formula="of:=LOWER([.D133])" office:value-type="string" office:string-value="commune">
            <text:p>commune</text:p>
          </table:table-cell>
          <table:table-cell table:formula="of:=IF([.E133]&lt;&gt;&quot;&quot;;REPLACE(T(FORMULA([.E133]));1;4;&quot;&quot;);&quot;&quot;)" office:value-type="string" office:string-value="101">
            <text:p>101</text:p>
          </table:table-cell>
          <table:table-cell office:value-type="string">
            <text:p>COMMUNE</text:p>
          </table:table-cell>
          <table:table-cell table:formula="of:=[.$A$101]" office:value-type="string" office:string-value="Kita">
            <text:p>Kita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nioro/P_S_A_%20Syntcercle_nioro.pdf">Nioro</text:a></text:p>
          </table:table-cell>
          <table:table-cell table:formula="of:=LOWER([.D134])" office:value-type="string" office:string-value="cercle">
            <text:p>cercle</text:p>
          </table:table-cell>
          <table:table-cell table:formula="of:=IF([.E134]&lt;&gt;&quot;&quot;;REPLACE(T(FORMULA([.E134]));1;4;&quot;&quot;);&quot;&quot;)" office:value-type="string" office:string-value="31">
            <text:p>31</text:p>
          </table:table-cell>
          <table:table-cell office:value-type="string">
            <text:p>CERCLE</text:p>
          </table:table-cell>
          <table:table-cell table:formula="of:=[.$A$3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nioro/P_S_A_Ban.pdf">Baniene Kore</text:a></text:p>
          </table:table-cell>
          <table:table-cell table:formula="of:=LOWER([.D135])" office:value-type="string" office:string-value="commune">
            <text:p>commune</text:p>
          </table:table-cell>
          <table:table-cell table:formula="of:=IF([.E135]&lt;&gt;&quot;&quot;;REPLACE(T(FORMULA([.E135]));1;4;&quot;&quot;);&quot;&quot;)" office:value-type="string" office:string-value="134">
            <text:p>134</text:p>
          </table:table-cell>
          <table:table-cell office:value-type="string">
            <text:p>COMMUNE</text:p>
          </table:table-cell>
          <table:table-cell table:formula="of:=[.$A$134]" office:value-type="string" office:string-value="Nioro">
            <text:p>Nioro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nioro/P_S_A_Dia.pdf">Diabigue</text:a></text:p>
          </table:table-cell>
          <table:table-cell table:formula="of:=LOWER([.D136])" office:value-type="string" office:string-value="commune">
            <text:p>commune</text:p>
          </table:table-cell>
          <table:table-cell table:formula="of:=IF([.E136]&lt;&gt;&quot;&quot;;REPLACE(T(FORMULA([.E136]));1;4;&quot;&quot;);&quot;&quot;)" office:value-type="string" office:string-value="134">
            <text:p>134</text:p>
          </table:table-cell>
          <table:table-cell office:value-type="string">
            <text:p>COMMUNE</text:p>
          </table:table-cell>
          <table:table-cell table:formula="of:=[.$A$134]" office:value-type="string" office:string-value="Nioro">
            <text:p>Nioro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nioro/psa_diarrah.pdf">Diarra</text:a></text:p>
          </table:table-cell>
          <table:table-cell table:formula="of:=LOWER([.D137])" office:value-type="string" office:string-value="commune">
            <text:p>commune</text:p>
          </table:table-cell>
          <table:table-cell table:formula="of:=IF([.E137]&lt;&gt;&quot;&quot;;REPLACE(T(FORMULA([.E137]));1;4;&quot;&quot;);&quot;&quot;)" office:value-type="string" office:string-value="134">
            <text:p>134</text:p>
          </table:table-cell>
          <table:table-cell office:value-type="string">
            <text:p>COMMUNE</text:p>
          </table:table-cell>
          <table:table-cell table:formula="of:=[.$A$134]" office:value-type="string" office:string-value="Nioro">
            <text:p>Nioro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nioro/psa_diaye_coura.pdf">Diaye Coura</text:a></text:p>
          </table:table-cell>
          <table:table-cell table:formula="of:=LOWER([.D138])" office:value-type="string" office:string-value="commune">
            <text:p>commune</text:p>
          </table:table-cell>
          <table:table-cell table:formula="of:=IF([.E138]&lt;&gt;&quot;&quot;;REPLACE(T(FORMULA([.E138]));1;4;&quot;&quot;);&quot;&quot;)" office:value-type="string" office:string-value="134">
            <text:p>134</text:p>
          </table:table-cell>
          <table:table-cell office:value-type="string">
            <text:p>COMMUNE</text:p>
          </table:table-cell>
          <table:table-cell table:formula="of:=[.$A$134]" office:value-type="string" office:string-value="Nioro">
            <text:p>Nioro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nioro/psa_gavinane.pdf">Gavinane</text:a></text:p>
          </table:table-cell>
          <table:table-cell table:formula="of:=LOWER([.D139])" office:value-type="string" office:string-value="commune">
            <text:p>commune</text:p>
          </table:table-cell>
          <table:table-cell table:formula="of:=IF([.E139]&lt;&gt;&quot;&quot;;REPLACE(T(FORMULA([.E139]));1;4;&quot;&quot;);&quot;&quot;)" office:value-type="string" office:string-value="134">
            <text:p>134</text:p>
          </table:table-cell>
          <table:table-cell office:value-type="string">
            <text:p>COMMUNE</text:p>
          </table:table-cell>
          <table:table-cell table:formula="of:=[.$A$134]" office:value-type="string" office:string-value="Nioro">
            <text:p>Nioro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nioro/P_S_A_Gogui.pdf">Gogui</text:a></text:p>
          </table:table-cell>
          <table:table-cell table:formula="of:=LOWER([.D140])" office:value-type="string" office:string-value="commune">
            <text:p>commune</text:p>
          </table:table-cell>
          <table:table-cell table:formula="of:=IF([.E140]&lt;&gt;&quot;&quot;;REPLACE(T(FORMULA([.E140]));1;4;&quot;&quot;);&quot;&quot;)" office:value-type="string" office:string-value="134">
            <text:p>134</text:p>
          </table:table-cell>
          <table:table-cell office:value-type="string">
            <text:p>COMMUNE</text:p>
          </table:table-cell>
          <table:table-cell table:formula="of:=[.$A$134]" office:value-type="string" office:string-value="Nioro">
            <text:p>Nioro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nioro/psa_guetema.pdf">Guetema</text:a></text:p>
          </table:table-cell>
          <table:table-cell table:formula="of:=LOWER([.D141])" office:value-type="string" office:string-value="commune">
            <text:p>commune</text:p>
          </table:table-cell>
          <table:table-cell table:formula="of:=IF([.E141]&lt;&gt;&quot;&quot;;REPLACE(T(FORMULA([.E141]));1;4;&quot;&quot;);&quot;&quot;)" office:value-type="string" office:string-value="134">
            <text:p>134</text:p>
          </table:table-cell>
          <table:table-cell office:value-type="string">
            <text:p>COMMUNE</text:p>
          </table:table-cell>
          <table:table-cell table:formula="of:=[.$A$134]" office:value-type="string" office:string-value="Nioro">
            <text:p>Nioro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nioro/psa_gadiaba_kadiel.pdf">Kadiaba Kadiel</text:a></text:p>
          </table:table-cell>
          <table:table-cell table:formula="of:=LOWER([.D142])" office:value-type="string" office:string-value="commune">
            <text:p>commune</text:p>
          </table:table-cell>
          <table:table-cell table:formula="of:=IF([.E142]&lt;&gt;&quot;&quot;;REPLACE(T(FORMULA([.E142]));1;4;&quot;&quot;);&quot;&quot;)" office:value-type="string" office:string-value="134">
            <text:p>134</text:p>
          </table:table-cell>
          <table:table-cell office:value-type="string">
            <text:p>COMMUNE</text:p>
          </table:table-cell>
          <table:table-cell table:formula="of:=[.$A$134]" office:value-type="string" office:string-value="Nioro">
            <text:p>Nioro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nioro/psa_korera_kore.pdf">Korera Kore</text:a></text:p>
          </table:table-cell>
          <table:table-cell table:formula="of:=LOWER([.D143])" office:value-type="string" office:string-value="commune">
            <text:p>commune</text:p>
          </table:table-cell>
          <table:table-cell table:formula="of:=IF([.E143]&lt;&gt;&quot;&quot;;REPLACE(T(FORMULA([.E143]));1;4;&quot;&quot;);&quot;&quot;)" office:value-type="string" office:string-value="134">
            <text:p>134</text:p>
          </table:table-cell>
          <table:table-cell office:value-type="string">
            <text:p>COMMUNE</text:p>
          </table:table-cell>
          <table:table-cell table:formula="of:=[.$A$134]" office:value-type="string" office:string-value="Nioro">
            <text:p>Nioro</text:p>
          </table:table-cell>
          <table:table-cell/>
        </table:table-row>
        <table:table-row table:style-name="ro1">
          <table:table-cell office:value-type="string">
            <text:p>Nioro</text:p>
          </table:table-cell>
          <table:table-cell table:formula="of:=LOWER([.D144])" office:value-type="string" office:string-value="commune">
            <text:p>commune</text:p>
          </table:table-cell>
          <table:table-cell table:formula="of:=IF([.E144]&lt;&gt;&quot;&quot;;REPLACE(T(FORMULA([.E144]));1;4;&quot;&quot;);&quot;&quot;)" office:value-type="string" office:string-value="134">
            <text:p>134</text:p>
          </table:table-cell>
          <table:table-cell office:value-type="string">
            <text:p>COMMUNE</text:p>
          </table:table-cell>
          <table:table-cell table:formula="of:=[.$A$134]" office:value-type="string" office:string-value="Nioro">
            <text:p>Nioro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nioro/psa_nioro_toungoune_rangabe.pdf">Nioro Tougoune Rangabe</text:a></text:p>
          </table:table-cell>
          <table:table-cell table:formula="of:=LOWER([.D145])" office:value-type="string" office:string-value="commune">
            <text:p>commune</text:p>
          </table:table-cell>
          <table:table-cell table:formula="of:=IF([.E145]&lt;&gt;&quot;&quot;;REPLACE(T(FORMULA([.E145]));1;4;&quot;&quot;);&quot;&quot;)" office:value-type="string" office:string-value="134">
            <text:p>134</text:p>
          </table:table-cell>
          <table:table-cell office:value-type="string">
            <text:p>COMMUNE</text:p>
          </table:table-cell>
          <table:table-cell table:formula="of:=[.$A$134]" office:value-type="string" office:string-value="Nioro">
            <text:p>Nioro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nioro/psa_sandare.pdf">Sandare</text:a></text:p>
          </table:table-cell>
          <table:table-cell table:formula="of:=LOWER([.D146])" office:value-type="string" office:string-value="commune">
            <text:p>commune</text:p>
          </table:table-cell>
          <table:table-cell table:formula="of:=IF([.E146]&lt;&gt;&quot;&quot;;REPLACE(T(FORMULA([.E146]));1;4;&quot;&quot;);&quot;&quot;)" office:value-type="string" office:string-value="134">
            <text:p>134</text:p>
          </table:table-cell>
          <table:table-cell office:value-type="string">
            <text:p>COMMUNE</text:p>
          </table:table-cell>
          <table:table-cell table:formula="of:=[.$A$134]" office:value-type="string" office:string-value="Nioro">
            <text:p>Nioro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nioro/psa_simby.pdf">Simbi</text:a></text:p>
          </table:table-cell>
          <table:table-cell table:formula="of:=LOWER([.D147])" office:value-type="string" office:string-value="commune">
            <text:p>commune</text:p>
          </table:table-cell>
          <table:table-cell table:formula="of:=IF([.E147]&lt;&gt;&quot;&quot;;REPLACE(T(FORMULA([.E147]));1;4;&quot;&quot;);&quot;&quot;)" office:value-type="string" office:string-value="134">
            <text:p>134</text:p>
          </table:table-cell>
          <table:table-cell office:value-type="string">
            <text:p>COMMUNE</text:p>
          </table:table-cell>
          <table:table-cell table:formula="of:=[.$A$134]" office:value-type="string" office:string-value="Nioro">
            <text:p>Nioro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nioro/psa_trougoumbe.pdf">Troungoumbe</text:a></text:p>
          </table:table-cell>
          <table:table-cell table:formula="of:=LOWER([.D148])" office:value-type="string" office:string-value="commune">
            <text:p>commune</text:p>
          </table:table-cell>
          <table:table-cell table:formula="of:=IF([.E148]&lt;&gt;&quot;&quot;;REPLACE(T(FORMULA([.E148]));1;4;&quot;&quot;);&quot;&quot;)" office:value-type="string" office:string-value="134">
            <text:p>134</text:p>
          </table:table-cell>
          <table:table-cell office:value-type="string">
            <text:p>COMMUNE</text:p>
          </table:table-cell>
          <table:table-cell table:formula="of:=[.$A$134]" office:value-type="string" office:string-value="Nioro">
            <text:p>Nioro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nioro/psa_yerere.pdf">Yerere</text:a></text:p>
          </table:table-cell>
          <table:table-cell table:formula="of:=LOWER([.D149])" office:value-type="string" office:string-value="commune">
            <text:p>commune</text:p>
          </table:table-cell>
          <table:table-cell table:formula="of:=IF([.E149]&lt;&gt;&quot;&quot;;REPLACE(T(FORMULA([.E149]));1;4;&quot;&quot;);&quot;&quot;)" office:value-type="string" office:string-value="134">
            <text:p>134</text:p>
          </table:table-cell>
          <table:table-cell office:value-type="string">
            <text:p>COMMUNE</text:p>
          </table:table-cell>
          <table:table-cell table:formula="of:=[.$A$134]" office:value-type="string" office:string-value="Nioro">
            <text:p>Nioro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nioro/psa_youri.pdf">Youri</text:a></text:p>
          </table:table-cell>
          <table:table-cell table:formula="of:=LOWER([.D150])" office:value-type="string" office:string-value="commune">
            <text:p>commune</text:p>
          </table:table-cell>
          <table:table-cell table:formula="of:=IF([.E150]&lt;&gt;&quot;&quot;;REPLACE(T(FORMULA([.E150]));1;4;&quot;&quot;);&quot;&quot;)" office:value-type="string" office:string-value="134">
            <text:p>134</text:p>
          </table:table-cell>
          <table:table-cell office:value-type="string">
            <text:p>COMMUNE</text:p>
          </table:table-cell>
          <table:table-cell table:formula="of:=[.$A$134]" office:value-type="string" office:string-value="Nioro">
            <text:p>Nioro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yelimane/psa_cercle_yelimane.pdf">Yelimane</text:a></text:p>
          </table:table-cell>
          <table:table-cell table:formula="of:=LOWER([.D151])" office:value-type="string" office:string-value="cercle">
            <text:p>cercle</text:p>
          </table:table-cell>
          <table:table-cell table:formula="of:=IF([.E151]&lt;&gt;&quot;&quot;;REPLACE(T(FORMULA([.E151]));1;4;&quot;&quot;);&quot;&quot;)" office:value-type="string" office:string-value="31">
            <text:p>31</text:p>
          </table:table-cell>
          <table:table-cell office:value-type="string">
            <text:p>CERCLE</text:p>
          </table:table-cell>
          <table:table-cell table:formula="of:=[.$A$31]" office:value-type="string" office:string-value="Kayes">
            <text:p>Kayes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yelimane/psa_diafounou_gory.pdf">Diafounou</text:a> <text:a xlink:href="http://www.csa-mali.org/plans/Kayes/plansa_yelimane/psa_diongaga.pdf">Diongaga</text:a></text:p>
          </table:table-cell>
          <table:table-cell table:formula="of:=LOWER([.D152])" office:value-type="string" office:string-value="commune">
            <text:p>commune</text:p>
          </table:table-cell>
          <table:table-cell table:formula="of:=IF([.E152]&lt;&gt;&quot;&quot;;REPLACE(T(FORMULA([.E152]));1;4;&quot;&quot;);&quot;&quot;)" office:value-type="string" office:string-value="151">
            <text:p>151</text:p>
          </table:table-cell>
          <table:table-cell office:value-type="string">
            <text:p>COMMUNE</text:p>
          </table:table-cell>
          <table:table-cell table:formula="of:=[.$A$151]" office:value-type="string" office:string-value="Yelimane">
            <text:p>Yelimane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yelimane/psa_diafounou_gory.pdf">Diafounou Gory</text:a></text:p>
          </table:table-cell>
          <table:table-cell table:formula="of:=LOWER([.D153])" office:value-type="string" office:string-value="commune">
            <text:p>commune</text:p>
          </table:table-cell>
          <table:table-cell table:formula="of:=IF([.E153]&lt;&gt;&quot;&quot;;REPLACE(T(FORMULA([.E153]));1;4;&quot;&quot;);&quot;&quot;)" office:value-type="string" office:string-value="151">
            <text:p>151</text:p>
          </table:table-cell>
          <table:table-cell office:value-type="string">
            <text:p>COMMUNE</text:p>
          </table:table-cell>
          <table:table-cell table:formula="of:=[.$A$151]" office:value-type="string" office:string-value="Yelimane">
            <text:p>Yelimane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yelimane/psa_fanga.pdf">Fanga</text:a></text:p>
          </table:table-cell>
          <table:table-cell table:formula="of:=LOWER([.D154])" office:value-type="string" office:string-value="commune">
            <text:p>commune</text:p>
          </table:table-cell>
          <table:table-cell table:formula="of:=IF([.E154]&lt;&gt;&quot;&quot;;REPLACE(T(FORMULA([.E154]));1;4;&quot;&quot;);&quot;&quot;)" office:value-type="string" office:string-value="151">
            <text:p>151</text:p>
          </table:table-cell>
          <table:table-cell office:value-type="string">
            <text:p>COMMUNE</text:p>
          </table:table-cell>
          <table:table-cell table:formula="of:=[.$A$151]" office:value-type="string" office:string-value="Yelimane">
            <text:p>Yelimane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yelimane/psa_gory.pdf">Gory</text:a></text:p>
          </table:table-cell>
          <table:table-cell table:formula="of:=LOWER([.D155])" office:value-type="string" office:string-value="commune">
            <text:p>commune</text:p>
          </table:table-cell>
          <table:table-cell table:formula="of:=IF([.E155]&lt;&gt;&quot;&quot;;REPLACE(T(FORMULA([.E155]));1;4;&quot;&quot;);&quot;&quot;)" office:value-type="string" office:string-value="151">
            <text:p>151</text:p>
          </table:table-cell>
          <table:table-cell office:value-type="string">
            <text:p>COMMUNE</text:p>
          </table:table-cell>
          <table:table-cell table:formula="of:=[.$A$151]" office:value-type="string" office:string-value="Yelimane">
            <text:p>Yelimane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yelimane/psa_guidime.pdf">Guidime</text:a></text:p>
          </table:table-cell>
          <table:table-cell table:formula="of:=LOWER([.D156])" office:value-type="string" office:string-value="commune">
            <text:p>commune</text:p>
          </table:table-cell>
          <table:table-cell table:formula="of:=IF([.E156]&lt;&gt;&quot;&quot;;REPLACE(T(FORMULA([.E156]));1;4;&quot;&quot;);&quot;&quot;)" office:value-type="string" office:string-value="151">
            <text:p>151</text:p>
          </table:table-cell>
          <table:table-cell office:value-type="string">
            <text:p>COMMUNE</text:p>
          </table:table-cell>
          <table:table-cell table:formula="of:=[.$A$151]" office:value-type="string" office:string-value="Yelimane">
            <text:p>Yelimane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yelimane/psa_kirane-kaniaga.pdf">Kirane Kaniaga</text:a></text:p>
          </table:table-cell>
          <table:table-cell table:formula="of:=LOWER([.D157])" office:value-type="string" office:string-value="commune">
            <text:p>commune</text:p>
          </table:table-cell>
          <table:table-cell table:formula="of:=IF([.E157]&lt;&gt;&quot;&quot;;REPLACE(T(FORMULA([.E157]));1;4;&quot;&quot;);&quot;&quot;)" office:value-type="string" office:string-value="151">
            <text:p>151</text:p>
          </table:table-cell>
          <table:table-cell office:value-type="string">
            <text:p>COMMUNE</text:p>
          </table:table-cell>
          <table:table-cell table:formula="of:=[.$A$151]" office:value-type="string" office:string-value="Yelimane">
            <text:p>Yelimane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yelimane/psa_konsiga.pdf">Konsiga</text:a></text:p>
          </table:table-cell>
          <table:table-cell table:formula="of:=LOWER([.D158])" office:value-type="string" office:string-value="commune">
            <text:p>commune</text:p>
          </table:table-cell>
          <table:table-cell table:formula="of:=IF([.E158]&lt;&gt;&quot;&quot;;REPLACE(T(FORMULA([.E158]));1;4;&quot;&quot;);&quot;&quot;)" office:value-type="string" office:string-value="151">
            <text:p>151</text:p>
          </table:table-cell>
          <table:table-cell office:value-type="string">
            <text:p>COMMUNE</text:p>
          </table:table-cell>
          <table:table-cell table:formula="of:=[.$A$151]" office:value-type="string" office:string-value="Yelimane">
            <text:p>Yelimane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yelimane/psa_kremis.pdf">Kremis</text:a></text:p>
          </table:table-cell>
          <table:table-cell table:formula="of:=LOWER([.D159])" office:value-type="string" office:string-value="commune">
            <text:p>commune</text:p>
          </table:table-cell>
          <table:table-cell table:formula="of:=IF([.E159]&lt;&gt;&quot;&quot;;REPLACE(T(FORMULA([.E159]));1;4;&quot;&quot;);&quot;&quot;)" office:value-type="string" office:string-value="151">
            <text:p>151</text:p>
          </table:table-cell>
          <table:table-cell office:value-type="string">
            <text:p>COMMUNE</text:p>
          </table:table-cell>
          <table:table-cell table:formula="of:=[.$A$151]" office:value-type="string" office:string-value="Yelimane">
            <text:p>Yelimane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yelimane/psa_marekaffo.pdf">Marekaffo</text:a></text:p>
          </table:table-cell>
          <table:table-cell table:formula="of:=LOWER([.D160])" office:value-type="string" office:string-value="commune">
            <text:p>commune</text:p>
          </table:table-cell>
          <table:table-cell table:formula="of:=IF([.E160]&lt;&gt;&quot;&quot;;REPLACE(T(FORMULA([.E160]));1;4;&quot;&quot;);&quot;&quot;)" office:value-type="string" office:string-value="151">
            <text:p>151</text:p>
          </table:table-cell>
          <table:table-cell office:value-type="string">
            <text:p>COMMUNE</text:p>
          </table:table-cell>
          <table:table-cell table:formula="of:=[.$A$151]" office:value-type="string" office:string-value="Yelimane">
            <text:p>Yelimane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yelimane/psa_soumpou.pdf">Soumpou</text:a></text:p>
          </table:table-cell>
          <table:table-cell table:formula="of:=LOWER([.D161])" office:value-type="string" office:string-value="commune">
            <text:p>commune</text:p>
          </table:table-cell>
          <table:table-cell table:formula="of:=IF([.E161]&lt;&gt;&quot;&quot;;REPLACE(T(FORMULA([.E161]));1;4;&quot;&quot;);&quot;&quot;)" office:value-type="string" office:string-value="151">
            <text:p>151</text:p>
          </table:table-cell>
          <table:table-cell office:value-type="string">
            <text:p>COMMUNE</text:p>
          </table:table-cell>
          <table:table-cell table:formula="of:=[.$A$151]" office:value-type="string" office:string-value="Yelimane">
            <text:p>Yelimane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yelimane/psa_toya.pdf">Toya</text:a></text:p>
          </table:table-cell>
          <table:table-cell table:formula="of:=LOWER([.D162])" office:value-type="string" office:string-value="commune">
            <text:p>commune</text:p>
          </table:table-cell>
          <table:table-cell table:formula="of:=IF([.E162]&lt;&gt;&quot;&quot;;REPLACE(T(FORMULA([.E162]));1;4;&quot;&quot;);&quot;&quot;)" office:value-type="string" office:string-value="151">
            <text:p>151</text:p>
          </table:table-cell>
          <table:table-cell office:value-type="string">
            <text:p>COMMUNE</text:p>
          </table:table-cell>
          <table:table-cell table:formula="of:=[.$A$151]" office:value-type="string" office:string-value="Yelimane">
            <text:p>Yelimane</text:p>
          </table:table-cell>
          <table:table-cell/>
        </table:table-row>
        <table:table-row table:style-name="ro1">
          <table:table-cell office:value-type="string">
            <text:p><text:a xlink:href="http://www.csa-mali.org/plans/Kayes/plansa_yelimane/psa_tringa.pdf">Tringa</text:a></text:p>
          </table:table-cell>
          <table:table-cell table:formula="of:=LOWER([.D163])" office:value-type="string" office:string-value="commune">
            <text:p>commune</text:p>
          </table:table-cell>
          <table:table-cell table:formula="of:=IF([.E163]&lt;&gt;&quot;&quot;;REPLACE(T(FORMULA([.E163]));1;4;&quot;&quot;);&quot;&quot;)" office:value-type="string" office:string-value="151">
            <text:p>151</text:p>
          </table:table-cell>
          <table:table-cell office:value-type="string">
            <text:p>COMMUNE</text:p>
          </table:table-cell>
          <table:table-cell table:formula="of:=[.$A$151]" office:value-type="string" office:string-value="Yelimane">
            <text:p>Yelimane</text:p>
          </table:table-cell>
          <table:table-cell/>
        </table:table-row>
        <table:table-row table:style-name="ro1">
          <table:table-cell office:value-type="string">
            <text:p><text:a xlink:href="http://www.csa-mali.org/plans/kidal/P_S_A_REGION.KIDAL.pdf">Kidal</text:a></text:p>
          </table:table-cell>
          <table:table-cell table:formula="of:=LOWER([.D164])" office:value-type="string" office:string-value="region">
            <text:p>region</text:p>
          </table:table-cell>
          <table:table-cell table:formula="of:=IF([.E164]&lt;&gt;&quot;&quot;;REPLACE(T(FORMULA([.E164]));1;4;&quot;&quot;);&quot;&quot;)" office:value-type="string" office:string-value="1">
            <text:p>1</text:p>
          </table:table-cell>
          <table:table-cell office:value-type="string">
            <text:p>REGION</text:p>
          </table:table-cell>
          <table:table-cell table:formula="of:=[.$A$1]" office:value-type="string" office:string-value="Mali">
            <text:p>Mali</text:p>
          </table:table-cell>
          <table:table-cell/>
        </table:table-row>
        <table:table-row table:style-name="ro1">
          <table:table-cell office:value-type="string">
            <text:p><text:a xlink:href="http://www.csa-mali.org/plans/kidal/Abeibara/P_S_A_CERCLE_ABEIBARA.pdf">Abeibara</text:a></text:p>
          </table:table-cell>
          <table:table-cell table:formula="of:=LOWER([.D165])" office:value-type="string" office:string-value="cercle">
            <text:p>cercle</text:p>
          </table:table-cell>
          <table:table-cell table:formula="of:=IF([.E165]&lt;&gt;&quot;&quot;;REPLACE(T(FORMULA([.E165]));1;4;&quot;&quot;);&quot;&quot;)" office:value-type="string" office:string-value="164">
            <text:p>164</text:p>
          </table:table-cell>
          <table:table-cell office:value-type="string">
            <text:p>CERCLE</text:p>
          </table:table-cell>
          <table:table-cell table:formula="of:=[.$A$164]" office:value-type="string" office:string-value="Kidal">
            <text:p>Kidal</text:p>
          </table:table-cell>
          <table:table-cell/>
        </table:table-row>
        <table:table-row table:style-name="ro1">
          <table:table-cell office:value-type="string">
            <text:p><text:a xlink:href="http://www.csa-mali.org/plans/kidal/Abeibara/P_S_A_Abeibara.pdf">Abeibara</text:a></text:p>
          </table:table-cell>
          <table:table-cell table:formula="of:=LOWER([.D166])" office:value-type="string" office:string-value="commune">
            <text:p>commune</text:p>
          </table:table-cell>
          <table:table-cell table:formula="of:=IF([.E166]&lt;&gt;&quot;&quot;;REPLACE(T(FORMULA([.E166]));1;4;&quot;&quot;);&quot;&quot;)" office:value-type="string" office:string-value="165">
            <text:p>165</text:p>
          </table:table-cell>
          <table:table-cell office:value-type="string">
            <text:p>COMMUNE</text:p>
          </table:table-cell>
          <table:table-cell table:formula="of:=[.$A$165]" office:value-type="string" office:string-value="Abeibara">
            <text:p>Abeibara</text:p>
          </table:table-cell>
          <table:table-cell/>
        </table:table-row>
        <table:table-row table:style-name="ro1">
          <table:table-cell office:value-type="string">
            <text:p><text:a xlink:href="http://www.csa-mali.org/plans/kidal/Abeibara/P_S_A_Boghassa.pdf">Boghassa</text:a></text:p>
          </table:table-cell>
          <table:table-cell table:formula="of:=LOWER([.D167])" office:value-type="string" office:string-value="commune">
            <text:p>commune</text:p>
          </table:table-cell>
          <table:table-cell table:formula="of:=IF([.E167]&lt;&gt;&quot;&quot;;REPLACE(T(FORMULA([.E167]));1;4;&quot;&quot;);&quot;&quot;)" office:value-type="string" office:string-value="165">
            <text:p>165</text:p>
          </table:table-cell>
          <table:table-cell office:value-type="string">
            <text:p>COMMUNE</text:p>
          </table:table-cell>
          <table:table-cell table:formula="of:=[.$A$165]" office:value-type="string" office:string-value="Abeibara">
            <text:p>Abeibara</text:p>
          </table:table-cell>
          <table:table-cell/>
        </table:table-row>
        <table:table-row table:style-name="ro1">
          <table:table-cell office:value-type="string">
            <text:p><text:a xlink:href="http://www.csa-mali.org/plans/kidal/Abeibara/P_S_A_Tinzawatene.pdf">Tinzawatene</text:a></text:p>
          </table:table-cell>
          <table:table-cell table:formula="of:=LOWER([.D168])" office:value-type="string" office:string-value="commune">
            <text:p>commune</text:p>
          </table:table-cell>
          <table:table-cell table:formula="of:=IF([.E168]&lt;&gt;&quot;&quot;;REPLACE(T(FORMULA([.E168]));1;4;&quot;&quot;);&quot;&quot;)" office:value-type="string" office:string-value="165">
            <text:p>165</text:p>
          </table:table-cell>
          <table:table-cell office:value-type="string">
            <text:p>COMMUNE</text:p>
          </table:table-cell>
          <table:table-cell table:formula="of:=[.$A$165]" office:value-type="string" office:string-value="Abeibara">
            <text:p>Abeibara</text:p>
          </table:table-cell>
          <table:table-cell/>
        </table:table-row>
        <table:table-row table:style-name="ro1">
          <table:table-cell office:value-type="string">
            <text:p><text:a xlink:href="http://www.csa-mali.org/plans/kidal/Kidal/P_S_A%20_syntcerclekidal.pdf">Kidal</text:a></text:p>
          </table:table-cell>
          <table:table-cell table:formula="of:=LOWER([.D169])" office:value-type="string" office:string-value="cercle">
            <text:p>cercle</text:p>
          </table:table-cell>
          <table:table-cell table:formula="of:=IF([.E169]&lt;&gt;&quot;&quot;;REPLACE(T(FORMULA([.E169]));1;4;&quot;&quot;);&quot;&quot;)" office:value-type="string" office:string-value="164">
            <text:p>164</text:p>
          </table:table-cell>
          <table:table-cell office:value-type="string">
            <text:p>CERCLE</text:p>
          </table:table-cell>
          <table:table-cell table:formula="of:=[.$A$164]" office:value-type="string" office:string-value="Kidal">
            <text:p>Kidal</text:p>
          </table:table-cell>
          <table:table-cell/>
        </table:table-row>
        <table:table-row table:style-name="ro1">
          <table:table-cell office:value-type="string">
            <text:p><text:a xlink:href="http://www.csa-mali.org/plans/kidal/Kidal/P_S_A_Anefif.pdf">Anefif</text:a></text:p>
          </table:table-cell>
          <table:table-cell table:formula="of:=LOWER([.D170])" office:value-type="string" office:string-value="commune">
            <text:p>commune</text:p>
          </table:table-cell>
          <table:table-cell table:formula="of:=IF([.E170]&lt;&gt;&quot;&quot;;REPLACE(T(FORMULA([.E170]));1;4;&quot;&quot;);&quot;&quot;)" office:value-type="string" office:string-value="169">
            <text:p>169</text:p>
          </table:table-cell>
          <table:table-cell office:value-type="string">
            <text:p>COMMUNE</text:p>
          </table:table-cell>
          <table:table-cell table:formula="of:=[.$A$169]" office:value-type="string" office:string-value="Kidal">
            <text:p>Kidal</text:p>
          </table:table-cell>
          <table:table-cell/>
        </table:table-row>
        <table:table-row table:style-name="ro1">
          <table:table-cell office:value-type="string">
            <text:p><text:a xlink:href="http://www.csa-mali.org/plans/kidal/Kidal/P_S_A_ESSOUK.pdf">Essouk</text:a></text:p>
          </table:table-cell>
          <table:table-cell table:formula="of:=LOWER([.D171])" office:value-type="string" office:string-value="commune">
            <text:p>commune</text:p>
          </table:table-cell>
          <table:table-cell table:formula="of:=IF([.E171]&lt;&gt;&quot;&quot;;REPLACE(T(FORMULA([.E171]));1;4;&quot;&quot;);&quot;&quot;)" office:value-type="string" office:string-value="169">
            <text:p>169</text:p>
          </table:table-cell>
          <table:table-cell office:value-type="string">
            <text:p>COMMUNE</text:p>
          </table:table-cell>
          <table:table-cell table:formula="of:=[.$A$169]" office:value-type="string" office:string-value="Kidal">
            <text:p>Kidal</text:p>
          </table:table-cell>
          <table:table-cell/>
        </table:table-row>
        <table:table-row table:style-name="ro1">
          <table:table-cell office:value-type="string">
            <text:p><text:a xlink:href="http://www.csa-mali.org/plans/kidal/Kidal/P_S_A_Kidal.pdf">Kidal</text:a></text:p>
          </table:table-cell>
          <table:table-cell table:formula="of:=LOWER([.D172])" office:value-type="string" office:string-value="commune">
            <text:p>commune</text:p>
          </table:table-cell>
          <table:table-cell table:formula="of:=IF([.E172]&lt;&gt;&quot;&quot;;REPLACE(T(FORMULA([.E172]));1;4;&quot;&quot;);&quot;&quot;)" office:value-type="string" office:string-value="169">
            <text:p>169</text:p>
          </table:table-cell>
          <table:table-cell office:value-type="string">
            <text:p>COMMUNE</text:p>
          </table:table-cell>
          <table:table-cell table:formula="of:=[.$A$169]" office:value-type="string" office:string-value="Kidal">
            <text:p>Kidal</text:p>
          </table:table-cell>
          <table:table-cell/>
        </table:table-row>
        <table:table-row table:style-name="ro1">
          <table:table-cell office:value-type="string">
            <text:p><text:a xlink:href="http://www.csa-mali.org/plans/kidal/Tessalit/P_S_A_cercle_Tessalit.pdf">Tessalit</text:a></text:p>
          </table:table-cell>
          <table:table-cell table:formula="of:=LOWER([.D173])" office:value-type="string" office:string-value="cercle">
            <text:p>cercle</text:p>
          </table:table-cell>
          <table:table-cell table:formula="of:=IF([.E173]&lt;&gt;&quot;&quot;;REPLACE(T(FORMULA([.E173]));1;4;&quot;&quot;);&quot;&quot;)" office:value-type="string" office:string-value="164">
            <text:p>164</text:p>
          </table:table-cell>
          <table:table-cell office:value-type="string">
            <text:p>CERCLE</text:p>
          </table:table-cell>
          <table:table-cell table:formula="of:=[.$A$164]" office:value-type="string" office:string-value="Kidal">
            <text:p>Kidal</text:p>
          </table:table-cell>
          <table:table-cell/>
        </table:table-row>
        <table:table-row table:style-name="ro1">
          <table:table-cell office:value-type="string">
            <text:p><text:a xlink:href="http://www.csa-mali.org/plans/kidal/Tessalit/P_S_A_Adjel%20hoc.pdf">Adjelhoc</text:a></text:p>
          </table:table-cell>
          <table:table-cell table:formula="of:=LOWER([.D174])" office:value-type="string" office:string-value="commune">
            <text:p>commune</text:p>
          </table:table-cell>
          <table:table-cell table:formula="of:=IF([.E174]&lt;&gt;&quot;&quot;;REPLACE(T(FORMULA([.E174]));1;4;&quot;&quot;);&quot;&quot;)" office:value-type="string" office:string-value="173">
            <text:p>173</text:p>
          </table:table-cell>
          <table:table-cell office:value-type="string">
            <text:p>COMMUNE</text:p>
          </table:table-cell>
          <table:table-cell table:formula="of:=[.$A$173]" office:value-type="string" office:string-value="Tessalit">
            <text:p>Tessalit</text:p>
          </table:table-cell>
          <table:table-cell/>
        </table:table-row>
        <table:table-row table:style-name="ro1">
          <table:table-cell office:value-type="string">
            <text:p><text:a xlink:href="http://www.csa-mali.org/plans/kidal/Tessalit/P_S_A_Tessalit.pdf">Tessalit</text:a></text:p>
          </table:table-cell>
          <table:table-cell table:formula="of:=LOWER([.D175])" office:value-type="string" office:string-value="commune">
            <text:p>commune</text:p>
          </table:table-cell>
          <table:table-cell table:formula="of:=IF([.E175]&lt;&gt;&quot;&quot;;REPLACE(T(FORMULA([.E175]));1;4;&quot;&quot;);&quot;&quot;)" office:value-type="string" office:string-value="173">
            <text:p>173</text:p>
          </table:table-cell>
          <table:table-cell office:value-type="string">
            <text:p>COMMUNE</text:p>
          </table:table-cell>
          <table:table-cell table:formula="of:=[.$A$173]" office:value-type="string" office:string-value="Tessalit">
            <text:p>Tessalit</text:p>
          </table:table-cell>
          <table:table-cell/>
        </table:table-row>
        <table:table-row table:style-name="ro1">
          <table:table-cell office:value-type="string">
            <text:p><text:a xlink:href="http://www.csa-mali.org/plans/kidal/Tessalit/P_S_A_Timtaghene.pdf">Timtaghene</text:a></text:p>
          </table:table-cell>
          <table:table-cell table:formula="of:=LOWER([.D176])" office:value-type="string" office:string-value="commune">
            <text:p>commune</text:p>
          </table:table-cell>
          <table:table-cell table:formula="of:=IF([.E176]&lt;&gt;&quot;&quot;;REPLACE(T(FORMULA([.E176]));1;4;&quot;&quot;);&quot;&quot;)" office:value-type="string" office:string-value="173">
            <text:p>173</text:p>
          </table:table-cell>
          <table:table-cell office:value-type="string">
            <text:p>COMMUNE</text:p>
          </table:table-cell>
          <table:table-cell table:formula="of:=[.$A$173]" office:value-type="string" office:string-value="Tessalit">
            <text:p>Tessalit</text:p>
          </table:table-cell>
          <table:table-cell/>
        </table:table-row>
        <table:table-row table:style-name="ro1">
          <table:table-cell office:value-type="string">
            <text:p><text:a xlink:href="http://www.csa-mali.org/plans/kidal/Tin-Essako/P_S_A_Syntcercle_TinEssako.pdf">Tin-Essako</text:a></text:p>
          </table:table-cell>
          <table:table-cell table:formula="of:=LOWER([.D177])" office:value-type="string" office:string-value="cercle">
            <text:p>cercle</text:p>
          </table:table-cell>
          <table:table-cell table:formula="of:=IF([.E177]&lt;&gt;&quot;&quot;;REPLACE(T(FORMULA([.E177]));1;4;&quot;&quot;);&quot;&quot;)" office:value-type="string" office:string-value="164">
            <text:p>164</text:p>
          </table:table-cell>
          <table:table-cell office:value-type="string">
            <text:p>CERCLE</text:p>
          </table:table-cell>
          <table:table-cell table:formula="of:=[.$A$164]" office:value-type="string" office:string-value="Kidal">
            <text:p>Kidal</text:p>
          </table:table-cell>
          <table:table-cell/>
        </table:table-row>
        <table:table-row table:style-name="ro1">
          <table:table-cell office:value-type="string">
            <text:p><text:a xlink:href="http://www.csa-mali.org/plans/kidal/Tin-Essako/P_S_A_Intedjedit.pdf">Intedjédit</text:a></text:p>
          </table:table-cell>
          <table:table-cell table:formula="of:=LOWER([.D178])" office:value-type="string" office:string-value="commune">
            <text:p>commune</text:p>
          </table:table-cell>
          <table:table-cell table:formula="of:=IF([.E178]&lt;&gt;&quot;&quot;;REPLACE(T(FORMULA([.E178]));1;4;&quot;&quot;);&quot;&quot;)" office:value-type="string" office:string-value="177">
            <text:p>177</text:p>
          </table:table-cell>
          <table:table-cell office:value-type="string">
            <text:p>COMMUNE</text:p>
          </table:table-cell>
          <table:table-cell table:formula="of:=[.$A$177]" office:value-type="string" office:string-value="Tin-Essako">
            <text:p>Tin-Essako</text:p>
          </table:table-cell>
          <table:table-cell/>
        </table:table-row>
        <table:table-row table:style-name="ro1">
          <table:table-cell office:value-type="string">
            <text:p><text:a xlink:href="http://www.csa-mali.org/plans/kidal/Tin-Essako/P_S_A_Tinessako.pdf">Tin-Essako</text:a></text:p>
          </table:table-cell>
          <table:table-cell table:formula="of:=LOWER([.D179])" office:value-type="string" office:string-value="commune">
            <text:p>commune</text:p>
          </table:table-cell>
          <table:table-cell table:formula="of:=IF([.E179]&lt;&gt;&quot;&quot;;REPLACE(T(FORMULA([.E179]));1;4;&quot;&quot;);&quot;&quot;)" office:value-type="string" office:string-value="177">
            <text:p>177</text:p>
          </table:table-cell>
          <table:table-cell office:value-type="string">
            <text:p>COMMUNE</text:p>
          </table:table-cell>
          <table:table-cell table:formula="of:=[.$A$177]" office:value-type="string" office:string-value="Tin-Essako">
            <text:p>Tin-Essako</text:p>
          </table:table-cell>
          <table:table-cell/>
        </table:table-row>
        <table:table-row table:style-name="ro2">
          <table:table-cell table:style-name="ce3" office:value-type="string">
            <text:p>Koulikoro</text:p>
          </table:table-cell>
          <table:table-cell table:formula="of:=LOWER([.D180])" office:value-type="string" office:string-value="region">
            <text:p>region</text:p>
          </table:table-cell>
          <table:table-cell table:formula="of:=IF([.E180]&lt;&gt;&quot;&quot;;REPLACE(T(FORMULA([.E180]));1;4;&quot;&quot;);&quot;&quot;)" office:value-type="string" office:string-value="1">
            <text:p>1</text:p>
          </table:table-cell>
          <table:table-cell office:value-type="string">
            <text:p>REGION</text:p>
          </table:table-cell>
          <table:table-cell table:formula="of:=[.$A$1]" office:value-type="string" office:string-value="Mali">
            <text:p>Mal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banamba/P_S_A_Synthese_cercle_Banamba.pdf">Banamba</text:a></text:p>
          </table:table-cell>
          <table:table-cell table:formula="of:=LOWER([.D181])" office:value-type="string" office:string-value="cercle">
            <text:p>cercle</text:p>
          </table:table-cell>
          <table:table-cell table:formula="of:=IF([.E181]&lt;&gt;&quot;&quot;;REPLACE(T(FORMULA([.E181]));1;4;&quot;&quot;);&quot;&quot;)" office:value-type="string" office:string-value="180">
            <text:p>180</text:p>
          </table:table-cell>
          <table:table-cell office:value-type="string">
            <text:p>CERCLE</text:p>
          </table:table-cell>
          <table:table-cell table:formula="of:=[.$A$180]" office:value-type="string" office:string-value="Koulikoro">
            <text:p>Koulikoro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banamba/P_S_A_Banamba.pdf">Banamba</text:a></text:p>
          </table:table-cell>
          <table:table-cell table:formula="of:=LOWER([.D182])" office:value-type="string" office:string-value="commune">
            <text:p>commune</text:p>
          </table:table-cell>
          <table:table-cell table:formula="of:=IF([.E182]&lt;&gt;&quot;&quot;;REPLACE(T(FORMULA([.E182]));1;4;&quot;&quot;);&quot;&quot;)" office:value-type="string" office:string-value="181">
            <text:p>181</text:p>
          </table:table-cell>
          <table:table-cell office:value-type="string">
            <text:p>COMMUNE</text:p>
          </table:table-cell>
          <table:table-cell table:formula="of:=[.$A$181]" office:value-type="string" office:string-value="Banamba">
            <text:p>Banamb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banamba/P_S_A_Benkadi.pdf">Benkadi</text:a></text:p>
          </table:table-cell>
          <table:table-cell table:formula="of:=LOWER([.D183])" office:value-type="string" office:string-value="commune">
            <text:p>commune</text:p>
          </table:table-cell>
          <table:table-cell table:formula="of:=IF([.E183]&lt;&gt;&quot;&quot;;REPLACE(T(FORMULA([.E183]));1;4;&quot;&quot;);&quot;&quot;)" office:value-type="string" office:string-value="181">
            <text:p>181</text:p>
          </table:table-cell>
          <table:table-cell office:value-type="string">
            <text:p>COMMUNE</text:p>
          </table:table-cell>
          <table:table-cell table:formula="of:=[.$A$181]" office:value-type="string" office:string-value="Banamba">
            <text:p>Banamb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banamba/P_S_A_Boron.pdf">Boron</text:a></text:p>
          </table:table-cell>
          <table:table-cell table:formula="of:=LOWER([.D184])" office:value-type="string" office:string-value="commune">
            <text:p>commune</text:p>
          </table:table-cell>
          <table:table-cell table:formula="of:=IF([.E184]&lt;&gt;&quot;&quot;;REPLACE(T(FORMULA([.E184]));1;4;&quot;&quot;);&quot;&quot;)" office:value-type="string" office:string-value="181">
            <text:p>181</text:p>
          </table:table-cell>
          <table:table-cell office:value-type="string">
            <text:p>COMMUNE</text:p>
          </table:table-cell>
          <table:table-cell table:formula="of:=[.$A$181]" office:value-type="string" office:string-value="Banamba">
            <text:p>Banamb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banamba/PSA_Duguwolowila.pdf">Duguwolowula</text:a></text:p>
          </table:table-cell>
          <table:table-cell table:formula="of:=LOWER([.D185])" office:value-type="string" office:string-value="commune">
            <text:p>commune</text:p>
          </table:table-cell>
          <table:table-cell table:formula="of:=IF([.E185]&lt;&gt;&quot;&quot;;REPLACE(T(FORMULA([.E185]));1;4;&quot;&quot;);&quot;&quot;)" office:value-type="string" office:string-value="181">
            <text:p>181</text:p>
          </table:table-cell>
          <table:table-cell office:value-type="string">
            <text:p>COMMUNE</text:p>
          </table:table-cell>
          <table:table-cell table:formula="of:=[.$A$181]" office:value-type="string" office:string-value="Banamba">
            <text:p>Banamb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banamba/P_S_A_Kiban.pdf">Kiban</text:a></text:p>
          </table:table-cell>
          <table:table-cell table:formula="of:=LOWER([.D186])" office:value-type="string" office:string-value="commune">
            <text:p>commune</text:p>
          </table:table-cell>
          <table:table-cell table:formula="of:=IF([.E186]&lt;&gt;&quot;&quot;;REPLACE(T(FORMULA([.E186]));1;4;&quot;&quot;);&quot;&quot;)" office:value-type="string" office:string-value="181">
            <text:p>181</text:p>
          </table:table-cell>
          <table:table-cell office:value-type="string">
            <text:p>COMMUNE</text:p>
          </table:table-cell>
          <table:table-cell table:formula="of:=[.$A$181]" office:value-type="string" office:string-value="Banamba">
            <text:p>Banamb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banamba/P_S_A_MadinaSacko.pdf">Madina Sacko</text:a></text:p>
          </table:table-cell>
          <table:table-cell table:formula="of:=LOWER([.D187])" office:value-type="string" office:string-value="commune">
            <text:p>commune</text:p>
          </table:table-cell>
          <table:table-cell table:formula="of:=IF([.E187]&lt;&gt;&quot;&quot;;REPLACE(T(FORMULA([.E187]));1;4;&quot;&quot;);&quot;&quot;)" office:value-type="string" office:string-value="181">
            <text:p>181</text:p>
          </table:table-cell>
          <table:table-cell office:value-type="string">
            <text:p>COMMUNE</text:p>
          </table:table-cell>
          <table:table-cell table:formula="of:=[.$A$181]" office:value-type="string" office:string-value="Banamba">
            <text:p>Banamb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banamba/P_S_A_Sebete.pdf">Sebete</text:a></text:p>
          </table:table-cell>
          <table:table-cell table:formula="of:=LOWER([.D188])" office:value-type="string" office:string-value="commune">
            <text:p>commune</text:p>
          </table:table-cell>
          <table:table-cell table:formula="of:=IF([.E188]&lt;&gt;&quot;&quot;;REPLACE(T(FORMULA([.E188]));1;4;&quot;&quot;);&quot;&quot;)" office:value-type="string" office:string-value="181">
            <text:p>181</text:p>
          </table:table-cell>
          <table:table-cell office:value-type="string">
            <text:p>COMMUNE</text:p>
          </table:table-cell>
          <table:table-cell table:formula="of:=[.$A$181]" office:value-type="string" office:string-value="Banamba">
            <text:p>Banamb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banamba/P_S_A_Toubacoro.pdf">Toubacoro</text:a></text:p>
          </table:table-cell>
          <table:table-cell table:formula="of:=LOWER([.D189])" office:value-type="string" office:string-value="commune">
            <text:p>commune</text:p>
          </table:table-cell>
          <table:table-cell table:formula="of:=IF([.E189]&lt;&gt;&quot;&quot;;REPLACE(T(FORMULA([.E189]));1;4;&quot;&quot;);&quot;&quot;)" office:value-type="string" office:string-value="181">
            <text:p>181</text:p>
          </table:table-cell>
          <table:table-cell office:value-type="string">
            <text:p>COMMUNE</text:p>
          </table:table-cell>
          <table:table-cell table:formula="of:=[.$A$181]" office:value-type="string" office:string-value="Banamba">
            <text:p>Banamb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banamba/P_S_A_Toukoroba.pdf">Toukoroba</text:a></text:p>
          </table:table-cell>
          <table:table-cell table:formula="of:=LOWER([.D190])" office:value-type="string" office:string-value="commune">
            <text:p>commune</text:p>
          </table:table-cell>
          <table:table-cell table:formula="of:=IF([.E190]&lt;&gt;&quot;&quot;;REPLACE(T(FORMULA([.E190]));1;4;&quot;&quot;);&quot;&quot;)" office:value-type="string" office:string-value="181">
            <text:p>181</text:p>
          </table:table-cell>
          <table:table-cell office:value-type="string">
            <text:p>COMMUNE</text:p>
          </table:table-cell>
          <table:table-cell table:formula="of:=[.$A$181]" office:value-type="string" office:string-value="Banamba">
            <text:p>Banamb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SA_synt_cercle_dioila.pdf">Dioila</text:a></text:p>
          </table:table-cell>
          <table:table-cell table:formula="of:=LOWER([.D191])" office:value-type="string" office:string-value="cercle">
            <text:p>cercle</text:p>
          </table:table-cell>
          <table:table-cell table:formula="of:=IF([.E191]&lt;&gt;&quot;&quot;;REPLACE(T(FORMULA([.E191]));1;4;&quot;&quot;);&quot;&quot;)" office:value-type="string" office:string-value="180">
            <text:p>180</text:p>
          </table:table-cell>
          <table:table-cell office:value-type="string">
            <text:p>CERCLE</text:p>
          </table:table-cell>
          <table:table-cell table:formula="of:=[.$A$180]" office:value-type="string" office:string-value="Koulikoro">
            <text:p>Koulikoro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Banco.pdf">Banco</text:a></text:p>
          </table:table-cell>
          <table:table-cell table:formula="of:=LOWER([.D192])" office:value-type="string" office:string-value="commune">
            <text:p>commune</text:p>
          </table:table-cell>
          <table:table-cell table:formula="of:=IF([.E192]&lt;&gt;&quot;&quot;;REPLACE(T(FORMULA([.E192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Benkady.pdf">Benkadi</text:a></text:p>
          </table:table-cell>
          <table:table-cell table:formula="of:=LOWER([.D193])" office:value-type="string" office:string-value="commune">
            <text:p>commune</text:p>
          </table:table-cell>
          <table:table-cell table:formula="of:=IF([.E193]&lt;&gt;&quot;&quot;;REPLACE(T(FORMULA([.E193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Binko.pdf">Binko</text:a></text:p>
          </table:table-cell>
          <table:table-cell table:formula="of:=LOWER([.D194])" office:value-type="string" office:string-value="commune">
            <text:p>commune</text:p>
          </table:table-cell>
          <table:table-cell table:formula="of:=IF([.E194]&lt;&gt;&quot;&quot;;REPLACE(T(FORMULA([.E194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Degnekoro.pdf">Degnekoro</text:a></text:p>
          </table:table-cell>
          <table:table-cell table:formula="of:=LOWER([.D195])" office:value-type="string" office:string-value="commune">
            <text:p>commune</text:p>
          </table:table-cell>
          <table:table-cell table:formula="of:=IF([.E195]&lt;&gt;&quot;&quot;;REPLACE(T(FORMULA([.E195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Diebe.pdf">Diebe</text:a></text:p>
          </table:table-cell>
          <table:table-cell table:formula="of:=LOWER([.D196])" office:value-type="string" office:string-value="commune">
            <text:p>commune</text:p>
          </table:table-cell>
          <table:table-cell table:formula="of:=IF([.E196]&lt;&gt;&quot;&quot;;REPLACE(T(FORMULA([.E196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Diedougou%5B1%5D.pdf">Diédougou</text:a></text:p>
          </table:table-cell>
          <table:table-cell table:formula="of:=LOWER([.D197])" office:value-type="string" office:string-value="commune">
            <text:p>commune</text:p>
          </table:table-cell>
          <table:table-cell table:formula="of:=IF([.E197]&lt;&gt;&quot;&quot;;REPLACE(T(FORMULA([.E197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Diouman.pdf">Diouman</text:a></text:p>
          </table:table-cell>
          <table:table-cell table:formula="of:=LOWER([.D198])" office:value-type="string" office:string-value="commune">
            <text:p>commune</text:p>
          </table:table-cell>
          <table:table-cell table:formula="of:=IF([.E198]&lt;&gt;&quot;&quot;;REPLACE(T(FORMULA([.E198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Dolendougou.pdf">Dolendougou</text:a></text:p>
          </table:table-cell>
          <table:table-cell table:formula="of:=LOWER([.D199])" office:value-type="string" office:string-value="commune">
            <text:p>commune</text:p>
          </table:table-cell>
          <table:table-cell table:formula="of:=IF([.E199]&lt;&gt;&quot;&quot;;REPLACE(T(FORMULA([.E199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Guegneka.pdf">Guegneka</text:a></text:p>
          </table:table-cell>
          <table:table-cell table:formula="of:=LOWER([.D200])" office:value-type="string" office:string-value="commune">
            <text:p>commune</text:p>
          </table:table-cell>
          <table:table-cell table:formula="of:=IF([.E200]&lt;&gt;&quot;&quot;;REPLACE(T(FORMULA([.E200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Jekafo.pdf">Jekafo</text:a></text:p>
          </table:table-cell>
          <table:table-cell table:formula="of:=LOWER([.D201])" office:value-type="string" office:string-value="commune">
            <text:p>commune</text:p>
          </table:table-cell>
          <table:table-cell table:formula="of:=IF([.E201]&lt;&gt;&quot;&quot;;REPLACE(T(FORMULA([.E201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kaladougou.pdf">Kaladougou</text:a></text:p>
          </table:table-cell>
          <table:table-cell table:formula="of:=LOWER([.D202])" office:value-type="string" office:string-value="commune">
            <text:p>commune</text:p>
          </table:table-cell>
          <table:table-cell table:formula="of:=IF([.E202]&lt;&gt;&quot;&quot;;REPLACE(T(FORMULA([.E202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kemakafo.pdf">Kemekafo</text:a></text:p>
          </table:table-cell>
          <table:table-cell table:formula="of:=LOWER([.D203])" office:value-type="string" office:string-value="commune">
            <text:p>commune</text:p>
          </table:table-cell>
          <table:table-cell table:formula="of:=IF([.E203]&lt;&gt;&quot;&quot;;REPLACE(T(FORMULA([.E203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Kerela.pdf">Kerela</text:a></text:p>
          </table:table-cell>
          <table:table-cell table:formula="of:=LOWER([.D204])" office:value-type="string" office:string-value="commune">
            <text:p>commune</text:p>
          </table:table-cell>
          <table:table-cell table:formula="of:=IF([.E204]&lt;&gt;&quot;&quot;;REPLACE(T(FORMULA([.E204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Kilidougou.pdf">Kilidougou</text:a></text:p>
          </table:table-cell>
          <table:table-cell table:formula="of:=LOWER([.D205])" office:value-type="string" office:string-value="commune">
            <text:p>commune</text:p>
          </table:table-cell>
          <table:table-cell table:formula="of:=IF([.E205]&lt;&gt;&quot;&quot;;REPLACE(T(FORMULA([.E205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Massigui.pdf">Massigui</text:a></text:p>
          </table:table-cell>
          <table:table-cell table:formula="of:=LOWER([.D206])" office:value-type="string" office:string-value="commune">
            <text:p>commune</text:p>
          </table:table-cell>
          <table:table-cell table:formula="of:=IF([.E206]&lt;&gt;&quot;&quot;;REPLACE(T(FORMULA([.E206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Nangola.pdf">Nangola</text:a></text:p>
          </table:table-cell>
          <table:table-cell table:formula="of:=LOWER([.D207])" office:value-type="string" office:string-value="commune">
            <text:p>commune</text:p>
          </table:table-cell>
          <table:table-cell table:formula="of:=IF([.E207]&lt;&gt;&quot;&quot;;REPLACE(T(FORMULA([.E207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NDlondougou.pdf">N'dlondougou</text:a></text:p>
          </table:table-cell>
          <table:table-cell table:formula="of:=LOWER([.D208])" office:value-type="string" office:string-value="commune">
            <text:p>commune</text:p>
          </table:table-cell>
          <table:table-cell table:formula="of:=IF([.E208]&lt;&gt;&quot;&quot;;REPLACE(T(FORMULA([.E208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Ngaradougou.pdf">N'garadougou</text:a></text:p>
          </table:table-cell>
          <table:table-cell table:formula="of:=LOWER([.D209])" office:value-type="string" office:string-value="commune">
            <text:p>commune</text:p>
          </table:table-cell>
          <table:table-cell table:formula="of:=IF([.E209]&lt;&gt;&quot;&quot;;REPLACE(T(FORMULA([.E209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NGolobougou.pdf">N'golobougou</text:a></text:p>
          </table:table-cell>
          <table:table-cell table:formula="of:=LOWER([.D210])" office:value-type="string" office:string-value="commune">
            <text:p>commune</text:p>
          </table:table-cell>
          <table:table-cell table:formula="of:=IF([.E210]&lt;&gt;&quot;&quot;;REPLACE(T(FORMULA([.E210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Niantjila.pdf">Niantjila</text:a></text:p>
          </table:table-cell>
          <table:table-cell table:formula="of:=LOWER([.D211])" office:value-type="string" office:string-value="commune">
            <text:p>commune</text:p>
          </table:table-cell>
          <table:table-cell table:formula="of:=IF([.E211]&lt;&gt;&quot;&quot;;REPLACE(T(FORMULA([.E211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Tenindougou.pdf">Tenindougou</text:a></text:p>
          </table:table-cell>
          <table:table-cell table:formula="of:=LOWER([.D212])" office:value-type="string" office:string-value="commune">
            <text:p>commune</text:p>
          </table:table-cell>
          <table:table-cell table:formula="of:=IF([.E212]&lt;&gt;&quot;&quot;;REPLACE(T(FORMULA([.E212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Wacoro.pdf">Wacoro</text:a></text:p>
          </table:table-cell>
          <table:table-cell table:formula="of:=LOWER([.D213])" office:value-type="string" office:string-value="commune">
            <text:p>commune</text:p>
          </table:table-cell>
          <table:table-cell table:formula="of:=IF([.E213]&lt;&gt;&quot;&quot;;REPLACE(T(FORMULA([.E213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dioila/P_S_A_Zan_Coulibaly.pdf">Zan Coulibaly</text:a></text:p>
          </table:table-cell>
          <table:table-cell table:formula="of:=LOWER([.D214])" office:value-type="string" office:string-value="commune">
            <text:p>commune</text:p>
          </table:table-cell>
          <table:table-cell table:formula="of:=IF([.E214]&lt;&gt;&quot;&quot;;REPLACE(T(FORMULA([.E214]));1;4;&quot;&quot;);&quot;&quot;)" office:value-type="string" office:string-value="191">
            <text:p>191</text:p>
          </table:table-cell>
          <table:table-cell office:value-type="string">
            <text:p>COMMUNE</text:p>
          </table:table-cell>
          <table:table-cell table:formula="of:=[.$A$191]" office:value-type="string" office:string-value="Dioila">
            <text:p>Dioil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ngaba/psa_cynthese_cercle_kangaba.pdf">Kangaba</text:a></text:p>
          </table:table-cell>
          <table:table-cell table:formula="of:=LOWER([.D215])" office:value-type="string" office:string-value="cercle">
            <text:p>cercle</text:p>
          </table:table-cell>
          <table:table-cell table:formula="of:=IF([.E215]&lt;&gt;&quot;&quot;;REPLACE(T(FORMULA([.E215]));1;4;&quot;&quot;);&quot;&quot;)" office:value-type="string" office:string-value="180">
            <text:p>180</text:p>
          </table:table-cell>
          <table:table-cell office:value-type="string">
            <text:p>CERCLE</text:p>
          </table:table-cell>
          <table:table-cell table:formula="of:=[.$A$180]" office:value-type="string" office:string-value="Koulikoro">
            <text:p>Koulikoro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ngaba/psa_balan-bakama.pdf">Balan Bakama</text:a></text:p>
          </table:table-cell>
          <table:table-cell table:formula="of:=LOWER([.D216])" office:value-type="string" office:string-value="commune">
            <text:p>commune</text:p>
          </table:table-cell>
          <table:table-cell table:formula="of:=IF([.E216]&lt;&gt;&quot;&quot;;REPLACE(T(FORMULA([.E216]));1;4;&quot;&quot;);&quot;&quot;)" office:value-type="string" office:string-value="215">
            <text:p>215</text:p>
          </table:table-cell>
          <table:table-cell office:value-type="string">
            <text:p>COMMUNE</text:p>
          </table:table-cell>
          <table:table-cell table:formula="of:=[.$A$215]" office:value-type="string" office:string-value="Kangaba">
            <text:p>Kangab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ngaba/psa_benkadi.pdf">Benkadi</text:a></text:p>
          </table:table-cell>
          <table:table-cell table:formula="of:=LOWER([.D217])" office:value-type="string" office:string-value="commune">
            <text:p>commune</text:p>
          </table:table-cell>
          <table:table-cell table:formula="of:=IF([.E217]&lt;&gt;&quot;&quot;;REPLACE(T(FORMULA([.E217]));1;4;&quot;&quot;);&quot;&quot;)" office:value-type="string" office:string-value="215">
            <text:p>215</text:p>
          </table:table-cell>
          <table:table-cell office:value-type="string">
            <text:p>COMMUNE</text:p>
          </table:table-cell>
          <table:table-cell table:formula="of:=[.$A$215]" office:value-type="string" office:string-value="Kangaba">
            <text:p>Kangab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ngaba/psa_kaniogo.pdf">Kaniogo</text:a></text:p>
          </table:table-cell>
          <table:table-cell table:formula="of:=LOWER([.D218])" office:value-type="string" office:string-value="commune">
            <text:p>commune</text:p>
          </table:table-cell>
          <table:table-cell table:formula="of:=IF([.E218]&lt;&gt;&quot;&quot;;REPLACE(T(FORMULA([.E218]));1;4;&quot;&quot;);&quot;&quot;)" office:value-type="string" office:string-value="215">
            <text:p>215</text:p>
          </table:table-cell>
          <table:table-cell office:value-type="string">
            <text:p>COMMUNE</text:p>
          </table:table-cell>
          <table:table-cell table:formula="of:=[.$A$215]" office:value-type="string" office:string-value="Kangaba">
            <text:p>Kangab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ngaba/psa_karan.pdf">Karan</text:a></text:p>
          </table:table-cell>
          <table:table-cell table:formula="of:=LOWER([.D219])" office:value-type="string" office:string-value="commune">
            <text:p>commune</text:p>
          </table:table-cell>
          <table:table-cell table:formula="of:=IF([.E219]&lt;&gt;&quot;&quot;;REPLACE(T(FORMULA([.E219]));1;4;&quot;&quot;);&quot;&quot;)" office:value-type="string" office:string-value="215">
            <text:p>215</text:p>
          </table:table-cell>
          <table:table-cell office:value-type="string">
            <text:p>COMMUNE</text:p>
          </table:table-cell>
          <table:table-cell table:formula="of:=[.$A$215]" office:value-type="string" office:string-value="Kangaba">
            <text:p>Kangab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ngaba/psa_maramandougou.pdf">Maramandougou</text:a></text:p>
          </table:table-cell>
          <table:table-cell table:formula="of:=LOWER([.D220])" office:value-type="string" office:string-value="commune">
            <text:p>commune</text:p>
          </table:table-cell>
          <table:table-cell table:formula="of:=IF([.E220]&lt;&gt;&quot;&quot;;REPLACE(T(FORMULA([.E220]));1;4;&quot;&quot;);&quot;&quot;)" office:value-type="string" office:string-value="215">
            <text:p>215</text:p>
          </table:table-cell>
          <table:table-cell office:value-type="string">
            <text:p>COMMUNE</text:p>
          </table:table-cell>
          <table:table-cell table:formula="of:=[.$A$215]" office:value-type="string" office:string-value="Kangaba">
            <text:p>Kangab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ngaba/psa_minidian.pdf">Minidian</text:a></text:p>
          </table:table-cell>
          <table:table-cell table:formula="of:=LOWER([.D221])" office:value-type="string" office:string-value="commune">
            <text:p>commune</text:p>
          </table:table-cell>
          <table:table-cell table:formula="of:=IF([.E221]&lt;&gt;&quot;&quot;;REPLACE(T(FORMULA([.E221]));1;4;&quot;&quot;);&quot;&quot;)" office:value-type="string" office:string-value="215">
            <text:p>215</text:p>
          </table:table-cell>
          <table:table-cell office:value-type="string">
            <text:p>COMMUNE</text:p>
          </table:table-cell>
          <table:table-cell table:formula="of:=[.$A$215]" office:value-type="string" office:string-value="Kangaba">
            <text:p>Kangab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ngaba/psa_narena.pdf">Narena</text:a></text:p>
          </table:table-cell>
          <table:table-cell table:formula="of:=LOWER([.D222])" office:value-type="string" office:string-value="commune">
            <text:p>commune</text:p>
          </table:table-cell>
          <table:table-cell table:formula="of:=IF([.E222]&lt;&gt;&quot;&quot;;REPLACE(T(FORMULA([.E222]));1;4;&quot;&quot;);&quot;&quot;)" office:value-type="string" office:string-value="215">
            <text:p>215</text:p>
          </table:table-cell>
          <table:table-cell office:value-type="string">
            <text:p>COMMUNE</text:p>
          </table:table-cell>
          <table:table-cell table:formula="of:=[.$A$215]" office:value-type="string" office:string-value="Kangaba">
            <text:p>Kangab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ngaba/psa_nouga.pdf">Nouga</text:a></text:p>
          </table:table-cell>
          <table:table-cell table:formula="of:=LOWER([.D223])" office:value-type="string" office:string-value="commune">
            <text:p>commune</text:p>
          </table:table-cell>
          <table:table-cell table:formula="of:=IF([.E223]&lt;&gt;&quot;&quot;;REPLACE(T(FORMULA([.E223]));1;4;&quot;&quot;);&quot;&quot;)" office:value-type="string" office:string-value="215">
            <text:p>215</text:p>
          </table:table-cell>
          <table:table-cell office:value-type="string">
            <text:p>COMMUNE</text:p>
          </table:table-cell>
          <table:table-cell table:formula="of:=[.$A$215]" office:value-type="string" office:string-value="Kangaba">
            <text:p>Kangaba</text:p>
          </table:table-cell>
          <table:table-cell/>
        </table:table-row>
        <table:table-row table:style-name="ro1">
          <table:table-cell table:style-name="ce4" office:value-type="string">
            <text:p>Kati</text:p>
          </table:table-cell>
          <table:table-cell table:formula="of:=LOWER([.D224])" office:value-type="string" office:string-value="cercle">
            <text:p>cercle</text:p>
          </table:table-cell>
          <table:table-cell table:formula="of:=IF([.E224]&lt;&gt;&quot;&quot;;REPLACE(T(FORMULA([.E224]));1;4;&quot;&quot;);&quot;&quot;)" office:value-type="string" office:string-value="180">
            <text:p>180</text:p>
          </table:table-cell>
          <table:table-cell office:value-type="string">
            <text:p>CERCLE</text:p>
          </table:table-cell>
          <table:table-cell table:formula="of:=[.$A$180]" office:value-type="string" office:string-value="Koulikoro">
            <text:p>Koulikoro</text:p>
          </table:table-cell>
          <table:table-cell/>
        </table:table-row>
        <table:table-row table:style-name="ro1">
          <table:table-cell table:style-name="ce4" office:value-type="string">
            <text:p>Baguineda-camp</text:p>
          </table:table-cell>
          <table:table-cell table:formula="of:=LOWER([.D225])" office:value-type="string" office:string-value="commune">
            <text:p>commune</text:p>
          </table:table-cell>
          <table:table-cell table:formula="of:=IF([.E225]&lt;&gt;&quot;&quot;;REPLACE(T(FORMULA([.E225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Bamako</text:p>
          </table:table-cell>
          <table:table-cell table:formula="of:=LOWER([.D226])" office:value-type="string" office:string-value="commune">
            <text:p>commune</text:p>
          </table:table-cell>
          <table:table-cell table:formula="of:=IF([.E226]&lt;&gt;&quot;&quot;;REPLACE(T(FORMULA([.E226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Bancoumana</text:p>
          </table:table-cell>
          <table:table-cell table:formula="of:=LOWER([.D227])" office:value-type="string" office:string-value="commune">
            <text:p>commune</text:p>
          </table:table-cell>
          <table:table-cell table:formula="of:=IF([.E227]&lt;&gt;&quot;&quot;;REPLACE(T(FORMULA([.E227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Bossofala</text:p>
          </table:table-cell>
          <table:table-cell table:formula="of:=LOWER([.D228])" office:value-type="string" office:string-value="commune">
            <text:p>commune</text:p>
          </table:table-cell>
          <table:table-cell table:formula="of:=IF([.E228]&lt;&gt;&quot;&quot;;REPLACE(T(FORMULA([.E228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Bougoula</text:p>
          </table:table-cell>
          <table:table-cell table:formula="of:=LOWER([.D229])" office:value-type="string" office:string-value="commune">
            <text:p>commune</text:p>
          </table:table-cell>
          <table:table-cell table:formula="of:=IF([.E229]&lt;&gt;&quot;&quot;;REPLACE(T(FORMULA([.E229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Kati</text:p>
          </table:table-cell>
          <table:table-cell table:formula="of:=LOWER([.D230])" office:value-type="string" office:string-value="commune">
            <text:p>commune</text:p>
          </table:table-cell>
          <table:table-cell table:formula="of:=IF([.E230]&lt;&gt;&quot;&quot;;REPLACE(T(FORMULA([.E230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ti/P_S_A_Daban.pdf">Daban</text:a></text:p>
          </table:table-cell>
          <table:table-cell table:formula="of:=LOWER([.D231])" office:value-type="string" office:string-value="commune">
            <text:p>commune</text:p>
          </table:table-cell>
          <table:table-cell table:formula="of:=IF([.E231]&lt;&gt;&quot;&quot;;REPLACE(T(FORMULA([.E231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Diago</text:p>
          </table:table-cell>
          <table:table-cell table:formula="of:=LOWER([.D232])" office:value-type="string" office:string-value="commune">
            <text:p>commune</text:p>
          </table:table-cell>
          <table:table-cell table:formula="of:=IF([.E232]&lt;&gt;&quot;&quot;;REPLACE(T(FORMULA([.E232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ti/P_S_A_Dialakoroba.pdf">Dialakoroba</text:a></text:p>
          </table:table-cell>
          <table:table-cell table:formula="of:=LOWER([.D233])" office:value-type="string" office:string-value="commune">
            <text:p>commune</text:p>
          </table:table-cell>
          <table:table-cell table:formula="of:=IF([.E233]&lt;&gt;&quot;&quot;;REPLACE(T(FORMULA([.E233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Dialakorodji</text:p>
          </table:table-cell>
          <table:table-cell table:formula="of:=LOWER([.D234])" office:value-type="string" office:string-value="commune">
            <text:p>commune</text:p>
          </table:table-cell>
          <table:table-cell table:formula="of:=IF([.E234]&lt;&gt;&quot;&quot;;REPLACE(T(FORMULA([.E234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Diedougou</text:p>
          </table:table-cell>
          <table:table-cell table:formula="of:=LOWER([.D235])" office:value-type="string" office:string-value="commune">
            <text:p>commune</text:p>
          </table:table-cell>
          <table:table-cell table:formula="of:=IF([.E235]&lt;&gt;&quot;&quot;;REPLACE(T(FORMULA([.E235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ti/P_S_A_Dio-gare.pdf">Dio-gare</text:a></text:p>
          </table:table-cell>
          <table:table-cell table:formula="of:=LOWER([.D236])" office:value-type="string" office:string-value="commune">
            <text:p>commune</text:p>
          </table:table-cell>
          <table:table-cell table:formula="of:=IF([.E236]&lt;&gt;&quot;&quot;;REPLACE(T(FORMULA([.E236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Dogodouman</text:p>
          </table:table-cell>
          <table:table-cell table:formula="of:=LOWER([.D237])" office:value-type="string" office:string-value="commune">
            <text:p>commune</text:p>
          </table:table-cell>
          <table:table-cell table:formula="of:=IF([.E237]&lt;&gt;&quot;&quot;;REPLACE(T(FORMULA([.E237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Dombila</text:p>
          </table:table-cell>
          <table:table-cell table:formula="of:=LOWER([.D238])" office:value-type="string" office:string-value="commune">
            <text:p>commune</text:p>
          </table:table-cell>
          <table:table-cell table:formula="of:=IF([.E238]&lt;&gt;&quot;&quot;;REPLACE(T(FORMULA([.E238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ti/P_S_A_Doubabougou.pdf">Doubabougou</text:a></text:p>
          </table:table-cell>
          <table:table-cell table:formula="of:=LOWER([.D239])" office:value-type="string" office:string-value="commune">
            <text:p>commune</text:p>
          </table:table-cell>
          <table:table-cell table:formula="of:=IF([.E239]&lt;&gt;&quot;&quot;;REPLACE(T(FORMULA([.E239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ti/P_S_A_Faraba.pdf">Faraba</text:a></text:p>
          </table:table-cell>
          <table:table-cell table:formula="of:=LOWER([.D240])" office:value-type="string" office:string-value="commune">
            <text:p>commune</text:p>
          </table:table-cell>
          <table:table-cell table:formula="of:=IF([.E240]&lt;&gt;&quot;&quot;;REPLACE(T(FORMULA([.E240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Kalabancoro</text:p>
          </table:table-cell>
          <table:table-cell table:formula="of:=LOWER([.D241])" office:value-type="string" office:string-value="commune">
            <text:p>commune</text:p>
          </table:table-cell>
          <table:table-cell table:formula="of:=IF([.E241]&lt;&gt;&quot;&quot;;REPLACE(T(FORMULA([.E241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ti/P_S_A_kalifabougou.pdf">Kalifabougou</text:a></text:p>
          </table:table-cell>
          <table:table-cell table:formula="of:=LOWER([.D242])" office:value-type="string" office:string-value="commune">
            <text:p>commune</text:p>
          </table:table-cell>
          <table:table-cell table:formula="of:=IF([.E242]&lt;&gt;&quot;&quot;;REPLACE(T(FORMULA([.E242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Kambila</text:p>
          </table:table-cell>
          <table:table-cell table:formula="of:=LOWER([.D243])" office:value-type="string" office:string-value="commune">
            <text:p>commune</text:p>
          </table:table-cell>
          <table:table-cell table:formula="of:=IF([.E243]&lt;&gt;&quot;&quot;;REPLACE(T(FORMULA([.E243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ti/P_S_A_Kourouba.pdf">Kourouba</text:a></text:p>
          </table:table-cell>
          <table:table-cell table:formula="of:=LOWER([.D244])" office:value-type="string" office:string-value="commune">
            <text:p>commune</text:p>
          </table:table-cell>
          <table:table-cell table:formula="of:=IF([.E244]&lt;&gt;&quot;&quot;;REPLACE(T(FORMULA([.E244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Mande</text:p>
          </table:table-cell>
          <table:table-cell table:formula="of:=LOWER([.D245])" office:value-type="string" office:string-value="commune">
            <text:p>commune</text:p>
          </table:table-cell>
          <table:table-cell table:formula="of:=IF([.E245]&lt;&gt;&quot;&quot;;REPLACE(T(FORMULA([.E245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Moribabougou</text:p>
          </table:table-cell>
          <table:table-cell table:formula="of:=LOWER([.D246])" office:value-type="string" office:string-value="commune">
            <text:p>commune</text:p>
          </table:table-cell>
          <table:table-cell table:formula="of:=IF([.E246]&lt;&gt;&quot;&quot;;REPLACE(T(FORMULA([.E246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ti/P_S_A_Mountougoula.pdf">Mountougoula</text:a></text:p>
          </table:table-cell>
          <table:table-cell table:formula="of:=LOWER([.D247])" office:value-type="string" office:string-value="commune">
            <text:p>commune</text:p>
          </table:table-cell>
          <table:table-cell table:formula="of:=IF([.E247]&lt;&gt;&quot;&quot;;REPLACE(T(FORMULA([.E247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N'gabacoro Droit</text:p>
          </table:table-cell>
          <table:table-cell table:formula="of:=LOWER([.D248])" office:value-type="string" office:string-value="commune">
            <text:p>commune</text:p>
          </table:table-cell>
          <table:table-cell table:formula="of:=IF([.E248]&lt;&gt;&quot;&quot;;REPLACE(T(FORMULA([.E248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ti/P_S_A_NGouraba.pdf">N'gouraba</text:a></text:p>
          </table:table-cell>
          <table:table-cell table:formula="of:=LOWER([.D249])" office:value-type="string" office:string-value="commune">
            <text:p>commune</text:p>
          </table:table-cell>
          <table:table-cell table:formula="of:=IF([.E249]&lt;&gt;&quot;&quot;;REPLACE(T(FORMULA([.E249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ti/P_S_A_Niagadina.pdf">Niagadina</text:a></text:p>
          </table:table-cell>
          <table:table-cell table:formula="of:=LOWER([.D250])" office:value-type="string" office:string-value="commune">
            <text:p>commune</text:p>
          </table:table-cell>
          <table:table-cell table:formula="of:=IF([.E250]&lt;&gt;&quot;&quot;;REPLACE(T(FORMULA([.E250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Nioumamakana</text:p>
          </table:table-cell>
          <table:table-cell table:formula="of:=LOWER([.D251])" office:value-type="string" office:string-value="commune">
            <text:p>commune</text:p>
          </table:table-cell>
          <table:table-cell table:formula="of:=IF([.E251]&lt;&gt;&quot;&quot;;REPLACE(T(FORMULA([.E251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N'tjiba</text:p>
          </table:table-cell>
          <table:table-cell table:formula="of:=LOWER([.D252])" office:value-type="string" office:string-value="commune">
            <text:p>commune</text:p>
          </table:table-cell>
          <table:table-cell table:formula="of:=IF([.E252]&lt;&gt;&quot;&quot;;REPLACE(T(FORMULA([.E252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ti/P_S_A_ouelessebougou.pdf">Ouelessebougou</text:a></text:p>
          </table:table-cell>
          <table:table-cell table:formula="of:=LOWER([.D253])" office:value-type="string" office:string-value="commune">
            <text:p>commune</text:p>
          </table:table-cell>
          <table:table-cell table:formula="of:=IF([.E253]&lt;&gt;&quot;&quot;;REPLACE(T(FORMULA([.E253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ti/P_S_A_Safo.pdf">Safo</text:a></text:p>
          </table:table-cell>
          <table:table-cell table:formula="of:=LOWER([.D254])" office:value-type="string" office:string-value="commune">
            <text:p>commune</text:p>
          </table:table-cell>
          <table:table-cell table:formula="of:=IF([.E254]&lt;&gt;&quot;&quot;;REPLACE(T(FORMULA([.E254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ti/P_S_A_Sanankoro-Djitoumou.pdf">Sanankoro Djitoumou</text:a></text:p>
          </table:table-cell>
          <table:table-cell table:formula="of:=LOWER([.D255])" office:value-type="string" office:string-value="commune">
            <text:p>commune</text:p>
          </table:table-cell>
          <table:table-cell table:formula="of:=IF([.E255]&lt;&gt;&quot;&quot;;REPLACE(T(FORMULA([.E255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ti/P_S_A_Sanankoroba.pdf">Sanankoroba</text:a></text:p>
          </table:table-cell>
          <table:table-cell table:formula="of:=LOWER([.D256])" office:value-type="string" office:string-value="commune">
            <text:p>commune</text:p>
          </table:table-cell>
          <table:table-cell table:formula="of:=IF([.E256]&lt;&gt;&quot;&quot;;REPLACE(T(FORMULA([.E256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Sangarebougou</text:p>
          </table:table-cell>
          <table:table-cell table:formula="of:=LOWER([.D257])" office:value-type="string" office:string-value="commune">
            <text:p>commune</text:p>
          </table:table-cell>
          <table:table-cell table:formula="of:=IF([.E257]&lt;&gt;&quot;&quot;;REPLACE(T(FORMULA([.E257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Siby</text:p>
          </table:table-cell>
          <table:table-cell table:formula="of:=LOWER([.D258])" office:value-type="string" office:string-value="commune">
            <text:p>commune</text:p>
          </table:table-cell>
          <table:table-cell table:formula="of:=IF([.E258]&lt;&gt;&quot;&quot;;REPLACE(T(FORMULA([.E258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Sobra</text:p>
          </table:table-cell>
          <table:table-cell table:formula="of:=LOWER([.D259])" office:value-type="string" office:string-value="commune">
            <text:p>commune</text:p>
          </table:table-cell>
          <table:table-cell table:formula="of:=IF([.E259]&lt;&gt;&quot;&quot;;REPLACE(T(FORMULA([.E259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ti/P_S_A_Tiakadougo-Dialakoro.pdf">Tiakadougou-dialakoro</text:a></text:p>
          </table:table-cell>
          <table:table-cell table:formula="of:=LOWER([.D260])" office:value-type="string" office:string-value="commune">
            <text:p>commune</text:p>
          </table:table-cell>
          <table:table-cell table:formula="of:=IF([.E260]&lt;&gt;&quot;&quot;;REPLACE(T(FORMULA([.E260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Tiele</text:p>
          </table:table-cell>
          <table:table-cell table:formula="of:=LOWER([.D261])" office:value-type="string" office:string-value="commune">
            <text:p>commune</text:p>
          </table:table-cell>
          <table:table-cell table:formula="of:=IF([.E261]&lt;&gt;&quot;&quot;;REPLACE(T(FORMULA([.E261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ati/P_S_A_Yelekebougou.pdf">Yelekebougou</text:a></text:p>
          </table:table-cell>
          <table:table-cell table:formula="of:=LOWER([.D262])" office:value-type="string" office:string-value="commune">
            <text:p>commune</text:p>
          </table:table-cell>
          <table:table-cell table:formula="of:=IF([.E262]&lt;&gt;&quot;&quot;;REPLACE(T(FORMULA([.E262]));1;4;&quot;&quot;);&quot;&quot;)" office:value-type="string" office:string-value="224">
            <text:p>224</text:p>
          </table:table-cell>
          <table:table-cell office:value-type="string">
            <text:p>COMMUNE</text:p>
          </table:table-cell>
          <table:table-cell table:formula="of:=[.$A$224]" office:value-type="string" office:string-value="Kati">
            <text:p>Kati</text:p>
          </table:table-cell>
          <table:table-cell/>
        </table:table-row>
        <table:table-row table:style-name="ro1">
          <table:table-cell table:style-name="ce4" office:value-type="string">
            <text:p>Kolokani</text:p>
          </table:table-cell>
          <table:table-cell table:formula="of:=LOWER([.D263])" office:value-type="string" office:string-value="cercle">
            <text:p>cercle</text:p>
          </table:table-cell>
          <table:table-cell table:formula="of:=IF([.E263]&lt;&gt;&quot;&quot;;REPLACE(T(FORMULA([.E263]));1;4;&quot;&quot;);&quot;&quot;)" office:value-type="string" office:string-value="180">
            <text:p>180</text:p>
          </table:table-cell>
          <table:table-cell office:value-type="string">
            <text:p>CERCLE</text:p>
          </table:table-cell>
          <table:table-cell table:formula="of:=[.$A$180]" office:value-type="string" office:string-value="Koulikoro">
            <text:p>Koulikoro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olokani/P_S_A_DIDIENI.pdf">Didieni</text:a></text:p>
          </table:table-cell>
          <table:table-cell table:formula="of:=LOWER([.D264])" office:value-type="string" office:string-value="commune">
            <text:p>commune</text:p>
          </table:table-cell>
          <table:table-cell table:formula="of:=IF([.E264]&lt;&gt;&quot;&quot;;REPLACE(T(FORMULA([.E264]));1;4;&quot;&quot;);&quot;&quot;)" office:value-type="string" office:string-value="263">
            <text:p>263</text:p>
          </table:table-cell>
          <table:table-cell office:value-type="string">
            <text:p>COMMUNE</text:p>
          </table:table-cell>
          <table:table-cell table:formula="of:=[.$A$263]" office:value-type="string" office:string-value="Kolokani">
            <text:p>Kolokan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olokani/P_S_A_Guihoyo.pdf">Guihoyo</text:a></text:p>
          </table:table-cell>
          <table:table-cell table:formula="of:=LOWER([.D265])" office:value-type="string" office:string-value="commune">
            <text:p>commune</text:p>
          </table:table-cell>
          <table:table-cell table:formula="of:=IF([.E265]&lt;&gt;&quot;&quot;;REPLACE(T(FORMULA([.E265]));1;4;&quot;&quot;);&quot;&quot;)" office:value-type="string" office:string-value="263">
            <text:p>263</text:p>
          </table:table-cell>
          <table:table-cell office:value-type="string">
            <text:p>COMMUNE</text:p>
          </table:table-cell>
          <table:table-cell table:formula="of:=[.$A$263]" office:value-type="string" office:string-value="Kolokani">
            <text:p>Kolokan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olokani/P_S_A_Kolokani.pdf">Kolokani</text:a></text:p>
          </table:table-cell>
          <table:table-cell table:formula="of:=LOWER([.D266])" office:value-type="string" office:string-value="commune">
            <text:p>commune</text:p>
          </table:table-cell>
          <table:table-cell table:formula="of:=IF([.E266]&lt;&gt;&quot;&quot;;REPLACE(T(FORMULA([.E266]));1;4;&quot;&quot;);&quot;&quot;)" office:value-type="string" office:string-value="263">
            <text:p>263</text:p>
          </table:table-cell>
          <table:table-cell office:value-type="string">
            <text:p>COMMUNE</text:p>
          </table:table-cell>
          <table:table-cell table:formula="of:=[.$A$263]" office:value-type="string" office:string-value="Kolokani">
            <text:p>Kolokan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olokani/P_S_A_Massantola.pdf">Massantola</text:a></text:p>
          </table:table-cell>
          <table:table-cell table:formula="of:=LOWER([.D267])" office:value-type="string" office:string-value="commune">
            <text:p>commune</text:p>
          </table:table-cell>
          <table:table-cell table:formula="of:=IF([.E267]&lt;&gt;&quot;&quot;;REPLACE(T(FORMULA([.E267]));1;4;&quot;&quot;);&quot;&quot;)" office:value-type="string" office:string-value="263">
            <text:p>263</text:p>
          </table:table-cell>
          <table:table-cell office:value-type="string">
            <text:p>COMMUNE</text:p>
          </table:table-cell>
          <table:table-cell table:formula="of:=[.$A$263]" office:value-type="string" office:string-value="Kolokani">
            <text:p>Kolokan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olokani/P_S_A_Nonkon.pdf">Nonkon</text:a></text:p>
          </table:table-cell>
          <table:table-cell table:formula="of:=LOWER([.D268])" office:value-type="string" office:string-value="commune">
            <text:p>commune</text:p>
          </table:table-cell>
          <table:table-cell table:formula="of:=IF([.E268]&lt;&gt;&quot;&quot;;REPLACE(T(FORMULA([.E268]));1;4;&quot;&quot;);&quot;&quot;)" office:value-type="string" office:string-value="263">
            <text:p>263</text:p>
          </table:table-cell>
          <table:table-cell office:value-type="string">
            <text:p>COMMUNE</text:p>
          </table:table-cell>
          <table:table-cell table:formula="of:=[.$A$263]" office:value-type="string" office:string-value="Kolokani">
            <text:p>Kolokan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olokani/P_S_A_Nossombougou.pdf">Nossombougou</text:a></text:p>
          </table:table-cell>
          <table:table-cell table:formula="of:=LOWER([.D269])" office:value-type="string" office:string-value="commune">
            <text:p>commune</text:p>
          </table:table-cell>
          <table:table-cell table:formula="of:=IF([.E269]&lt;&gt;&quot;&quot;;REPLACE(T(FORMULA([.E269]));1;4;&quot;&quot;);&quot;&quot;)" office:value-type="string" office:string-value="263">
            <text:p>263</text:p>
          </table:table-cell>
          <table:table-cell office:value-type="string">
            <text:p>COMMUNE</text:p>
          </table:table-cell>
          <table:table-cell table:formula="of:=[.$A$263]" office:value-type="string" office:string-value="Kolokani">
            <text:p>Kolokan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olokani/P_S_A_Ouolodo.pdf">Ouolodo</text:a></text:p>
          </table:table-cell>
          <table:table-cell table:formula="of:=LOWER([.D270])" office:value-type="string" office:string-value="commune">
            <text:p>commune</text:p>
          </table:table-cell>
          <table:table-cell table:formula="of:=IF([.E270]&lt;&gt;&quot;&quot;;REPLACE(T(FORMULA([.E270]));1;4;&quot;&quot;);&quot;&quot;)" office:value-type="string" office:string-value="263">
            <text:p>263</text:p>
          </table:table-cell>
          <table:table-cell office:value-type="string">
            <text:p>COMMUNE</text:p>
          </table:table-cell>
          <table:table-cell table:formula="of:=[.$A$263]" office:value-type="string" office:string-value="Kolokani">
            <text:p>Kolokan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olokani/P_S_A_Sagabala.pdf">Sagabala</text:a></text:p>
          </table:table-cell>
          <table:table-cell table:formula="of:=LOWER([.D271])" office:value-type="string" office:string-value="commune">
            <text:p>commune</text:p>
          </table:table-cell>
          <table:table-cell table:formula="of:=IF([.E271]&lt;&gt;&quot;&quot;;REPLACE(T(FORMULA([.E271]));1;4;&quot;&quot;);&quot;&quot;)" office:value-type="string" office:string-value="263">
            <text:p>263</text:p>
          </table:table-cell>
          <table:table-cell office:value-type="string">
            <text:p>COMMUNE</text:p>
          </table:table-cell>
          <table:table-cell table:formula="of:=[.$A$263]" office:value-type="string" office:string-value="Kolokani">
            <text:p>Kolokan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olokani/P_S_A_SEBECORO_I.pdf">Sebecoro 1</text:a></text:p>
          </table:table-cell>
          <table:table-cell table:formula="of:=LOWER([.D272])" office:value-type="string" office:string-value="commune">
            <text:p>commune</text:p>
          </table:table-cell>
          <table:table-cell table:formula="of:=IF([.E272]&lt;&gt;&quot;&quot;;REPLACE(T(FORMULA([.E272]));1;4;&quot;&quot;);&quot;&quot;)" office:value-type="string" office:string-value="263">
            <text:p>263</text:p>
          </table:table-cell>
          <table:table-cell office:value-type="string">
            <text:p>COMMUNE</text:p>
          </table:table-cell>
          <table:table-cell table:formula="of:=[.$A$263]" office:value-type="string" office:string-value="Kolokani">
            <text:p>Kolokan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olokani/P_S_A_TIORIBOUGOU.pdf">Tioribougou</text:a></text:p>
          </table:table-cell>
          <table:table-cell table:formula="of:=LOWER([.D273])" office:value-type="string" office:string-value="commune">
            <text:p>commune</text:p>
          </table:table-cell>
          <table:table-cell table:formula="of:=IF([.E273]&lt;&gt;&quot;&quot;;REPLACE(T(FORMULA([.E273]));1;4;&quot;&quot;);&quot;&quot;)" office:value-type="string" office:string-value="263">
            <text:p>263</text:p>
          </table:table-cell>
          <table:table-cell office:value-type="string">
            <text:p>COMMUNE</text:p>
          </table:table-cell>
          <table:table-cell table:formula="of:=[.$A$263]" office:value-type="string" office:string-value="Kolokani">
            <text:p>Kolokani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kro/P_S_A_synkkro.pdf">Koulikoro</text:a></text:p>
          </table:table-cell>
          <table:table-cell table:formula="of:=LOWER([.D274])" office:value-type="string" office:string-value="cercle">
            <text:p>cercle</text:p>
          </table:table-cell>
          <table:table-cell table:formula="of:=IF([.E274]&lt;&gt;&quot;&quot;;REPLACE(T(FORMULA([.E274]));1;4;&quot;&quot;);&quot;&quot;)" office:value-type="string" office:string-value="180">
            <text:p>180</text:p>
          </table:table-cell>
          <table:table-cell office:value-type="string">
            <text:p>CERCLE</text:p>
          </table:table-cell>
          <table:table-cell table:formula="of:=[.$A$180]" office:value-type="string" office:string-value="Koulikoro">
            <text:p>Koulikoro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kro/PSA_Dinandougou.pdf">Dinandougou</text:a></text:p>
          </table:table-cell>
          <table:table-cell table:formula="of:=LOWER([.D275])" office:value-type="string" office:string-value="commune">
            <text:p>commune</text:p>
          </table:table-cell>
          <table:table-cell table:formula="of:=IF([.E275]&lt;&gt;&quot;&quot;;REPLACE(T(FORMULA([.E275]));1;4;&quot;&quot;);&quot;&quot;)" office:value-type="string" office:string-value="274">
            <text:p>274</text:p>
          </table:table-cell>
          <table:table-cell office:value-type="string">
            <text:p>COMMUNE</text:p>
          </table:table-cell>
          <table:table-cell table:formula="of:=[.$A$274]" office:value-type="string" office:string-value="Koulikoro">
            <text:p>Koulikoro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kro/P_S_A_Doumba.pdf">Doumba</text:a></text:p>
          </table:table-cell>
          <table:table-cell table:formula="of:=LOWER([.D276])" office:value-type="string" office:string-value="commune">
            <text:p>commune</text:p>
          </table:table-cell>
          <table:table-cell table:formula="of:=IF([.E276]&lt;&gt;&quot;&quot;;REPLACE(T(FORMULA([.E276]));1;4;&quot;&quot;);&quot;&quot;)" office:value-type="string" office:string-value="274">
            <text:p>274</text:p>
          </table:table-cell>
          <table:table-cell office:value-type="string">
            <text:p>COMMUNE</text:p>
          </table:table-cell>
          <table:table-cell table:formula="of:=[.$A$274]" office:value-type="string" office:string-value="Koulikoro">
            <text:p>Koulikoro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kro/P_S_A_Koula.pdf">Koula</text:a></text:p>
          </table:table-cell>
          <table:table-cell table:formula="of:=LOWER([.D277])" office:value-type="string" office:string-value="commune">
            <text:p>commune</text:p>
          </table:table-cell>
          <table:table-cell table:formula="of:=IF([.E277]&lt;&gt;&quot;&quot;;REPLACE(T(FORMULA([.E277]));1;4;&quot;&quot;);&quot;&quot;)" office:value-type="string" office:string-value="274">
            <text:p>274</text:p>
          </table:table-cell>
          <table:table-cell office:value-type="string">
            <text:p>COMMUNE</text:p>
          </table:table-cell>
          <table:table-cell table:formula="of:=[.$A$274]" office:value-type="string" office:string-value="Koulikoro">
            <text:p>Koulikoro</text:p>
          </table:table-cell>
          <table:table-cell/>
        </table:table-row>
        <table:table-row table:style-name="ro1">
          <table:table-cell office:value-type="string">
            <text:p>Koulikoro</text:p>
          </table:table-cell>
          <table:table-cell table:formula="of:=LOWER([.D278])" office:value-type="string" office:string-value="commune">
            <text:p>commune</text:p>
          </table:table-cell>
          <table:table-cell table:formula="of:=IF([.E278]&lt;&gt;&quot;&quot;;REPLACE(T(FORMULA([.E278]));1;4;&quot;&quot;);&quot;&quot;)" office:value-type="string" office:string-value="274">
            <text:p>274</text:p>
          </table:table-cell>
          <table:table-cell office:value-type="string">
            <text:p>COMMUNE</text:p>
          </table:table-cell>
          <table:table-cell table:formula="of:=[.$A$274]" office:value-type="string" office:string-value="Koulikoro">
            <text:p>Koulikoro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kro/P_S_A_Meguetan.pdf">Meguetan</text:a></text:p>
          </table:table-cell>
          <table:table-cell table:formula="of:=LOWER([.D279])" office:value-type="string" office:string-value="commune">
            <text:p>commune</text:p>
          </table:table-cell>
          <table:table-cell table:formula="of:=IF([.E279]&lt;&gt;&quot;&quot;;REPLACE(T(FORMULA([.E279]));1;4;&quot;&quot;);&quot;&quot;)" office:value-type="string" office:string-value="274">
            <text:p>274</text:p>
          </table:table-cell>
          <table:table-cell office:value-type="string">
            <text:p>COMMUNE</text:p>
          </table:table-cell>
          <table:table-cell table:formula="of:=[.$A$274]" office:value-type="string" office:string-value="Koulikoro">
            <text:p>Koulikoro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kro/PSA_Nyamina.pdf">Nyamina</text:a></text:p>
          </table:table-cell>
          <table:table-cell table:formula="of:=LOWER([.D280])" office:value-type="string" office:string-value="commune">
            <text:p>commune</text:p>
          </table:table-cell>
          <table:table-cell table:formula="of:=IF([.E280]&lt;&gt;&quot;&quot;;REPLACE(T(FORMULA([.E280]));1;4;&quot;&quot;);&quot;&quot;)" office:value-type="string" office:string-value="274">
            <text:p>274</text:p>
          </table:table-cell>
          <table:table-cell office:value-type="string">
            <text:p>COMMUNE</text:p>
          </table:table-cell>
          <table:table-cell table:formula="of:=[.$A$274]" office:value-type="string" office:string-value="Koulikoro">
            <text:p>Koulikoro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kro/P_S_A_Sirakorola.pdf">Sirakorola</text:a></text:p>
          </table:table-cell>
          <table:table-cell table:formula="of:=LOWER([.D281])" office:value-type="string" office:string-value="commune">
            <text:p>commune</text:p>
          </table:table-cell>
          <table:table-cell table:formula="of:=IF([.E281]&lt;&gt;&quot;&quot;;REPLACE(T(FORMULA([.E281]));1;4;&quot;&quot;);&quot;&quot;)" office:value-type="string" office:string-value="274">
            <text:p>274</text:p>
          </table:table-cell>
          <table:table-cell office:value-type="string">
            <text:p>COMMUNE</text:p>
          </table:table-cell>
          <table:table-cell table:formula="of:=[.$A$274]" office:value-type="string" office:string-value="Koulikoro">
            <text:p>Koulikoro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kro/PSA_Tienfala.pdf">Tienfala</text:a></text:p>
          </table:table-cell>
          <table:table-cell table:formula="of:=LOWER([.D282])" office:value-type="string" office:string-value="commune">
            <text:p>commune</text:p>
          </table:table-cell>
          <table:table-cell table:formula="of:=IF([.E282]&lt;&gt;&quot;&quot;;REPLACE(T(FORMULA([.E282]));1;4;&quot;&quot;);&quot;&quot;)" office:value-type="string" office:string-value="274">
            <text:p>274</text:p>
          </table:table-cell>
          <table:table-cell office:value-type="string">
            <text:p>COMMUNE</text:p>
          </table:table-cell>
          <table:table-cell table:formula="of:=[.$A$274]" office:value-type="string" office:string-value="Koulikoro">
            <text:p>Koulikoro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kkro/P_S_A_Tougouni.pdf">Tougouni</text:a></text:p>
          </table:table-cell>
          <table:table-cell table:formula="of:=LOWER([.D283])" office:value-type="string" office:string-value="commune">
            <text:p>commune</text:p>
          </table:table-cell>
          <table:table-cell table:formula="of:=IF([.E283]&lt;&gt;&quot;&quot;;REPLACE(T(FORMULA([.E283]));1;4;&quot;&quot;);&quot;&quot;)" office:value-type="string" office:string-value="274">
            <text:p>274</text:p>
          </table:table-cell>
          <table:table-cell office:value-type="string">
            <text:p>COMMUNE</text:p>
          </table:table-cell>
          <table:table-cell table:formula="of:=[.$A$274]" office:value-type="string" office:string-value="Koulikoro">
            <text:p>Koulikoro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nara/P_S_A_Syntnara.pdf">Nara</text:a></text:p>
          </table:table-cell>
          <table:table-cell table:formula="of:=LOWER([.D284])" office:value-type="string" office:string-value="cercle">
            <text:p>cercle</text:p>
          </table:table-cell>
          <table:table-cell table:formula="of:=IF([.E284]&lt;&gt;&quot;&quot;;REPLACE(T(FORMULA([.E284]));1;4;&quot;&quot;);&quot;&quot;)" office:value-type="string" office:string-value="180">
            <text:p>180</text:p>
          </table:table-cell>
          <table:table-cell office:value-type="string">
            <text:p>CERCLE</text:p>
          </table:table-cell>
          <table:table-cell table:formula="of:=[.$A$180]" office:value-type="string" office:string-value="Koulikoro">
            <text:p>Koulikoro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nara/P_S_A_Allahina.pdf">Allahina</text:a></text:p>
          </table:table-cell>
          <table:table-cell table:formula="of:=LOWER([.D285])" office:value-type="string" office:string-value="commune">
            <text:p>commune</text:p>
          </table:table-cell>
          <table:table-cell table:formula="of:=IF([.E285]&lt;&gt;&quot;&quot;;REPLACE(T(FORMULA([.E285]));1;4;&quot;&quot;);&quot;&quot;)" office:value-type="string" office:string-value="284">
            <text:p>284</text:p>
          </table:table-cell>
          <table:table-cell office:value-type="string">
            <text:p>COMMUNE</text:p>
          </table:table-cell>
          <table:table-cell table:formula="of:=[.$A$284]" office:value-type="string" office:string-value="Nara">
            <text:p>Nar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nara/P_S_A_Dabo.pdf">Dabo</text:a></text:p>
          </table:table-cell>
          <table:table-cell table:formula="of:=LOWER([.D286])" office:value-type="string" office:string-value="commune">
            <text:p>commune</text:p>
          </table:table-cell>
          <table:table-cell table:formula="of:=IF([.E286]&lt;&gt;&quot;&quot;;REPLACE(T(FORMULA([.E286]));1;4;&quot;&quot;);&quot;&quot;)" office:value-type="string" office:string-value="284">
            <text:p>284</text:p>
          </table:table-cell>
          <table:table-cell office:value-type="string">
            <text:p>COMMUNE</text:p>
          </table:table-cell>
          <table:table-cell table:formula="of:=[.$A$284]" office:value-type="string" office:string-value="Nara">
            <text:p>Nar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nara/P_S_A_Dilly.pdf">Dilly</text:a></text:p>
          </table:table-cell>
          <table:table-cell table:formula="of:=LOWER([.D287])" office:value-type="string" office:string-value="commune">
            <text:p>commune</text:p>
          </table:table-cell>
          <table:table-cell table:formula="of:=IF([.E287]&lt;&gt;&quot;&quot;;REPLACE(T(FORMULA([.E287]));1;4;&quot;&quot;);&quot;&quot;)" office:value-type="string" office:string-value="284">
            <text:p>284</text:p>
          </table:table-cell>
          <table:table-cell office:value-type="string">
            <text:p>COMMUNE</text:p>
          </table:table-cell>
          <table:table-cell table:formula="of:=[.$A$284]" office:value-type="string" office:string-value="Nara">
            <text:p>Nar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nara/P_S_A_dogofry.pdf">Dogofry</text:a></text:p>
          </table:table-cell>
          <table:table-cell table:formula="of:=LOWER([.D288])" office:value-type="string" office:string-value="commune">
            <text:p>commune</text:p>
          </table:table-cell>
          <table:table-cell table:formula="of:=IF([.E288]&lt;&gt;&quot;&quot;;REPLACE(T(FORMULA([.E288]));1;4;&quot;&quot;);&quot;&quot;)" office:value-type="string" office:string-value="284">
            <text:p>284</text:p>
          </table:table-cell>
          <table:table-cell office:value-type="string">
            <text:p>COMMUNE</text:p>
          </table:table-cell>
          <table:table-cell table:formula="of:=[.$A$284]" office:value-type="string" office:string-value="Nara">
            <text:p>Nar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nara/P_S_A_Fallou.pdf">Fallou</text:a></text:p>
          </table:table-cell>
          <table:table-cell table:formula="of:=LOWER([.D289])" office:value-type="string" office:string-value="commune">
            <text:p>commune</text:p>
          </table:table-cell>
          <table:table-cell table:formula="of:=IF([.E289]&lt;&gt;&quot;&quot;;REPLACE(T(FORMULA([.E289]));1;4;&quot;&quot;);&quot;&quot;)" office:value-type="string" office:string-value="284">
            <text:p>284</text:p>
          </table:table-cell>
          <table:table-cell office:value-type="string">
            <text:p>COMMUNE</text:p>
          </table:table-cell>
          <table:table-cell table:formula="of:=[.$A$284]" office:value-type="string" office:string-value="Nara">
            <text:p>Nar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nara/P_S_A_gueniebe.pdf">Gueneibe</text:a></text:p>
          </table:table-cell>
          <table:table-cell table:formula="of:=LOWER([.D290])" office:value-type="string" office:string-value="commune">
            <text:p>commune</text:p>
          </table:table-cell>
          <table:table-cell table:formula="of:=IF([.E290]&lt;&gt;&quot;&quot;;REPLACE(T(FORMULA([.E290]));1;4;&quot;&quot;);&quot;&quot;)" office:value-type="string" office:string-value="284">
            <text:p>284</text:p>
          </table:table-cell>
          <table:table-cell office:value-type="string">
            <text:p>COMMUNE</text:p>
          </table:table-cell>
          <table:table-cell table:formula="of:=[.$A$284]" office:value-type="string" office:string-value="Nara">
            <text:p>Nar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nara/P_S_A_Guire.pdf">Guire</text:a></text:p>
          </table:table-cell>
          <table:table-cell table:formula="of:=LOWER([.D291])" office:value-type="string" office:string-value="commune">
            <text:p>commune</text:p>
          </table:table-cell>
          <table:table-cell table:formula="of:=IF([.E291]&lt;&gt;&quot;&quot;;REPLACE(T(FORMULA([.E291]));1;4;&quot;&quot;);&quot;&quot;)" office:value-type="string" office:string-value="284">
            <text:p>284</text:p>
          </table:table-cell>
          <table:table-cell office:value-type="string">
            <text:p>COMMUNE</text:p>
          </table:table-cell>
          <table:table-cell table:formula="of:=[.$A$284]" office:value-type="string" office:string-value="Nara">
            <text:p>Nar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nara/P_S_A_Koronga.pdf">Koronga</text:a></text:p>
          </table:table-cell>
          <table:table-cell table:formula="of:=LOWER([.D292])" office:value-type="string" office:string-value="commune">
            <text:p>commune</text:p>
          </table:table-cell>
          <table:table-cell table:formula="of:=IF([.E292]&lt;&gt;&quot;&quot;;REPLACE(T(FORMULA([.E292]));1;4;&quot;&quot;);&quot;&quot;)" office:value-type="string" office:string-value="284">
            <text:p>284</text:p>
          </table:table-cell>
          <table:table-cell office:value-type="string">
            <text:p>COMMUNE</text:p>
          </table:table-cell>
          <table:table-cell table:formula="of:=[.$A$284]" office:value-type="string" office:string-value="Nara">
            <text:p>Nar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nara/P_S_A_Nara.pdf">Nara</text:a></text:p>
          </table:table-cell>
          <table:table-cell table:formula="of:=LOWER([.D293])" office:value-type="string" office:string-value="commune">
            <text:p>commune</text:p>
          </table:table-cell>
          <table:table-cell table:formula="of:=IF([.E293]&lt;&gt;&quot;&quot;;REPLACE(T(FORMULA([.E293]));1;4;&quot;&quot;);&quot;&quot;)" office:value-type="string" office:string-value="284">
            <text:p>284</text:p>
          </table:table-cell>
          <table:table-cell office:value-type="string">
            <text:p>COMMUNE</text:p>
          </table:table-cell>
          <table:table-cell table:formula="of:=[.$A$284]" office:value-type="string" office:string-value="Nara">
            <text:p>Nar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nara/P_S_A_Niamana.pdf">Niamana</text:a></text:p>
          </table:table-cell>
          <table:table-cell table:formula="of:=LOWER([.D294])" office:value-type="string" office:string-value="commune">
            <text:p>commune</text:p>
          </table:table-cell>
          <table:table-cell table:formula="of:=IF([.E294]&lt;&gt;&quot;&quot;;REPLACE(T(FORMULA([.E294]));1;4;&quot;&quot;);&quot;&quot;)" office:value-type="string" office:string-value="284">
            <text:p>284</text:p>
          </table:table-cell>
          <table:table-cell office:value-type="string">
            <text:p>COMMUNE</text:p>
          </table:table-cell>
          <table:table-cell table:formula="of:=[.$A$284]" office:value-type="string" office:string-value="Nara">
            <text:p>Nara</text:p>
          </table:table-cell>
          <table:table-cell/>
        </table:table-row>
        <table:table-row table:style-name="ro1">
          <table:table-cell office:value-type="string">
            <text:p><text:a xlink:href="http://www.csa-mali.org/plans/koulikoro/plansa_nara/P_S_A_Ouagadou.pdf">Ouagadou</text:a></text:p>
          </table:table-cell>
          <table:table-cell table:formula="of:=LOWER([.D295])" office:value-type="string" office:string-value="commune">
            <text:p>commune</text:p>
          </table:table-cell>
          <table:table-cell table:formula="of:=IF([.E295]&lt;&gt;&quot;&quot;;REPLACE(T(FORMULA([.E295]));1;4;&quot;&quot;);&quot;&quot;)" office:value-type="string" office:string-value="284">
            <text:p>284</text:p>
          </table:table-cell>
          <table:table-cell office:value-type="string">
            <text:p>COMMUNE</text:p>
          </table:table-cell>
          <table:table-cell table:formula="of:=[.$A$284]" office:value-type="string" office:string-value="Nara">
            <text:p>N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_S_A_syntregion_mopti.pdf">Mopti</text:a></text:p>
          </table:table-cell>
          <table:table-cell table:formula="of:=LOWER([.D296])" office:value-type="string" office:string-value="region">
            <text:p>region</text:p>
          </table:table-cell>
          <table:table-cell table:formula="of:=IF([.E296]&lt;&gt;&quot;&quot;;REPLACE(T(FORMULA([.E296]));1;4;&quot;&quot;);&quot;&quot;)" office:value-type="string" office:string-value="1">
            <text:p>1</text:p>
          </table:table-cell>
          <table:table-cell office:value-type="string">
            <text:p>REGION</text:p>
          </table:table-cell>
          <table:table-cell table:formula="of:=[.$A$1]" office:value-type="string" office:string-value="Mali">
            <text:p>Mal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synthese_bandiagara.pdf">Bandiagara</text:a></text:p>
          </table:table-cell>
          <table:table-cell table:formula="of:=LOWER([.D297])" office:value-type="string" office:string-value="cercle">
            <text:p>cercle</text:p>
          </table:table-cell>
          <table:table-cell table:formula="of:=IF([.E297]&lt;&gt;&quot;&quot;;REPLACE(T(FORMULA([.E297]));1;4;&quot;&quot;);&quot;&quot;)" office:value-type="string" office:string-value="296">
            <text:p>296</text:p>
          </table:table-cell>
          <table:table-cell office:value-type="string">
            <text:p>CERCLE</text:p>
          </table:table-cell>
          <table:table-cell table:formula="of:=[.$A$296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Bandiagara.pdf">Bandiagara</text:a></text:p>
          </table:table-cell>
          <table:table-cell table:formula="of:=LOWER([.D298])" office:value-type="string" office:string-value="commune">
            <text:p>commune</text:p>
          </table:table-cell>
          <table:table-cell table:formula="of:=IF([.E298]&lt;&gt;&quot;&quot;;REPLACE(T(FORMULA([.E298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Bara%20sara.pdf">Bara Sara</text:a></text:p>
          </table:table-cell>
          <table:table-cell table:formula="of:=LOWER([.D299])" office:value-type="string" office:string-value="commune">
            <text:p>commune</text:p>
          </table:table-cell>
          <table:table-cell table:formula="of:=IF([.E299]&lt;&gt;&quot;&quot;;REPLACE(T(FORMULA([.E299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Borko.pdf">Borko</text:a></text:p>
          </table:table-cell>
          <table:table-cell table:formula="of:=LOWER([.D300])" office:value-type="string" office:string-value="commune">
            <text:p>commune</text:p>
          </table:table-cell>
          <table:table-cell table:formula="of:=IF([.E300]&lt;&gt;&quot;&quot;;REPLACE(T(FORMULA([.E300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Dandoli.pdf">Dandoli</text:a></text:p>
          </table:table-cell>
          <table:table-cell table:formula="of:=LOWER([.D301])" office:value-type="string" office:string-value="commune">
            <text:p>commune</text:p>
          </table:table-cell>
          <table:table-cell table:formula="of:=IF([.E301]&lt;&gt;&quot;&quot;;REPLACE(T(FORMULA([.E301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Diamnati.pdf">Diamnati</text:a></text:p>
          </table:table-cell>
          <table:table-cell table:formula="of:=LOWER([.D302])" office:value-type="string" office:string-value="commune">
            <text:p>commune</text:p>
          </table:table-cell>
          <table:table-cell table:formula="of:=IF([.E302]&lt;&gt;&quot;&quot;;REPLACE(T(FORMULA([.E302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Dogani-bere.pdf">Dogani Bere</text:a></text:p>
          </table:table-cell>
          <table:table-cell table:formula="of:=LOWER([.D303])" office:value-type="string" office:string-value="commune">
            <text:p>commune</text:p>
          </table:table-cell>
          <table:table-cell table:formula="of:=IF([.E303]&lt;&gt;&quot;&quot;;REPLACE(T(FORMULA([.E303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Doucombo.pdf">Doucoumbo</text:a></text:p>
          </table:table-cell>
          <table:table-cell table:formula="of:=LOWER([.D304])" office:value-type="string" office:string-value="commune">
            <text:p>commune</text:p>
          </table:table-cell>
          <table:table-cell table:formula="of:=IF([.E304]&lt;&gt;&quot;&quot;;REPLACE(T(FORMULA([.E304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Dourou.pdf">Dourou</text:a></text:p>
          </table:table-cell>
          <table:table-cell table:formula="of:=LOWER([.D305])" office:value-type="string" office:string-value="commune">
            <text:p>commune</text:p>
          </table:table-cell>
          <table:table-cell table:formula="of:=IF([.E305]&lt;&gt;&quot;&quot;;REPLACE(T(FORMULA([.E305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Kende.pdf">Kendé</text:a></text:p>
          </table:table-cell>
          <table:table-cell table:formula="of:=LOWER([.D306])" office:value-type="string" office:string-value="commune">
            <text:p>commune</text:p>
          </table:table-cell>
          <table:table-cell table:formula="of:=IF([.E306]&lt;&gt;&quot;&quot;;REPLACE(T(FORMULA([.E306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Kendie.pdf">Kendié</text:a></text:p>
          </table:table-cell>
          <table:table-cell table:formula="of:=LOWER([.D307])" office:value-type="string" office:string-value="commune">
            <text:p>commune</text:p>
          </table:table-cell>
          <table:table-cell table:formula="of:=IF([.E307]&lt;&gt;&quot;&quot;;REPLACE(T(FORMULA([.E307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Lowol%20gueou.pdf">Lowol Gueou</text:a></text:p>
          </table:table-cell>
          <table:table-cell table:formula="of:=LOWER([.D308])" office:value-type="string" office:string-value="commune">
            <text:p>commune</text:p>
          </table:table-cell>
          <table:table-cell table:formula="of:=IF([.E308]&lt;&gt;&quot;&quot;;REPLACE(T(FORMULA([.E308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Muetoumo.pdf">Muetoumou</text:a></text:p>
          </table:table-cell>
          <table:table-cell table:formula="of:=LOWER([.D309])" office:value-type="string" office:string-value="commune">
            <text:p>commune</text:p>
          </table:table-cell>
          <table:table-cell table:formula="of:=IF([.E309]&lt;&gt;&quot;&quot;;REPLACE(T(FORMULA([.E309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Ondougou.pdf">Ondougou</text:a></text:p>
          </table:table-cell>
          <table:table-cell table:formula="of:=LOWER([.D310])" office:value-type="string" office:string-value="commune">
            <text:p>commune</text:p>
          </table:table-cell>
          <table:table-cell table:formula="of:=IF([.E310]&lt;&gt;&quot;&quot;;REPLACE(T(FORMULA([.E310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Pelou.pdf">Pelou</text:a></text:p>
          </table:table-cell>
          <table:table-cell table:formula="of:=LOWER([.D311])" office:value-type="string" office:string-value="commune">
            <text:p>commune</text:p>
          </table:table-cell>
          <table:table-cell table:formula="of:=IF([.E311]&lt;&gt;&quot;&quot;;REPLACE(T(FORMULA([.E311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Pignari.pdf">Pignari</text:a></text:p>
          </table:table-cell>
          <table:table-cell table:formula="of:=LOWER([.D312])" office:value-type="string" office:string-value="commune">
            <text:p>commune</text:p>
          </table:table-cell>
          <table:table-cell table:formula="of:=IF([.E312]&lt;&gt;&quot;&quot;;REPLACE(T(FORMULA([.E312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Pignari%20Bana.pdf">Pignari Bana</text:a></text:p>
          </table:table-cell>
          <table:table-cell table:formula="of:=LOWER([.D313])" office:value-type="string" office:string-value="commune">
            <text:p>commune</text:p>
          </table:table-cell>
          <table:table-cell table:formula="of:=IF([.E313]&lt;&gt;&quot;&quot;;REPLACE(T(FORMULA([.E313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Sangha.pdf">Sangha</text:a></text:p>
          </table:table-cell>
          <table:table-cell table:formula="of:=LOWER([.D314])" office:value-type="string" office:string-value="commune">
            <text:p>commune</text:p>
          </table:table-cell>
          <table:table-cell table:formula="of:=IF([.E314]&lt;&gt;&quot;&quot;;REPLACE(T(FORMULA([.E314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Segue-Ire.pdf">Ségué-Iré</text:a></text:p>
          </table:table-cell>
          <table:table-cell table:formula="of:=LOWER([.D315])" office:value-type="string" office:string-value="commune">
            <text:p>commune</text:p>
          </table:table-cell>
          <table:table-cell table:formula="of:=IF([.E315]&lt;&gt;&quot;&quot;;REPLACE(T(FORMULA([.E315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Soroly.pdf">Soroly</text:a></text:p>
          </table:table-cell>
          <table:table-cell table:formula="of:=LOWER([.D316])" office:value-type="string" office:string-value="commune">
            <text:p>commune</text:p>
          </table:table-cell>
          <table:table-cell table:formula="of:=IF([.E316]&lt;&gt;&quot;&quot;;REPLACE(T(FORMULA([.E316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Timiniri.pdf">Timiri</text:a></text:p>
          </table:table-cell>
          <table:table-cell table:formula="of:=LOWER([.D317])" office:value-type="string" office:string-value="commune">
            <text:p>commune</text:p>
          </table:table-cell>
          <table:table-cell table:formula="of:=IF([.E317]&lt;&gt;&quot;&quot;;REPLACE(T(FORMULA([.E317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diagara/P_S_A_Wadouba.pdf">Wadouba</text:a></text:p>
          </table:table-cell>
          <table:table-cell table:formula="of:=LOWER([.D318])" office:value-type="string" office:string-value="commune">
            <text:p>commune</text:p>
          </table:table-cell>
          <table:table-cell table:formula="of:=IF([.E318]&lt;&gt;&quot;&quot;;REPLACE(T(FORMULA([.E318]));1;4;&quot;&quot;);&quot;&quot;)" office:value-type="string" office:string-value="297">
            <text:p>297</text:p>
          </table:table-cell>
          <table:table-cell office:value-type="string">
            <text:p>COMMUNE</text:p>
          </table:table-cell>
          <table:table-cell table:formula="of:=[.$A$297]" office:value-type="string" office:string-value="Bandiagara">
            <text:p>Bandiagar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kass/P_S_A_synthesebkass.pdf">Bankass</text:a></text:p>
          </table:table-cell>
          <table:table-cell table:formula="of:=LOWER([.D319])" office:value-type="string" office:string-value="cercle">
            <text:p>cercle</text:p>
          </table:table-cell>
          <table:table-cell table:formula="of:=IF([.E319]&lt;&gt;&quot;&quot;;REPLACE(T(FORMULA([.E319]));1;4;&quot;&quot;);&quot;&quot;)" office:value-type="string" office:string-value="296">
            <text:p>296</text:p>
          </table:table-cell>
          <table:table-cell office:value-type="string">
            <text:p>CERCLE</text:p>
          </table:table-cell>
          <table:table-cell table:formula="of:=[.$A$296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kass/P_S_A_Bankass.pdf">Bankass</text:a></text:p>
          </table:table-cell>
          <table:table-cell table:formula="of:=LOWER([.D320])" office:value-type="string" office:string-value="commune">
            <text:p>commune</text:p>
          </table:table-cell>
          <table:table-cell table:formula="of:=IF([.E320]&lt;&gt;&quot;&quot;;REPLACE(T(FORMULA([.E320]));1;4;&quot;&quot;);&quot;&quot;)" office:value-type="string" office:string-value="319">
            <text:p>319</text:p>
          </table:table-cell>
          <table:table-cell office:value-type="string">
            <text:p>COMMUNE</text:p>
          </table:table-cell>
          <table:table-cell table:formula="of:=[.$A$319]" office:value-type="string" office:string-value="Bankass">
            <text:p>Bankass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kass/P_S_A_Baye.pdf">Baye</text:a></text:p>
          </table:table-cell>
          <table:table-cell table:formula="of:=LOWER([.D321])" office:value-type="string" office:string-value="commune">
            <text:p>commune</text:p>
          </table:table-cell>
          <table:table-cell table:formula="of:=IF([.E321]&lt;&gt;&quot;&quot;;REPLACE(T(FORMULA([.E321]));1;4;&quot;&quot;);&quot;&quot;)" office:value-type="string" office:string-value="319">
            <text:p>319</text:p>
          </table:table-cell>
          <table:table-cell office:value-type="string">
            <text:p>COMMUNE</text:p>
          </table:table-cell>
          <table:table-cell table:formula="of:=[.$A$319]" office:value-type="string" office:string-value="Bankass">
            <text:p>Bankass</text:p>
          </table:table-cell>
          <table:table-cell table:style-name="ce7"/>
        </table:table-row>
        <table:table-row table:style-name="ro1">
          <table:table-cell office:value-type="string">
            <text:p><text:a xlink:href="http://www.csa-mali.org/plans/mopti/plansa_bankass/P_S_A_Diallassagou.pdf">Diallassagou</text:a></text:p>
          </table:table-cell>
          <table:table-cell table:formula="of:=LOWER([.D322])" office:value-type="string" office:string-value="commune">
            <text:p>commune</text:p>
          </table:table-cell>
          <table:table-cell table:formula="of:=IF([.E322]&lt;&gt;&quot;&quot;;REPLACE(T(FORMULA([.E322]));1;4;&quot;&quot;);&quot;&quot;)" office:value-type="string" office:string-value="319">
            <text:p>319</text:p>
          </table:table-cell>
          <table:table-cell office:value-type="string">
            <text:p>COMMUNE</text:p>
          </table:table-cell>
          <table:table-cell table:formula="of:=[.$A$319]" office:value-type="string" office:string-value="Bankass">
            <text:p>Bankass</text:p>
          </table:table-cell>
          <table:table-cell/>
        </table:table-row>
        <table:table-row table:style-name="ro1">
          <table:table-cell table:style-name="ce5" office:value-type="string">
            <text:p>Dimbal Habé</text:p>
          </table:table-cell>
          <table:table-cell table:formula="of:=LOWER([.D323])" office:value-type="string" office:string-value="commune">
            <text:p>commune</text:p>
          </table:table-cell>
          <table:table-cell table:formula="of:=IF([.E323]&lt;&gt;&quot;&quot;;REPLACE(T(FORMULA([.E323]));1;4;&quot;&quot;);&quot;&quot;)" office:value-type="string" office:string-value="319">
            <text:p>319</text:p>
          </table:table-cell>
          <table:table-cell office:value-type="string">
            <text:p>COMMUNE</text:p>
          </table:table-cell>
          <table:table-cell table:formula="of:=[.$A$319]" office:value-type="string" office:string-value="Bankass">
            <text:p>Bankass</text:p>
          </table:table-cell>
          <table:table-cell office:value-type="string">
            <text:p>http://www.csa-mali.org/plans/mopti/plansa_bankass/P_S_A_DimbalHabe.pdf</text:p>
          </table:table-cell>
        </table:table-row>
        <table:table-row table:style-name="ro1">
          <table:table-cell table:style-name="ce1" office:value-type="string">
            <text:p>Kani Bonzon</text:p>
          </table:table-cell>
          <table:table-cell table:formula="of:=LOWER([.D324])" office:value-type="string" office:string-value="commune">
            <text:p>commune</text:p>
          </table:table-cell>
          <table:table-cell table:formula="of:=IF([.E324]&lt;&gt;&quot;&quot;;REPLACE(T(FORMULA([.E324]));1;4;&quot;&quot;);&quot;&quot;)" office:value-type="string" office:string-value="319">
            <text:p>319</text:p>
          </table:table-cell>
          <table:table-cell office:value-type="string">
            <text:p>COMMUNE</text:p>
          </table:table-cell>
          <table:table-cell table:formula="of:=[.$A$319]" office:value-type="string" office:string-value="Bankass">
            <text:p>Bankass</text:p>
          </table:table-cell>
          <table:table-cell office:value-type="string">
            <text:p>http://www.csa-mali.org/plans/mopti/plansa_bankass/P_S_A_DimbalHabe.pdf</text:p>
          </table:table-cell>
        </table:table-row>
        <table:table-row table:style-name="ro1">
          <table:table-cell office:value-type="string">
            <text:p><text:a xlink:href="http://www.csa-mali.org/plans/mopti/plansa_bankass/P_S_A_Koulogon.pdf">Koulogon</text:a> </text:p>
          </table:table-cell>
          <table:table-cell table:formula="of:=LOWER([.D325])" office:value-type="string" office:string-value="commune">
            <text:p>commune</text:p>
          </table:table-cell>
          <table:table-cell table:formula="of:=IF([.E325]&lt;&gt;&quot;&quot;;REPLACE(T(FORMULA([.E325]));1;4;&quot;&quot;);&quot;&quot;)" office:value-type="string" office:string-value="319">
            <text:p>319</text:p>
          </table:table-cell>
          <table:table-cell office:value-type="string">
            <text:p>COMMUNE</text:p>
          </table:table-cell>
          <table:table-cell table:formula="of:=[.$A$319]" office:value-type="string" office:string-value="Bankass">
            <text:p>Bankass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kass/P_S_A_Lessagou.pdf">HabéLessagou</text:a> </text:p>
          </table:table-cell>
          <table:table-cell table:formula="of:=LOWER([.D326])" office:value-type="string" office:string-value="commune">
            <text:p>commune</text:p>
          </table:table-cell>
          <table:table-cell table:formula="of:=IF([.E326]&lt;&gt;&quot;&quot;;REPLACE(T(FORMULA([.E326]));1;4;&quot;&quot;);&quot;&quot;)" office:value-type="string" office:string-value="319">
            <text:p>319</text:p>
          </table:table-cell>
          <table:table-cell office:value-type="string">
            <text:p>COMMUNE</text:p>
          </table:table-cell>
          <table:table-cell table:formula="of:=[.$A$319]" office:value-type="string" office:string-value="Bankass">
            <text:p>Bankass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kass/P_S_A_Ouenkoro.pdf">HabéOuenkoro</text:a></text:p>
          </table:table-cell>
          <table:table-cell table:formula="of:=LOWER([.D327])" office:value-type="string" office:string-value="commune">
            <text:p>commune</text:p>
          </table:table-cell>
          <table:table-cell table:formula="of:=IF([.E327]&lt;&gt;&quot;&quot;;REPLACE(T(FORMULA([.E327]));1;4;&quot;&quot;);&quot;&quot;)" office:value-type="string" office:string-value="319">
            <text:p>319</text:p>
          </table:table-cell>
          <table:table-cell office:value-type="string">
            <text:p>COMMUNE</text:p>
          </table:table-cell>
          <table:table-cell table:formula="of:=[.$A$319]" office:value-type="string" office:string-value="Bankass">
            <text:p>Bankass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kass/P_S_A_Segue.pdf">Ségué</text:a></text:p>
          </table:table-cell>
          <table:table-cell table:formula="of:=LOWER([.D328])" office:value-type="string" office:string-value="commune">
            <text:p>commune</text:p>
          </table:table-cell>
          <table:table-cell table:formula="of:=IF([.E328]&lt;&gt;&quot;&quot;;REPLACE(T(FORMULA([.E328]));1;4;&quot;&quot;);&quot;&quot;)" office:value-type="string" office:string-value="319">
            <text:p>319</text:p>
          </table:table-cell>
          <table:table-cell office:value-type="string">
            <text:p>COMMUNE</text:p>
          </table:table-cell>
          <table:table-cell table:formula="of:=[.$A$319]" office:value-type="string" office:string-value="Bankass">
            <text:p>Bankass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kass/P_S_A_Sokoura.pdf">Sokoura</text:a></text:p>
          </table:table-cell>
          <table:table-cell table:formula="of:=LOWER([.D329])" office:value-type="string" office:string-value="commune">
            <text:p>commune</text:p>
          </table:table-cell>
          <table:table-cell table:formula="of:=IF([.E329]&lt;&gt;&quot;&quot;;REPLACE(T(FORMULA([.E329]));1;4;&quot;&quot;);&quot;&quot;)" office:value-type="string" office:string-value="319">
            <text:p>319</text:p>
          </table:table-cell>
          <table:table-cell office:value-type="string">
            <text:p>COMMUNE</text:p>
          </table:table-cell>
          <table:table-cell table:formula="of:=[.$A$319]" office:value-type="string" office:string-value="Bankass">
            <text:p>Bankass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kass/P_S_A_Soubala.pdf">Soubala</text:a></text:p>
          </table:table-cell>
          <table:table-cell table:formula="of:=LOWER([.D330])" office:value-type="string" office:string-value="commune">
            <text:p>commune</text:p>
          </table:table-cell>
          <table:table-cell table:formula="of:=IF([.E330]&lt;&gt;&quot;&quot;;REPLACE(T(FORMULA([.E330]));1;4;&quot;&quot;);&quot;&quot;)" office:value-type="string" office:string-value="319">
            <text:p>319</text:p>
          </table:table-cell>
          <table:table-cell office:value-type="string">
            <text:p>COMMUNE</text:p>
          </table:table-cell>
          <table:table-cell table:formula="of:=[.$A$319]" office:value-type="string" office:string-value="Bankass">
            <text:p>Bankass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bankass/P_S_A_Tori.pdf">Tori</text:a></text:p>
          </table:table-cell>
          <table:table-cell table:formula="of:=LOWER([.D331])" office:value-type="string" office:string-value="commune">
            <text:p>commune</text:p>
          </table:table-cell>
          <table:table-cell table:formula="of:=IF([.E331]&lt;&gt;&quot;&quot;;REPLACE(T(FORMULA([.E331]));1;4;&quot;&quot;);&quot;&quot;)" office:value-type="string" office:string-value="319">
            <text:p>319</text:p>
          </table:table-cell>
          <table:table-cell office:value-type="string">
            <text:p>COMMUNE</text:p>
          </table:table-cell>
          <table:table-cell table:formula="of:=[.$A$319]" office:value-type="string" office:string-value="Bankass">
            <text:p>Bankass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jenne/P_S_A_Syntcercle_Djenne.pdf">Djenné</text:a></text:p>
          </table:table-cell>
          <table:table-cell table:formula="of:=LOWER([.D332])" office:value-type="string" office:string-value="cercle">
            <text:p>cercle</text:p>
          </table:table-cell>
          <table:table-cell table:formula="of:=IF([.E332]&lt;&gt;&quot;&quot;;REPLACE(T(FORMULA([.E332]));1;4;&quot;&quot;);&quot;&quot;)" office:value-type="string" office:string-value="296">
            <text:p>296</text:p>
          </table:table-cell>
          <table:table-cell office:value-type="string">
            <text:p>CERCLE</text:p>
          </table:table-cell>
          <table:table-cell table:formula="of:=[.$A$296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jenne/P_S_A_Ouro-ali.pdf">Ali</text:a></text:p>
          </table:table-cell>
          <table:table-cell table:formula="of:=LOWER([.D333])" office:value-type="string" office:string-value="commune">
            <text:p>commune</text:p>
          </table:table-cell>
          <table:table-cell table:formula="of:=IF([.E333]&lt;&gt;&quot;&quot;;REPLACE(T(FORMULA([.E333]));1;4;&quot;&quot;);&quot;&quot;)" office:value-type="string" office:string-value="332">
            <text:p>332</text:p>
          </table:table-cell>
          <table:table-cell office:value-type="string">
            <text:p>COMMUNE</text:p>
          </table:table-cell>
          <table:table-cell table:formula="of:=[.$A$332]" office:value-type="string" office:string-value="Djenné">
            <text:p>Djenné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jenne/P_S_A_Dandougou_Fakala.pdf">Dandougou Fakala</text:a></text:p>
          </table:table-cell>
          <table:table-cell table:formula="of:=LOWER([.D334])" office:value-type="string" office:string-value="commune">
            <text:p>commune</text:p>
          </table:table-cell>
          <table:table-cell table:formula="of:=IF([.E334]&lt;&gt;&quot;&quot;;REPLACE(T(FORMULA([.E334]));1;4;&quot;&quot;);&quot;&quot;)" office:value-type="string" office:string-value="332">
            <text:p>332</text:p>
          </table:table-cell>
          <table:table-cell office:value-type="string">
            <text:p>COMMUNE</text:p>
          </table:table-cell>
          <table:table-cell table:formula="of:=[.$A$332]" office:value-type="string" office:string-value="Djenné">
            <text:p>Djenné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jenne/P_S_A_Derary.pdf">Derary</text:a></text:p>
          </table:table-cell>
          <table:table-cell table:formula="of:=LOWER([.D335])" office:value-type="string" office:string-value="commune">
            <text:p>commune</text:p>
          </table:table-cell>
          <table:table-cell table:formula="of:=IF([.E335]&lt;&gt;&quot;&quot;;REPLACE(T(FORMULA([.E335]));1;4;&quot;&quot;);&quot;&quot;)" office:value-type="string" office:string-value="332">
            <text:p>332</text:p>
          </table:table-cell>
          <table:table-cell office:value-type="string">
            <text:p>COMMUNE</text:p>
          </table:table-cell>
          <table:table-cell table:formula="of:=[.$A$332]" office:value-type="string" office:string-value="Djenné">
            <text:p>Djenné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jenne/P_S_A_Djenne.pdf">Djenné</text:a></text:p>
          </table:table-cell>
          <table:table-cell table:formula="of:=LOWER([.D336])" office:value-type="string" office:string-value="commune">
            <text:p>commune</text:p>
          </table:table-cell>
          <table:table-cell table:formula="of:=IF([.E336]&lt;&gt;&quot;&quot;;REPLACE(T(FORMULA([.E336]));1;4;&quot;&quot;);&quot;&quot;)" office:value-type="string" office:string-value="332">
            <text:p>332</text:p>
          </table:table-cell>
          <table:table-cell office:value-type="string">
            <text:p>COMMUNE</text:p>
          </table:table-cell>
          <table:table-cell table:formula="of:=[.$A$332]" office:value-type="string" office:string-value="Djenné">
            <text:p>Djenné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jenne/P_S_A_Fakala.pdf">Fakala</text:a></text:p>
          </table:table-cell>
          <table:table-cell table:formula="of:=LOWER([.D337])" office:value-type="string" office:string-value="commune">
            <text:p>commune</text:p>
          </table:table-cell>
          <table:table-cell table:formula="of:=IF([.E337]&lt;&gt;&quot;&quot;;REPLACE(T(FORMULA([.E337]));1;4;&quot;&quot;);&quot;&quot;)" office:value-type="string" office:string-value="332">
            <text:p>332</text:p>
          </table:table-cell>
          <table:table-cell office:value-type="string">
            <text:p>COMMUNE</text:p>
          </table:table-cell>
          <table:table-cell table:formula="of:=[.$A$332]" office:value-type="string" office:string-value="Djenné">
            <text:p>Djenné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jenne/P_S_A_Femaye.pdf">Femaye</text:a></text:p>
          </table:table-cell>
          <table:table-cell table:formula="of:=LOWER([.D338])" office:value-type="string" office:string-value="commune">
            <text:p>commune</text:p>
          </table:table-cell>
          <table:table-cell table:formula="of:=IF([.E338]&lt;&gt;&quot;&quot;;REPLACE(T(FORMULA([.E338]));1;4;&quot;&quot;);&quot;&quot;)" office:value-type="string" office:string-value="332">
            <text:p>332</text:p>
          </table:table-cell>
          <table:table-cell office:value-type="string">
            <text:p>COMMUNE</text:p>
          </table:table-cell>
          <table:table-cell table:formula="of:=[.$A$332]" office:value-type="string" office:string-value="Djenné">
            <text:p>Djenné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jenne/P_S_A_Kewa.pdf">Kéwa</text:a></text:p>
          </table:table-cell>
          <table:table-cell table:formula="of:=LOWER([.D339])" office:value-type="string" office:string-value="commune">
            <text:p>commune</text:p>
          </table:table-cell>
          <table:table-cell table:formula="of:=IF([.E339]&lt;&gt;&quot;&quot;;REPLACE(T(FORMULA([.E339]));1;4;&quot;&quot;);&quot;&quot;)" office:value-type="string" office:string-value="332">
            <text:p>332</text:p>
          </table:table-cell>
          <table:table-cell office:value-type="string">
            <text:p>COMMUNE</text:p>
          </table:table-cell>
          <table:table-cell table:formula="of:=[.$A$332]" office:value-type="string" office:string-value="Djenné">
            <text:p>Djenné</text:p>
          </table:table-cell>
          <table:table-cell/>
        </table:table-row>
        <table:table-row table:style-name="ro1">
          <table:table-cell table:style-name="ce5" office:value-type="string">
            <text:p>Madiama</text:p>
          </table:table-cell>
          <table:table-cell table:formula="of:=LOWER([.D340])" office:value-type="string" office:string-value="commune">
            <text:p>commune</text:p>
          </table:table-cell>
          <table:table-cell table:formula="of:=IF([.E340]&lt;&gt;&quot;&quot;;REPLACE(T(FORMULA([.E340]));1;4;&quot;&quot;);&quot;&quot;)" office:value-type="string" office:string-value="332">
            <text:p>332</text:p>
          </table:table-cell>
          <table:table-cell office:value-type="string">
            <text:p>COMMUNE</text:p>
          </table:table-cell>
          <table:table-cell table:formula="of:=[.$A$332]" office:value-type="string" office:string-value="Djenné">
            <text:p>Djenné</text:p>
          </table:table-cell>
          <table:table-cell/>
        </table:table-row>
        <table:table-row table:style-name="ro1">
          <table:table-cell table:style-name="ce1" office:value-type="string">
            <text:p>Nema-Badenya-Kafo</text:p>
          </table:table-cell>
          <table:table-cell table:formula="of:=LOWER([.D341])" office:value-type="string" office:string-value="commune">
            <text:p>commune</text:p>
          </table:table-cell>
          <table:table-cell table:formula="of:=IF([.E341]&lt;&gt;&quot;&quot;;REPLACE(T(FORMULA([.E341]));1;4;&quot;&quot;);&quot;&quot;)" office:value-type="string" office:string-value="332">
            <text:p>332</text:p>
          </table:table-cell>
          <table:table-cell office:value-type="string">
            <text:p>COMMUNE</text:p>
          </table:table-cell>
          <table:table-cell table:formula="of:=[.$A$332]" office:value-type="string" office:string-value="Djenné">
            <text:p>Djenné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jenne/P_S_A_Niansanarie.pdf">Niansanarie</text:a></text:p>
          </table:table-cell>
          <table:table-cell table:formula="of:=LOWER([.D342])" office:value-type="string" office:string-value="commune">
            <text:p>commune</text:p>
          </table:table-cell>
          <table:table-cell table:formula="of:=IF([.E342]&lt;&gt;&quot;&quot;;REPLACE(T(FORMULA([.E342]));1;4;&quot;&quot;);&quot;&quot;)" office:value-type="string" office:string-value="332">
            <text:p>332</text:p>
          </table:table-cell>
          <table:table-cell office:value-type="string">
            <text:p>COMMUNE</text:p>
          </table:table-cell>
          <table:table-cell table:formula="of:=[.$A$332]" office:value-type="string" office:string-value="Djenné">
            <text:p>Djenné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jenne/P_S_A_Pondori.pdf">Pondori</text:a></text:p>
          </table:table-cell>
          <table:table-cell table:formula="of:=LOWER([.D343])" office:value-type="string" office:string-value="commune">
            <text:p>commune</text:p>
          </table:table-cell>
          <table:table-cell table:formula="of:=IF([.E343]&lt;&gt;&quot;&quot;;REPLACE(T(FORMULA([.E343]));1;4;&quot;&quot;);&quot;&quot;)" office:value-type="string" office:string-value="332">
            <text:p>332</text:p>
          </table:table-cell>
          <table:table-cell office:value-type="string">
            <text:p>COMMUNE</text:p>
          </table:table-cell>
          <table:table-cell table:formula="of:=[.$A$332]" office:value-type="string" office:string-value="Djenné">
            <text:p>Djenné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jenne/P_S_A_Togue_mourari.pdf">Togue Mourari</text:a></text:p>
          </table:table-cell>
          <table:table-cell table:formula="of:=LOWER([.D344])" office:value-type="string" office:string-value="commune">
            <text:p>commune</text:p>
          </table:table-cell>
          <table:table-cell table:formula="of:=IF([.E344]&lt;&gt;&quot;&quot;;REPLACE(T(FORMULA([.E344]));1;4;&quot;&quot;);&quot;&quot;)" office:value-type="string" office:string-value="332">
            <text:p>332</text:p>
          </table:table-cell>
          <table:table-cell office:value-type="string">
            <text:p>COMMUNE</text:p>
          </table:table-cell>
          <table:table-cell table:formula="of:=[.$A$332]" office:value-type="string" office:string-value="Djenné">
            <text:p>Djenné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ouentza/P_S_A_syntcercledouentza.pdf">Douentza</text:a></text:p>
          </table:table-cell>
          <table:table-cell table:formula="of:=LOWER([.D345])" office:value-type="string" office:string-value="cercle">
            <text:p>cercle</text:p>
          </table:table-cell>
          <table:table-cell table:formula="of:=IF([.E345]&lt;&gt;&quot;&quot;;REPLACE(T(FORMULA([.E345]));1;4;&quot;&quot;);&quot;&quot;)" office:value-type="string" office:string-value="296">
            <text:p>296</text:p>
          </table:table-cell>
          <table:table-cell office:value-type="string">
            <text:p>CERCLE</text:p>
          </table:table-cell>
          <table:table-cell table:formula="of:=[.$A$296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ouentza/P_S_A_Dallah.pdf">Dallah</text:a></text:p>
          </table:table-cell>
          <table:table-cell table:formula="of:=LOWER([.D346])" office:value-type="string" office:string-value="commune">
            <text:p>commune</text:p>
          </table:table-cell>
          <table:table-cell table:formula="of:=IF([.E346]&lt;&gt;&quot;&quot;;REPLACE(T(FORMULA([.E346]));1;4;&quot;&quot;);&quot;&quot;)" office:value-type="string" office:string-value="345">
            <text:p>345</text:p>
          </table:table-cell>
          <table:table-cell office:value-type="string">
            <text:p>COMMUNE</text:p>
          </table:table-cell>
          <table:table-cell table:formula="of:=[.$A$345]" office:value-type="string" office:string-value="Douentza">
            <text:p>Douentz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ouentza/P_S_A_DangolBore.pdf">Dangol-bore</text:a></text:p>
          </table:table-cell>
          <table:table-cell table:formula="of:=LOWER([.D347])" office:value-type="string" office:string-value="commune">
            <text:p>commune</text:p>
          </table:table-cell>
          <table:table-cell table:formula="of:=IF([.E347]&lt;&gt;&quot;&quot;;REPLACE(T(FORMULA([.E347]));1;4;&quot;&quot;);&quot;&quot;)" office:value-type="string" office:string-value="345">
            <text:p>345</text:p>
          </table:table-cell>
          <table:table-cell office:value-type="string">
            <text:p>COMMUNE</text:p>
          </table:table-cell>
          <table:table-cell table:formula="of:=[.$A$345]" office:value-type="string" office:string-value="Douentza">
            <text:p>Douentz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ouentza/P_S_A_Debere.pdf">Debere</text:a></text:p>
          </table:table-cell>
          <table:table-cell table:formula="of:=LOWER([.D348])" office:value-type="string" office:string-value="commune">
            <text:p>commune</text:p>
          </table:table-cell>
          <table:table-cell table:formula="of:=IF([.E348]&lt;&gt;&quot;&quot;;REPLACE(T(FORMULA([.E348]));1;4;&quot;&quot;);&quot;&quot;)" office:value-type="string" office:string-value="345">
            <text:p>345</text:p>
          </table:table-cell>
          <table:table-cell office:value-type="string">
            <text:p>COMMUNE</text:p>
          </table:table-cell>
          <table:table-cell table:formula="of:=[.$A$345]" office:value-type="string" office:string-value="Douentza">
            <text:p>Douentz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ouentza/P_S_A_Dianwely.pdf">Dianwely</text:a></text:p>
          </table:table-cell>
          <table:table-cell table:formula="of:=LOWER([.D349])" office:value-type="string" office:string-value="commune">
            <text:p>commune</text:p>
          </table:table-cell>
          <table:table-cell table:formula="of:=IF([.E349]&lt;&gt;&quot;&quot;;REPLACE(T(FORMULA([.E349]));1;4;&quot;&quot;);&quot;&quot;)" office:value-type="string" office:string-value="345">
            <text:p>345</text:p>
          </table:table-cell>
          <table:table-cell office:value-type="string">
            <text:p>COMMUNE</text:p>
          </table:table-cell>
          <table:table-cell table:formula="of:=[.$A$345]" office:value-type="string" office:string-value="Douentza">
            <text:p>Douentz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ouentza/P_S_A_Diaptodji.pdf">Djaptodji</text:a></text:p>
          </table:table-cell>
          <table:table-cell table:formula="of:=LOWER([.D350])" office:value-type="string" office:string-value="commune">
            <text:p>commune</text:p>
          </table:table-cell>
          <table:table-cell table:formula="of:=IF([.E350]&lt;&gt;&quot;&quot;;REPLACE(T(FORMULA([.E350]));1;4;&quot;&quot;);&quot;&quot;)" office:value-type="string" office:string-value="345">
            <text:p>345</text:p>
          </table:table-cell>
          <table:table-cell office:value-type="string">
            <text:p>COMMUNE</text:p>
          </table:table-cell>
          <table:table-cell table:formula="of:=[.$A$345]" office:value-type="string" office:string-value="Douentza">
            <text:p>Douentz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ouentza/P_S_A_Douentza.pdf">Douentza</text:a></text:p>
          </table:table-cell>
          <table:table-cell table:formula="of:=LOWER([.D351])" office:value-type="string" office:string-value="commune">
            <text:p>commune</text:p>
          </table:table-cell>
          <table:table-cell table:formula="of:=IF([.E351]&lt;&gt;&quot;&quot;;REPLACE(T(FORMULA([.E351]));1;4;&quot;&quot;);&quot;&quot;)" office:value-type="string" office:string-value="345">
            <text:p>345</text:p>
          </table:table-cell>
          <table:table-cell office:value-type="string">
            <text:p>COMMUNE</text:p>
          </table:table-cell>
          <table:table-cell table:formula="of:=[.$A$345]" office:value-type="string" office:string-value="Douentza">
            <text:p>Douentz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ouentza/P_S_A_Gandamia.pdf">Gandamia</text:a></text:p>
          </table:table-cell>
          <table:table-cell table:formula="of:=LOWER([.D352])" office:value-type="string" office:string-value="commune">
            <text:p>commune</text:p>
          </table:table-cell>
          <table:table-cell table:formula="of:=IF([.E352]&lt;&gt;&quot;&quot;;REPLACE(T(FORMULA([.E352]));1;4;&quot;&quot;);&quot;&quot;)" office:value-type="string" office:string-value="345">
            <text:p>345</text:p>
          </table:table-cell>
          <table:table-cell office:value-type="string">
            <text:p>COMMUNE</text:p>
          </table:table-cell>
          <table:table-cell table:formula="of:=[.$A$345]" office:value-type="string" office:string-value="Douentza">
            <text:p>Douentz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ouentza/P_S_A_Haire.pdf">Haire</text:a></text:p>
          </table:table-cell>
          <table:table-cell table:formula="of:=LOWER([.D353])" office:value-type="string" office:string-value="commune">
            <text:p>commune</text:p>
          </table:table-cell>
          <table:table-cell table:formula="of:=IF([.E353]&lt;&gt;&quot;&quot;;REPLACE(T(FORMULA([.E353]));1;4;&quot;&quot;);&quot;&quot;)" office:value-type="string" office:string-value="345">
            <text:p>345</text:p>
          </table:table-cell>
          <table:table-cell office:value-type="string">
            <text:p>COMMUNE</text:p>
          </table:table-cell>
          <table:table-cell table:formula="of:=[.$A$345]" office:value-type="string" office:string-value="Douentza">
            <text:p>Douentz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ouentza/P_S_A_Hombori.pdf">Hombori</text:a></text:p>
          </table:table-cell>
          <table:table-cell table:formula="of:=LOWER([.D354])" office:value-type="string" office:string-value="commune">
            <text:p>commune</text:p>
          </table:table-cell>
          <table:table-cell table:formula="of:=IF([.E354]&lt;&gt;&quot;&quot;;REPLACE(T(FORMULA([.E354]));1;4;&quot;&quot;);&quot;&quot;)" office:value-type="string" office:string-value="345">
            <text:p>345</text:p>
          </table:table-cell>
          <table:table-cell office:value-type="string">
            <text:p>COMMUNE</text:p>
          </table:table-cell>
          <table:table-cell table:formula="of:=[.$A$345]" office:value-type="string" office:string-value="Douentza">
            <text:p>Douentz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ouentza/P_S_A_Kerena.pdf">Kerena</text:a></text:p>
          </table:table-cell>
          <table:table-cell table:formula="of:=LOWER([.D355])" office:value-type="string" office:string-value="commune">
            <text:p>commune</text:p>
          </table:table-cell>
          <table:table-cell table:formula="of:=IF([.E355]&lt;&gt;&quot;&quot;;REPLACE(T(FORMULA([.E355]));1;4;&quot;&quot;);&quot;&quot;)" office:value-type="string" office:string-value="345">
            <text:p>345</text:p>
          </table:table-cell>
          <table:table-cell office:value-type="string">
            <text:p>COMMUNE</text:p>
          </table:table-cell>
          <table:table-cell table:formula="of:=[.$A$345]" office:value-type="string" office:string-value="Douentza">
            <text:p>Douentz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ouentza/P_S_A_Korarou.pdf">Korarou</text:a></text:p>
          </table:table-cell>
          <table:table-cell table:formula="of:=LOWER([.D356])" office:value-type="string" office:string-value="commune">
            <text:p>commune</text:p>
          </table:table-cell>
          <table:table-cell table:formula="of:=IF([.E356]&lt;&gt;&quot;&quot;;REPLACE(T(FORMULA([.E356]));1;4;&quot;&quot;);&quot;&quot;)" office:value-type="string" office:string-value="345">
            <text:p>345</text:p>
          </table:table-cell>
          <table:table-cell office:value-type="string">
            <text:p>COMMUNE</text:p>
          </table:table-cell>
          <table:table-cell table:formula="of:=[.$A$345]" office:value-type="string" office:string-value="Douentza">
            <text:p>Douentz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ouentza/P_S_A_KoubewelKoundia.pdf">Koubewel Koundia</text:a></text:p>
          </table:table-cell>
          <table:table-cell table:formula="of:=LOWER([.D357])" office:value-type="string" office:string-value="commune">
            <text:p>commune</text:p>
          </table:table-cell>
          <table:table-cell table:formula="of:=IF([.E357]&lt;&gt;&quot;&quot;;REPLACE(T(FORMULA([.E357]));1;4;&quot;&quot;);&quot;&quot;)" office:value-type="string" office:string-value="345">
            <text:p>345</text:p>
          </table:table-cell>
          <table:table-cell office:value-type="string">
            <text:p>COMMUNE</text:p>
          </table:table-cell>
          <table:table-cell table:formula="of:=[.$A$345]" office:value-type="string" office:string-value="Douentza">
            <text:p>Douentz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ouentza/P_S_A_Mondoro.pdf">Mondoro</text:a></text:p>
          </table:table-cell>
          <table:table-cell table:formula="of:=LOWER([.D358])" office:value-type="string" office:string-value="commune">
            <text:p>commune</text:p>
          </table:table-cell>
          <table:table-cell table:formula="of:=IF([.E358]&lt;&gt;&quot;&quot;;REPLACE(T(FORMULA([.E358]));1;4;&quot;&quot;);&quot;&quot;)" office:value-type="string" office:string-value="345">
            <text:p>345</text:p>
          </table:table-cell>
          <table:table-cell office:value-type="string">
            <text:p>COMMUNE</text:p>
          </table:table-cell>
          <table:table-cell table:formula="of:=[.$A$345]" office:value-type="string" office:string-value="Douentza">
            <text:p>Douentz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ouentza/P_S_A_Petaka.pdf">Petaka</text:a></text:p>
          </table:table-cell>
          <table:table-cell table:formula="of:=LOWER([.D359])" office:value-type="string" office:string-value="commune">
            <text:p>commune</text:p>
          </table:table-cell>
          <table:table-cell table:formula="of:=IF([.E359]&lt;&gt;&quot;&quot;;REPLACE(T(FORMULA([.E359]));1;4;&quot;&quot;);&quot;&quot;)" office:value-type="string" office:string-value="345">
            <text:p>345</text:p>
          </table:table-cell>
          <table:table-cell office:value-type="string">
            <text:p>COMMUNE</text:p>
          </table:table-cell>
          <table:table-cell table:formula="of:=[.$A$345]" office:value-type="string" office:string-value="Douentza">
            <text:p>Douentz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douentza/P_S_A_Tedje.pdf">Tedje</text:a></text:p>
          </table:table-cell>
          <table:table-cell table:formula="of:=LOWER([.D360])" office:value-type="string" office:string-value="commune">
            <text:p>commune</text:p>
          </table:table-cell>
          <table:table-cell table:formula="of:=IF([.E360]&lt;&gt;&quot;&quot;;REPLACE(T(FORMULA([.E360]));1;4;&quot;&quot;);&quot;&quot;)" office:value-type="string" office:string-value="345">
            <text:p>345</text:p>
          </table:table-cell>
          <table:table-cell office:value-type="string">
            <text:p>COMMUNE</text:p>
          </table:table-cell>
          <table:table-cell table:formula="of:=[.$A$345]" office:value-type="string" office:string-value="Douentza">
            <text:p>Douentza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koro/P_S_A_synthese_cercle_koro.pdf">Koro</text:a></text:p>
          </table:table-cell>
          <table:table-cell table:formula="of:=LOWER([.D361])" office:value-type="string" office:string-value="cercle">
            <text:p>cercle</text:p>
          </table:table-cell>
          <table:table-cell table:formula="of:=IF([.E361]&lt;&gt;&quot;&quot;;REPLACE(T(FORMULA([.E361]));1;4;&quot;&quot;);&quot;&quot;)" office:value-type="string" office:string-value="296">
            <text:p>296</text:p>
          </table:table-cell>
          <table:table-cell office:value-type="string">
            <text:p>CERCLE</text:p>
          </table:table-cell>
          <table:table-cell table:formula="of:=[.$A$296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koro/P_S_A_Bamba.pdf">Bamba</text:a></text:p>
          </table:table-cell>
          <table:table-cell table:formula="of:=LOWER([.D362])" office:value-type="string" office:string-value="commune">
            <text:p>commune</text:p>
          </table:table-cell>
          <table:table-cell table:formula="of:=IF([.E362]&lt;&gt;&quot;&quot;;REPLACE(T(FORMULA([.E362]));1;4;&quot;&quot;);&quot;&quot;)" office:value-type="string" office:string-value="361">
            <text:p>361</text:p>
          </table:table-cell>
          <table:table-cell office:value-type="string">
            <text:p>COMMUNE</text:p>
          </table:table-cell>
          <table:table-cell table:formula="of:=[.$A$361]" office:value-type="string" office:string-value="Koro">
            <text:p>Koro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koro/P_S_A_Barapireli.pdf">Barapireli</text:a></text:p>
          </table:table-cell>
          <table:table-cell table:formula="of:=LOWER([.D363])" office:value-type="string" office:string-value="commune">
            <text:p>commune</text:p>
          </table:table-cell>
          <table:table-cell table:formula="of:=IF([.E363]&lt;&gt;&quot;&quot;;REPLACE(T(FORMULA([.E363]));1;4;&quot;&quot;);&quot;&quot;)" office:value-type="string" office:string-value="361">
            <text:p>361</text:p>
          </table:table-cell>
          <table:table-cell office:value-type="string">
            <text:p>COMMUNE</text:p>
          </table:table-cell>
          <table:table-cell table:formula="of:=[.$A$361]" office:value-type="string" office:string-value="Koro">
            <text:p>Koro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koro/P_S_A_Bondo.pdf">Bondo</text:a></text:p>
          </table:table-cell>
          <table:table-cell table:formula="of:=LOWER([.D364])" office:value-type="string" office:string-value="commune">
            <text:p>commune</text:p>
          </table:table-cell>
          <table:table-cell table:formula="of:=IF([.E364]&lt;&gt;&quot;&quot;;REPLACE(T(FORMULA([.E364]));1;4;&quot;&quot;);&quot;&quot;)" office:value-type="string" office:string-value="361">
            <text:p>361</text:p>
          </table:table-cell>
          <table:table-cell office:value-type="string">
            <text:p>COMMUNE</text:p>
          </table:table-cell>
          <table:table-cell table:formula="of:=[.$A$361]" office:value-type="string" office:string-value="Koro">
            <text:p>Koro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koro/P_S_A_Diankabou.pdf">Diankabou</text:a></text:p>
          </table:table-cell>
          <table:table-cell table:formula="of:=LOWER([.D365])" office:value-type="string" office:string-value="commune">
            <text:p>commune</text:p>
          </table:table-cell>
          <table:table-cell table:formula="of:=IF([.E365]&lt;&gt;&quot;&quot;;REPLACE(T(FORMULA([.E365]));1;4;&quot;&quot;);&quot;&quot;)" office:value-type="string" office:string-value="361">
            <text:p>361</text:p>
          </table:table-cell>
          <table:table-cell office:value-type="string">
            <text:p>COMMUNE</text:p>
          </table:table-cell>
          <table:table-cell table:formula="of:=[.$A$361]" office:value-type="string" office:string-value="Koro">
            <text:p>Koro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koro/P_S_A_Dinangourou.pdf">Dinangourou</text:a></text:p>
          </table:table-cell>
          <table:table-cell table:formula="of:=LOWER([.D366])" office:value-type="string" office:string-value="commune">
            <text:p>commune</text:p>
          </table:table-cell>
          <table:table-cell table:formula="of:=IF([.E366]&lt;&gt;&quot;&quot;;REPLACE(T(FORMULA([.E366]));1;4;&quot;&quot;);&quot;&quot;)" office:value-type="string" office:string-value="361">
            <text:p>361</text:p>
          </table:table-cell>
          <table:table-cell office:value-type="string">
            <text:p>COMMUNE</text:p>
          </table:table-cell>
          <table:table-cell table:formula="of:=[.$A$361]" office:value-type="string" office:string-value="Koro">
            <text:p>Koro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koro/P_S_A_Dioungani.pdf">Dioungani</text:a></text:p>
          </table:table-cell>
          <table:table-cell table:formula="of:=LOWER([.D367])" office:value-type="string" office:string-value="commune">
            <text:p>commune</text:p>
          </table:table-cell>
          <table:table-cell table:formula="of:=IF([.E367]&lt;&gt;&quot;&quot;;REPLACE(T(FORMULA([.E367]));1;4;&quot;&quot;);&quot;&quot;)" office:value-type="string" office:string-value="361">
            <text:p>361</text:p>
          </table:table-cell>
          <table:table-cell office:value-type="string">
            <text:p>COMMUNE</text:p>
          </table:table-cell>
          <table:table-cell table:formula="of:=[.$A$361]" office:value-type="string" office:string-value="Koro">
            <text:p>Koro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koro/P_S_A_Dougoutenen%20I.pdf">Dougoutene 1</text:a></text:p>
          </table:table-cell>
          <table:table-cell table:formula="of:=LOWER([.D368])" office:value-type="string" office:string-value="commune">
            <text:p>commune</text:p>
          </table:table-cell>
          <table:table-cell table:formula="of:=IF([.E368]&lt;&gt;&quot;&quot;;REPLACE(T(FORMULA([.E368]));1;4;&quot;&quot;);&quot;&quot;)" office:value-type="string" office:string-value="361">
            <text:p>361</text:p>
          </table:table-cell>
          <table:table-cell office:value-type="string">
            <text:p>COMMUNE</text:p>
          </table:table-cell>
          <table:table-cell table:formula="of:=[.$A$361]" office:value-type="string" office:string-value="Koro">
            <text:p>Koro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koro/P_S_A_Dougoutenen%20II.pdf">Dougoutene 2</text:a></text:p>
          </table:table-cell>
          <table:table-cell table:formula="of:=LOWER([.D369])" office:value-type="string" office:string-value="commune">
            <text:p>commune</text:p>
          </table:table-cell>
          <table:table-cell table:formula="of:=IF([.E369]&lt;&gt;&quot;&quot;;REPLACE(T(FORMULA([.E369]));1;4;&quot;&quot;);&quot;&quot;)" office:value-type="string" office:string-value="361">
            <text:p>361</text:p>
          </table:table-cell>
          <table:table-cell office:value-type="string">
            <text:p>COMMUNE</text:p>
          </table:table-cell>
          <table:table-cell table:formula="of:=[.$A$361]" office:value-type="string" office:string-value="Koro">
            <text:p>Koro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koro/P_S_A_Kassa.pdf">Kassa</text:a></text:p>
          </table:table-cell>
          <table:table-cell table:formula="of:=LOWER([.D370])" office:value-type="string" office:string-value="commune">
            <text:p>commune</text:p>
          </table:table-cell>
          <table:table-cell table:formula="of:=IF([.E370]&lt;&gt;&quot;&quot;;REPLACE(T(FORMULA([.E370]));1;4;&quot;&quot;);&quot;&quot;)" office:value-type="string" office:string-value="361">
            <text:p>361</text:p>
          </table:table-cell>
          <table:table-cell office:value-type="string">
            <text:p>COMMUNE</text:p>
          </table:table-cell>
          <table:table-cell table:formula="of:=[.$A$361]" office:value-type="string" office:string-value="Koro">
            <text:p>Koro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koro/P_S_A_Koporo-Pen.pdf">Koporo-Pen</text:a> <text:a xlink:href="http://www.csa-mali.org/plans/mopti/plansa_koro/P_S_A_Koporona.pdf">Koporona</text:a></text:p>
          </table:table-cell>
          <table:table-cell table:formula="of:=LOWER([.D371])" office:value-type="string" office:string-value="commune">
            <text:p>commune</text:p>
          </table:table-cell>
          <table:table-cell table:formula="of:=IF([.E371]&lt;&gt;&quot;&quot;;REPLACE(T(FORMULA([.E371]));1;4;&quot;&quot;);&quot;&quot;)" office:value-type="string" office:string-value="361">
            <text:p>361</text:p>
          </table:table-cell>
          <table:table-cell office:value-type="string">
            <text:p>COMMUNE</text:p>
          </table:table-cell>
          <table:table-cell table:formula="of:=[.$A$361]" office:value-type="string" office:string-value="Koro">
            <text:p>Koro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koro/P_S_A_Koro.pdf">Koro</text:a></text:p>
          </table:table-cell>
          <table:table-cell table:formula="of:=LOWER([.D372])" office:value-type="string" office:string-value="commune">
            <text:p>commune</text:p>
          </table:table-cell>
          <table:table-cell table:formula="of:=IF([.E372]&lt;&gt;&quot;&quot;;REPLACE(T(FORMULA([.E372]));1;4;&quot;&quot;);&quot;&quot;)" office:value-type="string" office:string-value="361">
            <text:p>361</text:p>
          </table:table-cell>
          <table:table-cell office:value-type="string">
            <text:p>COMMUNE</text:p>
          </table:table-cell>
          <table:table-cell table:formula="of:=[.$A$361]" office:value-type="string" office:string-value="Koro">
            <text:p>Koro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koro/P_S_A_Madougou.pdf">Madougou</text:a></text:p>
          </table:table-cell>
          <table:table-cell table:formula="of:=LOWER([.D373])" office:value-type="string" office:string-value="commune">
            <text:p>commune</text:p>
          </table:table-cell>
          <table:table-cell table:formula="of:=IF([.E373]&lt;&gt;&quot;&quot;;REPLACE(T(FORMULA([.E373]));1;4;&quot;&quot;);&quot;&quot;)" office:value-type="string" office:string-value="361">
            <text:p>361</text:p>
          </table:table-cell>
          <table:table-cell office:value-type="string">
            <text:p>COMMUNE</text:p>
          </table:table-cell>
          <table:table-cell table:formula="of:=[.$A$361]" office:value-type="string" office:string-value="Koro">
            <text:p>Koro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koro/P_S_A_Pel-Maoude.pdf">Pel-Maoude</text:a></text:p>
          </table:table-cell>
          <table:table-cell table:formula="of:=LOWER([.D374])" office:value-type="string" office:string-value="commune">
            <text:p>commune</text:p>
          </table:table-cell>
          <table:table-cell table:formula="of:=IF([.E374]&lt;&gt;&quot;&quot;;REPLACE(T(FORMULA([.E374]));1;4;&quot;&quot;);&quot;&quot;)" office:value-type="string" office:string-value="361">
            <text:p>361</text:p>
          </table:table-cell>
          <table:table-cell office:value-type="string">
            <text:p>COMMUNE</text:p>
          </table:table-cell>
          <table:table-cell table:formula="of:=[.$A$361]" office:value-type="string" office:string-value="Koro">
            <text:p>Koro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koro/P_S_A_Yoro.pdf">Yoro</text:a></text:p>
          </table:table-cell>
          <table:table-cell table:formula="of:=LOWER([.D375])" office:value-type="string" office:string-value="commune">
            <text:p>commune</text:p>
          </table:table-cell>
          <table:table-cell table:formula="of:=IF([.E375]&lt;&gt;&quot;&quot;;REPLACE(T(FORMULA([.E375]));1;4;&quot;&quot;);&quot;&quot;)" office:value-type="string" office:string-value="361">
            <text:p>361</text:p>
          </table:table-cell>
          <table:table-cell office:value-type="string">
            <text:p>COMMUNE</text:p>
          </table:table-cell>
          <table:table-cell table:formula="of:=[.$A$361]" office:value-type="string" office:string-value="Koro">
            <text:p>Koro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koro/P_S_A_Youdiou.pdf">Youdiou</text:a></text:p>
          </table:table-cell>
          <table:table-cell table:formula="of:=LOWER([.D376])" office:value-type="string" office:string-value="commune">
            <text:p>commune</text:p>
          </table:table-cell>
          <table:table-cell table:formula="of:=IF([.E376]&lt;&gt;&quot;&quot;;REPLACE(T(FORMULA([.E376]));1;4;&quot;&quot;);&quot;&quot;)" office:value-type="string" office:string-value="361">
            <text:p>361</text:p>
          </table:table-cell>
          <table:table-cell office:value-type="string">
            <text:p>COMMUNE</text:p>
          </table:table-cell>
          <table:table-cell table:formula="of:=[.$A$361]" office:value-type="string" office:string-value="Koro">
            <text:p>Koro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mopti/P_S_A_syntcercle_Mopti.pdf">Mopti</text:a></text:p>
          </table:table-cell>
          <table:table-cell table:formula="of:=LOWER([.D377])" office:value-type="string" office:string-value="cercle">
            <text:p>cercle</text:p>
          </table:table-cell>
          <table:table-cell table:formula="of:=IF([.E377]&lt;&gt;&quot;&quot;;REPLACE(T(FORMULA([.E377]));1;4;&quot;&quot;);&quot;&quot;)" office:value-type="string" office:string-value="296">
            <text:p>296</text:p>
          </table:table-cell>
          <table:table-cell office:value-type="string">
            <text:p>CERCLE</text:p>
          </table:table-cell>
          <table:table-cell table:formula="of:=[.$A$296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mopti/P_S_A_Bassiro.pdf">Bassirou</text:a></text:p>
          </table:table-cell>
          <table:table-cell table:formula="of:=LOWER([.D378])" office:value-type="string" office:string-value="commune">
            <text:p>commune</text:p>
          </table:table-cell>
          <table:table-cell table:formula="of:=IF([.E378]&lt;&gt;&quot;&quot;;REPLACE(T(FORMULA([.E378]));1;4;&quot;&quot;);&quot;&quot;)" office:value-type="string" office:string-value="377">
            <text:p>377</text:p>
          </table:table-cell>
          <table:table-cell office:value-type="string">
            <text:p>COMMUNE</text:p>
          </table:table-cell>
          <table:table-cell table:formula="of:=[.$A$377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mopti/P_S_A_Borondougou.pdf">Borondougou</text:a></text:p>
          </table:table-cell>
          <table:table-cell table:formula="of:=LOWER([.D379])" office:value-type="string" office:string-value="commune">
            <text:p>commune</text:p>
          </table:table-cell>
          <table:table-cell table:formula="of:=IF([.E379]&lt;&gt;&quot;&quot;;REPLACE(T(FORMULA([.E379]));1;4;&quot;&quot;);&quot;&quot;)" office:value-type="string" office:string-value="377">
            <text:p>377</text:p>
          </table:table-cell>
          <table:table-cell office:value-type="string">
            <text:p>COMMUNE</text:p>
          </table:table-cell>
          <table:table-cell table:formula="of:=[.$A$377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mopti/P_S_A_Dialloube.pdf">Dialloube</text:a></text:p>
          </table:table-cell>
          <table:table-cell table:formula="of:=LOWER([.D380])" office:value-type="string" office:string-value="commune">
            <text:p>commune</text:p>
          </table:table-cell>
          <table:table-cell table:formula="of:=IF([.E380]&lt;&gt;&quot;&quot;;REPLACE(T(FORMULA([.E380]));1;4;&quot;&quot;);&quot;&quot;)" office:value-type="string" office:string-value="377">
            <text:p>377</text:p>
          </table:table-cell>
          <table:table-cell office:value-type="string">
            <text:p>COMMUNE</text:p>
          </table:table-cell>
          <table:table-cell table:formula="of:=[.$A$377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mopti/P_S_A_Fatoma.pdf">Fatoma</text:a></text:p>
          </table:table-cell>
          <table:table-cell table:formula="of:=LOWER([.D381])" office:value-type="string" office:string-value="commune">
            <text:p>commune</text:p>
          </table:table-cell>
          <table:table-cell table:formula="of:=IF([.E381]&lt;&gt;&quot;&quot;;REPLACE(T(FORMULA([.E381]));1;4;&quot;&quot;);&quot;&quot;)" office:value-type="string" office:string-value="377">
            <text:p>377</text:p>
          </table:table-cell>
          <table:table-cell office:value-type="string">
            <text:p>COMMUNE</text:p>
          </table:table-cell>
          <table:table-cell table:formula="of:=[.$A$377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mopti/P_S_A_Konna.pdf">Konna</text:a></text:p>
          </table:table-cell>
          <table:table-cell table:formula="of:=LOWER([.D382])" office:value-type="string" office:string-value="commune">
            <text:p>commune</text:p>
          </table:table-cell>
          <table:table-cell table:formula="of:=IF([.E382]&lt;&gt;&quot;&quot;;REPLACE(T(FORMULA([.E382]));1;4;&quot;&quot;);&quot;&quot;)" office:value-type="string" office:string-value="377">
            <text:p>377</text:p>
          </table:table-cell>
          <table:table-cell office:value-type="string">
            <text:p>COMMUNE</text:p>
          </table:table-cell>
          <table:table-cell table:formula="of:=[.$A$377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mopti/P_S_A_Korombana.pdf">Korombana</text:a></text:p>
          </table:table-cell>
          <table:table-cell table:formula="of:=LOWER([.D383])" office:value-type="string" office:string-value="commune">
            <text:p>commune</text:p>
          </table:table-cell>
          <table:table-cell table:formula="of:=IF([.E383]&lt;&gt;&quot;&quot;;REPLACE(T(FORMULA([.E383]));1;4;&quot;&quot;);&quot;&quot;)" office:value-type="string" office:string-value="377">
            <text:p>377</text:p>
          </table:table-cell>
          <table:table-cell office:value-type="string">
            <text:p>COMMUNE</text:p>
          </table:table-cell>
          <table:table-cell table:formula="of:=[.$A$377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mopti/P_S_A_Koubaye.pdf">Koubaye</text:a></text:p>
          </table:table-cell>
          <table:table-cell table:formula="of:=LOWER([.D384])" office:value-type="string" office:string-value="commune">
            <text:p>commune</text:p>
          </table:table-cell>
          <table:table-cell table:formula="of:=IF([.E384]&lt;&gt;&quot;&quot;;REPLACE(T(FORMULA([.E384]));1;4;&quot;&quot;);&quot;&quot;)" office:value-type="string" office:string-value="377">
            <text:p>377</text:p>
          </table:table-cell>
          <table:table-cell office:value-type="string">
            <text:p>COMMUNE</text:p>
          </table:table-cell>
          <table:table-cell table:formula="of:=[.$A$377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mopti/P_S_A_Kounari.pdf">Kounari</text:a></text:p>
          </table:table-cell>
          <table:table-cell table:formula="of:=LOWER([.D385])" office:value-type="string" office:string-value="commune">
            <text:p>commune</text:p>
          </table:table-cell>
          <table:table-cell table:formula="of:=IF([.E385]&lt;&gt;&quot;&quot;;REPLACE(T(FORMULA([.E385]));1;4;&quot;&quot;);&quot;&quot;)" office:value-type="string" office:string-value="377">
            <text:p>377</text:p>
          </table:table-cell>
          <table:table-cell office:value-type="string">
            <text:p>COMMUNE</text:p>
          </table:table-cell>
          <table:table-cell table:formula="of:=[.$A$377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mopti/P_S_A_Mopti.pdf">Mopti</text:a></text:p>
          </table:table-cell>
          <table:table-cell table:formula="of:=LOWER([.D386])" office:value-type="string" office:string-value="commune">
            <text:p>commune</text:p>
          </table:table-cell>
          <table:table-cell table:formula="of:=IF([.E386]&lt;&gt;&quot;&quot;;REPLACE(T(FORMULA([.E386]));1;4;&quot;&quot;);&quot;&quot;)" office:value-type="string" office:string-value="377">
            <text:p>377</text:p>
          </table:table-cell>
          <table:table-cell office:value-type="string">
            <text:p>COMMUNE</text:p>
          </table:table-cell>
          <table:table-cell table:formula="of:=[.$A$377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mopti/P_S_A_Ouromodi.pdf">Ouro-Modi</text:a></text:p>
          </table:table-cell>
          <table:table-cell table:formula="of:=LOWER([.D387])" office:value-type="string" office:string-value="commune">
            <text:p>commune</text:p>
          </table:table-cell>
          <table:table-cell table:formula="of:=IF([.E387]&lt;&gt;&quot;&quot;;REPLACE(T(FORMULA([.E387]));1;4;&quot;&quot;);&quot;&quot;)" office:value-type="string" office:string-value="377">
            <text:p>377</text:p>
          </table:table-cell>
          <table:table-cell office:value-type="string">
            <text:p>COMMUNE</text:p>
          </table:table-cell>
          <table:table-cell table:formula="of:=[.$A$377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mopti/P_S_A_Ouroubedoude.pdf">Ouroube- Doude</text:a></text:p>
          </table:table-cell>
          <table:table-cell table:formula="of:=LOWER([.D388])" office:value-type="string" office:string-value="commune">
            <text:p>commune</text:p>
          </table:table-cell>
          <table:table-cell table:formula="of:=IF([.E388]&lt;&gt;&quot;&quot;;REPLACE(T(FORMULA([.E388]));1;4;&quot;&quot;);&quot;&quot;)" office:value-type="string" office:string-value="377">
            <text:p>377</text:p>
          </table:table-cell>
          <table:table-cell office:value-type="string">
            <text:p>COMMUNE</text:p>
          </table:table-cell>
          <table:table-cell table:formula="of:=[.$A$377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mopti/P_S_A_Salsalbe.pdf">Sasalbe</text:a></text:p>
          </table:table-cell>
          <table:table-cell table:formula="of:=LOWER([.D389])" office:value-type="string" office:string-value="commune">
            <text:p>commune</text:p>
          </table:table-cell>
          <table:table-cell table:formula="of:=IF([.E389]&lt;&gt;&quot;&quot;;REPLACE(T(FORMULA([.E389]));1;4;&quot;&quot;);&quot;&quot;)" office:value-type="string" office:string-value="377">
            <text:p>377</text:p>
          </table:table-cell>
          <table:table-cell office:value-type="string">
            <text:p>COMMUNE</text:p>
          </table:table-cell>
          <table:table-cell table:formula="of:=[.$A$377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mopti/P_S_A_Sio.pdf">Sio</text:a></text:p>
          </table:table-cell>
          <table:table-cell table:formula="of:=LOWER([.D390])" office:value-type="string" office:string-value="commune">
            <text:p>commune</text:p>
          </table:table-cell>
          <table:table-cell table:formula="of:=IF([.E390]&lt;&gt;&quot;&quot;;REPLACE(T(FORMULA([.E390]));1;4;&quot;&quot;);&quot;&quot;)" office:value-type="string" office:string-value="377">
            <text:p>377</text:p>
          </table:table-cell>
          <table:table-cell office:value-type="string">
            <text:p>COMMUNE</text:p>
          </table:table-cell>
          <table:table-cell table:formula="of:=[.$A$377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mopti/P_S_A_Socoura.pdf">Socoura</text:a></text:p>
          </table:table-cell>
          <table:table-cell table:formula="of:=LOWER([.D391])" office:value-type="string" office:string-value="commune">
            <text:p>commune</text:p>
          </table:table-cell>
          <table:table-cell table:formula="of:=IF([.E391]&lt;&gt;&quot;&quot;;REPLACE(T(FORMULA([.E391]));1;4;&quot;&quot;);&quot;&quot;)" office:value-type="string" office:string-value="377">
            <text:p>377</text:p>
          </table:table-cell>
          <table:table-cell office:value-type="string">
            <text:p>COMMUNE</text:p>
          </table:table-cell>
          <table:table-cell table:formula="of:=[.$A$377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mopti/P_S_Soye.pdf">Soye</text:a></text:p>
          </table:table-cell>
          <table:table-cell table:formula="of:=LOWER([.D392])" office:value-type="string" office:string-value="commune">
            <text:p>commune</text:p>
          </table:table-cell>
          <table:table-cell table:formula="of:=IF([.E392]&lt;&gt;&quot;&quot;;REPLACE(T(FORMULA([.E392]));1;4;&quot;&quot;);&quot;&quot;)" office:value-type="string" office:string-value="377">
            <text:p>377</text:p>
          </table:table-cell>
          <table:table-cell office:value-type="string">
            <text:p>COMMUNE</text:p>
          </table:table-cell>
          <table:table-cell table:formula="of:=[.$A$377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Tenenkou/P_S_A_Syntenenkou.pdf">Tenenkou</text:a></text:p>
          </table:table-cell>
          <table:table-cell table:formula="of:=LOWER([.D393])" office:value-type="string" office:string-value="cercle">
            <text:p>cercle</text:p>
          </table:table-cell>
          <table:table-cell table:formula="of:=IF([.E393]&lt;&gt;&quot;&quot;;REPLACE(T(FORMULA([.E393]));1;4;&quot;&quot;);&quot;&quot;)" office:value-type="string" office:string-value="296">
            <text:p>296</text:p>
          </table:table-cell>
          <table:table-cell office:value-type="string">
            <text:p>CERCLE</text:p>
          </table:table-cell>
          <table:table-cell table:formula="of:=[.$A$296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tenenkou/P_S_A_Diafarabe.pdf">Diafarabé</text:a></text:p>
          </table:table-cell>
          <table:table-cell table:formula="of:=LOWER([.D394])" office:value-type="string" office:string-value="commune">
            <text:p>commune</text:p>
          </table:table-cell>
          <table:table-cell table:formula="of:=IF([.E394]&lt;&gt;&quot;&quot;;REPLACE(T(FORMULA([.E394]));1;4;&quot;&quot;);&quot;&quot;)" office:value-type="string" office:string-value="393">
            <text:p>393</text:p>
          </table:table-cell>
          <table:table-cell office:value-type="string">
            <text:p>COMMUNE</text:p>
          </table:table-cell>
          <table:table-cell table:formula="of:=[.$A$393]" office:value-type="string" office:string-value="Tenenkou">
            <text:p>Tenenkou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tenenkou/psa_diaka.pdf">Diaka</text:a></text:p>
          </table:table-cell>
          <table:table-cell table:formula="of:=LOWER([.D395])" office:value-type="string" office:string-value="commune">
            <text:p>commune</text:p>
          </table:table-cell>
          <table:table-cell table:formula="of:=IF([.E395]&lt;&gt;&quot;&quot;;REPLACE(T(FORMULA([.E395]));1;4;&quot;&quot;);&quot;&quot;)" office:value-type="string" office:string-value="393">
            <text:p>393</text:p>
          </table:table-cell>
          <table:table-cell office:value-type="string">
            <text:p>COMMUNE</text:p>
          </table:table-cell>
          <table:table-cell table:formula="of:=[.$A$393]" office:value-type="string" office:string-value="Tenenkou">
            <text:p>Tenenkou</text:p>
          </table:table-cell>
          <table:table-cell/>
        </table:table-row>
        <table:table-row table:style-name="ro1">
          <table:table-cell office:value-type="string">
            <text:p><text:a xlink:href="http://www.csa-mali.org/plans/mopti/Tenenkou/P_S_A_Diondiori.pdf">Diondori</text:a></text:p>
          </table:table-cell>
          <table:table-cell table:formula="of:=LOWER([.D396])" office:value-type="string" office:string-value="commune">
            <text:p>commune</text:p>
          </table:table-cell>
          <table:table-cell table:formula="of:=IF([.E396]&lt;&gt;&quot;&quot;;REPLACE(T(FORMULA([.E396]));1;4;&quot;&quot;);&quot;&quot;)" office:value-type="string" office:string-value="393">
            <text:p>393</text:p>
          </table:table-cell>
          <table:table-cell office:value-type="string">
            <text:p>COMMUNE</text:p>
          </table:table-cell>
          <table:table-cell table:formula="of:=[.$A$393]" office:value-type="string" office:string-value="Tenenkou">
            <text:p>Tenenkou</text:p>
          </table:table-cell>
          <table:table-cell/>
        </table:table-row>
        <table:table-row table:style-name="ro1">
          <table:table-cell office:value-type="string">
            <text:p><text:a xlink:href="http://www.csa-mali.org/plans/mopti/Tenenkou/P_S_A_Kareri.pdf">Kareri</text:a></text:p>
          </table:table-cell>
          <table:table-cell table:formula="of:=LOWER([.D397])" office:value-type="string" office:string-value="commune">
            <text:p>commune</text:p>
          </table:table-cell>
          <table:table-cell table:formula="of:=IF([.E397]&lt;&gt;&quot;&quot;;REPLACE(T(FORMULA([.E397]));1;4;&quot;&quot;);&quot;&quot;)" office:value-type="string" office:string-value="393">
            <text:p>393</text:p>
          </table:table-cell>
          <table:table-cell office:value-type="string">
            <text:p>COMMUNE</text:p>
          </table:table-cell>
          <table:table-cell table:formula="of:=[.$A$393]" office:value-type="string" office:string-value="Tenenkou">
            <text:p>Tenenkou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tenenkou/P_S_A_Ouro-Ardo.pdf">Ouro Ardo</text:a></text:p>
          </table:table-cell>
          <table:table-cell table:formula="of:=LOWER([.D398])" office:value-type="string" office:string-value="commune">
            <text:p>commune</text:p>
          </table:table-cell>
          <table:table-cell table:formula="of:=IF([.E398]&lt;&gt;&quot;&quot;;REPLACE(T(FORMULA([.E398]));1;4;&quot;&quot;);&quot;&quot;)" office:value-type="string" office:string-value="393">
            <text:p>393</text:p>
          </table:table-cell>
          <table:table-cell office:value-type="string">
            <text:p>COMMUNE</text:p>
          </table:table-cell>
          <table:table-cell table:formula="of:=[.$A$393]" office:value-type="string" office:string-value="Tenenkou">
            <text:p>Tenenkou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tenenkou/P_S_A_Ouro-Guire.pdf">Ouro Guiré</text:a></text:p>
          </table:table-cell>
          <table:table-cell table:formula="of:=LOWER([.D399])" office:value-type="string" office:string-value="commune">
            <text:p>commune</text:p>
          </table:table-cell>
          <table:table-cell table:formula="of:=IF([.E399]&lt;&gt;&quot;&quot;;REPLACE(T(FORMULA([.E399]));1;4;&quot;&quot;);&quot;&quot;)" office:value-type="string" office:string-value="393">
            <text:p>393</text:p>
          </table:table-cell>
          <table:table-cell office:value-type="string">
            <text:p>COMMUNE</text:p>
          </table:table-cell>
          <table:table-cell table:formula="of:=[.$A$393]" office:value-type="string" office:string-value="Tenenkou">
            <text:p>Tenenkou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tenenkou/P_S_A_Sougoulbe.pdf">Sougoulbé</text:a></text:p>
          </table:table-cell>
          <table:table-cell table:formula="of:=LOWER([.D400])" office:value-type="string" office:string-value="commune">
            <text:p>commune</text:p>
          </table:table-cell>
          <table:table-cell table:formula="of:=IF([.E400]&lt;&gt;&quot;&quot;;REPLACE(T(FORMULA([.E400]));1;4;&quot;&quot;);&quot;&quot;)" office:value-type="string" office:string-value="393">
            <text:p>393</text:p>
          </table:table-cell>
          <table:table-cell office:value-type="string">
            <text:p>COMMUNE</text:p>
          </table:table-cell>
          <table:table-cell table:formula="of:=[.$A$393]" office:value-type="string" office:string-value="Tenenkou">
            <text:p>Tenenkou</text:p>
          </table:table-cell>
          <table:table-cell/>
        </table:table-row>
        <table:table-row table:style-name="ro1">
          <table:table-cell office:value-type="string">
            <text:p><text:a xlink:href="http://www.csa-mali.org/plans/mopti/Tenenkou/P-S_A_Tenenkou.pdf">Tenenkou</text:a></text:p>
          </table:table-cell>
          <table:table-cell table:formula="of:=LOWER([.D401])" office:value-type="string" office:string-value="commune">
            <text:p>commune</text:p>
          </table:table-cell>
          <table:table-cell table:formula="of:=IF([.E401]&lt;&gt;&quot;&quot;;REPLACE(T(FORMULA([.E401]));1;4;&quot;&quot;);&quot;&quot;)" office:value-type="string" office:string-value="393">
            <text:p>393</text:p>
          </table:table-cell>
          <table:table-cell office:value-type="string">
            <text:p>COMMUNE</text:p>
          </table:table-cell>
          <table:table-cell table:formula="of:=[.$A$393]" office:value-type="string" office:string-value="Tenenkou">
            <text:p>Tenenkou</text:p>
          </table:table-cell>
          <table:table-cell/>
        </table:table-row>
        <table:table-row table:style-name="ro1">
          <table:table-cell office:value-type="string">
            <text:p><text:a xlink:href="http://www.csa-mali.org/plans/mopti/Tenenkou/P_S_A_Toguere%20Coumbe.pdf">Toguere-coumbe</text:a></text:p>
          </table:table-cell>
          <table:table-cell table:formula="of:=LOWER([.D402])" office:value-type="string" office:string-value="commune">
            <text:p>commune</text:p>
          </table:table-cell>
          <table:table-cell table:formula="of:=IF([.E402]&lt;&gt;&quot;&quot;;REPLACE(T(FORMULA([.E402]));1;4;&quot;&quot;);&quot;&quot;)" office:value-type="string" office:string-value="393">
            <text:p>393</text:p>
          </table:table-cell>
          <table:table-cell office:value-type="string">
            <text:p>COMMUNE</text:p>
          </table:table-cell>
          <table:table-cell table:formula="of:=[.$A$393]" office:value-type="string" office:string-value="Tenenkou">
            <text:p>Tenenkou</text:p>
          </table:table-cell>
          <table:table-cell/>
        </table:table-row>
        <table:table-row table:style-name="ro1">
          <table:table-cell office:value-type="string">
            <text:p><text:a xlink:href="http://www.csa-mali.org/plans/mopti/Youwarou/P_S_A_syntyouwarou.pdf">Youvarou</text:a></text:p>
          </table:table-cell>
          <table:table-cell table:formula="of:=LOWER([.D403])" office:value-type="string" office:string-value="cercle">
            <text:p>cercle</text:p>
          </table:table-cell>
          <table:table-cell table:formula="of:=IF([.E403]&lt;&gt;&quot;&quot;;REPLACE(T(FORMULA([.E403]));1;4;&quot;&quot;);&quot;&quot;)" office:value-type="string" office:string-value="296">
            <text:p>296</text:p>
          </table:table-cell>
          <table:table-cell office:value-type="string">
            <text:p>CERCLE</text:p>
          </table:table-cell>
          <table:table-cell table:formula="of:=[.$A$296]" office:value-type="string" office:string-value="Mopti">
            <text:p>Mopti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youwarou/P_S_A_Bimbere-Tama.pdf">Bimbéré-Tama</text:a></text:p>
          </table:table-cell>
          <table:table-cell table:formula="of:=LOWER([.D404])" office:value-type="string" office:string-value="commune">
            <text:p>commune</text:p>
          </table:table-cell>
          <table:table-cell table:formula="of:=IF([.E404]&lt;&gt;&quot;&quot;;REPLACE(T(FORMULA([.E404]));1;4;&quot;&quot;);&quot;&quot;)" office:value-type="string" office:string-value="403">
            <text:p>403</text:p>
          </table:table-cell>
          <table:table-cell office:value-type="string">
            <text:p>COMMUNE</text:p>
          </table:table-cell>
          <table:table-cell table:formula="of:=[.$A$403]" office:value-type="string" office:string-value="Youvarou">
            <text:p>Youvarou</text:p>
          </table:table-cell>
          <table:table-cell/>
        </table:table-row>
        <table:table-row table:style-name="ro1">
          <table:table-cell office:value-type="string">
            <text:p><text:a xlink:href="http://www.csa-mali.org/plans/mopti/plansa_youwarou/P_S_A_Deboye.pdf">Deboye</text:a></text:p>
          </table:table-cell>
          <table:table-cell table:formula="of:=LOWER([.D405])" office:value-type="string" office:string-value="commune">
            <text:p>commune</text:p>
          </table:table-cell>
          <table:table-cell table:formula="of:=IF([.E405]&lt;&gt;&quot;&quot;;REPLACE(T(FORMULA([.E405]));1;4;&quot;&quot;);&quot;&quot;)" office:value-type="string" office:string-value="403">
            <text:p>403</text:p>
          </table:table-cell>
          <table:table-cell office:value-type="string">
            <text:p>COMMUNE</text:p>
          </table:table-cell>
          <table:table-cell table:formula="of:=[.$A$403]" office:value-type="string" office:string-value="Youvarou">
            <text:p>Youvarou</text:p>
          </table:table-cell>
          <table:table-cell/>
        </table:table-row>
        <table:table-row table:style-name="ro1">
          <table:table-cell office:value-type="string">
            <text:p><text:a xlink:href="http://www.csa-mali.org/plans/mopti/Youwarou/P_S_A_Dirma.pdf">Dirma</text:a></text:p>
          </table:table-cell>
          <table:table-cell table:formula="of:=LOWER([.D406])" office:value-type="string" office:string-value="commune">
            <text:p>commune</text:p>
          </table:table-cell>
          <table:table-cell table:formula="of:=IF([.E406]&lt;&gt;&quot;&quot;;REPLACE(T(FORMULA([.E406]));1;4;&quot;&quot;);&quot;&quot;)" office:value-type="string" office:string-value="403">
            <text:p>403</text:p>
          </table:table-cell>
          <table:table-cell office:value-type="string">
            <text:p>COMMUNE</text:p>
          </table:table-cell>
          <table:table-cell table:formula="of:=[.$A$403]" office:value-type="string" office:string-value="Youvarou">
            <text:p>Youvarou</text:p>
          </table:table-cell>
          <table:table-cell/>
        </table:table-row>
        <table:table-row table:style-name="ro1">
          <table:table-cell office:value-type="string">
            <text:p><text:a xlink:href="http://www.csa-mali.org/plans/mopti/Youwarou/P_S_A_Dongo.pdf">Dongo</text:a></text:p>
          </table:table-cell>
          <table:table-cell table:formula="of:=LOWER([.D407])" office:value-type="string" office:string-value="commune">
            <text:p>commune</text:p>
          </table:table-cell>
          <table:table-cell table:formula="of:=IF([.E407]&lt;&gt;&quot;&quot;;REPLACE(T(FORMULA([.E407]));1;4;&quot;&quot;);&quot;&quot;)" office:value-type="string" office:string-value="403">
            <text:p>403</text:p>
          </table:table-cell>
          <table:table-cell office:value-type="string">
            <text:p>COMMUNE</text:p>
          </table:table-cell>
          <table:table-cell table:formula="of:=[.$A$403]" office:value-type="string" office:string-value="Youvarou">
            <text:p>Youvarou</text:p>
          </table:table-cell>
          <table:table-cell/>
        </table:table-row>
        <table:table-row table:style-name="ro1">
          <table:table-cell office:value-type="string">
            <text:p><text:a xlink:href="http://www.csa-mali.org/plans/mopti/Youwarou/P_S_A_Farimake.pdf">Farimake</text:a></text:p>
          </table:table-cell>
          <table:table-cell table:formula="of:=LOWER([.D408])" office:value-type="string" office:string-value="commune">
            <text:p>commune</text:p>
          </table:table-cell>
          <table:table-cell table:formula="of:=IF([.E408]&lt;&gt;&quot;&quot;;REPLACE(T(FORMULA([.E408]));1;4;&quot;&quot;);&quot;&quot;)" office:value-type="string" office:string-value="403">
            <text:p>403</text:p>
          </table:table-cell>
          <table:table-cell office:value-type="string">
            <text:p>COMMUNE</text:p>
          </table:table-cell>
          <table:table-cell table:formula="of:=[.$A$403]" office:value-type="string" office:string-value="Youvarou">
            <text:p>Youvarou</text:p>
          </table:table-cell>
          <table:table-cell/>
        </table:table-row>
        <table:table-row table:style-name="ro1">
          <table:table-cell office:value-type="string">
            <text:p><text:a xlink:href="http://www.csa-mali.org/plans/mopti/Youwarou/P_S_A_NDodjiga.pdf">N'dodjiga</text:a></text:p>
          </table:table-cell>
          <table:table-cell table:formula="of:=LOWER([.D409])" office:value-type="string" office:string-value="commune">
            <text:p>commune</text:p>
          </table:table-cell>
          <table:table-cell table:formula="of:=IF([.E409]&lt;&gt;&quot;&quot;;REPLACE(T(FORMULA([.E409]));1;4;&quot;&quot;);&quot;&quot;)" office:value-type="string" office:string-value="403">
            <text:p>403</text:p>
          </table:table-cell>
          <table:table-cell office:value-type="string">
            <text:p>COMMUNE</text:p>
          </table:table-cell>
          <table:table-cell table:formula="of:=[.$A$403]" office:value-type="string" office:string-value="Youvarou">
            <text:p>Youvarou</text:p>
          </table:table-cell>
          <table:table-cell/>
        </table:table-row>
        <table:table-row table:style-name="ro1">
          <table:table-cell office:value-type="string">
            <text:p><text:a xlink:href="http://www.csa-mali.org/plans/mopti/Youwarou/P_S_A_Bimbere-Tama.pdf">Tama</text:a></text:p>
          </table:table-cell>
          <table:table-cell table:formula="of:=LOWER([.D410])" office:value-type="string" office:string-value="commune">
            <text:p>commune</text:p>
          </table:table-cell>
          <table:table-cell table:formula="of:=IF([.E410]&lt;&gt;&quot;&quot;;REPLACE(T(FORMULA([.E410]));1;4;&quot;&quot;);&quot;&quot;)" office:value-type="string" office:string-value="403">
            <text:p>403</text:p>
          </table:table-cell>
          <table:table-cell office:value-type="string">
            <text:p>COMMUNE</text:p>
          </table:table-cell>
          <table:table-cell table:formula="of:=[.$A$403]" office:value-type="string" office:string-value="Youvarou">
            <text:p>Youvarou</text:p>
          </table:table-cell>
          <table:table-cell/>
        </table:table-row>
        <table:table-row table:style-name="ro1">
          <table:table-cell office:value-type="string">
            <text:p><text:a xlink:href="http://www.csa-mali.org/plans/mopti/Youwarou/P_S_A_Youwarou.pdf">Youwarou</text:a></text:p>
          </table:table-cell>
          <table:table-cell table:formula="of:=LOWER([.D411])" office:value-type="string" office:string-value="commune">
            <text:p>commune</text:p>
          </table:table-cell>
          <table:table-cell table:formula="of:=IF([.E411]&lt;&gt;&quot;&quot;;REPLACE(T(FORMULA([.E411]));1;4;&quot;&quot;);&quot;&quot;)" office:value-type="string" office:string-value="403">
            <text:p>403</text:p>
          </table:table-cell>
          <table:table-cell office:value-type="string">
            <text:p>COMMUNE</text:p>
          </table:table-cell>
          <table:table-cell table:formula="of:=[.$A$403]" office:value-type="string" office:string-value="Youvarou">
            <text:p>Youvarou</text:p>
          </table:table-cell>
          <table:table-cell/>
        </table:table-row>
        <table:table-row table:style-name="ro2">
          <table:table-cell table:style-name="ce3" office:value-type="string">
            <text:p>Ségou</text:p>
          </table:table-cell>
          <table:table-cell table:formula="of:=LOWER([.D412])" office:value-type="string" office:string-value="region">
            <text:p>region</text:p>
          </table:table-cell>
          <table:table-cell table:formula="of:=IF([.E412]&lt;&gt;&quot;&quot;;REPLACE(T(FORMULA([.E412]));1;4;&quot;&quot;);&quot;&quot;)" office:value-type="string" office:string-value="1">
            <text:p>1</text:p>
          </table:table-cell>
          <table:table-cell office:value-type="string">
            <text:p>REGION</text:p>
          </table:table-cell>
          <table:table-cell table:formula="of:=[.$A$1]" office:value-type="string" office:string-value="Mali">
            <text:p>Mali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araoueli/PSA_Synbaraoueli.pdf">Baraoueli</text:a></text:p>
          </table:table-cell>
          <table:table-cell table:formula="of:=LOWER([.D413])" office:value-type="string" office:string-value="cercle">
            <text:p>cercle</text:p>
          </table:table-cell>
          <table:table-cell table:formula="of:=IF([.E413]&lt;&gt;&quot;&quot;;REPLACE(T(FORMULA([.E413]));1;4;&quot;&quot;);&quot;&quot;)" office:value-type="string" office:string-value="412">
            <text:p>412</text:p>
          </table:table-cell>
          <table:table-cell office:value-type="string">
            <text:p>CERCLE</text:p>
          </table:table-cell>
          <table:table-cell table:formula="of:=[.$A$41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araoueli/P_S_A_Baraoueli.pdf">Baraoueli</text:a></text:p>
          </table:table-cell>
          <table:table-cell table:formula="of:=LOWER([.D414])" office:value-type="string" office:string-value="commune">
            <text:p>commune</text:p>
          </table:table-cell>
          <table:table-cell table:formula="of:=IF([.E414]&lt;&gt;&quot;&quot;;REPLACE(T(FORMULA([.E414]));1;4;&quot;&quot;);&quot;&quot;)" office:value-type="string" office:string-value="413">
            <text:p>413</text:p>
          </table:table-cell>
          <table:table-cell office:value-type="string">
            <text:p>COMMUNE</text:p>
          </table:table-cell>
          <table:table-cell table:formula="of:=[.$A$413]" office:value-type="string" office:string-value="Baraoueli">
            <text:p>Baraoueli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araoueli/P_S_A_Boidie.pdf">Boidie</text:a></text:p>
          </table:table-cell>
          <table:table-cell table:formula="of:=LOWER([.D415])" office:value-type="string" office:string-value="commune">
            <text:p>commune</text:p>
          </table:table-cell>
          <table:table-cell table:formula="of:=IF([.E415]&lt;&gt;&quot;&quot;;REPLACE(T(FORMULA([.E415]));1;4;&quot;&quot;);&quot;&quot;)" office:value-type="string" office:string-value="413">
            <text:p>413</text:p>
          </table:table-cell>
          <table:table-cell office:value-type="string">
            <text:p>COMMUNE</text:p>
          </table:table-cell>
          <table:table-cell table:formula="of:=[.$A$413]" office:value-type="string" office:string-value="Baraoueli">
            <text:p>Baraoueli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araoueli/P_S_A_Dougoufe.pdf">Dougoufie</text:a></text:p>
          </table:table-cell>
          <table:table-cell table:formula="of:=LOWER([.D416])" office:value-type="string" office:string-value="commune">
            <text:p>commune</text:p>
          </table:table-cell>
          <table:table-cell table:formula="of:=IF([.E416]&lt;&gt;&quot;&quot;;REPLACE(T(FORMULA([.E416]));1;4;&quot;&quot;);&quot;&quot;)" office:value-type="string" office:string-value="413">
            <text:p>413</text:p>
          </table:table-cell>
          <table:table-cell office:value-type="string">
            <text:p>COMMUNE</text:p>
          </table:table-cell>
          <table:table-cell table:formula="of:=[.$A$413]" office:value-type="string" office:string-value="Baraoueli">
            <text:p>Baraoueli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araoueli/P_S_A_Gouendo.pdf">Gouendo</text:a></text:p>
          </table:table-cell>
          <table:table-cell table:formula="of:=LOWER([.D417])" office:value-type="string" office:string-value="commune">
            <text:p>commune</text:p>
          </table:table-cell>
          <table:table-cell table:formula="of:=IF([.E417]&lt;&gt;&quot;&quot;;REPLACE(T(FORMULA([.E417]));1;4;&quot;&quot;);&quot;&quot;)" office:value-type="string" office:string-value="413">
            <text:p>413</text:p>
          </table:table-cell>
          <table:table-cell office:value-type="string">
            <text:p>COMMUNE</text:p>
          </table:table-cell>
          <table:table-cell table:formula="of:=[.$A$413]" office:value-type="string" office:string-value="Baraoueli">
            <text:p>Baraoueli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araoueli/P_S_A_Kalake.pdf">Kalake</text:a></text:p>
          </table:table-cell>
          <table:table-cell table:formula="of:=LOWER([.D418])" office:value-type="string" office:string-value="commune">
            <text:p>commune</text:p>
          </table:table-cell>
          <table:table-cell table:formula="of:=IF([.E418]&lt;&gt;&quot;&quot;;REPLACE(T(FORMULA([.E418]));1;4;&quot;&quot;);&quot;&quot;)" office:value-type="string" office:string-value="413">
            <text:p>413</text:p>
          </table:table-cell>
          <table:table-cell office:value-type="string">
            <text:p>COMMUNE</text:p>
          </table:table-cell>
          <table:table-cell table:formula="of:=[.$A$413]" office:value-type="string" office:string-value="Baraoueli">
            <text:p>Baraoueli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araoueli/P_S_A_Konobougou.pdf">Konobougou</text:a></text:p>
          </table:table-cell>
          <table:table-cell table:formula="of:=LOWER([.D419])" office:value-type="string" office:string-value="commune">
            <text:p>commune</text:p>
          </table:table-cell>
          <table:table-cell table:formula="of:=IF([.E419]&lt;&gt;&quot;&quot;;REPLACE(T(FORMULA([.E419]));1;4;&quot;&quot;);&quot;&quot;)" office:value-type="string" office:string-value="413">
            <text:p>413</text:p>
          </table:table-cell>
          <table:table-cell office:value-type="string">
            <text:p>COMMUNE</text:p>
          </table:table-cell>
          <table:table-cell table:formula="of:=[.$A$413]" office:value-type="string" office:string-value="Baraoueli">
            <text:p>Baraoueli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araoueli/P_S_A_NGassola.pdf">N'gassola</text:a></text:p>
          </table:table-cell>
          <table:table-cell table:formula="of:=LOWER([.D420])" office:value-type="string" office:string-value="commune">
            <text:p>commune</text:p>
          </table:table-cell>
          <table:table-cell table:formula="of:=IF([.E420]&lt;&gt;&quot;&quot;;REPLACE(T(FORMULA([.E420]));1;4;&quot;&quot;);&quot;&quot;)" office:value-type="string" office:string-value="413">
            <text:p>413</text:p>
          </table:table-cell>
          <table:table-cell office:value-type="string">
            <text:p>COMMUNE</text:p>
          </table:table-cell>
          <table:table-cell table:formula="of:=[.$A$413]" office:value-type="string" office:string-value="Baraoueli">
            <text:p>Baraoueli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araoueli/P_S_A_Sanando.pdf">Sanando</text:a></text:p>
          </table:table-cell>
          <table:table-cell table:formula="of:=LOWER([.D421])" office:value-type="string" office:string-value="commune">
            <text:p>commune</text:p>
          </table:table-cell>
          <table:table-cell table:formula="of:=IF([.E421]&lt;&gt;&quot;&quot;;REPLACE(T(FORMULA([.E421]));1;4;&quot;&quot;);&quot;&quot;)" office:value-type="string" office:string-value="413">
            <text:p>413</text:p>
          </table:table-cell>
          <table:table-cell office:value-type="string">
            <text:p>COMMUNE</text:p>
          </table:table-cell>
          <table:table-cell table:formula="of:=[.$A$413]" office:value-type="string" office:string-value="Baraoueli">
            <text:p>Baraoueli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araoueli/P_S_A_Somo.pdf">Somo</text:a></text:p>
          </table:table-cell>
          <table:table-cell table:formula="of:=LOWER([.D422])" office:value-type="string" office:string-value="commune">
            <text:p>commune</text:p>
          </table:table-cell>
          <table:table-cell table:formula="of:=IF([.E422]&lt;&gt;&quot;&quot;;REPLACE(T(FORMULA([.E422]));1;4;&quot;&quot;);&quot;&quot;)" office:value-type="string" office:string-value="413">
            <text:p>413</text:p>
          </table:table-cell>
          <table:table-cell office:value-type="string">
            <text:p>COMMUNE</text:p>
          </table:table-cell>
          <table:table-cell table:formula="of:=[.$A$413]" office:value-type="string" office:string-value="Baraoueli">
            <text:p>Baraoueli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araoueli/P_S_A_Tamani.pdf">Tamani</text:a></text:p>
          </table:table-cell>
          <table:table-cell table:formula="of:=LOWER([.D423])" office:value-type="string" office:string-value="commune">
            <text:p>commune</text:p>
          </table:table-cell>
          <table:table-cell table:formula="of:=IF([.E423]&lt;&gt;&quot;&quot;;REPLACE(T(FORMULA([.E423]));1;4;&quot;&quot;);&quot;&quot;)" office:value-type="string" office:string-value="413">
            <text:p>413</text:p>
          </table:table-cell>
          <table:table-cell office:value-type="string">
            <text:p>COMMUNE</text:p>
          </table:table-cell>
          <table:table-cell table:formula="of:=[.$A$413]" office:value-type="string" office:string-value="Baraoueli">
            <text:p>Baraoueli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araoueli/P_S_A_Tesserela.pdf">Tesserla</text:a></text:p>
          </table:table-cell>
          <table:table-cell table:formula="of:=LOWER([.D424])" office:value-type="string" office:string-value="commune">
            <text:p>commune</text:p>
          </table:table-cell>
          <table:table-cell table:formula="of:=IF([.E424]&lt;&gt;&quot;&quot;;REPLACE(T(FORMULA([.E424]));1;4;&quot;&quot;);&quot;&quot;)" office:value-type="string" office:string-value="413">
            <text:p>413</text:p>
          </table:table-cell>
          <table:table-cell office:value-type="string">
            <text:p>COMMUNE</text:p>
          </table:table-cell>
          <table:table-cell table:formula="of:=[.$A$413]" office:value-type="string" office:string-value="Baraoueli">
            <text:p>Baraoueli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_S_A_Syn_bla.pdf">Bla</text:a></text:p>
          </table:table-cell>
          <table:table-cell table:formula="of:=LOWER([.D425])" office:value-type="string" office:string-value="cercle">
            <text:p>cercle</text:p>
          </table:table-cell>
          <table:table-cell table:formula="of:=IF([.E425]&lt;&gt;&quot;&quot;;REPLACE(T(FORMULA([.E425]));1;4;&quot;&quot;);&quot;&quot;)" office:value-type="string" office:string-value="412">
            <text:p>412</text:p>
          </table:table-cell>
          <table:table-cell office:value-type="string">
            <text:p>CERCLE</text:p>
          </table:table-cell>
          <table:table-cell table:formula="of:=[.$A$41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_S_A_Benguene.pdf">Beguene</text:a></text:p>
          </table:table-cell>
          <table:table-cell table:formula="of:=LOWER([.D426])" office:value-type="string" office:string-value="commune">
            <text:p>commune</text:p>
          </table:table-cell>
          <table:table-cell table:formula="of:=IF([.E426]&lt;&gt;&quot;&quot;;REPLACE(T(FORMULA([.E426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_S_A_Bla.pdf">Bla</text:a></text:p>
          </table:table-cell>
          <table:table-cell table:formula="of:=LOWER([.D427])" office:value-type="string" office:string-value="commune">
            <text:p>commune</text:p>
          </table:table-cell>
          <table:table-cell table:formula="of:=IF([.E427]&lt;&gt;&quot;&quot;;REPLACE(T(FORMULA([.E427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_S_A_Diaramana.pdf">Diaramana</text:a></text:p>
          </table:table-cell>
          <table:table-cell table:formula="of:=LOWER([.D428])" office:value-type="string" office:string-value="commune">
            <text:p>commune</text:p>
          </table:table-cell>
          <table:table-cell table:formula="of:=IF([.E428]&lt;&gt;&quot;&quot;;REPLACE(T(FORMULA([.E428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_S_A_Diena.pdf">Diéna</text:a></text:p>
          </table:table-cell>
          <table:table-cell table:formula="of:=LOWER([.D429])" office:value-type="string" office:string-value="commune">
            <text:p>commune</text:p>
          </table:table-cell>
          <table:table-cell table:formula="of:=IF([.E429]&lt;&gt;&quot;&quot;;REPLACE(T(FORMULA([.E429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_S_A_Dougouolo.pdf">Dougouolo</text:a></text:p>
          </table:table-cell>
          <table:table-cell table:formula="of:=LOWER([.D430])" office:value-type="string" office:string-value="commune">
            <text:p>commune</text:p>
          </table:table-cell>
          <table:table-cell table:formula="of:=IF([.E430]&lt;&gt;&quot;&quot;;REPLACE(T(FORMULA([.E430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_S_A_Falo.pdf">Falo</text:a></text:p>
          </table:table-cell>
          <table:table-cell table:formula="of:=LOWER([.D431])" office:value-type="string" office:string-value="commune">
            <text:p>commune</text:p>
          </table:table-cell>
          <table:table-cell table:formula="of:=IF([.E431]&lt;&gt;&quot;&quot;;REPLACE(T(FORMULA([.E431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_S_A_Fani.pdf">Fani</text:a></text:p>
          </table:table-cell>
          <table:table-cell table:formula="of:=LOWER([.D432])" office:value-type="string" office:string-value="commune">
            <text:p>commune</text:p>
          </table:table-cell>
          <table:table-cell table:formula="of:=IF([.E432]&lt;&gt;&quot;&quot;;REPLACE(T(FORMULA([.E432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sa_kazangasso.pdf">Kazangasso</text:a></text:p>
          </table:table-cell>
          <table:table-cell table:formula="of:=LOWER([.D433])" office:value-type="string" office:string-value="commune">
            <text:p>commune</text:p>
          </table:table-cell>
          <table:table-cell table:formula="of:=IF([.E433]&lt;&gt;&quot;&quot;;REPLACE(T(FORMULA([.E433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sa_kemeni.pdf">Kéméni</text:a></text:p>
          </table:table-cell>
          <table:table-cell table:formula="of:=LOWER([.D434])" office:value-type="string" office:string-value="commune">
            <text:p>commune</text:p>
          </table:table-cell>
          <table:table-cell table:formula="of:=IF([.E434]&lt;&gt;&quot;&quot;;REPLACE(T(FORMULA([.E434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_S_A_Korodougou.pdf">Korodougou</text:a></text:p>
          </table:table-cell>
          <table:table-cell table:formula="of:=LOWER([.D435])" office:value-type="string" office:string-value="commune">
            <text:p>commune</text:p>
          </table:table-cell>
          <table:table-cell table:formula="of:=IF([.E435]&lt;&gt;&quot;&quot;;REPLACE(T(FORMULA([.E435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_S_A_Koulandougou.pdf">Koulandougou</text:a></text:p>
          </table:table-cell>
          <table:table-cell table:formula="of:=LOWER([.D436])" office:value-type="string" office:string-value="commune">
            <text:p>commune</text:p>
          </table:table-cell>
          <table:table-cell table:formula="of:=IF([.E436]&lt;&gt;&quot;&quot;;REPLACE(T(FORMULA([.E436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_S_A_Niala.pdf">Niala</text:a></text:p>
          </table:table-cell>
          <table:table-cell table:formula="of:=LOWER([.D437])" office:value-type="string" office:string-value="commune">
            <text:p>commune</text:p>
          </table:table-cell>
          <table:table-cell table:formula="of:=IF([.E437]&lt;&gt;&quot;&quot;;REPLACE(T(FORMULA([.E437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sa_samabogo.pdf">Samabogo</text:a></text:p>
          </table:table-cell>
          <table:table-cell table:formula="of:=LOWER([.D438])" office:value-type="string" office:string-value="commune">
            <text:p>commune</text:p>
          </table:table-cell>
          <table:table-cell table:formula="of:=IF([.E438]&lt;&gt;&quot;&quot;;REPLACE(T(FORMULA([.E438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_S_A_Somasso.pdf">Somasso</text:a></text:p>
          </table:table-cell>
          <table:table-cell table:formula="of:=LOWER([.D439])" office:value-type="string" office:string-value="commune">
            <text:p>commune</text:p>
          </table:table-cell>
          <table:table-cell table:formula="of:=IF([.E439]&lt;&gt;&quot;&quot;;REPLACE(T(FORMULA([.E439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_S_A_Tiemena.pdf">Tiéména</text:a></text:p>
          </table:table-cell>
          <table:table-cell table:formula="of:=LOWER([.D440])" office:value-type="string" office:string-value="commune">
            <text:p>commune</text:p>
          </table:table-cell>
          <table:table-cell table:formula="of:=IF([.E440]&lt;&gt;&quot;&quot;;REPLACE(T(FORMULA([.E440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sa_touna.pdf">Touna</text:a></text:p>
          </table:table-cell>
          <table:table-cell table:formula="of:=LOWER([.D441])" office:value-type="string" office:string-value="commune">
            <text:p>commune</text:p>
          </table:table-cell>
          <table:table-cell table:formula="of:=IF([.E441]&lt;&gt;&quot;&quot;;REPLACE(T(FORMULA([.E441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bla/P_S_A_Yangasso.pdf">Yangasso</text:a></text:p>
          </table:table-cell>
          <table:table-cell table:formula="of:=LOWER([.D442])" office:value-type="string" office:string-value="commune">
            <text:p>commune</text:p>
          </table:table-cell>
          <table:table-cell table:formula="of:=IF([.E442]&lt;&gt;&quot;&quot;;REPLACE(T(FORMULA([.E442]));1;4;&quot;&quot;);&quot;&quot;)" office:value-type="string" office:string-value="425">
            <text:p>425</text:p>
          </table:table-cell>
          <table:table-cell office:value-type="string">
            <text:p>COMMUNE</text:p>
          </table:table-cell>
          <table:table-cell table:formula="of:=[.$A$425]" office:value-type="string" office:string-value="Bla">
            <text:p>Bl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macina/P_S_A_Synt_macina.pdf">Macina</text:a></text:p>
          </table:table-cell>
          <table:table-cell table:formula="of:=LOWER([.D443])" office:value-type="string" office:string-value="cercle">
            <text:p>cercle</text:p>
          </table:table-cell>
          <table:table-cell table:formula="of:=IF([.E443]&lt;&gt;&quot;&quot;;REPLACE(T(FORMULA([.E443]));1;4;&quot;&quot;);&quot;&quot;)" office:value-type="string" office:string-value="412">
            <text:p>412</text:p>
          </table:table-cell>
          <table:table-cell office:value-type="string">
            <text:p>CERCLE</text:p>
          </table:table-cell>
          <table:table-cell table:formula="of:=[.$A$41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macina/psa_bokiwere.pdf">Boky Wèrè</text:a></text:p>
          </table:table-cell>
          <table:table-cell table:formula="of:=LOWER([.D444])" office:value-type="string" office:string-value="commune">
            <text:p>commune</text:p>
          </table:table-cell>
          <table:table-cell table:formula="of:=IF([.E444]&lt;&gt;&quot;&quot;;REPLACE(T(FORMULA([.E444]));1;4;&quot;&quot;);&quot;&quot;)" office:value-type="string" office:string-value="443">
            <text:p>443</text:p>
          </table:table-cell>
          <table:table-cell office:value-type="string">
            <text:p>COMMUNE</text:p>
          </table:table-cell>
          <table:table-cell table:formula="of:=[.$A$443]" office:value-type="string" office:string-value="Macina">
            <text:p>Macin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macina/psa_folomana.pdf">Folomana</text:a></text:p>
          </table:table-cell>
          <table:table-cell table:formula="of:=LOWER([.D445])" office:value-type="string" office:string-value="commune">
            <text:p>commune</text:p>
          </table:table-cell>
          <table:table-cell table:formula="of:=IF([.E445]&lt;&gt;&quot;&quot;;REPLACE(T(FORMULA([.E445]));1;4;&quot;&quot;);&quot;&quot;)" office:value-type="string" office:string-value="443">
            <text:p>443</text:p>
          </table:table-cell>
          <table:table-cell office:value-type="string">
            <text:p>COMMUNE</text:p>
          </table:table-cell>
          <table:table-cell table:formula="of:=[.$A$443]" office:value-type="string" office:string-value="Macina">
            <text:p>Macin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macina/psa_kokry.pdf">Kokry</text:a></text:p>
          </table:table-cell>
          <table:table-cell table:formula="of:=LOWER([.D446])" office:value-type="string" office:string-value="commune">
            <text:p>commune</text:p>
          </table:table-cell>
          <table:table-cell table:formula="of:=IF([.E446]&lt;&gt;&quot;&quot;;REPLACE(T(FORMULA([.E446]));1;4;&quot;&quot;);&quot;&quot;)" office:value-type="string" office:string-value="443">
            <text:p>443</text:p>
          </table:table-cell>
          <table:table-cell office:value-type="string">
            <text:p>COMMUNE</text:p>
          </table:table-cell>
          <table:table-cell table:formula="of:=[.$A$443]" office:value-type="string" office:string-value="Macina">
            <text:p>Macin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macina/psa_kolongo.pdf">Kolongo</text:a></text:p>
          </table:table-cell>
          <table:table-cell table:formula="of:=LOWER([.D447])" office:value-type="string" office:string-value="commune">
            <text:p>commune</text:p>
          </table:table-cell>
          <table:table-cell table:formula="of:=IF([.E447]&lt;&gt;&quot;&quot;;REPLACE(T(FORMULA([.E447]));1;4;&quot;&quot;);&quot;&quot;)" office:value-type="string" office:string-value="443">
            <text:p>443</text:p>
          </table:table-cell>
          <table:table-cell office:value-type="string">
            <text:p>COMMUNE</text:p>
          </table:table-cell>
          <table:table-cell table:formula="of:=[.$A$443]" office:value-type="string" office:string-value="Macina">
            <text:p>Macin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macina/psa_macina.pdf">Macina</text:a></text:p>
          </table:table-cell>
          <table:table-cell table:formula="of:=LOWER([.D448])" office:value-type="string" office:string-value="commune">
            <text:p>commune</text:p>
          </table:table-cell>
          <table:table-cell table:formula="of:=IF([.E448]&lt;&gt;&quot;&quot;;REPLACE(T(FORMULA([.E448]));1;4;&quot;&quot;);&quot;&quot;)" office:value-type="string" office:string-value="443">
            <text:p>443</text:p>
          </table:table-cell>
          <table:table-cell office:value-type="string">
            <text:p>COMMUNE</text:p>
          </table:table-cell>
          <table:table-cell table:formula="of:=[.$A$443]" office:value-type="string" office:string-value="Macina">
            <text:p>Macin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macina/psa_matomo.pdf">Matomo</text:a></text:p>
          </table:table-cell>
          <table:table-cell table:formula="of:=LOWER([.D449])" office:value-type="string" office:string-value="commune">
            <text:p>commune</text:p>
          </table:table-cell>
          <table:table-cell table:formula="of:=IF([.E449]&lt;&gt;&quot;&quot;;REPLACE(T(FORMULA([.E449]));1;4;&quot;&quot;);&quot;&quot;)" office:value-type="string" office:string-value="443">
            <text:p>443</text:p>
          </table:table-cell>
          <table:table-cell office:value-type="string">
            <text:p>COMMUNE</text:p>
          </table:table-cell>
          <table:table-cell table:formula="of:=[.$A$443]" office:value-type="string" office:string-value="Macina">
            <text:p>Macin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macina/psa_monimpebougou.pdf">Monimpébougou</text:a></text:p>
          </table:table-cell>
          <table:table-cell table:formula="of:=LOWER([.D450])" office:value-type="string" office:string-value="commune">
            <text:p>commune</text:p>
          </table:table-cell>
          <table:table-cell table:formula="of:=IF([.E450]&lt;&gt;&quot;&quot;;REPLACE(T(FORMULA([.E450]));1;4;&quot;&quot;);&quot;&quot;)" office:value-type="string" office:string-value="443">
            <text:p>443</text:p>
          </table:table-cell>
          <table:table-cell office:value-type="string">
            <text:p>COMMUNE</text:p>
          </table:table-cell>
          <table:table-cell table:formula="of:=[.$A$443]" office:value-type="string" office:string-value="Macina">
            <text:p>Macin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macina/psa_saloba.pdf">Saloba</text:a></text:p>
          </table:table-cell>
          <table:table-cell table:formula="of:=LOWER([.D451])" office:value-type="string" office:string-value="commune">
            <text:p>commune</text:p>
          </table:table-cell>
          <table:table-cell table:formula="of:=IF([.E451]&lt;&gt;&quot;&quot;;REPLACE(T(FORMULA([.E451]));1;4;&quot;&quot;);&quot;&quot;)" office:value-type="string" office:string-value="443">
            <text:p>443</text:p>
          </table:table-cell>
          <table:table-cell office:value-type="string">
            <text:p>COMMUNE</text:p>
          </table:table-cell>
          <table:table-cell table:formula="of:=[.$A$443]" office:value-type="string" office:string-value="Macina">
            <text:p>Macin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macina/psa_sana.pdf">Sana</text:a></text:p>
          </table:table-cell>
          <table:table-cell table:formula="of:=LOWER([.D452])" office:value-type="string" office:string-value="commune">
            <text:p>commune</text:p>
          </table:table-cell>
          <table:table-cell table:formula="of:=IF([.E452]&lt;&gt;&quot;&quot;;REPLACE(T(FORMULA([.E452]));1;4;&quot;&quot;);&quot;&quot;)" office:value-type="string" office:string-value="443">
            <text:p>443</text:p>
          </table:table-cell>
          <table:table-cell office:value-type="string">
            <text:p>COMMUNE</text:p>
          </table:table-cell>
          <table:table-cell table:formula="of:=[.$A$443]" office:value-type="string" office:string-value="Macina">
            <text:p>Macin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macina/psa_souleye.pdf">Souleye</text:a></text:p>
          </table:table-cell>
          <table:table-cell table:formula="of:=LOWER([.D453])" office:value-type="string" office:string-value="commune">
            <text:p>commune</text:p>
          </table:table-cell>
          <table:table-cell table:formula="of:=IF([.E453]&lt;&gt;&quot;&quot;;REPLACE(T(FORMULA([.E453]));1;4;&quot;&quot;);&quot;&quot;)" office:value-type="string" office:string-value="443">
            <text:p>443</text:p>
          </table:table-cell>
          <table:table-cell office:value-type="string">
            <text:p>COMMUNE</text:p>
          </table:table-cell>
          <table:table-cell table:formula="of:=[.$A$443]" office:value-type="string" office:string-value="Macina">
            <text:p>Macin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macina/psa_tongue.pdf">Tongué</text:a></text:p>
          </table:table-cell>
          <table:table-cell table:formula="of:=LOWER([.D454])" office:value-type="string" office:string-value="commune">
            <text:p>commune</text:p>
          </table:table-cell>
          <table:table-cell table:formula="of:=IF([.E454]&lt;&gt;&quot;&quot;;REPLACE(T(FORMULA([.E454]));1;4;&quot;&quot;);&quot;&quot;)" office:value-type="string" office:string-value="443">
            <text:p>443</text:p>
          </table:table-cell>
          <table:table-cell office:value-type="string">
            <text:p>COMMUNE</text:p>
          </table:table-cell>
          <table:table-cell table:formula="of:=[.$A$443]" office:value-type="string" office:string-value="Macina">
            <text:p>Macina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niono/P_S_A_Synth_niono.pdf">Niono</text:a></text:p>
          </table:table-cell>
          <table:table-cell table:formula="of:=LOWER([.D455])" office:value-type="string" office:string-value="cercle">
            <text:p>cercle</text:p>
          </table:table-cell>
          <table:table-cell table:formula="of:=IF([.E455]&lt;&gt;&quot;&quot;;REPLACE(T(FORMULA([.E455]));1;4;&quot;&quot;);&quot;&quot;)" office:value-type="string" office:string-value="412">
            <text:p>412</text:p>
          </table:table-cell>
          <table:table-cell office:value-type="string">
            <text:p>CERCLE</text:p>
          </table:table-cell>
          <table:table-cell table:formula="of:=[.$A$41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niono/psa_diabaly.pdf">Diabaly</text:a></text:p>
          </table:table-cell>
          <table:table-cell table:formula="of:=LOWER([.D456])" office:value-type="string" office:string-value="commune">
            <text:p>commune</text:p>
          </table:table-cell>
          <table:table-cell table:formula="of:=IF([.E456]&lt;&gt;&quot;&quot;;REPLACE(T(FORMULA([.E456]));1;4;&quot;&quot;);&quot;&quot;)" office:value-type="string" office:string-value="455">
            <text:p>455</text:p>
          </table:table-cell>
          <table:table-cell office:value-type="string">
            <text:p>COMMUNE</text:p>
          </table:table-cell>
          <table:table-cell table:formula="of:=[.$A$455]" office:value-type="string" office:string-value="Niono">
            <text:p>Niono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niono/psa_dogofry.pdf">Dogofry</text:a></text:p>
          </table:table-cell>
          <table:table-cell table:formula="of:=LOWER([.D457])" office:value-type="string" office:string-value="commune">
            <text:p>commune</text:p>
          </table:table-cell>
          <table:table-cell table:formula="of:=IF([.E457]&lt;&gt;&quot;&quot;;REPLACE(T(FORMULA([.E457]));1;4;&quot;&quot;);&quot;&quot;)" office:value-type="string" office:string-value="455">
            <text:p>455</text:p>
          </table:table-cell>
          <table:table-cell office:value-type="string">
            <text:p>COMMUNE</text:p>
          </table:table-cell>
          <table:table-cell table:formula="of:=[.$A$455]" office:value-type="string" office:string-value="Niono">
            <text:p>Niono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niono/P_S_A_Kalasiguida.pdf">Kala Siguida</text:a></text:p>
          </table:table-cell>
          <table:table-cell table:formula="of:=LOWER([.D458])" office:value-type="string" office:string-value="commune">
            <text:p>commune</text:p>
          </table:table-cell>
          <table:table-cell table:formula="of:=IF([.E458]&lt;&gt;&quot;&quot;;REPLACE(T(FORMULA([.E458]));1;4;&quot;&quot;);&quot;&quot;)" office:value-type="string" office:string-value="455">
            <text:p>455</text:p>
          </table:table-cell>
          <table:table-cell office:value-type="string">
            <text:p>COMMUNE</text:p>
          </table:table-cell>
          <table:table-cell table:formula="of:=[.$A$455]" office:value-type="string" office:string-value="Niono">
            <text:p>Niono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niono/psa_marico.pdf">Mariko</text:a></text:p>
          </table:table-cell>
          <table:table-cell table:formula="of:=LOWER([.D459])" office:value-type="string" office:string-value="commune">
            <text:p>commune</text:p>
          </table:table-cell>
          <table:table-cell table:formula="of:=IF([.E459]&lt;&gt;&quot;&quot;;REPLACE(T(FORMULA([.E459]));1;4;&quot;&quot;);&quot;&quot;)" office:value-type="string" office:string-value="455">
            <text:p>455</text:p>
          </table:table-cell>
          <table:table-cell office:value-type="string">
            <text:p>COMMUNE</text:p>
          </table:table-cell>
          <table:table-cell table:formula="of:=[.$A$455]" office:value-type="string" office:string-value="Niono">
            <text:p>Niono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niono/P_S_A_NAMPALARI.pdf">Nampalari</text:a></text:p>
          </table:table-cell>
          <table:table-cell table:formula="of:=LOWER([.D460])" office:value-type="string" office:string-value="commune">
            <text:p>commune</text:p>
          </table:table-cell>
          <table:table-cell table:formula="of:=IF([.E460]&lt;&gt;&quot;&quot;;REPLACE(T(FORMULA([.E460]));1;4;&quot;&quot;);&quot;&quot;)" office:value-type="string" office:string-value="455">
            <text:p>455</text:p>
          </table:table-cell>
          <table:table-cell office:value-type="string">
            <text:p>COMMUNE</text:p>
          </table:table-cell>
          <table:table-cell table:formula="of:=[.$A$455]" office:value-type="string" office:string-value="Niono">
            <text:p>Niono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niono/psa_niono.pdf">Niono</text:a></text:p>
          </table:table-cell>
          <table:table-cell table:formula="of:=LOWER([.D461])" office:value-type="string" office:string-value="commune">
            <text:p>commune</text:p>
          </table:table-cell>
          <table:table-cell table:formula="of:=IF([.E461]&lt;&gt;&quot;&quot;;REPLACE(T(FORMULA([.E461]));1;4;&quot;&quot;);&quot;&quot;)" office:value-type="string" office:string-value="455">
            <text:p>455</text:p>
          </table:table-cell>
          <table:table-cell office:value-type="string">
            <text:p>COMMUNE</text:p>
          </table:table-cell>
          <table:table-cell table:formula="of:=[.$A$455]" office:value-type="string" office:string-value="Niono">
            <text:p>Niono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niono/psa_pogo.pdf">Pogo</text:a></text:p>
          </table:table-cell>
          <table:table-cell table:formula="of:=LOWER([.D462])" office:value-type="string" office:string-value="commune">
            <text:p>commune</text:p>
          </table:table-cell>
          <table:table-cell table:formula="of:=IF([.E462]&lt;&gt;&quot;&quot;;REPLACE(T(FORMULA([.E462]));1;4;&quot;&quot;);&quot;&quot;)" office:value-type="string" office:string-value="455">
            <text:p>455</text:p>
          </table:table-cell>
          <table:table-cell office:value-type="string">
            <text:p>COMMUNE</text:p>
          </table:table-cell>
          <table:table-cell table:formula="of:=[.$A$455]" office:value-type="string" office:string-value="Niono">
            <text:p>Niono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niono/psa_siribala.pdf">Siribala</text:a></text:p>
          </table:table-cell>
          <table:table-cell table:formula="of:=LOWER([.D463])" office:value-type="string" office:string-value="commune">
            <text:p>commune</text:p>
          </table:table-cell>
          <table:table-cell table:formula="of:=IF([.E463]&lt;&gt;&quot;&quot;;REPLACE(T(FORMULA([.E463]));1;4;&quot;&quot;);&quot;&quot;)" office:value-type="string" office:string-value="455">
            <text:p>455</text:p>
          </table:table-cell>
          <table:table-cell office:value-type="string">
            <text:p>COMMUNE</text:p>
          </table:table-cell>
          <table:table-cell table:formula="of:=[.$A$455]" office:value-type="string" office:string-value="Niono">
            <text:p>Niono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niono/psa_sirifila_boundy.pdf">Sirifila Boundy</text:a></text:p>
          </table:table-cell>
          <table:table-cell table:formula="of:=LOWER([.D464])" office:value-type="string" office:string-value="commune">
            <text:p>commune</text:p>
          </table:table-cell>
          <table:table-cell table:formula="of:=IF([.E464]&lt;&gt;&quot;&quot;;REPLACE(T(FORMULA([.E464]));1;4;&quot;&quot;);&quot;&quot;)" office:value-type="string" office:string-value="455">
            <text:p>455</text:p>
          </table:table-cell>
          <table:table-cell office:value-type="string">
            <text:p>COMMUNE</text:p>
          </table:table-cell>
          <table:table-cell table:formula="of:=[.$A$455]" office:value-type="string" office:string-value="Niono">
            <text:p>Niono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niono/P_S_A_Sokolo.pdf">Sokolo</text:a></text:p>
          </table:table-cell>
          <table:table-cell table:formula="of:=LOWER([.D465])" office:value-type="string" office:string-value="commune">
            <text:p>commune</text:p>
          </table:table-cell>
          <table:table-cell table:formula="of:=IF([.E465]&lt;&gt;&quot;&quot;;REPLACE(T(FORMULA([.E465]));1;4;&quot;&quot;);&quot;&quot;)" office:value-type="string" office:string-value="455">
            <text:p>455</text:p>
          </table:table-cell>
          <table:table-cell office:value-type="string">
            <text:p>COMMUNE</text:p>
          </table:table-cell>
          <table:table-cell table:formula="of:=[.$A$455]" office:value-type="string" office:string-value="Niono">
            <text:p>Niono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niono/P_S_A_Toridagako.pdf">Toridaga-ko</text:a></text:p>
          </table:table-cell>
          <table:table-cell table:formula="of:=LOWER([.D466])" office:value-type="string" office:string-value="commune">
            <text:p>commune</text:p>
          </table:table-cell>
          <table:table-cell table:formula="of:=IF([.E466]&lt;&gt;&quot;&quot;;REPLACE(T(FORMULA([.E466]));1;4;&quot;&quot;);&quot;&quot;)" office:value-type="string" office:string-value="455">
            <text:p>455</text:p>
          </table:table-cell>
          <table:table-cell office:value-type="string">
            <text:p>COMMUNE</text:p>
          </table:table-cell>
          <table:table-cell table:formula="of:=[.$A$455]" office:value-type="string" office:string-value="Niono">
            <text:p>Niono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niono/psa_yeredon_sagnona.pdf">Yeredon Saniona</text:a></text:p>
          </table:table-cell>
          <table:table-cell table:formula="of:=LOWER([.D467])" office:value-type="string" office:string-value="commune">
            <text:p>commune</text:p>
          </table:table-cell>
          <table:table-cell table:formula="of:=IF([.E467]&lt;&gt;&quot;&quot;;REPLACE(T(FORMULA([.E467]));1;4;&quot;&quot;);&quot;&quot;)" office:value-type="string" office:string-value="455">
            <text:p>455</text:p>
          </table:table-cell>
          <table:table-cell office:value-type="string">
            <text:p>COMMUNE</text:p>
          </table:table-cell>
          <table:table-cell table:formula="of:=[.$A$455]" office:value-type="string" office:string-value="Niono">
            <text:p>Niono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_S_A_Synt_san.pdf">San</text:a></text:p>
          </table:table-cell>
          <table:table-cell table:formula="of:=LOWER([.D468])" office:value-type="string" office:string-value="cercle">
            <text:p>cercle</text:p>
          </table:table-cell>
          <table:table-cell table:formula="of:=IF([.E468]&lt;&gt;&quot;&quot;;REPLACE(T(FORMULA([.E468]));1;4;&quot;&quot;);&quot;&quot;)" office:value-type="string" office:string-value="412">
            <text:p>412</text:p>
          </table:table-cell>
          <table:table-cell office:value-type="string">
            <text:p>CERCLE</text:p>
          </table:table-cell>
          <table:table-cell table:formula="of:=[.$A$41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baramandougou.pdf">Baramandougou</text:a></text:p>
          </table:table-cell>
          <table:table-cell table:formula="of:=LOWER([.D469])" office:value-type="string" office:string-value="commune">
            <text:p>commune</text:p>
          </table:table-cell>
          <table:table-cell table:formula="of:=IF([.E469]&lt;&gt;&quot;&quot;;REPLACE(T(FORMULA([.E469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dah.pdf">Dah</text:a></text:p>
          </table:table-cell>
          <table:table-cell table:formula="of:=LOWER([.D470])" office:value-type="string" office:string-value="commune">
            <text:p>commune</text:p>
          </table:table-cell>
          <table:table-cell table:formula="of:=IF([.E470]&lt;&gt;&quot;&quot;;REPLACE(T(FORMULA([.E470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diakourouna.pdf">Diakourouna</text:a></text:p>
          </table:table-cell>
          <table:table-cell table:formula="of:=LOWER([.D471])" office:value-type="string" office:string-value="commune">
            <text:p>commune</text:p>
          </table:table-cell>
          <table:table-cell table:formula="of:=IF([.E471]&lt;&gt;&quot;&quot;;REPLACE(T(FORMULA([.E471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dieli.pdf">Diéli</text:a></text:p>
          </table:table-cell>
          <table:table-cell table:formula="of:=LOWER([.D472])" office:value-type="string" office:string-value="commune">
            <text:p>commune</text:p>
          </table:table-cell>
          <table:table-cell table:formula="of:=IF([.E472]&lt;&gt;&quot;&quot;;REPLACE(T(FORMULA([.E472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djeguena.pdf">Djéguéna</text:a></text:p>
          </table:table-cell>
          <table:table-cell table:formula="of:=LOWER([.D473])" office:value-type="string" office:string-value="commune">
            <text:p>commune</text:p>
          </table:table-cell>
          <table:table-cell table:formula="of:=IF([.E473]&lt;&gt;&quot;&quot;;REPLACE(T(FORMULA([.E473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fion.pdf">Fion</text:a></text:p>
          </table:table-cell>
          <table:table-cell table:formula="of:=LOWER([.D474])" office:value-type="string" office:string-value="commune">
            <text:p>commune</text:p>
          </table:table-cell>
          <table:table-cell table:formula="of:=IF([.E474]&lt;&gt;&quot;&quot;;REPLACE(T(FORMULA([.E474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kagnigue.pdf">Kaniegué</text:a></text:p>
          </table:table-cell>
          <table:table-cell table:formula="of:=LOWER([.D475])" office:value-type="string" office:string-value="commune">
            <text:p>commune</text:p>
          </table:table-cell>
          <table:table-cell table:formula="of:=IF([.E475]&lt;&gt;&quot;&quot;;REPLACE(T(FORMULA([.E475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karaba.pdf">Karaba</text:a></text:p>
          </table:table-cell>
          <table:table-cell table:formula="of:=LOWER([.D476])" office:value-type="string" office:string-value="commune">
            <text:p>commune</text:p>
          </table:table-cell>
          <table:table-cell table:formula="of:=IF([.E476]&lt;&gt;&quot;&quot;;REPLACE(T(FORMULA([.E476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kassorola.pdf">Kassorola</text:a></text:p>
          </table:table-cell>
          <table:table-cell table:formula="of:=LOWER([.D477])" office:value-type="string" office:string-value="commune">
            <text:p>commune</text:p>
          </table:table-cell>
          <table:table-cell table:formula="of:=IF([.E477]&lt;&gt;&quot;&quot;;REPLACE(T(FORMULA([.E477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kava.pdf">Kava</text:a></text:p>
          </table:table-cell>
          <table:table-cell table:formula="of:=LOWER([.D478])" office:value-type="string" office:string-value="commune">
            <text:p>commune</text:p>
          </table:table-cell>
          <table:table-cell table:formula="of:=IF([.E478]&lt;&gt;&quot;&quot;;REPLACE(T(FORMULA([.E478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moribila.pdf">Moribila</text:a></text:p>
          </table:table-cell>
          <table:table-cell table:formula="of:=LOWER([.D479])" office:value-type="string" office:string-value="commune">
            <text:p>commune</text:p>
          </table:table-cell>
          <table:table-cell table:formula="of:=IF([.E479]&lt;&gt;&quot;&quot;;REPLACE(T(FORMULA([.E479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ngoa.pdf">N'goa</text:a></text:p>
          </table:table-cell>
          <table:table-cell table:formula="of:=LOWER([.D480])" office:value-type="string" office:string-value="commune">
            <text:p>commune</text:p>
          </table:table-cell>
          <table:table-cell table:formula="of:=IF([.E480]&lt;&gt;&quot;&quot;;REPLACE(T(FORMULA([.E480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niamana.pdf">Niamana</text:a></text:p>
          </table:table-cell>
          <table:table-cell table:formula="of:=LOWER([.D481])" office:value-type="string" office:string-value="commune">
            <text:p>commune</text:p>
          </table:table-cell>
          <table:table-cell table:formula="of:=IF([.E481]&lt;&gt;&quot;&quot;;REPLACE(T(FORMULA([.E481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niasso.pdf">Niasso</text:a></text:p>
          </table:table-cell>
          <table:table-cell table:formula="of:=LOWER([.D482])" office:value-type="string" office:string-value="commune">
            <text:p>commune</text:p>
          </table:table-cell>
          <table:table-cell table:formula="of:=IF([.E482]&lt;&gt;&quot;&quot;;REPLACE(T(FORMULA([.E482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ntorosso.pdf">N'torosso</text:a></text:p>
          </table:table-cell>
          <table:table-cell table:formula="of:=LOWER([.D483])" office:value-type="string" office:string-value="commune">
            <text:p>commune</text:p>
          </table:table-cell>
          <table:table-cell table:formula="of:=IF([.E483]&lt;&gt;&quot;&quot;;REPLACE(T(FORMULA([.E483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ouolon.pdf">Ouolon</text:a></text:p>
          </table:table-cell>
          <table:table-cell table:formula="of:=LOWER([.D484])" office:value-type="string" office:string-value="commune">
            <text:p>commune</text:p>
          </table:table-cell>
          <table:table-cell table:formula="of:=IF([.E484]&lt;&gt;&quot;&quot;;REPLACE(T(FORMULA([.E484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San</text:p>
          </table:table-cell>
          <table:table-cell table:formula="of:=LOWER([.D485])" office:value-type="string" office:string-value="commune">
            <text:p>commune</text:p>
          </table:table-cell>
          <table:table-cell table:formula="of:=IF([.E485]&lt;&gt;&quot;&quot;;REPLACE(T(FORMULA([.E485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siadougou.pdf">Siadougou</text:a></text:p>
          </table:table-cell>
          <table:table-cell table:formula="of:=LOWER([.D486])" office:value-type="string" office:string-value="commune">
            <text:p>commune</text:p>
          </table:table-cell>
          <table:table-cell table:formula="of:=IF([.E486]&lt;&gt;&quot;&quot;;REPLACE(T(FORMULA([.E486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somo.pdf">Somo</text:a></text:p>
          </table:table-cell>
          <table:table-cell table:formula="of:=LOWER([.D487])" office:value-type="string" office:string-value="commune">
            <text:p>commune</text:p>
          </table:table-cell>
          <table:table-cell table:formula="of:=IF([.E487]&lt;&gt;&quot;&quot;;REPLACE(T(FORMULA([.E487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sy.pdf">Sy</text:a></text:p>
          </table:table-cell>
          <table:table-cell table:formula="of:=LOWER([.D488])" office:value-type="string" office:string-value="commune">
            <text:p>commune</text:p>
          </table:table-cell>
          <table:table-cell table:formula="of:=IF([.E488]&lt;&gt;&quot;&quot;;REPLACE(T(FORMULA([.E488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tineni.pdf">Teneni</text:a></text:p>
          </table:table-cell>
          <table:table-cell table:formula="of:=LOWER([.D489])" office:value-type="string" office:string-value="commune">
            <text:p>commune</text:p>
          </table:table-cell>
          <table:table-cell table:formula="of:=IF([.E489]&lt;&gt;&quot;&quot;;REPLACE(T(FORMULA([.E489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tourakolomba.pdf">Tourakolomba</text:a></text:p>
          </table:table-cell>
          <table:table-cell table:formula="of:=LOWER([.D490])" office:value-type="string" office:string-value="commune">
            <text:p>commune</text:p>
          </table:table-cell>
          <table:table-cell table:formula="of:=IF([.E490]&lt;&gt;&quot;&quot;;REPLACE(T(FORMULA([.E490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an/psa_waky.pdf">Waki</text:a></text:p>
          </table:table-cell>
          <table:table-cell table:formula="of:=LOWER([.D491])" office:value-type="string" office:string-value="commune">
            <text:p>commune</text:p>
          </table:table-cell>
          <table:table-cell table:formula="of:=IF([.E491]&lt;&gt;&quot;&quot;;REPLACE(T(FORMULA([.E491]));1;4;&quot;&quot;);&quot;&quot;)" office:value-type="string" office:string-value="468">
            <text:p>468</text:p>
          </table:table-cell>
          <table:table-cell office:value-type="string">
            <text:p>COMMUNE</text:p>
          </table:table-cell>
          <table:table-cell table:formula="of:=[.$A$468]" office:value-type="string" office:string-value="San">
            <text:p>S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Synthese_segou.pdf">Ségou</text:a></text:p>
          </table:table-cell>
          <table:table-cell table:formula="of:=LOWER([.D492])" office:value-type="string" office:string-value="cercle">
            <text:p>cercle</text:p>
          </table:table-cell>
          <table:table-cell table:formula="of:=IF([.E492]&lt;&gt;&quot;&quot;;REPLACE(T(FORMULA([.E492]));1;4;&quot;&quot;);&quot;&quot;)" office:value-type="string" office:string-value="412">
            <text:p>412</text:p>
          </table:table-cell>
          <table:table-cell office:value-type="string">
            <text:p>CERCLE</text:p>
          </table:table-cell>
          <table:table-cell table:formula="of:=[.$A$41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Baguindadougou%5B1%5D.pdf">Baguindadougou</text:a></text:p>
          </table:table-cell>
          <table:table-cell table:formula="of:=LOWER([.D493])" office:value-type="string" office:string-value="commune">
            <text:p>commune</text:p>
          </table:table-cell>
          <table:table-cell table:formula="of:=IF([.E493]&lt;&gt;&quot;&quot;;REPLACE(T(FORMULA([.E493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Bellen.pdf">Bellen</text:a></text:p>
          </table:table-cell>
          <table:table-cell table:formula="of:=LOWER([.D494])" office:value-type="string" office:string-value="commune">
            <text:p>commune</text:p>
          </table:table-cell>
          <table:table-cell table:formula="of:=IF([.E494]&lt;&gt;&quot;&quot;;REPLACE(T(FORMULA([.E494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boussin.pdf">Boussin</text:a></text:p>
          </table:table-cell>
          <table:table-cell table:formula="of:=LOWER([.D495])" office:value-type="string" office:string-value="commune">
            <text:p>commune</text:p>
          </table:table-cell>
          <table:table-cell table:formula="of:=IF([.E495]&lt;&gt;&quot;&quot;;REPLACE(T(FORMULA([.E495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Cinzana.pdf">Cinzana</text:a></text:p>
          </table:table-cell>
          <table:table-cell table:formula="of:=LOWER([.D496])" office:value-type="string" office:string-value="commune">
            <text:p>commune</text:p>
          </table:table-cell>
          <table:table-cell table:formula="of:=IF([.E496]&lt;&gt;&quot;&quot;;REPLACE(T(FORMULA([.E496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Diedougou.pdf">Diédougou</text:a></text:p>
          </table:table-cell>
          <table:table-cell table:formula="of:=LOWER([.D497])" office:value-type="string" office:string-value="commune">
            <text:p>commune</text:p>
          </table:table-cell>
          <table:table-cell table:formula="of:=IF([.E497]&lt;&gt;&quot;&quot;;REPLACE(T(FORMULA([.E497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Diganidougou.pdf">Diganibougou</text:a></text:p>
          </table:table-cell>
          <table:table-cell table:formula="of:=LOWER([.D498])" office:value-type="string" office:string-value="commune">
            <text:p>commune</text:p>
          </table:table-cell>
          <table:table-cell table:formula="of:=IF([.E498]&lt;&gt;&quot;&quot;;REPLACE(T(FORMULA([.E498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Dioro.pdf">Dioro</text:a></text:p>
          </table:table-cell>
          <table:table-cell table:formula="of:=LOWER([.D499])" office:value-type="string" office:string-value="commune">
            <text:p>commune</text:p>
          </table:table-cell>
          <table:table-cell table:formula="of:=IF([.E499]&lt;&gt;&quot;&quot;;REPLACE(T(FORMULA([.E499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SA_Diouna.pdf">Diouna</text:a></text:p>
          </table:table-cell>
          <table:table-cell table:formula="of:=LOWER([.D500])" office:value-type="string" office:string-value="commune">
            <text:p>commune</text:p>
          </table:table-cell>
          <table:table-cell table:formula="of:=IF([.E500]&lt;&gt;&quot;&quot;;REPLACE(T(FORMULA([.E500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Dougabougou.pdf">Dougabougou</text:a></text:p>
          </table:table-cell>
          <table:table-cell table:formula="of:=LOWER([.D501])" office:value-type="string" office:string-value="commune">
            <text:p>commune</text:p>
          </table:table-cell>
          <table:table-cell table:formula="of:=IF([.E501]&lt;&gt;&quot;&quot;;REPLACE(T(FORMULA([.E501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Farako.pdf">Farako</text:a></text:p>
          </table:table-cell>
          <table:table-cell table:formula="of:=LOWER([.D502])" office:value-type="string" office:string-value="commune">
            <text:p>commune</text:p>
          </table:table-cell>
          <table:table-cell table:formula="of:=IF([.E502]&lt;&gt;&quot;&quot;;REPLACE(T(FORMULA([.E502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sa_fatine.pdf">Fatine</text:a></text:p>
          </table:table-cell>
          <table:table-cell table:formula="of:=LOWER([.D503])" office:value-type="string" office:string-value="commune">
            <text:p>commune</text:p>
          </table:table-cell>
          <table:table-cell table:formula="of:=IF([.E503]&lt;&gt;&quot;&quot;;REPLACE(T(FORMULA([.E503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Kamiandougou.pdf">Kamiandougou</text:a></text:p>
          </table:table-cell>
          <table:table-cell table:formula="of:=LOWER([.D504])" office:value-type="string" office:string-value="commune">
            <text:p>commune</text:p>
          </table:table-cell>
          <table:table-cell table:formula="of:=IF([.E504]&lt;&gt;&quot;&quot;;REPLACE(T(FORMULA([.E504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Katiena.pdf">Katiéna</text:a></text:p>
          </table:table-cell>
          <table:table-cell table:formula="of:=LOWER([.D505])" office:value-type="string" office:string-value="commune">
            <text:p>commune</text:p>
          </table:table-cell>
          <table:table-cell table:formula="of:=IF([.E505]&lt;&gt;&quot;&quot;;REPLACE(T(FORMULA([.E505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Konodimini.pdf">Konodimini</text:a></text:p>
          </table:table-cell>
          <table:table-cell table:formula="of:=LOWER([.D506])" office:value-type="string" office:string-value="commune">
            <text:p>commune</text:p>
          </table:table-cell>
          <table:table-cell table:formula="of:=IF([.E506]&lt;&gt;&quot;&quot;;REPLACE(T(FORMULA([.E506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SA_Markala.pdf">Markala</text:a></text:p>
          </table:table-cell>
          <table:table-cell table:formula="of:=LOWER([.D507])" office:value-type="string" office:string-value="commune">
            <text:p>commune</text:p>
          </table:table-cell>
          <table:table-cell table:formula="of:=IF([.E507]&lt;&gt;&quot;&quot;;REPLACE(T(FORMULA([.E507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Farakou-massa.pdf">Massa</text:a></text:p>
          </table:table-cell>
          <table:table-cell table:formula="of:=LOWER([.D508])" office:value-type="string" office:string-value="commune">
            <text:p>commune</text:p>
          </table:table-cell>
          <table:table-cell table:formula="of:=IF([.E508]&lt;&gt;&quot;&quot;;REPLACE(T(FORMULA([.E508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Massala.pdf">Massala</text:a></text:p>
          </table:table-cell>
          <table:table-cell table:formula="of:=LOWER([.D509])" office:value-type="string" office:string-value="commune">
            <text:p>commune</text:p>
          </table:table-cell>
          <table:table-cell table:formula="of:=IF([.E509]&lt;&gt;&quot;&quot;;REPLACE(T(FORMULA([.E509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Ngara.pdf">N'gara</text:a></text:p>
          </table:table-cell>
          <table:table-cell table:formula="of:=LOWER([.D510])" office:value-type="string" office:string-value="commune">
            <text:p>commune</text:p>
          </table:table-cell>
          <table:table-cell table:formula="of:=IF([.E510]&lt;&gt;&quot;&quot;;REPLACE(T(FORMULA([.E510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Nkoumandougou.pdf">N'koumandougou</text:a></text:p>
          </table:table-cell>
          <table:table-cell table:formula="of:=LOWER([.D511])" office:value-type="string" office:string-value="commune">
            <text:p>commune</text:p>
          </table:table-cell>
          <table:table-cell table:formula="of:=IF([.E511]&lt;&gt;&quot;&quot;;REPLACE(T(FORMULA([.E511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Pelengana.pdf">Pélengana</text:a></text:p>
          </table:table-cell>
          <table:table-cell table:formula="of:=LOWER([.D512])" office:value-type="string" office:string-value="commune">
            <text:p>commune</text:p>
          </table:table-cell>
          <table:table-cell table:formula="of:=IF([.E512]&lt;&gt;&quot;&quot;;REPLACE(T(FORMULA([.E512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Sakoiba.pdf">Sakoiba</text:a></text:p>
          </table:table-cell>
          <table:table-cell table:formula="of:=LOWER([.D513])" office:value-type="string" office:string-value="commune">
            <text:p>commune</text:p>
          </table:table-cell>
          <table:table-cell table:formula="of:=IF([.E513]&lt;&gt;&quot;&quot;;REPLACE(T(FORMULA([.E513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Sama-foulala.pdf">Sama Foulala</text:a></text:p>
          </table:table-cell>
          <table:table-cell table:formula="of:=LOWER([.D514])" office:value-type="string" office:string-value="commune">
            <text:p>commune</text:p>
          </table:table-cell>
          <table:table-cell table:formula="of:=IF([.E514]&lt;&gt;&quot;&quot;;REPLACE(T(FORMULA([.E514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sa_samene.pdf">Saminè</text:a></text:p>
          </table:table-cell>
          <table:table-cell table:formula="of:=LOWER([.D515])" office:value-type="string" office:string-value="commune">
            <text:p>commune</text:p>
          </table:table-cell>
          <table:table-cell table:formula="of:=IF([.E515]&lt;&gt;&quot;&quot;;REPLACE(T(FORMULA([.E515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SA_Sansanding.pdf">Sansanding</text:a></text:p>
          </table:table-cell>
          <table:table-cell table:formula="of:=LOWER([.D516])" office:value-type="string" office:string-value="commune">
            <text:p>commune</text:p>
          </table:table-cell>
          <table:table-cell table:formula="of:=IF([.E516]&lt;&gt;&quot;&quot;;REPLACE(T(FORMULA([.E516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Sebougou.pdf">Sebougou</text:a></text:p>
          </table:table-cell>
          <table:table-cell table:formula="of:=LOWER([.D517])" office:value-type="string" office:string-value="commune">
            <text:p>commune</text:p>
          </table:table-cell>
          <table:table-cell table:formula="of:=IF([.E517]&lt;&gt;&quot;&quot;;REPLACE(T(FORMULA([.E517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Ségou</text:p>
          </table:table-cell>
          <table:table-cell table:formula="of:=LOWER([.D518])" office:value-type="string" office:string-value="commune">
            <text:p>commune</text:p>
          </table:table-cell>
          <table:table-cell table:formula="of:=IF([.E518]&lt;&gt;&quot;&quot;;REPLACE(T(FORMULA([.E518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Sibila.pdf">Sibila</text:a></text:p>
          </table:table-cell>
          <table:table-cell table:formula="of:=LOWER([.D519])" office:value-type="string" office:string-value="commune">
            <text:p>commune</text:p>
          </table:table-cell>
          <table:table-cell table:formula="of:=IF([.E519]&lt;&gt;&quot;&quot;;REPLACE(T(FORMULA([.E519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Soignebougou.pdf">Soignebougou</text:a></text:p>
          </table:table-cell>
          <table:table-cell table:formula="of:=LOWER([.D520])" office:value-type="string" office:string-value="commune">
            <text:p>commune</text:p>
          </table:table-cell>
          <table:table-cell table:formula="of:=IF([.E520]&lt;&gt;&quot;&quot;;REPLACE(T(FORMULA([.E520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_S_A_Souba.pdf">Souba</text:a></text:p>
          </table:table-cell>
          <table:table-cell table:formula="of:=LOWER([.D521])" office:value-type="string" office:string-value="commune">
            <text:p>commune</text:p>
          </table:table-cell>
          <table:table-cell table:formula="of:=IF([.E521]&lt;&gt;&quot;&quot;;REPLACE(T(FORMULA([.E521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segou/psa_togou.pdf">Togou</text:a></text:p>
          </table:table-cell>
          <table:table-cell table:formula="of:=LOWER([.D522])" office:value-type="string" office:string-value="commune">
            <text:p>commune</text:p>
          </table:table-cell>
          <table:table-cell table:formula="of:=IF([.E522]&lt;&gt;&quot;&quot;;REPLACE(T(FORMULA([.E522]));1;4;&quot;&quot;);&quot;&quot;)" office:value-type="string" office:string-value="492">
            <text:p>492</text:p>
          </table:table-cell>
          <table:table-cell office:value-type="string">
            <text:p>COMMUNE</text:p>
          </table:table-cell>
          <table:table-cell table:formula="of:=[.$A$49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tominian/P_S_A_Synt_tominian.pdf">Tominian</text:a></text:p>
          </table:table-cell>
          <table:table-cell table:formula="of:=LOWER([.D523])" office:value-type="string" office:string-value="cercle">
            <text:p>cercle</text:p>
          </table:table-cell>
          <table:table-cell table:formula="of:=IF([.E523]&lt;&gt;&quot;&quot;;REPLACE(T(FORMULA([.E523]));1;4;&quot;&quot;);&quot;&quot;)" office:value-type="string" office:string-value="412">
            <text:p>412</text:p>
          </table:table-cell>
          <table:table-cell office:value-type="string">
            <text:p>CERCLE</text:p>
          </table:table-cell>
          <table:table-cell table:formula="of:=[.$A$412]" office:value-type="string" office:string-value="Ségou">
            <text:p>Ségou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tominian/P_S_A_Benena.pdf">Benena</text:a></text:p>
          </table:table-cell>
          <table:table-cell table:formula="of:=LOWER([.D524])" office:value-type="string" office:string-value="commune">
            <text:p>commune</text:p>
          </table:table-cell>
          <table:table-cell table:formula="of:=IF([.E524]&lt;&gt;&quot;&quot;;REPLACE(T(FORMULA([.E524]));1;4;&quot;&quot;);&quot;&quot;)" office:value-type="string" office:string-value="523">
            <text:p>523</text:p>
          </table:table-cell>
          <table:table-cell office:value-type="string">
            <text:p>COMMUNE</text:p>
          </table:table-cell>
          <table:table-cell table:formula="of:=[.$A$523]" office:value-type="string" office:string-value="Tominian">
            <text:p>Tomini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tominian/psa_diora.pdf">Diora</text:a></text:p>
          </table:table-cell>
          <table:table-cell table:formula="of:=LOWER([.D525])" office:value-type="string" office:string-value="commune">
            <text:p>commune</text:p>
          </table:table-cell>
          <table:table-cell table:formula="of:=IF([.E525]&lt;&gt;&quot;&quot;;REPLACE(T(FORMULA([.E525]));1;4;&quot;&quot;);&quot;&quot;)" office:value-type="string" office:string-value="523">
            <text:p>523</text:p>
          </table:table-cell>
          <table:table-cell office:value-type="string">
            <text:p>COMMUNE</text:p>
          </table:table-cell>
          <table:table-cell table:formula="of:=[.$A$523]" office:value-type="string" office:string-value="Tominian">
            <text:p>Tomini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tominian/P_S_A_Fangasso.pdf">Fangasso</text:a></text:p>
          </table:table-cell>
          <table:table-cell table:formula="of:=LOWER([.D526])" office:value-type="string" office:string-value="commune">
            <text:p>commune</text:p>
          </table:table-cell>
          <table:table-cell table:formula="of:=IF([.E526]&lt;&gt;&quot;&quot;;REPLACE(T(FORMULA([.E526]));1;4;&quot;&quot;);&quot;&quot;)" office:value-type="string" office:string-value="523">
            <text:p>523</text:p>
          </table:table-cell>
          <table:table-cell office:value-type="string">
            <text:p>COMMUNE</text:p>
          </table:table-cell>
          <table:table-cell table:formula="of:=[.$A$523]" office:value-type="string" office:string-value="Tominian">
            <text:p>Tomini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tominian/P_S_A_Koula.pdf">Koula</text:a></text:p>
          </table:table-cell>
          <table:table-cell table:formula="of:=LOWER([.D527])" office:value-type="string" office:string-value="commune">
            <text:p>commune</text:p>
          </table:table-cell>
          <table:table-cell table:formula="of:=IF([.E527]&lt;&gt;&quot;&quot;;REPLACE(T(FORMULA([.E527]));1;4;&quot;&quot;);&quot;&quot;)" office:value-type="string" office:string-value="523">
            <text:p>523</text:p>
          </table:table-cell>
          <table:table-cell office:value-type="string">
            <text:p>COMMUNE</text:p>
          </table:table-cell>
          <table:table-cell table:formula="of:=[.$A$523]" office:value-type="string" office:string-value="Tominian">
            <text:p>Tomini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tominian/P_S_A_Lanfiala.pdf">Lanfiala</text:a></text:p>
          </table:table-cell>
          <table:table-cell table:formula="of:=LOWER([.D528])" office:value-type="string" office:string-value="commune">
            <text:p>commune</text:p>
          </table:table-cell>
          <table:table-cell table:formula="of:=IF([.E528]&lt;&gt;&quot;&quot;;REPLACE(T(FORMULA([.E528]));1;4;&quot;&quot;);&quot;&quot;)" office:value-type="string" office:string-value="523">
            <text:p>523</text:p>
          </table:table-cell>
          <table:table-cell office:value-type="string">
            <text:p>COMMUNE</text:p>
          </table:table-cell>
          <table:table-cell table:formula="of:=[.$A$523]" office:value-type="string" office:string-value="Tominian">
            <text:p>Tomini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tominian/P_S_A_Mafoune.pdf">Mafouné</text:a></text:p>
          </table:table-cell>
          <table:table-cell table:formula="of:=LOWER([.D529])" office:value-type="string" office:string-value="commune">
            <text:p>commune</text:p>
          </table:table-cell>
          <table:table-cell table:formula="of:=IF([.E529]&lt;&gt;&quot;&quot;;REPLACE(T(FORMULA([.E529]));1;4;&quot;&quot;);&quot;&quot;)" office:value-type="string" office:string-value="523">
            <text:p>523</text:p>
          </table:table-cell>
          <table:table-cell office:value-type="string">
            <text:p>COMMUNE</text:p>
          </table:table-cell>
          <table:table-cell table:formula="of:=[.$A$523]" office:value-type="string" office:string-value="Tominian">
            <text:p>Tomini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tominian/P_S_A_Mandiakuy.pdf">Mandiakuy</text:a></text:p>
          </table:table-cell>
          <table:table-cell table:formula="of:=LOWER([.D530])" office:value-type="string" office:string-value="commune">
            <text:p>commune</text:p>
          </table:table-cell>
          <table:table-cell table:formula="of:=IF([.E530]&lt;&gt;&quot;&quot;;REPLACE(T(FORMULA([.E530]));1;4;&quot;&quot;);&quot;&quot;)" office:value-type="string" office:string-value="523">
            <text:p>523</text:p>
          </table:table-cell>
          <table:table-cell office:value-type="string">
            <text:p>COMMUNE</text:p>
          </table:table-cell>
          <table:table-cell table:formula="of:=[.$A$523]" office:value-type="string" office:string-value="Tominian">
            <text:p>Tomini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tominian/P_S_A_Ouan.pdf">Ouan</text:a></text:p>
          </table:table-cell>
          <table:table-cell table:formula="of:=LOWER([.D531])" office:value-type="string" office:string-value="commune">
            <text:p>commune</text:p>
          </table:table-cell>
          <table:table-cell table:formula="of:=IF([.E531]&lt;&gt;&quot;&quot;;REPLACE(T(FORMULA([.E531]));1;4;&quot;&quot;);&quot;&quot;)" office:value-type="string" office:string-value="523">
            <text:p>523</text:p>
          </table:table-cell>
          <table:table-cell office:value-type="string">
            <text:p>COMMUNE</text:p>
          </table:table-cell>
          <table:table-cell table:formula="of:=[.$A$523]" office:value-type="string" office:string-value="Tominian">
            <text:p>Tomini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tominian/P_S_A_sanekuy.pdf">Sanekuy</text:a></text:p>
          </table:table-cell>
          <table:table-cell table:formula="of:=LOWER([.D532])" office:value-type="string" office:string-value="commune">
            <text:p>commune</text:p>
          </table:table-cell>
          <table:table-cell table:formula="of:=IF([.E532]&lt;&gt;&quot;&quot;;REPLACE(T(FORMULA([.E532]));1;4;&quot;&quot;);&quot;&quot;)" office:value-type="string" office:string-value="523">
            <text:p>523</text:p>
          </table:table-cell>
          <table:table-cell office:value-type="string">
            <text:p>COMMUNE</text:p>
          </table:table-cell>
          <table:table-cell table:formula="of:=[.$A$523]" office:value-type="string" office:string-value="Tominian">
            <text:p>Tomini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tominian/P_S_A_Timissa.pdf">Timissa</text:a></text:p>
          </table:table-cell>
          <table:table-cell table:formula="of:=LOWER([.D533])" office:value-type="string" office:string-value="commune">
            <text:p>commune</text:p>
          </table:table-cell>
          <table:table-cell table:formula="of:=IF([.E533]&lt;&gt;&quot;&quot;;REPLACE(T(FORMULA([.E533]));1;4;&quot;&quot;);&quot;&quot;)" office:value-type="string" office:string-value="523">
            <text:p>523</text:p>
          </table:table-cell>
          <table:table-cell office:value-type="string">
            <text:p>COMMUNE</text:p>
          </table:table-cell>
          <table:table-cell table:formula="of:=[.$A$523]" office:value-type="string" office:string-value="Tominian">
            <text:p>Tomini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tominian/P_S_A_Tominian.pdf">Tominian</text:a></text:p>
          </table:table-cell>
          <table:table-cell table:formula="of:=LOWER([.D534])" office:value-type="string" office:string-value="commune">
            <text:p>commune</text:p>
          </table:table-cell>
          <table:table-cell table:formula="of:=IF([.E534]&lt;&gt;&quot;&quot;;REPLACE(T(FORMULA([.E534]));1;4;&quot;&quot;);&quot;&quot;)" office:value-type="string" office:string-value="523">
            <text:p>523</text:p>
          </table:table-cell>
          <table:table-cell office:value-type="string">
            <text:p>COMMUNE</text:p>
          </table:table-cell>
          <table:table-cell table:formula="of:=[.$A$523]" office:value-type="string" office:string-value="Tominian">
            <text:p>Tominian</text:p>
          </table:table-cell>
          <table:table-cell/>
        </table:table-row>
        <table:table-row table:style-name="ro1">
          <table:table-cell office:value-type="string">
            <text:p><text:a xlink:href="http://www.csa-mali.org/plans/Segou/plansa_tominian/P_S_A_Yasso.pdf">Yasso</text:a></text:p>
          </table:table-cell>
          <table:table-cell table:formula="of:=LOWER([.D535])" office:value-type="string" office:string-value="commune">
            <text:p>commune</text:p>
          </table:table-cell>
          <table:table-cell table:formula="of:=IF([.E535]&lt;&gt;&quot;&quot;;REPLACE(T(FORMULA([.E535]));1;4;&quot;&quot;);&quot;&quot;)" office:value-type="string" office:string-value="523">
            <text:p>523</text:p>
          </table:table-cell>
          <table:table-cell office:value-type="string">
            <text:p>COMMUNE</text:p>
          </table:table-cell>
          <table:table-cell table:formula="of:=[.$A$523]" office:value-type="string" office:string-value="Tominian">
            <text:p>Tominian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_S_A_Syntregion_sikasso.pdf">Sikasso</text:a></text:p>
          </table:table-cell>
          <table:table-cell table:formula="of:=LOWER([.D536])" office:value-type="string" office:string-value="region">
            <text:p>region</text:p>
          </table:table-cell>
          <table:table-cell table:formula="of:=IF([.E536]&lt;&gt;&quot;&quot;;REPLACE(T(FORMULA([.E536]));1;4;&quot;&quot;);&quot;&quot;)" office:value-type="string" office:string-value="1">
            <text:p>1</text:p>
          </table:table-cell>
          <table:table-cell office:value-type="string">
            <text:p>REGION</text:p>
          </table:table-cell>
          <table:table-cell table:formula="of:=[.$A$1]" office:value-type="string" office:string-value="Mali">
            <text:p>Mal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_S_A_Cerclebougouni.pdf">Bougouni</text:a></text:p>
          </table:table-cell>
          <table:table-cell table:formula="of:=LOWER([.D537])" office:value-type="string" office:string-value="cercle">
            <text:p>cercle</text:p>
          </table:table-cell>
          <table:table-cell table:formula="of:=IF([.E537]&lt;&gt;&quot;&quot;;REPLACE(T(FORMULA([.E537]));1;4;&quot;&quot;);&quot;&quot;)" office:value-type="string" office:string-value="536">
            <text:p>536</text:p>
          </table:table-cell>
          <table:table-cell office:value-type="string">
            <text:p>CERCLE</text:p>
          </table:table-cell>
          <table:table-cell table:formula="of:=[.$A$536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_S_A_Bladietiemala.pdf">Bladie-tiemala</text:a></text:p>
          </table:table-cell>
          <table:table-cell table:formula="of:=LOWER([.D538])" office:value-type="string" office:string-value="commune">
            <text:p>commune</text:p>
          </table:table-cell>
          <table:table-cell table:formula="of:=IF([.E538]&lt;&gt;&quot;&quot;;REPLACE(T(FORMULA([.E538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Bougouni</text:p>
          </table:table-cell>
          <table:table-cell table:formula="of:=LOWER([.D539])" office:value-type="string" office:string-value="commune">
            <text:p>commune</text:p>
          </table:table-cell>
          <table:table-cell table:formula="of:=IF([.E539]&lt;&gt;&quot;&quot;;REPLACE(T(FORMULA([.E539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sa_danou.pdf">Danou</text:a></text:p>
          </table:table-cell>
          <table:table-cell table:formula="of:=LOWER([.D540])" office:value-type="string" office:string-value="commune">
            <text:p>commune</text:p>
          </table:table-cell>
          <table:table-cell table:formula="of:=IF([.E540]&lt;&gt;&quot;&quot;;REPLACE(T(FORMULA([.E540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sa_debelin.pdf">Debelin</text:a></text:p>
          </table:table-cell>
          <table:table-cell table:formula="of:=LOWER([.D541])" office:value-type="string" office:string-value="commune">
            <text:p>commune</text:p>
          </table:table-cell>
          <table:table-cell table:formula="of:=IF([.E541]&lt;&gt;&quot;&quot;;REPLACE(T(FORMULA([.E541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_S_A_Defina.pdf">Defina</text:a></text:p>
          </table:table-cell>
          <table:table-cell table:formula="of:=LOWER([.D542])" office:value-type="string" office:string-value="commune">
            <text:p>commune</text:p>
          </table:table-cell>
          <table:table-cell table:formula="of:=IF([.E542]&lt;&gt;&quot;&quot;;REPLACE(T(FORMULA([.E542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sa_dogo.pdf">Dogo</text:a></text:p>
          </table:table-cell>
          <table:table-cell table:formula="of:=LOWER([.D543])" office:value-type="string" office:string-value="commune">
            <text:p>commune</text:p>
          </table:table-cell>
          <table:table-cell table:formula="of:=IF([.E543]&lt;&gt;&quot;&quot;;REPLACE(T(FORMULA([.E543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_S_A_Domba.pdf">Domba</text:a></text:p>
          </table:table-cell>
          <table:table-cell table:formula="of:=LOWER([.D544])" office:value-type="string" office:string-value="commune">
            <text:p>commune</text:p>
          </table:table-cell>
          <table:table-cell table:formula="of:=IF([.E544]&lt;&gt;&quot;&quot;;REPLACE(T(FORMULA([.E544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sa_faradiele.pdf">Faradiélé</text:a></text:p>
          </table:table-cell>
          <table:table-cell table:formula="of:=LOWER([.D545])" office:value-type="string" office:string-value="commune">
            <text:p>commune</text:p>
          </table:table-cell>
          <table:table-cell table:formula="of:=IF([.E545]&lt;&gt;&quot;&quot;;REPLACE(T(FORMULA([.E545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sa_faragouaran.pdf">Faragouaran</text:a></text:p>
          </table:table-cell>
          <table:table-cell table:formula="of:=LOWER([.D546])" office:value-type="string" office:string-value="commune">
            <text:p>commune</text:p>
          </table:table-cell>
          <table:table-cell table:formula="of:=IF([.E546]&lt;&gt;&quot;&quot;;REPLACE(T(FORMULA([.E546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_S_A_Garalo.pdf">Garalo</text:a></text:p>
          </table:table-cell>
          <table:table-cell table:formula="of:=LOWER([.D547])" office:value-type="string" office:string-value="commune">
            <text:p>commune</text:p>
          </table:table-cell>
          <table:table-cell table:formula="of:=IF([.E547]&lt;&gt;&quot;&quot;;REPLACE(T(FORMULA([.E547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_S_A_Kokele.pdf">Kokélé</text:a></text:p>
          </table:table-cell>
          <table:table-cell table:formula="of:=LOWER([.D548])" office:value-type="string" office:string-value="commune">
            <text:p>commune</text:p>
          </table:table-cell>
          <table:table-cell table:formula="of:=IF([.E548]&lt;&gt;&quot;&quot;;REPLACE(T(FORMULA([.E548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_S_A_Kola.pdf">Kola</text:a></text:p>
          </table:table-cell>
          <table:table-cell table:formula="of:=LOWER([.D549])" office:value-type="string" office:string-value="commune">
            <text:p>commune</text:p>
          </table:table-cell>
          <table:table-cell table:formula="of:=IF([.E549]&lt;&gt;&quot;&quot;;REPLACE(T(FORMULA([.E549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sa_koumantou.pdf">Koumantou</text:a></text:p>
          </table:table-cell>
          <table:table-cell table:formula="of:=LOWER([.D550])" office:value-type="string" office:string-value="commune">
            <text:p>commune</text:p>
          </table:table-cell>
          <table:table-cell table:formula="of:=IF([.E550]&lt;&gt;&quot;&quot;;REPLACE(T(FORMULA([.E550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sa_kouroulamini.pdf">Kouroulamini</text:a></text:p>
          </table:table-cell>
          <table:table-cell table:formula="of:=LOWER([.D551])" office:value-type="string" office:string-value="commune">
            <text:p>commune</text:p>
          </table:table-cell>
          <table:table-cell table:formula="of:=IF([.E551]&lt;&gt;&quot;&quot;;REPLACE(T(FORMULA([.E551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sa_meridiela.pdf">Meridiela</text:a></text:p>
          </table:table-cell>
          <table:table-cell table:formula="of:=LOWER([.D552])" office:value-type="string" office:string-value="commune">
            <text:p>commune</text:p>
          </table:table-cell>
          <table:table-cell table:formula="of:=IF([.E552]&lt;&gt;&quot;&quot;;REPLACE(T(FORMULA([.E552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_S_A_Ouroun.pdf">Ouroun</text:a></text:p>
          </table:table-cell>
          <table:table-cell table:formula="of:=LOWER([.D553])" office:value-type="string" office:string-value="commune">
            <text:p>commune</text:p>
          </table:table-cell>
          <table:table-cell table:formula="of:=IF([.E553]&lt;&gt;&quot;&quot;;REPLACE(T(FORMULA([.E553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_S_A_Sanso.pdf">Sanso</text:a></text:p>
          </table:table-cell>
          <table:table-cell table:formula="of:=LOWER([.D554])" office:value-type="string" office:string-value="commune">
            <text:p>commune</text:p>
          </table:table-cell>
          <table:table-cell table:formula="of:=IF([.E554]&lt;&gt;&quot;&quot;;REPLACE(T(FORMULA([.E554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as_sibirila.pdf">Sibirila</text:a></text:p>
          </table:table-cell>
          <table:table-cell table:formula="of:=LOWER([.D555])" office:value-type="string" office:string-value="commune">
            <text:p>commune</text:p>
          </table:table-cell>
          <table:table-cell table:formula="of:=IF([.E555]&lt;&gt;&quot;&quot;;REPLACE(T(FORMULA([.E555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sa_sido.pdf">Sido</text:a></text:p>
          </table:table-cell>
          <table:table-cell table:formula="of:=LOWER([.D556])" office:value-type="string" office:string-value="commune">
            <text:p>commune</text:p>
          </table:table-cell>
          <table:table-cell table:formula="of:=IF([.E556]&lt;&gt;&quot;&quot;;REPLACE(T(FORMULA([.E556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_S_A_Syentoula.pdf">Syentoula</text:a></text:p>
          </table:table-cell>
          <table:table-cell table:formula="of:=LOWER([.D557])" office:value-type="string" office:string-value="commune">
            <text:p>commune</text:p>
          </table:table-cell>
          <table:table-cell table:formula="of:=IF([.E557]&lt;&gt;&quot;&quot;;REPLACE(T(FORMULA([.E557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_S_A_Tiemala%20banimonotie.pdf">Tiemala-banimonotié</text:a></text:p>
          </table:table-cell>
          <table:table-cell table:formula="of:=LOWER([.D558])" office:value-type="string" office:string-value="commune">
            <text:p>commune</text:p>
          </table:table-cell>
          <table:table-cell table:formula="of:=IF([.E558]&lt;&gt;&quot;&quot;;REPLACE(T(FORMULA([.E558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_S_A_Wola.pdf">Wola</text:a></text:p>
          </table:table-cell>
          <table:table-cell table:formula="of:=LOWER([.D559])" office:value-type="string" office:string-value="commune">
            <text:p>commune</text:p>
          </table:table-cell>
          <table:table-cell table:formula="of:=IF([.E559]&lt;&gt;&quot;&quot;;REPLACE(T(FORMULA([.E559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_S_A_Yinindougou.pdf">Yinindougou</text:a></text:p>
          </table:table-cell>
          <table:table-cell table:formula="of:=LOWER([.D560])" office:value-type="string" office:string-value="commune">
            <text:p>commune</text:p>
          </table:table-cell>
          <table:table-cell table:formula="of:=IF([.E560]&lt;&gt;&quot;&quot;;REPLACE(T(FORMULA([.E560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sa_yiridougou.pdf">Yiridougou</text:a></text:p>
          </table:table-cell>
          <table:table-cell table:formula="of:=LOWER([.D561])" office:value-type="string" office:string-value="commune">
            <text:p>commune</text:p>
          </table:table-cell>
          <table:table-cell table:formula="of:=IF([.E561]&lt;&gt;&quot;&quot;;REPLACE(T(FORMULA([.E561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bougouni/P_S_A_Zantiebougou.pdf">Zantiébougou</text:a></text:p>
          </table:table-cell>
          <table:table-cell table:formula="of:=LOWER([.D562])" office:value-type="string" office:string-value="commune">
            <text:p>commune</text:p>
          </table:table-cell>
          <table:table-cell table:formula="of:=IF([.E562]&lt;&gt;&quot;&quot;;REPLACE(T(FORMULA([.E562]));1;4;&quot;&quot;);&quot;&quot;)" office:value-type="string" office:string-value="537">
            <text:p>537</text:p>
          </table:table-cell>
          <table:table-cell office:value-type="string">
            <text:p>COMMUNE</text:p>
          </table:table-cell>
          <table:table-cell table:formula="of:=[.$A$537]" office:value-type="string" office:string-value="Bougouni">
            <text:p>Bougouni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adiolo/P_S_A_CERCLE%20DE%20KADIOLO.pdf">Kadiolo</text:a></text:p>
          </table:table-cell>
          <table:table-cell table:formula="of:=LOWER([.D563])" office:value-type="string" office:string-value="cercle">
            <text:p>cercle</text:p>
          </table:table-cell>
          <table:table-cell table:formula="of:=IF([.E563]&lt;&gt;&quot;&quot;;REPLACE(T(FORMULA([.E563]));1;4;&quot;&quot;);&quot;&quot;)" office:value-type="string" office:string-value="536">
            <text:p>536</text:p>
          </table:table-cell>
          <table:table-cell office:value-type="string">
            <text:p>CERCLE</text:p>
          </table:table-cell>
          <table:table-cell table:formula="of:=[.$A$536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adiolo/psa_diou.pdf">Diou</text:a></text:p>
          </table:table-cell>
          <table:table-cell table:formula="of:=LOWER([.D564])" office:value-type="string" office:string-value="commune">
            <text:p>commune</text:p>
          </table:table-cell>
          <table:table-cell table:formula="of:=IF([.E564]&lt;&gt;&quot;&quot;;REPLACE(T(FORMULA([.E564]));1;4;&quot;&quot;);&quot;&quot;)" office:value-type="string" office:string-value="563">
            <text:p>563</text:p>
          </table:table-cell>
          <table:table-cell office:value-type="string">
            <text:p>COMMUNE</text:p>
          </table:table-cell>
          <table:table-cell table:formula="of:=[.$A$563]" office:value-type="string" office:string-value="Kadiolo">
            <text:p>Kadiol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adiolo/psa_dioumatene.pdf">Dioumaténé</text:a></text:p>
          </table:table-cell>
          <table:table-cell table:formula="of:=LOWER([.D565])" office:value-type="string" office:string-value="commune">
            <text:p>commune</text:p>
          </table:table-cell>
          <table:table-cell table:formula="of:=IF([.E565]&lt;&gt;&quot;&quot;;REPLACE(T(FORMULA([.E565]));1;4;&quot;&quot;);&quot;&quot;)" office:value-type="string" office:string-value="563">
            <text:p>563</text:p>
          </table:table-cell>
          <table:table-cell office:value-type="string">
            <text:p>COMMUNE</text:p>
          </table:table-cell>
          <table:table-cell table:formula="of:=[.$A$563]" office:value-type="string" office:string-value="Kadiolo">
            <text:p>Kadiol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adiolo/psa_fourou.pdf">Fourou</text:a></text:p>
          </table:table-cell>
          <table:table-cell table:formula="of:=LOWER([.D566])" office:value-type="string" office:string-value="commune">
            <text:p>commune</text:p>
          </table:table-cell>
          <table:table-cell table:formula="of:=IF([.E566]&lt;&gt;&quot;&quot;;REPLACE(T(FORMULA([.E566]));1;4;&quot;&quot;);&quot;&quot;)" office:value-type="string" office:string-value="563">
            <text:p>563</text:p>
          </table:table-cell>
          <table:table-cell office:value-type="string">
            <text:p>COMMUNE</text:p>
          </table:table-cell>
          <table:table-cell table:formula="of:=[.$A$563]" office:value-type="string" office:string-value="Kadiolo">
            <text:p>Kadiol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adiolo/psa_kadiolo.pdf">Kadiolo</text:a></text:p>
          </table:table-cell>
          <table:table-cell table:formula="of:=LOWER([.D567])" office:value-type="string" office:string-value="commune">
            <text:p>commune</text:p>
          </table:table-cell>
          <table:table-cell table:formula="of:=IF([.E567]&lt;&gt;&quot;&quot;;REPLACE(T(FORMULA([.E567]));1;4;&quot;&quot;);&quot;&quot;)" office:value-type="string" office:string-value="563">
            <text:p>563</text:p>
          </table:table-cell>
          <table:table-cell office:value-type="string">
            <text:p>COMMUNE</text:p>
          </table:table-cell>
          <table:table-cell table:formula="of:=[.$A$563]" office:value-type="string" office:string-value="Kadiolo">
            <text:p>Kadiol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adiolo/psa_kai.pdf">Kai</text:a></text:p>
          </table:table-cell>
          <table:table-cell table:formula="of:=LOWER([.D568])" office:value-type="string" office:string-value="commune">
            <text:p>commune</text:p>
          </table:table-cell>
          <table:table-cell table:formula="of:=IF([.E568]&lt;&gt;&quot;&quot;;REPLACE(T(FORMULA([.E568]));1;4;&quot;&quot;);&quot;&quot;)" office:value-type="string" office:string-value="563">
            <text:p>563</text:p>
          </table:table-cell>
          <table:table-cell office:value-type="string">
            <text:p>COMMUNE</text:p>
          </table:table-cell>
          <table:table-cell table:formula="of:=[.$A$563]" office:value-type="string" office:string-value="Kadiolo">
            <text:p>Kadiol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adiolo/psa_loulouni.pdf">Loulouni</text:a></text:p>
          </table:table-cell>
          <table:table-cell table:formula="of:=LOWER([.D569])" office:value-type="string" office:string-value="commune">
            <text:p>commune</text:p>
          </table:table-cell>
          <table:table-cell table:formula="of:=IF([.E569]&lt;&gt;&quot;&quot;;REPLACE(T(FORMULA([.E569]));1;4;&quot;&quot;);&quot;&quot;)" office:value-type="string" office:string-value="563">
            <text:p>563</text:p>
          </table:table-cell>
          <table:table-cell office:value-type="string">
            <text:p>COMMUNE</text:p>
          </table:table-cell>
          <table:table-cell table:formula="of:=[.$A$563]" office:value-type="string" office:string-value="Kadiolo">
            <text:p>Kadiol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adiolo/psa_misseni.pdf">Misseni</text:a></text:p>
          </table:table-cell>
          <table:table-cell table:formula="of:=LOWER([.D570])" office:value-type="string" office:string-value="commune">
            <text:p>commune</text:p>
          </table:table-cell>
          <table:table-cell table:formula="of:=IF([.E570]&lt;&gt;&quot;&quot;;REPLACE(T(FORMULA([.E570]));1;4;&quot;&quot;);&quot;&quot;)" office:value-type="string" office:string-value="563">
            <text:p>563</text:p>
          </table:table-cell>
          <table:table-cell office:value-type="string">
            <text:p>COMMUNE</text:p>
          </table:table-cell>
          <table:table-cell table:formula="of:=[.$A$563]" office:value-type="string" office:string-value="Kadiolo">
            <text:p>Kadiol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adiolo/psa_nimbougou.pdf">Nimbougou</text:a></text:p>
          </table:table-cell>
          <table:table-cell table:formula="of:=LOWER([.D571])" office:value-type="string" office:string-value="commune">
            <text:p>commune</text:p>
          </table:table-cell>
          <table:table-cell table:formula="of:=IF([.E571]&lt;&gt;&quot;&quot;;REPLACE(T(FORMULA([.E571]));1;4;&quot;&quot;);&quot;&quot;)" office:value-type="string" office:string-value="563">
            <text:p>563</text:p>
          </table:table-cell>
          <table:table-cell office:value-type="string">
            <text:p>COMMUNE</text:p>
          </table:table-cell>
          <table:table-cell table:formula="of:=[.$A$563]" office:value-type="string" office:string-value="Kadiolo">
            <text:p>Kadiol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adiolo/psa_zegoua.pdf">Zégoua</text:a></text:p>
          </table:table-cell>
          <table:table-cell table:formula="of:=LOWER([.D572])" office:value-type="string" office:string-value="commune">
            <text:p>commune</text:p>
          </table:table-cell>
          <table:table-cell table:formula="of:=IF([.E572]&lt;&gt;&quot;&quot;;REPLACE(T(FORMULA([.E572]));1;4;&quot;&quot;);&quot;&quot;)" office:value-type="string" office:string-value="563">
            <text:p>563</text:p>
          </table:table-cell>
          <table:table-cell office:value-type="string">
            <text:p>COMMUNE</text:p>
          </table:table-cell>
          <table:table-cell table:formula="of:=[.$A$563]" office:value-type="string" office:string-value="Kadiolo">
            <text:p>Kadiol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londieba/P_S_A_CERCLE%20DE%20KOLONDIEBA.pdf">Kolondiéba</text:a></text:p>
          </table:table-cell>
          <table:table-cell table:formula="of:=LOWER([.D573])" office:value-type="string" office:string-value="cercle">
            <text:p>cercle</text:p>
          </table:table-cell>
          <table:table-cell table:formula="of:=IF([.E573]&lt;&gt;&quot;&quot;;REPLACE(T(FORMULA([.E573]));1;4;&quot;&quot;);&quot;&quot;)" office:value-type="string" office:string-value="536">
            <text:p>536</text:p>
          </table:table-cell>
          <table:table-cell office:value-type="string">
            <text:p>CERCLE</text:p>
          </table:table-cell>
          <table:table-cell table:formula="of:=[.$A$536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londieba/psa_bougoula.pdf">Bougoula</text:a></text:p>
          </table:table-cell>
          <table:table-cell table:formula="of:=LOWER([.D574])" office:value-type="string" office:string-value="commune">
            <text:p>commune</text:p>
          </table:table-cell>
          <table:table-cell table:formula="of:=IF([.E574]&lt;&gt;&quot;&quot;;REPLACE(T(FORMULA([.E574]));1;4;&quot;&quot;);&quot;&quot;)" office:value-type="string" office:string-value="573">
            <text:p>573</text:p>
          </table:table-cell>
          <table:table-cell office:value-type="string">
            <text:p>COMMUNE</text:p>
          </table:table-cell>
          <table:table-cell table:formula="of:=[.$A$573]" office:value-type="string" office:string-value="Kolondiéba">
            <text:p>Kolondiéb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londieba/psa_fakola.pdf">Fakola</text:a></text:p>
          </table:table-cell>
          <table:table-cell table:formula="of:=LOWER([.D575])" office:value-type="string" office:string-value="commune">
            <text:p>commune</text:p>
          </table:table-cell>
          <table:table-cell table:formula="of:=IF([.E575]&lt;&gt;&quot;&quot;;REPLACE(T(FORMULA([.E575]));1;4;&quot;&quot;);&quot;&quot;)" office:value-type="string" office:string-value="573">
            <text:p>573</text:p>
          </table:table-cell>
          <table:table-cell office:value-type="string">
            <text:p>COMMUNE</text:p>
          </table:table-cell>
          <table:table-cell table:formula="of:=[.$A$573]" office:value-type="string" office:string-value="Kolondiéba">
            <text:p>Kolondiéb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londieba/psa_farako.pdf">Farako</text:a></text:p>
          </table:table-cell>
          <table:table-cell table:formula="of:=LOWER([.D576])" office:value-type="string" office:string-value="commune">
            <text:p>commune</text:p>
          </table:table-cell>
          <table:table-cell table:formula="of:=IF([.E576]&lt;&gt;&quot;&quot;;REPLACE(T(FORMULA([.E576]));1;4;&quot;&quot;);&quot;&quot;)" office:value-type="string" office:string-value="573">
            <text:p>573</text:p>
          </table:table-cell>
          <table:table-cell office:value-type="string">
            <text:p>COMMUNE</text:p>
          </table:table-cell>
          <table:table-cell table:formula="of:=[.$A$573]" office:value-type="string" office:string-value="Kolondiéba">
            <text:p>Kolondiéb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londieba/psa_kadiana.pdf">Kadiana</text:a></text:p>
          </table:table-cell>
          <table:table-cell table:formula="of:=LOWER([.D577])" office:value-type="string" office:string-value="commune">
            <text:p>commune</text:p>
          </table:table-cell>
          <table:table-cell table:formula="of:=IF([.E577]&lt;&gt;&quot;&quot;;REPLACE(T(FORMULA([.E577]));1;4;&quot;&quot;);&quot;&quot;)" office:value-type="string" office:string-value="573">
            <text:p>573</text:p>
          </table:table-cell>
          <table:table-cell office:value-type="string">
            <text:p>COMMUNE</text:p>
          </table:table-cell>
          <table:table-cell table:formula="of:=[.$A$573]" office:value-type="string" office:string-value="Kolondiéba">
            <text:p>Kolondiéb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londieba/psa_kebila.pdf">Kebila</text:a></text:p>
          </table:table-cell>
          <table:table-cell table:formula="of:=LOWER([.D578])" office:value-type="string" office:string-value="commune">
            <text:p>commune</text:p>
          </table:table-cell>
          <table:table-cell table:formula="of:=IF([.E578]&lt;&gt;&quot;&quot;;REPLACE(T(FORMULA([.E578]));1;4;&quot;&quot;);&quot;&quot;)" office:value-type="string" office:string-value="573">
            <text:p>573</text:p>
          </table:table-cell>
          <table:table-cell office:value-type="string">
            <text:p>COMMUNE</text:p>
          </table:table-cell>
          <table:table-cell table:formula="of:=[.$A$573]" office:value-type="string" office:string-value="Kolondiéba">
            <text:p>Kolondiéb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londieba/psa_kolondieba.pdf">Kolondiéba</text:a></text:p>
          </table:table-cell>
          <table:table-cell table:formula="of:=LOWER([.D579])" office:value-type="string" office:string-value="commune">
            <text:p>commune</text:p>
          </table:table-cell>
          <table:table-cell table:formula="of:=IF([.E579]&lt;&gt;&quot;&quot;;REPLACE(T(FORMULA([.E579]));1;4;&quot;&quot;);&quot;&quot;)" office:value-type="string" office:string-value="573">
            <text:p>573</text:p>
          </table:table-cell>
          <table:table-cell office:value-type="string">
            <text:p>COMMUNE</text:p>
          </table:table-cell>
          <table:table-cell table:formula="of:=[.$A$573]" office:value-type="string" office:string-value="Kolondiéba">
            <text:p>Kolondiéb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londieba/psa_kolosso.pdf">Kolosso</text:a></text:p>
          </table:table-cell>
          <table:table-cell table:formula="of:=LOWER([.D580])" office:value-type="string" office:string-value="commune">
            <text:p>commune</text:p>
          </table:table-cell>
          <table:table-cell table:formula="of:=IF([.E580]&lt;&gt;&quot;&quot;;REPLACE(T(FORMULA([.E580]));1;4;&quot;&quot;);&quot;&quot;)" office:value-type="string" office:string-value="573">
            <text:p>573</text:p>
          </table:table-cell>
          <table:table-cell office:value-type="string">
            <text:p>COMMUNE</text:p>
          </table:table-cell>
          <table:table-cell table:formula="of:=[.$A$573]" office:value-type="string" office:string-value="Kolondiéba">
            <text:p>Kolondiéb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londieba/psa_mena.pdf">Mena</text:a></text:p>
          </table:table-cell>
          <table:table-cell table:formula="of:=LOWER([.D581])" office:value-type="string" office:string-value="commune">
            <text:p>commune</text:p>
          </table:table-cell>
          <table:table-cell table:formula="of:=IF([.E581]&lt;&gt;&quot;&quot;;REPLACE(T(FORMULA([.E581]));1;4;&quot;&quot;);&quot;&quot;)" office:value-type="string" office:string-value="573">
            <text:p>573</text:p>
          </table:table-cell>
          <table:table-cell office:value-type="string">
            <text:p>COMMUNE</text:p>
          </table:table-cell>
          <table:table-cell table:formula="of:=[.$A$573]" office:value-type="string" office:string-value="Kolondiéba">
            <text:p>Kolondiéb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londieba/psa_nangalasso.pdf">Nangalasso</text:a></text:p>
          </table:table-cell>
          <table:table-cell table:formula="of:=LOWER([.D582])" office:value-type="string" office:string-value="commune">
            <text:p>commune</text:p>
          </table:table-cell>
          <table:table-cell table:formula="of:=IF([.E582]&lt;&gt;&quot;&quot;;REPLACE(T(FORMULA([.E582]));1;4;&quot;&quot;);&quot;&quot;)" office:value-type="string" office:string-value="573">
            <text:p>573</text:p>
          </table:table-cell>
          <table:table-cell office:value-type="string">
            <text:p>COMMUNE</text:p>
          </table:table-cell>
          <table:table-cell table:formula="of:=[.$A$573]" office:value-type="string" office:string-value="Kolondiéba">
            <text:p>Kolondiéb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londieba/psa_ngolodiana.pdf">N'golodiana</text:a></text:p>
          </table:table-cell>
          <table:table-cell table:formula="of:=LOWER([.D583])" office:value-type="string" office:string-value="commune">
            <text:p>commune</text:p>
          </table:table-cell>
          <table:table-cell table:formula="of:=IF([.E583]&lt;&gt;&quot;&quot;;REPLACE(T(FORMULA([.E583]));1;4;&quot;&quot;);&quot;&quot;)" office:value-type="string" office:string-value="573">
            <text:p>573</text:p>
          </table:table-cell>
          <table:table-cell office:value-type="string">
            <text:p>COMMUNE</text:p>
          </table:table-cell>
          <table:table-cell table:formula="of:=[.$A$573]" office:value-type="string" office:string-value="Kolondiéba">
            <text:p>Kolondiéb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londieba/psa_tiongui.pdf">Tiongui</text:a></text:p>
          </table:table-cell>
          <table:table-cell table:formula="of:=LOWER([.D584])" office:value-type="string" office:string-value="commune">
            <text:p>commune</text:p>
          </table:table-cell>
          <table:table-cell table:formula="of:=IF([.E584]&lt;&gt;&quot;&quot;;REPLACE(T(FORMULA([.E584]));1;4;&quot;&quot;);&quot;&quot;)" office:value-type="string" office:string-value="573">
            <text:p>573</text:p>
          </table:table-cell>
          <table:table-cell office:value-type="string">
            <text:p>COMMUNE</text:p>
          </table:table-cell>
          <table:table-cell table:formula="of:=[.$A$573]" office:value-type="string" office:string-value="Kolondiéba">
            <text:p>Kolondiéb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londieba/psa_tousseguela.pdf">Tousséguéla</text:a></text:p>
          </table:table-cell>
          <table:table-cell table:formula="of:=LOWER([.D585])" office:value-type="string" office:string-value="commune">
            <text:p>commune</text:p>
          </table:table-cell>
          <table:table-cell table:formula="of:=IF([.E585]&lt;&gt;&quot;&quot;;REPLACE(T(FORMULA([.E585]));1;4;&quot;&quot;);&quot;&quot;)" office:value-type="string" office:string-value="573">
            <text:p>573</text:p>
          </table:table-cell>
          <table:table-cell office:value-type="string">
            <text:p>COMMUNE</text:p>
          </table:table-cell>
          <table:table-cell table:formula="of:=[.$A$573]" office:value-type="string" office:string-value="Kolondiéba">
            <text:p>Kolondiéb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_S_A_CERCLE%20DE%20KOUTIALA.pdf">Koutiala</text:a></text:p>
          </table:table-cell>
          <table:table-cell table:formula="of:=LOWER([.D586])" office:value-type="string" office:string-value="cercle">
            <text:p>cercle</text:p>
          </table:table-cell>
          <table:table-cell table:formula="of:=IF([.E586]&lt;&gt;&quot;&quot;;REPLACE(T(FORMULA([.E586]));1;4;&quot;&quot;);&quot;&quot;)" office:value-type="string" office:string-value="536">
            <text:p>536</text:p>
          </table:table-cell>
          <table:table-cell office:value-type="string">
            <text:p>CERCLE</text:p>
          </table:table-cell>
          <table:table-cell table:formula="of:=[.$A$536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diedougou.pdf">Diédougou</text:a></text:p>
          </table:table-cell>
          <table:table-cell table:formula="of:=LOWER([.D587])" office:value-type="string" office:string-value="commune">
            <text:p>commune</text:p>
          </table:table-cell>
          <table:table-cell table:formula="of:=IF([.E587]&lt;&gt;&quot;&quot;;REPLACE(T(FORMULA([.E587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fagui.pdf">Fagui</text:a></text:p>
          </table:table-cell>
          <table:table-cell table:formula="of:=LOWER([.D588])" office:value-type="string" office:string-value="commune">
            <text:p>commune</text:p>
          </table:table-cell>
          <table:table-cell table:formula="of:=IF([.E588]&lt;&gt;&quot;&quot;;REPLACE(T(FORMULA([.E588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_S_A_Fakolo.pdf">Fakolo</text:a></text:p>
          </table:table-cell>
          <table:table-cell table:formula="of:=LOWER([.D589])" office:value-type="string" office:string-value="commune">
            <text:p>commune</text:p>
          </table:table-cell>
          <table:table-cell table:formula="of:=IF([.E589]&lt;&gt;&quot;&quot;;REPLACE(T(FORMULA([.E589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gouadji_kao.pdf">Gouadji-kao</text:a></text:p>
          </table:table-cell>
          <table:table-cell table:formula="of:=LOWER([.D590])" office:value-type="string" office:string-value="commune">
            <text:p>commune</text:p>
          </table:table-cell>
          <table:table-cell table:formula="of:=IF([.E590]&lt;&gt;&quot;&quot;;REPLACE(T(FORMULA([.E590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gouadji-soukouna.pdf">Gouadji-soukouna</text:a></text:p>
          </table:table-cell>
          <table:table-cell table:formula="of:=LOWER([.D591])" office:value-type="string" office:string-value="commune">
            <text:p>commune</text:p>
          </table:table-cell>
          <table:table-cell table:formula="of:=IF([.E591]&lt;&gt;&quot;&quot;;REPLACE(T(FORMULA([.E591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_S_A_Kafo%20Faboli.pdf">Kafo Faboli</text:a></text:p>
          </table:table-cell>
          <table:table-cell table:formula="of:=LOWER([.D592])" office:value-type="string" office:string-value="commune">
            <text:p>commune</text:p>
          </table:table-cell>
          <table:table-cell table:formula="of:=IF([.E592]&lt;&gt;&quot;&quot;;REPLACE(T(FORMULA([.E592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_S_A_Kapala.pdf">Kapala</text:a></text:p>
          </table:table-cell>
          <table:table-cell table:formula="of:=LOWER([.D593])" office:value-type="string" office:string-value="commune">
            <text:p>commune</text:p>
          </table:table-cell>
          <table:table-cell table:formula="of:=IF([.E593]&lt;&gt;&quot;&quot;;REPLACE(T(FORMULA([.E593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karagouna_malle.pdf">Karagouana Mallé</text:a></text:p>
          </table:table-cell>
          <table:table-cell table:formula="of:=LOWER([.D594])" office:value-type="string" office:string-value="commune">
            <text:p>commune</text:p>
          </table:table-cell>
          <table:table-cell table:formula="of:=IF([.E594]&lt;&gt;&quot;&quot;;REPLACE(T(FORMULA([.E594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koloningue.pdf">Kolonigue</text:a></text:p>
          </table:table-cell>
          <table:table-cell table:formula="of:=LOWER([.D595])" office:value-type="string" office:string-value="commune">
            <text:p>commune</text:p>
          </table:table-cell>
          <table:table-cell table:formula="of:=IF([.E595]&lt;&gt;&quot;&quot;;REPLACE(T(FORMULA([.E595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konina.pdf">Konina</text:a></text:p>
          </table:table-cell>
          <table:table-cell table:formula="of:=LOWER([.D596])" office:value-type="string" office:string-value="commune">
            <text:p>commune</text:p>
          </table:table-cell>
          <table:table-cell table:formula="of:=IF([.E596]&lt;&gt;&quot;&quot;;REPLACE(T(FORMULA([.E596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koningue.pdf">Koningue</text:a></text:p>
          </table:table-cell>
          <table:table-cell table:formula="of:=LOWER([.D597])" office:value-type="string" office:string-value="commune">
            <text:p>commune</text:p>
          </table:table-cell>
          <table:table-cell table:formula="of:=IF([.E597]&lt;&gt;&quot;&quot;;REPLACE(T(FORMULA([.E597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konseguela.pdf">Konseguela</text:a></text:p>
          </table:table-cell>
          <table:table-cell table:formula="of:=LOWER([.D598])" office:value-type="string" office:string-value="commune">
            <text:p>commune</text:p>
          </table:table-cell>
          <table:table-cell table:formula="of:=IF([.E598]&lt;&gt;&quot;&quot;;REPLACE(T(FORMULA([.E598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kouniana.pdf">Kouniana</text:a></text:p>
          </table:table-cell>
          <table:table-cell table:formula="of:=LOWER([.D599])" office:value-type="string" office:string-value="commune">
            <text:p>commune</text:p>
          </table:table-cell>
          <table:table-cell table:formula="of:=IF([.E599]&lt;&gt;&quot;&quot;;REPLACE(T(FORMULA([.E599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Koutiala</text:p>
          </table:table-cell>
          <table:table-cell table:formula="of:=LOWER([.D600])" office:value-type="string" office:string-value="commune">
            <text:p>commune</text:p>
          </table:table-cell>
          <table:table-cell table:formula="of:=IF([.E600]&lt;&gt;&quot;&quot;;REPLACE(T(FORMULA([.E600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logouana.pdf">Logouana</text:a></text:p>
          </table:table-cell>
          <table:table-cell table:formula="of:=LOWER([.D601])" office:value-type="string" office:string-value="commune">
            <text:p>commune</text:p>
          </table:table-cell>
          <table:table-cell table:formula="of:=IF([.E601]&lt;&gt;&quot;&quot;;REPLACE(T(FORMULA([.E601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miena.pdf">Mièna</text:a></text:p>
          </table:table-cell>
          <table:table-cell table:formula="of:=LOWER([.D602])" office:value-type="string" office:string-value="commune">
            <text:p>commune</text:p>
          </table:table-cell>
          <table:table-cell table:formula="of:=IF([.E602]&lt;&gt;&quot;&quot;;REPLACE(T(FORMULA([.E602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mpessoba.pdf">M'pessoba</text:a></text:p>
          </table:table-cell>
          <table:table-cell table:formula="of:=LOWER([.D603])" office:value-type="string" office:string-value="commune">
            <text:p>commune</text:p>
          </table:table-cell>
          <table:table-cell table:formula="of:=IF([.E603]&lt;&gt;&quot;&quot;;REPLACE(T(FORMULA([.E603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nafanga.pdf">Nafanga</text:a></text:p>
          </table:table-cell>
          <table:table-cell table:formula="of:=LOWER([.D604])" office:value-type="string" office:string-value="commune">
            <text:p>commune</text:p>
          </table:table-cell>
          <table:table-cell table:formula="of:=IF([.E604]&lt;&gt;&quot;&quot;;REPLACE(T(FORMULA([.E604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nampe.pdf">Nampé</text:a></text:p>
          </table:table-cell>
          <table:table-cell table:formula="of:=LOWER([.D605])" office:value-type="string" office:string-value="commune">
            <text:p>commune</text:p>
          </table:table-cell>
          <table:table-cell table:formula="of:=IF([.E605]&lt;&gt;&quot;&quot;;REPLACE(T(FORMULA([.E605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ngolonianasso.pdf">N'golonianasso</text:a></text:p>
          </table:table-cell>
          <table:table-cell table:formula="of:=LOWER([.D606])" office:value-type="string" office:string-value="commune">
            <text:p>commune</text:p>
          </table:table-cell>
          <table:table-cell table:formula="of:=IF([.E606]&lt;&gt;&quot;&quot;;REPLACE(T(FORMULA([.E606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ngoutjina.pdf">N'goutjina</text:a></text:p>
          </table:table-cell>
          <table:table-cell table:formula="of:=LOWER([.D607])" office:value-type="string" office:string-value="commune">
            <text:p>commune</text:p>
          </table:table-cell>
          <table:table-cell table:formula="of:=IF([.E607]&lt;&gt;&quot;&quot;;REPLACE(T(FORMULA([.E607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niantaga.pdf">Niantaga</text:a></text:p>
          </table:table-cell>
          <table:table-cell table:formula="of:=LOWER([.D608])" office:value-type="string" office:string-value="commune">
            <text:p>commune</text:p>
          </table:table-cell>
          <table:table-cell table:formula="of:=IF([.E608]&lt;&gt;&quot;&quot;;REPLACE(T(FORMULA([.E608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ntossoni.pdf">N'tossoni</text:a></text:p>
          </table:table-cell>
          <table:table-cell table:formula="of:=LOWER([.D609])" office:value-type="string" office:string-value="commune">
            <text:p>commune</text:p>
          </table:table-cell>
          <table:table-cell table:formula="of:=IF([.E609]&lt;&gt;&quot;&quot;;REPLACE(T(FORMULA([.E609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sincina.pdf">Sincina</text:a></text:p>
          </table:table-cell>
          <table:table-cell table:formula="of:=LOWER([.D610])" office:value-type="string" office:string-value="commune">
            <text:p>commune</text:p>
          </table:table-cell>
          <table:table-cell table:formula="of:=IF([.E610]&lt;&gt;&quot;&quot;;REPLACE(T(FORMULA([.E610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sinkolo.pdf">Sinkolo</text:a></text:p>
          </table:table-cell>
          <table:table-cell table:formula="of:=LOWER([.D611])" office:value-type="string" office:string-value="commune">
            <text:p>commune</text:p>
          </table:table-cell>
          <table:table-cell table:formula="of:=IF([.E611]&lt;&gt;&quot;&quot;;REPLACE(T(FORMULA([.E611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songo_doubakore.pdf">Songo-doubakoré</text:a></text:p>
          </table:table-cell>
          <table:table-cell table:formula="of:=LOWER([.D612])" office:value-type="string" office:string-value="commune">
            <text:p>commune</text:p>
          </table:table-cell>
          <table:table-cell table:formula="of:=IF([.E612]&lt;&gt;&quot;&quot;;REPLACE(T(FORMULA([.E612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songoua.pdf">Songoua</text:a></text:p>
          </table:table-cell>
          <table:table-cell table:formula="of:=LOWER([.D613])" office:value-type="string" office:string-value="commune">
            <text:p>commune</text:p>
          </table:table-cell>
          <table:table-cell table:formula="of:=IF([.E613]&lt;&gt;&quot;&quot;;REPLACE(T(FORMULA([.E613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-sorobasso.pdf">Sorobasso</text:a></text:p>
          </table:table-cell>
          <table:table-cell table:formula="of:=LOWER([.D614])" office:value-type="string" office:string-value="commune">
            <text:p>commune</text:p>
          </table:table-cell>
          <table:table-cell table:formula="of:=IF([.E614]&lt;&gt;&quot;&quot;;REPLACE(T(FORMULA([.E614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_S_A_TAO.pdf">Tao</text:a></text:p>
          </table:table-cell>
          <table:table-cell table:formula="of:=LOWER([.D615])" office:value-type="string" office:string-value="commune">
            <text:p>commune</text:p>
          </table:table-cell>
          <table:table-cell table:formula="of:=IF([.E615]&lt;&gt;&quot;&quot;;REPLACE(T(FORMULA([.E615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yognogo.pdf">Yognogo</text:a></text:p>
          </table:table-cell>
          <table:table-cell table:formula="of:=LOWER([.D616])" office:value-type="string" office:string-value="commune">
            <text:p>commune</text:p>
          </table:table-cell>
          <table:table-cell table:formula="of:=IF([.E616]&lt;&gt;&quot;&quot;;REPLACE(T(FORMULA([.E616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zanfigue.pdf">Zanfigue</text:a></text:p>
          </table:table-cell>
          <table:table-cell table:formula="of:=LOWER([.D617])" office:value-type="string" office:string-value="commune">
            <text:p>commune</text:p>
          </table:table-cell>
          <table:table-cell table:formula="of:=IF([.E617]&lt;&gt;&quot;&quot;;REPLACE(T(FORMULA([.E617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zangasso.pdf">Zangasso</text:a></text:p>
          </table:table-cell>
          <table:table-cell table:formula="of:=LOWER([.D618])" office:value-type="string" office:string-value="commune">
            <text:p>commune</text:p>
          </table:table-cell>
          <table:table-cell table:formula="of:=IF([.E618]&lt;&gt;&quot;&quot;;REPLACE(T(FORMULA([.E618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zanina.pdf">Zanina</text:a></text:p>
          </table:table-cell>
          <table:table-cell table:formula="of:=LOWER([.D619])" office:value-type="string" office:string-value="commune">
            <text:p>commune</text:p>
          </table:table-cell>
          <table:table-cell table:formula="of:=IF([.E619]&lt;&gt;&quot;&quot;;REPLACE(T(FORMULA([.E619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koutiala/psa_zebala.pdf">Zebala</text:a></text:p>
          </table:table-cell>
          <table:table-cell table:formula="of:=LOWER([.D620])" office:value-type="string" office:string-value="commune">
            <text:p>commune</text:p>
          </table:table-cell>
          <table:table-cell table:formula="of:=IF([.E620]&lt;&gt;&quot;&quot;;REPLACE(T(FORMULA([.E620]));1;4;&quot;&quot;);&quot;&quot;)" office:value-type="string" office:string-value="586">
            <text:p>586</text:p>
          </table:table-cell>
          <table:table-cell office:value-type="string">
            <text:p>COMMUNE</text:p>
          </table:table-cell>
          <table:table-cell table:formula="of:=[.$A$586]" office:value-type="string" office:string-value="Koutiala">
            <text:p>Koutia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_S_A_CERCLE%20DE%20SIKASSO.pdf">Sikasso</text:a></text:p>
          </table:table-cell>
          <table:table-cell table:formula="of:=LOWER([.D621])" office:value-type="string" office:string-value="cercle">
            <text:p>cercle</text:p>
          </table:table-cell>
          <table:table-cell table:formula="of:=IF([.E621]&lt;&gt;&quot;&quot;;REPLACE(T(FORMULA([.E621]));1;4;&quot;&quot;);&quot;&quot;)" office:value-type="string" office:string-value="536">
            <text:p>536</text:p>
          </table:table-cell>
          <table:table-cell office:value-type="string">
            <text:p>CERCLE</text:p>
          </table:table-cell>
          <table:table-cell table:formula="of:=[.$A$536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benkadi.pdf">Benkadi</text:a></text:p>
          </table:table-cell>
          <table:table-cell table:formula="of:=LOWER([.D622])" office:value-type="string" office:string-value="commune">
            <text:p>commune</text:p>
          </table:table-cell>
          <table:table-cell table:formula="of:=IF([.E622]&lt;&gt;&quot;&quot;;REPLACE(T(FORMULA([.E622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blendio.pdf">Blendio</text:a></text:p>
          </table:table-cell>
          <table:table-cell table:formula="of:=LOWER([.D623])" office:value-type="string" office:string-value="commune">
            <text:p>commune</text:p>
          </table:table-cell>
          <table:table-cell table:formula="of:=IF([.E623]&lt;&gt;&quot;&quot;;REPLACE(T(FORMULA([.E623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danderesso.pdf">Danderesso</text:a></text:p>
          </table:table-cell>
          <table:table-cell table:formula="of:=LOWER([.D624])" office:value-type="string" office:string-value="commune">
            <text:p>commune</text:p>
          </table:table-cell>
          <table:table-cell table:formula="of:=IF([.E624]&lt;&gt;&quot;&quot;;REPLACE(T(FORMULA([.E624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dembella.pdf">Dembela</text:a></text:p>
          </table:table-cell>
          <table:table-cell table:formula="of:=LOWER([.D625])" office:value-type="string" office:string-value="commune">
            <text:p>commune</text:p>
          </table:table-cell>
          <table:table-cell table:formula="of:=IF([.E625]&lt;&gt;&quot;&quot;;REPLACE(T(FORMULA([.E625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dialakoro.pdf">Dialakoro</text:a></text:p>
          </table:table-cell>
          <table:table-cell table:formula="of:=LOWER([.D626])" office:value-type="string" office:string-value="commune">
            <text:p>commune</text:p>
          </table:table-cell>
          <table:table-cell table:formula="of:=IF([.E626]&lt;&gt;&quot;&quot;;REPLACE(T(FORMULA([.E626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diomatene.pdf">Diomaténé</text:a></text:p>
          </table:table-cell>
          <table:table-cell table:formula="of:=LOWER([.D627])" office:value-type="string" office:string-value="commune">
            <text:p>commune</text:p>
          </table:table-cell>
          <table:table-cell table:formula="of:=IF([.E627]&lt;&gt;&quot;&quot;;REPLACE(T(FORMULA([.E627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dogoni.pdf">Dogoni</text:a></text:p>
          </table:table-cell>
          <table:table-cell table:formula="of:=LOWER([.D628])" office:value-type="string" office:string-value="commune">
            <text:p>commune</text:p>
          </table:table-cell>
          <table:table-cell table:formula="of:=IF([.E628]&lt;&gt;&quot;&quot;;REPLACE(T(FORMULA([.E628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doumanaba.pdf">Doumanaba</text:a></text:p>
          </table:table-cell>
          <table:table-cell table:formula="of:=LOWER([.D629])" office:value-type="string" office:string-value="commune">
            <text:p>commune</text:p>
          </table:table-cell>
          <table:table-cell table:formula="of:=IF([.E629]&lt;&gt;&quot;&quot;;REPLACE(T(FORMULA([.E629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fama.pdf">Fama</text:a></text:p>
          </table:table-cell>
          <table:table-cell table:formula="of:=LOWER([.D630])" office:value-type="string" office:string-value="commune">
            <text:p>commune</text:p>
          </table:table-cell>
          <table:table-cell table:formula="of:=IF([.E630]&lt;&gt;&quot;&quot;;REPLACE(T(FORMULA([.E630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farakala.pdf">Farakala</text:a></text:p>
          </table:table-cell>
          <table:table-cell table:formula="of:=LOWER([.D631])" office:value-type="string" office:string-value="commune">
            <text:p>commune</text:p>
          </table:table-cell>
          <table:table-cell table:formula="of:=IF([.E631]&lt;&gt;&quot;&quot;;REPLACE(T(FORMULA([.E631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finkolo.pdf">Finkolo</text:a></text:p>
          </table:table-cell>
          <table:table-cell table:formula="of:=LOWER([.D632])" office:value-type="string" office:string-value="commune">
            <text:p>commune</text:p>
          </table:table-cell>
          <table:table-cell table:formula="of:=IF([.E632]&lt;&gt;&quot;&quot;;REPLACE(T(FORMULA([.E632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finkolo_ganadougou.pdf">Finkolo Ganadougou</text:a></text:p>
          </table:table-cell>
          <table:table-cell table:formula="of:=LOWER([.D633])" office:value-type="string" office:string-value="commune">
            <text:p>commune</text:p>
          </table:table-cell>
          <table:table-cell table:formula="of:=IF([.E633]&lt;&gt;&quot;&quot;;REPLACE(T(FORMULA([.E633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gongasso.pdf">Gongasso</text:a></text:p>
          </table:table-cell>
          <table:table-cell table:formula="of:=LOWER([.D634])" office:value-type="string" office:string-value="commune">
            <text:p>commune</text:p>
          </table:table-cell>
          <table:table-cell table:formula="of:=IF([.E634]&lt;&gt;&quot;&quot;;REPLACE(T(FORMULA([.E634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kabarasso.pdf">Kabarasso</text:a></text:p>
          </table:table-cell>
          <table:table-cell table:formula="of:=LOWER([.D635])" office:value-type="string" office:string-value="commune">
            <text:p>commune</text:p>
          </table:table-cell>
          <table:table-cell table:formula="of:=IF([.E635]&lt;&gt;&quot;&quot;;REPLACE(T(FORMULA([.E635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kaboila.pdf">Kaboila</text:a></text:p>
          </table:table-cell>
          <table:table-cell table:formula="of:=LOWER([.D636])" office:value-type="string" office:string-value="commune">
            <text:p>commune</text:p>
          </table:table-cell>
          <table:table-cell table:formula="of:=IF([.E636]&lt;&gt;&quot;&quot;;REPLACE(T(FORMULA([.E636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_S_A_Kafouziela.pdf">Kafouziéla</text:a></text:p>
          </table:table-cell>
          <table:table-cell table:formula="of:=LOWER([.D637])" office:value-type="string" office:string-value="commune">
            <text:p>commune</text:p>
          </table:table-cell>
          <table:table-cell table:formula="of:=IF([.E637]&lt;&gt;&quot;&quot;;REPLACE(T(FORMULA([.E637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kapala.pdf">Kapala</text:a></text:p>
          </table:table-cell>
          <table:table-cell table:formula="of:=LOWER([.D638])" office:value-type="string" office:string-value="commune">
            <text:p>commune</text:p>
          </table:table-cell>
          <table:table-cell table:formula="of:=IF([.E638]&lt;&gt;&quot;&quot;;REPLACE(T(FORMULA([.E638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kapolondougou.pdf">Kapolondougou</text:a></text:p>
          </table:table-cell>
          <table:table-cell table:formula="of:=LOWER([.D639])" office:value-type="string" office:string-value="commune">
            <text:p>commune</text:p>
          </table:table-cell>
          <table:table-cell table:formula="of:=IF([.E639]&lt;&gt;&quot;&quot;;REPLACE(T(FORMULA([.E639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kignan.pdf">Kignan</text:a></text:p>
          </table:table-cell>
          <table:table-cell table:formula="of:=LOWER([.D640])" office:value-type="string" office:string-value="commune">
            <text:p>commune</text:p>
          </table:table-cell>
          <table:table-cell table:formula="of:=IF([.E640]&lt;&gt;&quot;&quot;;REPLACE(T(FORMULA([.E640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klela.pdf">Kléla</text:a></text:p>
          </table:table-cell>
          <table:table-cell table:formula="of:=LOWER([.D641])" office:value-type="string" office:string-value="commune">
            <text:p>commune</text:p>
          </table:table-cell>
          <table:table-cell table:formula="of:=IF([.E641]&lt;&gt;&quot;&quot;;REPLACE(T(FORMULA([.E641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kofan.pdf">Kofan</text:a></text:p>
          </table:table-cell>
          <table:table-cell table:formula="of:=LOWER([.D642])" office:value-type="string" office:string-value="commune">
            <text:p>commune</text:p>
          </table:table-cell>
          <table:table-cell table:formula="of:=IF([.E642]&lt;&gt;&quot;&quot;;REPLACE(T(FORMULA([.E642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_S_A_Kolokoba.pdf">Kolokoba</text:a></text:p>
          </table:table-cell>
          <table:table-cell table:formula="of:=LOWER([.D643])" office:value-type="string" office:string-value="commune">
            <text:p>commune</text:p>
          </table:table-cell>
          <table:table-cell table:formula="of:=IF([.E643]&lt;&gt;&quot;&quot;;REPLACE(T(FORMULA([.E643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koumankou.pdf">Koumankou</text:a></text:p>
          </table:table-cell>
          <table:table-cell table:formula="of:=LOWER([.D644])" office:value-type="string" office:string-value="commune">
            <text:p>commune</text:p>
          </table:table-cell>
          <table:table-cell table:formula="of:=IF([.E644]&lt;&gt;&quot;&quot;;REPLACE(T(FORMULA([.E644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kouoro.pdf">Kouoro</text:a></text:p>
          </table:table-cell>
          <table:table-cell table:formula="of:=LOWER([.D645])" office:value-type="string" office:string-value="commune">
            <text:p>commune</text:p>
          </table:table-cell>
          <table:table-cell table:formula="of:=IF([.E645]&lt;&gt;&quot;&quot;;REPLACE(T(FORMULA([.E645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_S_A_Kourouma.pdf">Kourouma</text:a></text:p>
          </table:table-cell>
          <table:table-cell table:formula="of:=LOWER([.D646])" office:value-type="string" office:string-value="commune">
            <text:p>commune</text:p>
          </table:table-cell>
          <table:table-cell table:formula="of:=IF([.E646]&lt;&gt;&quot;&quot;;REPLACE(T(FORMULA([.E646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_S_A_Lobougoula.pdf">Lobougoula</text:a></text:p>
          </table:table-cell>
          <table:table-cell table:formula="of:=LOWER([.D647])" office:value-type="string" office:string-value="commune">
            <text:p>commune</text:p>
          </table:table-cell>
          <table:table-cell table:formula="of:=IF([.E647]&lt;&gt;&quot;&quot;;REPLACE(T(FORMULA([.E647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miniko.pdf">Miniko</text:a></text:p>
          </table:table-cell>
          <table:table-cell table:formula="of:=LOWER([.D648])" office:value-type="string" office:string-value="commune">
            <text:p>commune</text:p>
          </table:table-cell>
          <table:table-cell table:formula="of:=IF([.E648]&lt;&gt;&quot;&quot;;REPLACE(T(FORMULA([.E648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missirikoro.pdf">Missirikoro</text:a></text:p>
          </table:table-cell>
          <table:table-cell table:formula="of:=LOWER([.D649])" office:value-type="string" office:string-value="commune">
            <text:p>commune</text:p>
          </table:table-cell>
          <table:table-cell table:formula="of:=IF([.E649]&lt;&gt;&quot;&quot;;REPLACE(T(FORMULA([.E649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natien.pdf">Natien</text:a></text:p>
          </table:table-cell>
          <table:table-cell table:formula="of:=LOWER([.D650])" office:value-type="string" office:string-value="commune">
            <text:p>commune</text:p>
          </table:table-cell>
          <table:table-cell table:formula="of:=IF([.E650]&lt;&gt;&quot;&quot;;REPLACE(T(FORMULA([.E650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niena.pdf">Niéna</text:a></text:p>
          </table:table-cell>
          <table:table-cell table:formula="of:=LOWER([.D651])" office:value-type="string" office:string-value="commune">
            <text:p>commune</text:p>
          </table:table-cell>
          <table:table-cell table:formula="of:=IF([.E651]&lt;&gt;&quot;&quot;;REPLACE(T(FORMULA([.E651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nongon_souala.pdf">Nongo-Souala</text:a></text:p>
          </table:table-cell>
          <table:table-cell table:formula="of:=LOWER([.D652])" office:value-type="string" office:string-value="commune">
            <text:p>commune</text:p>
          </table:table-cell>
          <table:table-cell table:formula="of:=IF([.E652]&lt;&gt;&quot;&quot;;REPLACE(T(FORMULA([.E652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ntjikouna.pdf">N'tjikouna</text:a></text:p>
          </table:table-cell>
          <table:table-cell table:formula="of:=LOWER([.D653])" office:value-type="string" office:string-value="commune">
            <text:p>commune</text:p>
          </table:table-cell>
          <table:table-cell table:formula="of:=IF([.E653]&lt;&gt;&quot;&quot;;REPLACE(T(FORMULA([.E653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pimperna.pdf">Pimperna</text:a></text:p>
          </table:table-cell>
          <table:table-cell table:formula="of:=LOWER([.D654])" office:value-type="string" office:string-value="commune">
            <text:p>commune</text:p>
          </table:table-cell>
          <table:table-cell table:formula="of:=IF([.E654]&lt;&gt;&quot;&quot;;REPLACE(T(FORMULA([.E654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sanzana.pdf">Sanzana</text:a></text:p>
          </table:table-cell>
          <table:table-cell table:formula="of:=LOWER([.D655])" office:value-type="string" office:string-value="commune">
            <text:p>commune</text:p>
          </table:table-cell>
          <table:table-cell table:formula="of:=IF([.E655]&lt;&gt;&quot;&quot;;REPLACE(T(FORMULA([.E655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Sikasso</text:p>
          </table:table-cell>
          <table:table-cell table:formula="of:=LOWER([.D656])" office:value-type="string" office:string-value="commune">
            <text:p>commune</text:p>
          </table:table-cell>
          <table:table-cell table:formula="of:=IF([.E656]&lt;&gt;&quot;&quot;;REPLACE(T(FORMULA([.E656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sokourani_missirikoro.pdf">Sokourani-missirikoro</text:a></text:p>
          </table:table-cell>
          <table:table-cell table:formula="of:=LOWER([.D657])" office:value-type="string" office:string-value="commune">
            <text:p>commune</text:p>
          </table:table-cell>
          <table:table-cell table:formula="of:=IF([.E657]&lt;&gt;&quot;&quot;;REPLACE(T(FORMULA([.E657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_S_A_Tella.pdf">Tella</text:a></text:p>
          </table:table-cell>
          <table:table-cell table:formula="of:=LOWER([.D658])" office:value-type="string" office:string-value="commune">
            <text:p>commune</text:p>
          </table:table-cell>
          <table:table-cell table:formula="of:=IF([.E658]&lt;&gt;&quot;&quot;;REPLACE(T(FORMULA([.E658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tiankadi.pdf">Tiankadi</text:a></text:p>
          </table:table-cell>
          <table:table-cell table:formula="of:=LOWER([.D659])" office:value-type="string" office:string-value="commune">
            <text:p>commune</text:p>
          </table:table-cell>
          <table:table-cell table:formula="of:=IF([.E659]&lt;&gt;&quot;&quot;;REPLACE(T(FORMULA([.E659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wateni.pdf">Waténi</text:a></text:p>
          </table:table-cell>
          <table:table-cell table:formula="of:=LOWER([.D660])" office:value-type="string" office:string-value="commune">
            <text:p>commune</text:p>
          </table:table-cell>
          <table:table-cell table:formula="of:=IF([.E660]&lt;&gt;&quot;&quot;;REPLACE(T(FORMULA([.E660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zanferebougou.pdf">Zanferebougou</text:a></text:p>
          </table:table-cell>
          <table:table-cell table:formula="of:=LOWER([.D661])" office:value-type="string" office:string-value="commune">
            <text:p>commune</text:p>
          </table:table-cell>
          <table:table-cell table:formula="of:=IF([.E661]&lt;&gt;&quot;&quot;;REPLACE(T(FORMULA([.E661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zangaradougou.pdf">Zangaradougou</text:a></text:p>
          </table:table-cell>
          <table:table-cell table:formula="of:=LOWER([.D662])" office:value-type="string" office:string-value="commune">
            <text:p>commune</text:p>
          </table:table-cell>
          <table:table-cell table:formula="of:=IF([.E662]&lt;&gt;&quot;&quot;;REPLACE(T(FORMULA([.E662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sikasso/psa_zaniena.pdf">Zaniéna</text:a></text:p>
          </table:table-cell>
          <table:table-cell table:formula="of:=LOWER([.D663])" office:value-type="string" office:string-value="commune">
            <text:p>commune</text:p>
          </table:table-cell>
          <table:table-cell table:formula="of:=IF([.E663]&lt;&gt;&quot;&quot;;REPLACE(T(FORMULA([.E663]));1;4;&quot;&quot;);&quot;&quot;)" office:value-type="string" office:string-value="621">
            <text:p>621</text:p>
          </table:table-cell>
          <table:table-cell office:value-type="string">
            <text:p>COMMUNE</text:p>
          </table:table-cell>
          <table:table-cell table:formula="of:=[.$A$621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anfolila/P_S_A_CERCLE%20DE%20YANFOLILA.pdf">Yanfolila</text:a></text:p>
          </table:table-cell>
          <table:table-cell table:formula="of:=LOWER([.D664])" office:value-type="string" office:string-value="cercle">
            <text:p>cercle</text:p>
          </table:table-cell>
          <table:table-cell table:formula="of:=IF([.E664]&lt;&gt;&quot;&quot;;REPLACE(T(FORMULA([.E664]));1;4;&quot;&quot;);&quot;&quot;)" office:value-type="string" office:string-value="536">
            <text:p>536</text:p>
          </table:table-cell>
          <table:table-cell office:value-type="string">
            <text:p>CERCLE</text:p>
          </table:table-cell>
          <table:table-cell table:formula="of:=[.$A$536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anfolila/psa_baya.pdf">Baya</text:a> </text:p>
          </table:table-cell>
          <table:table-cell table:formula="of:=LOWER([.D665])" office:value-type="string" office:string-value="commune">
            <text:p>commune</text:p>
          </table:table-cell>
          <table:table-cell table:formula="of:=IF([.E665]&lt;&gt;&quot;&quot;;REPLACE(T(FORMULA([.E665]));1;4;&quot;&quot;);&quot;&quot;)" office:value-type="string" office:string-value="664">
            <text:p>664</text:p>
          </table:table-cell>
          <table:table-cell office:value-type="string">
            <text:p>COMMUNE</text:p>
          </table:table-cell>
          <table:table-cell table:formula="of:=[.$A$664]" office:value-type="string" office:string-value="Yanfolila">
            <text:p>Yanfoli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anfolila/psa_djallon_foula.pdf"> </text:a><text:a xlink:href="http://www.csa-mali.org/plans/Sikasso/plansa_yanfolila/PSA_Bolofouta.pdf">Bolofouta</text:a></text:p>
          </table:table-cell>
          <table:table-cell table:formula="of:=LOWER([.D666])" office:value-type="string" office:string-value="commune">
            <text:p>commune</text:p>
          </table:table-cell>
          <table:table-cell table:formula="of:=IF([.E666]&lt;&gt;&quot;&quot;;REPLACE(T(FORMULA([.E666]));1;4;&quot;&quot;);&quot;&quot;)" office:value-type="string" office:string-value="664">
            <text:p>664</text:p>
          </table:table-cell>
          <table:table-cell office:value-type="string">
            <text:p>COMMUNE</text:p>
          </table:table-cell>
          <table:table-cell table:formula="of:=[.$A$664]" office:value-type="string" office:string-value="Yanfolila">
            <text:p>Yanfoli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anfolila/psa_djallon_foula.pdf">Djallon-foula</text:a></text:p>
          </table:table-cell>
          <table:table-cell table:formula="of:=LOWER([.D667])" office:value-type="string" office:string-value="commune">
            <text:p>commune</text:p>
          </table:table-cell>
          <table:table-cell table:formula="of:=IF([.E667]&lt;&gt;&quot;&quot;;REPLACE(T(FORMULA([.E667]));1;4;&quot;&quot;);&quot;&quot;)" office:value-type="string" office:string-value="664">
            <text:p>664</text:p>
          </table:table-cell>
          <table:table-cell office:value-type="string">
            <text:p>COMMUNE</text:p>
          </table:table-cell>
          <table:table-cell table:formula="of:=[.$A$664]" office:value-type="string" office:string-value="Yanfolila">
            <text:p>Yanfoli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anfolila/psa_djiguiya_de_koloni.pdf">Djiguiya De Koloni</text:a></text:p>
          </table:table-cell>
          <table:table-cell table:formula="of:=LOWER([.D668])" office:value-type="string" office:string-value="commune">
            <text:p>commune</text:p>
          </table:table-cell>
          <table:table-cell table:formula="of:=IF([.E668]&lt;&gt;&quot;&quot;;REPLACE(T(FORMULA([.E668]));1;4;&quot;&quot;);&quot;&quot;)" office:value-type="string" office:string-value="664">
            <text:p>664</text:p>
          </table:table-cell>
          <table:table-cell office:value-type="string">
            <text:p>COMMUNE</text:p>
          </table:table-cell>
          <table:table-cell table:formula="of:=[.$A$664]" office:value-type="string" office:string-value="Yanfolila">
            <text:p>Yanfoli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anfolila/PSA_Gouanan.pdf">Gouanan</text:a></text:p>
          </table:table-cell>
          <table:table-cell table:formula="of:=LOWER([.D669])" office:value-type="string" office:string-value="commune">
            <text:p>commune</text:p>
          </table:table-cell>
          <table:table-cell table:formula="of:=IF([.E669]&lt;&gt;&quot;&quot;;REPLACE(T(FORMULA([.E669]));1;4;&quot;&quot;);&quot;&quot;)" office:value-type="string" office:string-value="664">
            <text:p>664</text:p>
          </table:table-cell>
          <table:table-cell office:value-type="string">
            <text:p>COMMUNE</text:p>
          </table:table-cell>
          <table:table-cell table:formula="of:=[.$A$664]" office:value-type="string" office:string-value="Yanfolila">
            <text:p>Yanfoli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anfolila/psa_koussan.pdf"> </text:a><text:a xlink:href="http://www.csa-mali.org/plans/Sikasso/plansa_yanfolila/PSA_Gouandiaka.pdf">Gouandiaka</text:a></text:p>
          </table:table-cell>
          <table:table-cell table:formula="of:=LOWER([.D670])" office:value-type="string" office:string-value="commune">
            <text:p>commune</text:p>
          </table:table-cell>
          <table:table-cell table:formula="of:=IF([.E670]&lt;&gt;&quot;&quot;;REPLACE(T(FORMULA([.E670]));1;4;&quot;&quot;);&quot;&quot;)" office:value-type="string" office:string-value="664">
            <text:p>664</text:p>
          </table:table-cell>
          <table:table-cell office:value-type="string">
            <text:p>COMMUNE</text:p>
          </table:table-cell>
          <table:table-cell table:formula="of:=[.$A$664]" office:value-type="string" office:string-value="Yanfolila">
            <text:p>Yanfoli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anfolila/psa_koussan.pdf">Koussan</text:a></text:p>
          </table:table-cell>
          <table:table-cell table:formula="of:=LOWER([.D671])" office:value-type="string" office:string-value="commune">
            <text:p>commune</text:p>
          </table:table-cell>
          <table:table-cell table:formula="of:=IF([.E671]&lt;&gt;&quot;&quot;;REPLACE(T(FORMULA([.E671]));1;4;&quot;&quot;);&quot;&quot;)" office:value-type="string" office:string-value="664">
            <text:p>664</text:p>
          </table:table-cell>
          <table:table-cell office:value-type="string">
            <text:p>COMMUNE</text:p>
          </table:table-cell>
          <table:table-cell table:formula="of:=[.$A$664]" office:value-type="string" office:string-value="Yanfolila">
            <text:p>Yanfoli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anfolila/psa_sankarani.pdf">Sankarani</text:a></text:p>
          </table:table-cell>
          <table:table-cell table:formula="of:=LOWER([.D672])" office:value-type="string" office:string-value="commune">
            <text:p>commune</text:p>
          </table:table-cell>
          <table:table-cell table:formula="of:=IF([.E672]&lt;&gt;&quot;&quot;;REPLACE(T(FORMULA([.E672]));1;4;&quot;&quot;);&quot;&quot;)" office:value-type="string" office:string-value="664">
            <text:p>664</text:p>
          </table:table-cell>
          <table:table-cell office:value-type="string">
            <text:p>COMMUNE</text:p>
          </table:table-cell>
          <table:table-cell table:formula="of:=[.$A$664]" office:value-type="string" office:string-value="Yanfolila">
            <text:p>Yanfoli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anfolila/psa_sere_moussa_ani_samou.pdf">Sere Moussa Ani Samou </text:a></text:p>
          </table:table-cell>
          <table:table-cell table:formula="of:=LOWER([.D673])" office:value-type="string" office:string-value="commune">
            <text:p>commune</text:p>
          </table:table-cell>
          <table:table-cell table:formula="of:=IF([.E673]&lt;&gt;&quot;&quot;;REPLACE(T(FORMULA([.E673]));1;4;&quot;&quot;);&quot;&quot;)" office:value-type="string" office:string-value="664">
            <text:p>664</text:p>
          </table:table-cell>
          <table:table-cell office:value-type="string">
            <text:p>COMMUNE</text:p>
          </table:table-cell>
          <table:table-cell table:formula="of:=[.$A$664]" office:value-type="string" office:string-value="Yanfolila">
            <text:p>Yanfoli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anfolila/psa_tagandougou.pdf">Tagandougou</text:a></text:p>
          </table:table-cell>
          <table:table-cell table:formula="of:=LOWER([.D674])" office:value-type="string" office:string-value="commune">
            <text:p>commune</text:p>
          </table:table-cell>
          <table:table-cell table:formula="of:=IF([.E674]&lt;&gt;&quot;&quot;;REPLACE(T(FORMULA([.E674]));1;4;&quot;&quot;);&quot;&quot;)" office:value-type="string" office:string-value="664">
            <text:p>664</text:p>
          </table:table-cell>
          <table:table-cell office:value-type="string">
            <text:p>COMMUNE</text:p>
          </table:table-cell>
          <table:table-cell table:formula="of:=[.$A$664]" office:value-type="string" office:string-value="Yanfolila">
            <text:p>Yanfoli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anfolila/psa_wassoulou_balle.pdf">Wassoulou-ballé</text:a></text:p>
          </table:table-cell>
          <table:table-cell table:formula="of:=LOWER([.D675])" office:value-type="string" office:string-value="commune">
            <text:p>commune</text:p>
          </table:table-cell>
          <table:table-cell table:formula="of:=IF([.E675]&lt;&gt;&quot;&quot;;REPLACE(T(FORMULA([.E675]));1;4;&quot;&quot;);&quot;&quot;)" office:value-type="string" office:string-value="664">
            <text:p>664</text:p>
          </table:table-cell>
          <table:table-cell office:value-type="string">
            <text:p>COMMUNE</text:p>
          </table:table-cell>
          <table:table-cell table:formula="of:=[.$A$664]" office:value-type="string" office:string-value="Yanfolila">
            <text:p>Yanfoli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anfolila/PSA_Yallankoro_Soloba.pdf">Yallankoro-Soloba</text:a></text:p>
          </table:table-cell>
          <table:table-cell table:formula="of:=LOWER([.D676])" office:value-type="string" office:string-value="commune">
            <text:p>commune</text:p>
          </table:table-cell>
          <table:table-cell table:formula="of:=IF([.E676]&lt;&gt;&quot;&quot;;REPLACE(T(FORMULA([.E676]));1;4;&quot;&quot;);&quot;&quot;)" office:value-type="string" office:string-value="664">
            <text:p>664</text:p>
          </table:table-cell>
          <table:table-cell office:value-type="string">
            <text:p>COMMUNE</text:p>
          </table:table-cell>
          <table:table-cell table:formula="of:=[.$A$664]" office:value-type="string" office:string-value="Yanfolila">
            <text:p>Yanfolila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orosso/P_S_A_Cercle%20de%20Yorosso.pdf">Yorosso</text:a></text:p>
          </table:table-cell>
          <table:table-cell table:formula="of:=LOWER([.D677])" office:value-type="string" office:string-value="cercle">
            <text:p>cercle</text:p>
          </table:table-cell>
          <table:table-cell table:formula="of:=IF([.E677]&lt;&gt;&quot;&quot;;REPLACE(T(FORMULA([.E677]));1;4;&quot;&quot;);&quot;&quot;)" office:value-type="string" office:string-value="536">
            <text:p>536</text:p>
          </table:table-cell>
          <table:table-cell office:value-type="string">
            <text:p>CERCLE</text:p>
          </table:table-cell>
          <table:table-cell table:formula="of:=[.$A$536]" office:value-type="string" office:string-value="Sikasso">
            <text:p>Sika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orosso/psa_boura.pdf">Boura</text:a></text:p>
          </table:table-cell>
          <table:table-cell table:formula="of:=LOWER([.D678])" office:value-type="string" office:string-value="commune">
            <text:p>commune</text:p>
          </table:table-cell>
          <table:table-cell table:formula="of:=IF([.E678]&lt;&gt;&quot;&quot;;REPLACE(T(FORMULA([.E678]));1;4;&quot;&quot;);&quot;&quot;)" office:value-type="string" office:string-value="677">
            <text:p>677</text:p>
          </table:table-cell>
          <table:table-cell office:value-type="string">
            <text:p>COMMUNE</text:p>
          </table:table-cell>
          <table:table-cell table:formula="of:=[.$A$677]" office:value-type="string" office:string-value="Yorosso">
            <text:p>Yoro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orosso/psa_karangana.pdf">Karangana</text:a></text:p>
          </table:table-cell>
          <table:table-cell table:formula="of:=LOWER([.D679])" office:value-type="string" office:string-value="commune">
            <text:p>commune</text:p>
          </table:table-cell>
          <table:table-cell table:formula="of:=IF([.E679]&lt;&gt;&quot;&quot;;REPLACE(T(FORMULA([.E679]));1;4;&quot;&quot;);&quot;&quot;)" office:value-type="string" office:string-value="677">
            <text:p>677</text:p>
          </table:table-cell>
          <table:table-cell office:value-type="string">
            <text:p>COMMUNE</text:p>
          </table:table-cell>
          <table:table-cell table:formula="of:=[.$A$677]" office:value-type="string" office:string-value="Yorosso">
            <text:p>Yoro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orosso/psa_kiffosso_i.pdf">Kiffosso 1</text:a></text:p>
          </table:table-cell>
          <table:table-cell table:formula="of:=LOWER([.D680])" office:value-type="string" office:string-value="commune">
            <text:p>commune</text:p>
          </table:table-cell>
          <table:table-cell table:formula="of:=IF([.E680]&lt;&gt;&quot;&quot;;REPLACE(T(FORMULA([.E680]));1;4;&quot;&quot;);&quot;&quot;)" office:value-type="string" office:string-value="677">
            <text:p>677</text:p>
          </table:table-cell>
          <table:table-cell office:value-type="string">
            <text:p>COMMUNE</text:p>
          </table:table-cell>
          <table:table-cell table:formula="of:=[.$A$677]" office:value-type="string" office:string-value="Yorosso">
            <text:p>Yoro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orosso/psa_koumbia.pdf">Koumbia</text:a></text:p>
          </table:table-cell>
          <table:table-cell table:formula="of:=LOWER([.D681])" office:value-type="string" office:string-value="commune">
            <text:p>commune</text:p>
          </table:table-cell>
          <table:table-cell table:formula="of:=IF([.E681]&lt;&gt;&quot;&quot;;REPLACE(T(FORMULA([.E681]));1;4;&quot;&quot;);&quot;&quot;)" office:value-type="string" office:string-value="677">
            <text:p>677</text:p>
          </table:table-cell>
          <table:table-cell office:value-type="string">
            <text:p>COMMUNE</text:p>
          </table:table-cell>
          <table:table-cell table:formula="of:=[.$A$677]" office:value-type="string" office:string-value="Yorosso">
            <text:p>Yoro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orosso/psa_koury.pdf">Koury</text:a></text:p>
          </table:table-cell>
          <table:table-cell table:formula="of:=LOWER([.D682])" office:value-type="string" office:string-value="commune">
            <text:p>commune</text:p>
          </table:table-cell>
          <table:table-cell table:formula="of:=IF([.E682]&lt;&gt;&quot;&quot;;REPLACE(T(FORMULA([.E682]));1;4;&quot;&quot;);&quot;&quot;)" office:value-type="string" office:string-value="677">
            <text:p>677</text:p>
          </table:table-cell>
          <table:table-cell office:value-type="string">
            <text:p>COMMUNE</text:p>
          </table:table-cell>
          <table:table-cell table:formula="of:=[.$A$677]" office:value-type="string" office:string-value="Yorosso">
            <text:p>Yoro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orosso/psa_mahou.pdf">Mahou</text:a></text:p>
          </table:table-cell>
          <table:table-cell table:formula="of:=LOWER([.D683])" office:value-type="string" office:string-value="commune">
            <text:p>commune</text:p>
          </table:table-cell>
          <table:table-cell table:formula="of:=IF([.E683]&lt;&gt;&quot;&quot;;REPLACE(T(FORMULA([.E683]));1;4;&quot;&quot;);&quot;&quot;)" office:value-type="string" office:string-value="677">
            <text:p>677</text:p>
          </table:table-cell>
          <table:table-cell office:value-type="string">
            <text:p>COMMUNE</text:p>
          </table:table-cell>
          <table:table-cell table:formula="of:=[.$A$677]" office:value-type="string" office:string-value="Yorosso">
            <text:p>Yoro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orosso/psa_menamba_i.pdf">Menamba 1</text:a></text:p>
          </table:table-cell>
          <table:table-cell table:formula="of:=LOWER([.D684])" office:value-type="string" office:string-value="commune">
            <text:p>commune</text:p>
          </table:table-cell>
          <table:table-cell table:formula="of:=IF([.E684]&lt;&gt;&quot;&quot;;REPLACE(T(FORMULA([.E684]));1;4;&quot;&quot;);&quot;&quot;)" office:value-type="string" office:string-value="677">
            <text:p>677</text:p>
          </table:table-cell>
          <table:table-cell office:value-type="string">
            <text:p>COMMUNE</text:p>
          </table:table-cell>
          <table:table-cell table:formula="of:=[.$A$677]" office:value-type="string" office:string-value="Yorosso">
            <text:p>Yoro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orosso/psa_ourikela.pdf">Ourikela</text:a></text:p>
          </table:table-cell>
          <table:table-cell table:formula="of:=LOWER([.D685])" office:value-type="string" office:string-value="commune">
            <text:p>commune</text:p>
          </table:table-cell>
          <table:table-cell table:formula="of:=IF([.E685]&lt;&gt;&quot;&quot;;REPLACE(T(FORMULA([.E685]));1;4;&quot;&quot;);&quot;&quot;)" office:value-type="string" office:string-value="677">
            <text:p>677</text:p>
          </table:table-cell>
          <table:table-cell office:value-type="string">
            <text:p>COMMUNE</text:p>
          </table:table-cell>
          <table:table-cell table:formula="of:=[.$A$677]" office:value-type="string" office:string-value="Yorosso">
            <text:p>Yorosso</text:p>
          </table:table-cell>
          <table:table-cell/>
        </table:table-row>
        <table:table-row table:style-name="ro1">
          <table:table-cell office:value-type="string">
            <text:p><text:a xlink:href="http://www.csa-mali.org/plans/Sikasso/plansa_yorosso/psa_yorosso.pdf">Yorosso</text:a></text:p>
          </table:table-cell>
          <table:table-cell table:formula="of:=LOWER([.D686])" office:value-type="string" office:string-value="commune">
            <text:p>commune</text:p>
          </table:table-cell>
          <table:table-cell table:formula="of:=IF([.E686]&lt;&gt;&quot;&quot;;REPLACE(T(FORMULA([.E686]));1;4;&quot;&quot;);&quot;&quot;)" office:value-type="string" office:string-value="677">
            <text:p>677</text:p>
          </table:table-cell>
          <table:table-cell office:value-type="string">
            <text:p>COMMUNE</text:p>
          </table:table-cell>
          <table:table-cell table:formula="of:=[.$A$677]" office:value-type="string" office:string-value="Yorosso">
            <text:p>Yorosso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ssa_SYNTHESE_REGION_TBOU.pdf">Tombouctou</text:a></text:p>
          </table:table-cell>
          <table:table-cell table:formula="of:=LOWER([.D687])" office:value-type="string" office:string-value="region">
            <text:p>region</text:p>
          </table:table-cell>
          <table:table-cell table:formula="of:=IF([.E687]&lt;&gt;&quot;&quot;;REPLACE(T(FORMULA([.E687]));1;4;&quot;&quot;);&quot;&quot;)" office:value-type="string" office:string-value="1">
            <text:p>1</text:p>
          </table:table-cell>
          <table:table-cell office:value-type="string">
            <text:p>REGION</text:p>
          </table:table-cell>
          <table:table-cell table:formula="of:=[.$A$1]" office:value-type="string" office:string-value="Mali">
            <text:p>Mali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dire/synthese_cercle_dire.pdf">Diré</text:a></text:p>
          </table:table-cell>
          <table:table-cell table:formula="of:=LOWER([.D688])" office:value-type="string" office:string-value="cercle">
            <text:p>cercle</text:p>
          </table:table-cell>
          <table:table-cell table:formula="of:=IF([.E688]&lt;&gt;&quot;&quot;;REPLACE(T(FORMULA([.E688]));1;4;&quot;&quot;);&quot;&quot;)" office:value-type="string" office:string-value="687">
            <text:p>687</text:p>
          </table:table-cell>
          <table:table-cell office:value-type="string">
            <text:p>CERCLE</text:p>
          </table:table-cell>
          <table:table-cell table:formula="of:=[.$A$687]" office:value-type="string" office:string-value="Tombouctou">
            <text:p>Tombouctou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dire/psa_arham.pdf">Arham</text:a></text:p>
          </table:table-cell>
          <table:table-cell table:formula="of:=LOWER([.D689])" office:value-type="string" office:string-value="commune">
            <text:p>commune</text:p>
          </table:table-cell>
          <table:table-cell table:formula="of:=IF([.E689]&lt;&gt;&quot;&quot;;REPLACE(T(FORMULA([.E689]));1;4;&quot;&quot;);&quot;&quot;)" office:value-type="string" office:string-value="688">
            <text:p>688</text:p>
          </table:table-cell>
          <table:table-cell office:value-type="string">
            <text:p>COMMUNE</text:p>
          </table:table-cell>
          <table:table-cell table:formula="of:=[.$A$688]" office:value-type="string" office:string-value="Diré">
            <text:p>Dir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dire/psa_binga.pdf">Binga</text:a></text:p>
          </table:table-cell>
          <table:table-cell table:formula="of:=LOWER([.D690])" office:value-type="string" office:string-value="commune">
            <text:p>commune</text:p>
          </table:table-cell>
          <table:table-cell table:formula="of:=IF([.E690]&lt;&gt;&quot;&quot;;REPLACE(T(FORMULA([.E690]));1;4;&quot;&quot;);&quot;&quot;)" office:value-type="string" office:string-value="688">
            <text:p>688</text:p>
          </table:table-cell>
          <table:table-cell office:value-type="string">
            <text:p>COMMUNE</text:p>
          </table:table-cell>
          <table:table-cell table:formula="of:=[.$A$688]" office:value-type="string" office:string-value="Diré">
            <text:p>Dir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dire/psa_bourem_sidi_amar.pdf">Bourem Sidi Amar</text:a></text:p>
          </table:table-cell>
          <table:table-cell table:formula="of:=LOWER([.D691])" office:value-type="string" office:string-value="commune">
            <text:p>commune</text:p>
          </table:table-cell>
          <table:table-cell table:formula="of:=IF([.E691]&lt;&gt;&quot;&quot;;REPLACE(T(FORMULA([.E691]));1;4;&quot;&quot;);&quot;&quot;)" office:value-type="string" office:string-value="688">
            <text:p>688</text:p>
          </table:table-cell>
          <table:table-cell office:value-type="string">
            <text:p>COMMUNE</text:p>
          </table:table-cell>
          <table:table-cell table:formula="of:=[.$A$688]" office:value-type="string" office:string-value="Diré">
            <text:p>Dir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dire/psa_dangha.pdf">Dangha</text:a></text:p>
          </table:table-cell>
          <table:table-cell table:formula="of:=LOWER([.D692])" office:value-type="string" office:string-value="commune">
            <text:p>commune</text:p>
          </table:table-cell>
          <table:table-cell table:formula="of:=IF([.E692]&lt;&gt;&quot;&quot;;REPLACE(T(FORMULA([.E692]));1;4;&quot;&quot;);&quot;&quot;)" office:value-type="string" office:string-value="688">
            <text:p>688</text:p>
          </table:table-cell>
          <table:table-cell office:value-type="string">
            <text:p>COMMUNE</text:p>
          </table:table-cell>
          <table:table-cell table:formula="of:=[.$A$688]" office:value-type="string" office:string-value="Diré">
            <text:p>Dir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dire/psa_dire.pdf">Diré</text:a></text:p>
          </table:table-cell>
          <table:table-cell table:formula="of:=LOWER([.D693])" office:value-type="string" office:string-value="commune">
            <text:p>commune</text:p>
          </table:table-cell>
          <table:table-cell table:formula="of:=IF([.E693]&lt;&gt;&quot;&quot;;REPLACE(T(FORMULA([.E693]));1;4;&quot;&quot;);&quot;&quot;)" office:value-type="string" office:string-value="688">
            <text:p>688</text:p>
          </table:table-cell>
          <table:table-cell office:value-type="string">
            <text:p>COMMUNE</text:p>
          </table:table-cell>
          <table:table-cell table:formula="of:=[.$A$688]" office:value-type="string" office:string-value="Diré">
            <text:p>Dir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dire/psa_garbakoira.pdf">Garbakoira</text:a></text:p>
          </table:table-cell>
          <table:table-cell table:formula="of:=LOWER([.D694])" office:value-type="string" office:string-value="commune">
            <text:p>commune</text:p>
          </table:table-cell>
          <table:table-cell table:formula="of:=IF([.E694]&lt;&gt;&quot;&quot;;REPLACE(T(FORMULA([.E694]));1;4;&quot;&quot;);&quot;&quot;)" office:value-type="string" office:string-value="688">
            <text:p>688</text:p>
          </table:table-cell>
          <table:table-cell office:value-type="string">
            <text:p>COMMUNE</text:p>
          </table:table-cell>
          <table:table-cell table:formula="of:=[.$A$688]" office:value-type="string" office:string-value="Diré">
            <text:p>Dir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dire/psa_haïbongo.pdf">Haibongo</text:a></text:p>
          </table:table-cell>
          <table:table-cell table:formula="of:=LOWER([.D695])" office:value-type="string" office:string-value="commune">
            <text:p>commune</text:p>
          </table:table-cell>
          <table:table-cell table:formula="of:=IF([.E695]&lt;&gt;&quot;&quot;;REPLACE(T(FORMULA([.E695]));1;4;&quot;&quot;);&quot;&quot;)" office:value-type="string" office:string-value="688">
            <text:p>688</text:p>
          </table:table-cell>
          <table:table-cell office:value-type="string">
            <text:p>COMMUNE</text:p>
          </table:table-cell>
          <table:table-cell table:formula="of:=[.$A$688]" office:value-type="string" office:string-value="Diré">
            <text:p>Dir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dire/psa_kirchamba.pdf">Kirchamba</text:a></text:p>
          </table:table-cell>
          <table:table-cell table:formula="of:=LOWER([.D696])" office:value-type="string" office:string-value="commune">
            <text:p>commune</text:p>
          </table:table-cell>
          <table:table-cell table:formula="of:=IF([.E696]&lt;&gt;&quot;&quot;;REPLACE(T(FORMULA([.E696]));1;4;&quot;&quot;);&quot;&quot;)" office:value-type="string" office:string-value="688">
            <text:p>688</text:p>
          </table:table-cell>
          <table:table-cell office:value-type="string">
            <text:p>COMMUNE</text:p>
          </table:table-cell>
          <table:table-cell table:formula="of:=[.$A$688]" office:value-type="string" office:string-value="Diré">
            <text:p>Dir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dire/psa_kondi.pdf">Kondi</text:a></text:p>
          </table:table-cell>
          <table:table-cell table:formula="of:=LOWER([.D697])" office:value-type="string" office:string-value="commune">
            <text:p>commune</text:p>
          </table:table-cell>
          <table:table-cell table:formula="of:=IF([.E697]&lt;&gt;&quot;&quot;;REPLACE(T(FORMULA([.E697]));1;4;&quot;&quot;);&quot;&quot;)" office:value-type="string" office:string-value="688">
            <text:p>688</text:p>
          </table:table-cell>
          <table:table-cell office:value-type="string">
            <text:p>COMMUNE</text:p>
          </table:table-cell>
          <table:table-cell table:formula="of:=[.$A$688]" office:value-type="string" office:string-value="Diré">
            <text:p>Dir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dire/psa_sareyamou.pdf">Sareyamou</text:a></text:p>
          </table:table-cell>
          <table:table-cell table:formula="of:=LOWER([.D698])" office:value-type="string" office:string-value="commune">
            <text:p>commune</text:p>
          </table:table-cell>
          <table:table-cell table:formula="of:=IF([.E698]&lt;&gt;&quot;&quot;;REPLACE(T(FORMULA([.E698]));1;4;&quot;&quot;);&quot;&quot;)" office:value-type="string" office:string-value="688">
            <text:p>688</text:p>
          </table:table-cell>
          <table:table-cell office:value-type="string">
            <text:p>COMMUNE</text:p>
          </table:table-cell>
          <table:table-cell table:formula="of:=[.$A$688]" office:value-type="string" office:string-value="Diré">
            <text:p>Dir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dire/psa_tiienkour.pdf">Tienkour</text:a></text:p>
          </table:table-cell>
          <table:table-cell table:formula="of:=LOWER([.D699])" office:value-type="string" office:string-value="commune">
            <text:p>commune</text:p>
          </table:table-cell>
          <table:table-cell table:formula="of:=IF([.E699]&lt;&gt;&quot;&quot;;REPLACE(T(FORMULA([.E699]));1;4;&quot;&quot;);&quot;&quot;)" office:value-type="string" office:string-value="688">
            <text:p>688</text:p>
          </table:table-cell>
          <table:table-cell office:value-type="string">
            <text:p>COMMUNE</text:p>
          </table:table-cell>
          <table:table-cell table:formula="of:=[.$A$688]" office:value-type="string" office:string-value="Diré">
            <text:p>Dir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dire/psa_tindirma.pdf">Tindirma</text:a></text:p>
          </table:table-cell>
          <table:table-cell table:formula="of:=LOWER([.D700])" office:value-type="string" office:string-value="commune">
            <text:p>commune</text:p>
          </table:table-cell>
          <table:table-cell table:formula="of:=IF([.E700]&lt;&gt;&quot;&quot;;REPLACE(T(FORMULA([.E700]));1;4;&quot;&quot;);&quot;&quot;)" office:value-type="string" office:string-value="688">
            <text:p>688</text:p>
          </table:table-cell>
          <table:table-cell office:value-type="string">
            <text:p>COMMUNE</text:p>
          </table:table-cell>
          <table:table-cell table:formula="of:=[.$A$688]" office:value-type="string" office:string-value="Diré">
            <text:p>Dir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dire/psa_tingreguif.pdf">Tingueréguif</text:a></text:p>
          </table:table-cell>
          <table:table-cell table:formula="of:=LOWER([.D701])" office:value-type="string" office:string-value="commune">
            <text:p>commune</text:p>
          </table:table-cell>
          <table:table-cell table:formula="of:=IF([.E701]&lt;&gt;&quot;&quot;;REPLACE(T(FORMULA([.E701]));1;4;&quot;&quot;);&quot;&quot;)" office:value-type="string" office:string-value="688">
            <text:p>688</text:p>
          </table:table-cell>
          <table:table-cell office:value-type="string">
            <text:p>COMMUNE</text:p>
          </table:table-cell>
          <table:table-cell table:formula="of:=[.$A$688]" office:value-type="string" office:string-value="Diré">
            <text:p>Dir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cadre_logique_Synthese_cercle_goundam.pdf">Goundam</text:a></text:p>
          </table:table-cell>
          <table:table-cell table:formula="of:=LOWER([.D702])" office:value-type="string" office:string-value="cercle">
            <text:p>cercle</text:p>
          </table:table-cell>
          <table:table-cell table:formula="of:=IF([.E702]&lt;&gt;&quot;&quot;;REPLACE(T(FORMULA([.E702]));1;4;&quot;&quot;);&quot;&quot;)" office:value-type="string" office:string-value="687">
            <text:p>687</text:p>
          </table:table-cell>
          <table:table-cell office:value-type="string">
            <text:p>CERCLE</text:p>
          </table:table-cell>
          <table:table-cell table:formula="of:=[.$A$687]" office:value-type="string" office:string-value="Tombouctou">
            <text:p>Tombouctou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psa_adarmalane.pdf">Adarmalane</text:a></text:p>
          </table:table-cell>
          <table:table-cell table:formula="of:=LOWER([.D703])" office:value-type="string" office:string-value="commune">
            <text:p>commune</text:p>
          </table:table-cell>
          <table:table-cell table:formula="of:=IF([.E703]&lt;&gt;&quot;&quot;;REPLACE(T(FORMULA([.E703]));1;4;&quot;&quot;);&quot;&quot;)" office:value-type="string" office:string-value="702">
            <text:p>702</text:p>
          </table:table-cell>
          <table:table-cell office:value-type="string">
            <text:p>COMMUNE</text:p>
          </table:table-cell>
          <table:table-cell table:formula="of:=[.$A$702]" office:value-type="string" office:string-value="Goundam">
            <text:p>Goundam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psa_aljounoub.pdf">Alzounoub</text:a></text:p>
          </table:table-cell>
          <table:table-cell table:formula="of:=LOWER([.D704])" office:value-type="string" office:string-value="commune">
            <text:p>commune</text:p>
          </table:table-cell>
          <table:table-cell table:formula="of:=IF([.E704]&lt;&gt;&quot;&quot;;REPLACE(T(FORMULA([.E704]));1;4;&quot;&quot;);&quot;&quot;)" office:value-type="string" office:string-value="702">
            <text:p>702</text:p>
          </table:table-cell>
          <table:table-cell office:value-type="string">
            <text:p>COMMUNE</text:p>
          </table:table-cell>
          <table:table-cell table:formula="of:=[.$A$702]" office:value-type="string" office:string-value="Goundam">
            <text:p>Goundam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psa_bintagoungou.pdf">Bintagoungou</text:a></text:p>
          </table:table-cell>
          <table:table-cell table:formula="of:=LOWER([.D705])" office:value-type="string" office:string-value="commune">
            <text:p>commune</text:p>
          </table:table-cell>
          <table:table-cell table:formula="of:=IF([.E705]&lt;&gt;&quot;&quot;;REPLACE(T(FORMULA([.E705]));1;4;&quot;&quot;);&quot;&quot;)" office:value-type="string" office:string-value="702">
            <text:p>702</text:p>
          </table:table-cell>
          <table:table-cell office:value-type="string">
            <text:p>COMMUNE</text:p>
          </table:table-cell>
          <table:table-cell table:formula="of:=[.$A$702]" office:value-type="string" office:string-value="Goundam">
            <text:p>Goundam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psa_douekire.pdf">Douekire</text:a></text:p>
          </table:table-cell>
          <table:table-cell table:formula="of:=LOWER([.D706])" office:value-type="string" office:string-value="commune">
            <text:p>commune</text:p>
          </table:table-cell>
          <table:table-cell table:formula="of:=IF([.E706]&lt;&gt;&quot;&quot;;REPLACE(T(FORMULA([.E706]));1;4;&quot;&quot;);&quot;&quot;)" office:value-type="string" office:string-value="702">
            <text:p>702</text:p>
          </table:table-cell>
          <table:table-cell office:value-type="string">
            <text:p>COMMUNE</text:p>
          </table:table-cell>
          <table:table-cell table:formula="of:=[.$A$702]" office:value-type="string" office:string-value="Goundam">
            <text:p>Goundam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psa_doukouria.pdf">Doukouria</text:a></text:p>
          </table:table-cell>
          <table:table-cell table:formula="of:=LOWER([.D707])" office:value-type="string" office:string-value="commune">
            <text:p>commune</text:p>
          </table:table-cell>
          <table:table-cell table:formula="of:=IF([.E707]&lt;&gt;&quot;&quot;;REPLACE(T(FORMULA([.E707]));1;4;&quot;&quot;);&quot;&quot;)" office:value-type="string" office:string-value="702">
            <text:p>702</text:p>
          </table:table-cell>
          <table:table-cell office:value-type="string">
            <text:p>COMMUNE</text:p>
          </table:table-cell>
          <table:table-cell table:formula="of:=[.$A$702]" office:value-type="string" office:string-value="Goundam">
            <text:p>Goundam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psa_essakane.pdf">Essakane</text:a></text:p>
          </table:table-cell>
          <table:table-cell table:formula="of:=LOWER([.D708])" office:value-type="string" office:string-value="commune">
            <text:p>commune</text:p>
          </table:table-cell>
          <table:table-cell table:formula="of:=IF([.E708]&lt;&gt;&quot;&quot;;REPLACE(T(FORMULA([.E708]));1;4;&quot;&quot;);&quot;&quot;)" office:value-type="string" office:string-value="702">
            <text:p>702</text:p>
          </table:table-cell>
          <table:table-cell office:value-type="string">
            <text:p>COMMUNE</text:p>
          </table:table-cell>
          <table:table-cell table:formula="of:=[.$A$702]" office:value-type="string" office:string-value="Goundam">
            <text:p>Goundam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psa_gargando.pdf">Gargando</text:a></text:p>
          </table:table-cell>
          <table:table-cell table:formula="of:=LOWER([.D709])" office:value-type="string" office:string-value="commune">
            <text:p>commune</text:p>
          </table:table-cell>
          <table:table-cell table:formula="of:=IF([.E709]&lt;&gt;&quot;&quot;;REPLACE(T(FORMULA([.E709]));1;4;&quot;&quot;);&quot;&quot;)" office:value-type="string" office:string-value="702">
            <text:p>702</text:p>
          </table:table-cell>
          <table:table-cell office:value-type="string">
            <text:p>COMMUNE</text:p>
          </table:table-cell>
          <table:table-cell table:formula="of:=[.$A$702]" office:value-type="string" office:string-value="Goundam">
            <text:p>Goundam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psa_goundam.pdf">Goundam</text:a></text:p>
          </table:table-cell>
          <table:table-cell table:formula="of:=LOWER([.D710])" office:value-type="string" office:string-value="commune">
            <text:p>commune</text:p>
          </table:table-cell>
          <table:table-cell table:formula="of:=IF([.E710]&lt;&gt;&quot;&quot;;REPLACE(T(FORMULA([.E710]));1;4;&quot;&quot;);&quot;&quot;)" office:value-type="string" office:string-value="702">
            <text:p>702</text:p>
          </table:table-cell>
          <table:table-cell office:value-type="string">
            <text:p>COMMUNE</text:p>
          </table:table-cell>
          <table:table-cell table:formula="of:=[.$A$702]" office:value-type="string" office:string-value="Goundam">
            <text:p>Goundam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psa_issa-bery.pdf">Issa Bery</text:a></text:p>
          </table:table-cell>
          <table:table-cell table:formula="of:=LOWER([.D711])" office:value-type="string" office:string-value="commune">
            <text:p>commune</text:p>
          </table:table-cell>
          <table:table-cell table:formula="of:=IF([.E711]&lt;&gt;&quot;&quot;;REPLACE(T(FORMULA([.E711]));1;4;&quot;&quot;);&quot;&quot;)" office:value-type="string" office:string-value="702">
            <text:p>702</text:p>
          </table:table-cell>
          <table:table-cell office:value-type="string">
            <text:p>COMMUNE</text:p>
          </table:table-cell>
          <table:table-cell table:formula="of:=[.$A$702]" office:value-type="string" office:string-value="Goundam">
            <text:p>Goundam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psa_kaneye.pdf">Kaneye</text:a></text:p>
          </table:table-cell>
          <table:table-cell table:formula="of:=LOWER([.D712])" office:value-type="string" office:string-value="commune">
            <text:p>commune</text:p>
          </table:table-cell>
          <table:table-cell table:formula="of:=IF([.E712]&lt;&gt;&quot;&quot;;REPLACE(T(FORMULA([.E712]));1;4;&quot;&quot;);&quot;&quot;)" office:value-type="string" office:string-value="702">
            <text:p>702</text:p>
          </table:table-cell>
          <table:table-cell office:value-type="string">
            <text:p>COMMUNE</text:p>
          </table:table-cell>
          <table:table-cell table:formula="of:=[.$A$702]" office:value-type="string" office:string-value="Goundam">
            <text:p>Goundam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psa_mbouna.pdf">M'bouna</text:a></text:p>
          </table:table-cell>
          <table:table-cell table:formula="of:=LOWER([.D713])" office:value-type="string" office:string-value="commune">
            <text:p>commune</text:p>
          </table:table-cell>
          <table:table-cell table:formula="of:=IF([.E713]&lt;&gt;&quot;&quot;;REPLACE(T(FORMULA([.E713]));1;4;&quot;&quot;);&quot;&quot;)" office:value-type="string" office:string-value="702">
            <text:p>702</text:p>
          </table:table-cell>
          <table:table-cell office:value-type="string">
            <text:p>COMMUNE</text:p>
          </table:table-cell>
          <table:table-cell table:formula="of:=[.$A$702]" office:value-type="string" office:string-value="Goundam">
            <text:p>Goundam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psa_razelma.pdf">Raz El Ma</text:a></text:p>
          </table:table-cell>
          <table:table-cell table:formula="of:=LOWER([.D714])" office:value-type="string" office:string-value="commune">
            <text:p>commune</text:p>
          </table:table-cell>
          <table:table-cell table:formula="of:=IF([.E714]&lt;&gt;&quot;&quot;;REPLACE(T(FORMULA([.E714]));1;4;&quot;&quot;);&quot;&quot;)" office:value-type="string" office:string-value="702">
            <text:p>702</text:p>
          </table:table-cell>
          <table:table-cell office:value-type="string">
            <text:p>COMMUNE</text:p>
          </table:table-cell>
          <table:table-cell table:formula="of:=[.$A$702]" office:value-type="string" office:string-value="Goundam">
            <text:p>Goundam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psa_tele.pdf">Tele</text:a></text:p>
          </table:table-cell>
          <table:table-cell table:formula="of:=LOWER([.D715])" office:value-type="string" office:string-value="commune">
            <text:p>commune</text:p>
          </table:table-cell>
          <table:table-cell table:formula="of:=IF([.E715]&lt;&gt;&quot;&quot;;REPLACE(T(FORMULA([.E715]));1;4;&quot;&quot;);&quot;&quot;)" office:value-type="string" office:string-value="702">
            <text:p>702</text:p>
          </table:table-cell>
          <table:table-cell office:value-type="string">
            <text:p>COMMUNE</text:p>
          </table:table-cell>
          <table:table-cell table:formula="of:=[.$A$702]" office:value-type="string" office:string-value="Goundam">
            <text:p>Goundam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psa_tilemsi.pdf">Tilemsi</text:a></text:p>
          </table:table-cell>
          <table:table-cell table:formula="of:=LOWER([.D716])" office:value-type="string" office:string-value="commune">
            <text:p>commune</text:p>
          </table:table-cell>
          <table:table-cell table:formula="of:=IF([.E716]&lt;&gt;&quot;&quot;;REPLACE(T(FORMULA([.E716]));1;4;&quot;&quot;);&quot;&quot;)" office:value-type="string" office:string-value="702">
            <text:p>702</text:p>
          </table:table-cell>
          <table:table-cell office:value-type="string">
            <text:p>COMMUNE</text:p>
          </table:table-cell>
          <table:table-cell table:formula="of:=[.$A$702]" office:value-type="string" office:string-value="Goundam">
            <text:p>Goundam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psa_tinaicha.pdf">Tin Aicha</text:a></text:p>
          </table:table-cell>
          <table:table-cell table:formula="of:=LOWER([.D717])" office:value-type="string" office:string-value="commune">
            <text:p>commune</text:p>
          </table:table-cell>
          <table:table-cell table:formula="of:=IF([.E717]&lt;&gt;&quot;&quot;;REPLACE(T(FORMULA([.E717]));1;4;&quot;&quot;);&quot;&quot;)" office:value-type="string" office:string-value="702">
            <text:p>702</text:p>
          </table:table-cell>
          <table:table-cell office:value-type="string">
            <text:p>COMMUNE</text:p>
          </table:table-cell>
          <table:table-cell table:formula="of:=[.$A$702]" office:value-type="string" office:string-value="Goundam">
            <text:p>Goundam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ndam/psa_tonka.pdf">Tonka</text:a></text:p>
          </table:table-cell>
          <table:table-cell table:formula="of:=LOWER([.D718])" office:value-type="string" office:string-value="commune">
            <text:p>commune</text:p>
          </table:table-cell>
          <table:table-cell table:formula="of:=IF([.E718]&lt;&gt;&quot;&quot;;REPLACE(T(FORMULA([.E718]));1;4;&quot;&quot;);&quot;&quot;)" office:value-type="string" office:string-value="702">
            <text:p>702</text:p>
          </table:table-cell>
          <table:table-cell office:value-type="string">
            <text:p>COMMUNE</text:p>
          </table:table-cell>
          <table:table-cell table:formula="of:=[.$A$702]" office:value-type="string" office:string-value="Goundam">
            <text:p>Goundam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rmarharous/synthese_cercle_rharous.pdf">Gourma-rharous</text:a></text:p>
          </table:table-cell>
          <table:table-cell table:formula="of:=LOWER([.D719])" office:value-type="string" office:string-value="cercle">
            <text:p>cercle</text:p>
          </table:table-cell>
          <table:table-cell table:formula="of:=IF([.E719]&lt;&gt;&quot;&quot;;REPLACE(T(FORMULA([.E719]));1;4;&quot;&quot;);&quot;&quot;)" office:value-type="string" office:string-value="687">
            <text:p>687</text:p>
          </table:table-cell>
          <table:table-cell office:value-type="string">
            <text:p>CERCLE</text:p>
          </table:table-cell>
          <table:table-cell table:formula="of:=[.$A$687]" office:value-type="string" office:string-value="Tombouctou">
            <text:p>Tombouctou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rmarharous/psa_bambara_maounde.pdf">Bambara Maoude</text:a></text:p>
          </table:table-cell>
          <table:table-cell table:formula="of:=LOWER([.D720])" office:value-type="string" office:string-value="commune">
            <text:p>commune</text:p>
          </table:table-cell>
          <table:table-cell table:formula="of:=IF([.E720]&lt;&gt;&quot;&quot;;REPLACE(T(FORMULA([.E720]));1;4;&quot;&quot;);&quot;&quot;)" office:value-type="string" office:string-value="719">
            <text:p>719</text:p>
          </table:table-cell>
          <table:table-cell office:value-type="string">
            <text:p>COMMUNE</text:p>
          </table:table-cell>
          <table:table-cell table:formula="of:=[.$A$719]" office:value-type="string" office:string-value="Gourma-rharous">
            <text:p>Gourma-rharous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rmarharous/P_S_A_Banikane.pdf">Banicane</text:a></text:p>
          </table:table-cell>
          <table:table-cell table:formula="of:=LOWER([.D721])" office:value-type="string" office:string-value="commune">
            <text:p>commune</text:p>
          </table:table-cell>
          <table:table-cell table:formula="of:=IF([.E721]&lt;&gt;&quot;&quot;;REPLACE(T(FORMULA([.E721]));1;4;&quot;&quot;);&quot;&quot;)" office:value-type="string" office:string-value="719">
            <text:p>719</text:p>
          </table:table-cell>
          <table:table-cell office:value-type="string">
            <text:p>COMMUNE</text:p>
          </table:table-cell>
          <table:table-cell table:formula="of:=[.$A$719]" office:value-type="string" office:string-value="Gourma-rharous">
            <text:p>Gourma-rharous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rmarharous/psa_gossi.pdf">Gossi</text:a></text:p>
          </table:table-cell>
          <table:table-cell table:formula="of:=LOWER([.D722])" office:value-type="string" office:string-value="commune">
            <text:p>commune</text:p>
          </table:table-cell>
          <table:table-cell table:formula="of:=IF([.E722]&lt;&gt;&quot;&quot;;REPLACE(T(FORMULA([.E722]));1;4;&quot;&quot;);&quot;&quot;)" office:value-type="string" office:string-value="719">
            <text:p>719</text:p>
          </table:table-cell>
          <table:table-cell office:value-type="string">
            <text:p>COMMUNE</text:p>
          </table:table-cell>
          <table:table-cell table:formula="of:=[.$A$719]" office:value-type="string" office:string-value="Gourma-rharous">
            <text:p>Gourma-rharous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rmarharous/P_S_A_Hamzakoma.pdf">Hamzakona</text:a></text:p>
          </table:table-cell>
          <table:table-cell table:formula="of:=LOWER([.D723])" office:value-type="string" office:string-value="commune">
            <text:p>commune</text:p>
          </table:table-cell>
          <table:table-cell table:formula="of:=IF([.E723]&lt;&gt;&quot;&quot;;REPLACE(T(FORMULA([.E723]));1;4;&quot;&quot;);&quot;&quot;)" office:value-type="string" office:string-value="719">
            <text:p>719</text:p>
          </table:table-cell>
          <table:table-cell office:value-type="string">
            <text:p>COMMUNE</text:p>
          </table:table-cell>
          <table:table-cell table:formula="of:=[.$A$719]" office:value-type="string" office:string-value="Gourma-rharous">
            <text:p>Gourma-rharous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rmarharous/psa_haribomo.pdf">Haribomo</text:a></text:p>
          </table:table-cell>
          <table:table-cell table:formula="of:=LOWER([.D724])" office:value-type="string" office:string-value="commune">
            <text:p>commune</text:p>
          </table:table-cell>
          <table:table-cell table:formula="of:=IF([.E724]&lt;&gt;&quot;&quot;;REPLACE(T(FORMULA([.E724]));1;4;&quot;&quot;);&quot;&quot;)" office:value-type="string" office:string-value="719">
            <text:p>719</text:p>
          </table:table-cell>
          <table:table-cell office:value-type="string">
            <text:p>COMMUNE</text:p>
          </table:table-cell>
          <table:table-cell table:formula="of:=[.$A$719]" office:value-type="string" office:string-value="Gourma-rharous">
            <text:p>Gourma-rharous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rmarharous/psa_inadiatafane.pdf">Inadiatafane</text:a></text:p>
          </table:table-cell>
          <table:table-cell table:formula="of:=LOWER([.D725])" office:value-type="string" office:string-value="commune">
            <text:p>commune</text:p>
          </table:table-cell>
          <table:table-cell table:formula="of:=IF([.E725]&lt;&gt;&quot;&quot;;REPLACE(T(FORMULA([.E725]));1;4;&quot;&quot;);&quot;&quot;)" office:value-type="string" office:string-value="719">
            <text:p>719</text:p>
          </table:table-cell>
          <table:table-cell office:value-type="string">
            <text:p>COMMUNE</text:p>
          </table:table-cell>
          <table:table-cell table:formula="of:=[.$A$719]" office:value-type="string" office:string-value="Gourma-rharous">
            <text:p>Gourma-rharous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rmarharous/P_S_A_Ouinerdene.pdf">Ouinerden</text:a></text:p>
          </table:table-cell>
          <table:table-cell table:formula="of:=LOWER([.D726])" office:value-type="string" office:string-value="commune">
            <text:p>commune</text:p>
          </table:table-cell>
          <table:table-cell table:formula="of:=IF([.E726]&lt;&gt;&quot;&quot;;REPLACE(T(FORMULA([.E726]));1;4;&quot;&quot;);&quot;&quot;)" office:value-type="string" office:string-value="719">
            <text:p>719</text:p>
          </table:table-cell>
          <table:table-cell office:value-type="string">
            <text:p>COMMUNE</text:p>
          </table:table-cell>
          <table:table-cell table:formula="of:=[.$A$719]" office:value-type="string" office:string-value="Gourma-rharous">
            <text:p>Gourma-rharous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rmarharous/psa_rharous.pdf">Rharous</text:a></text:p>
          </table:table-cell>
          <table:table-cell table:formula="of:=LOWER([.D727])" office:value-type="string" office:string-value="commune">
            <text:p>commune</text:p>
          </table:table-cell>
          <table:table-cell table:formula="of:=IF([.E727]&lt;&gt;&quot;&quot;;REPLACE(T(FORMULA([.E727]));1;4;&quot;&quot;);&quot;&quot;)" office:value-type="string" office:string-value="719">
            <text:p>719</text:p>
          </table:table-cell>
          <table:table-cell office:value-type="string">
            <text:p>COMMUNE</text:p>
          </table:table-cell>
          <table:table-cell table:formula="of:=[.$A$719]" office:value-type="string" office:string-value="Gourma-rharous">
            <text:p>Gourma-rharous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gourmarharous/P_S_A_Serere.pdf">Serere</text:a></text:p>
          </table:table-cell>
          <table:table-cell table:formula="of:=LOWER([.D728])" office:value-type="string" office:string-value="commune">
            <text:p>commune</text:p>
          </table:table-cell>
          <table:table-cell table:formula="of:=IF([.E728]&lt;&gt;&quot;&quot;;REPLACE(T(FORMULA([.E728]));1;4;&quot;&quot;);&quot;&quot;)" office:value-type="string" office:string-value="719">
            <text:p>719</text:p>
          </table:table-cell>
          <table:table-cell office:value-type="string">
            <text:p>COMMUNE</text:p>
          </table:table-cell>
          <table:table-cell table:formula="of:=[.$A$719]" office:value-type="string" office:string-value="Gourma-rharous">
            <text:p>Gourma-rharous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niafunke/P_S_A_syn.pdf">Niafunké</text:a></text:p>
          </table:table-cell>
          <table:table-cell table:formula="of:=LOWER([.D729])" office:value-type="string" office:string-value="cercle">
            <text:p>cercle</text:p>
          </table:table-cell>
          <table:table-cell table:formula="of:=IF([.E729]&lt;&gt;&quot;&quot;;REPLACE(T(FORMULA([.E729]));1;4;&quot;&quot;);&quot;&quot;)" office:value-type="string" office:string-value="687">
            <text:p>687</text:p>
          </table:table-cell>
          <table:table-cell office:value-type="string">
            <text:p>CERCLE</text:p>
          </table:table-cell>
          <table:table-cell table:formula="of:=[.$A$687]" office:value-type="string" office:string-value="Tombouctou">
            <text:p>Tombouctou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niafunke/psa_banikane.pdf">Banikane</text:a></text:p>
          </table:table-cell>
          <table:table-cell table:formula="of:=LOWER([.D730])" office:value-type="string" office:string-value="commune">
            <text:p>commune</text:p>
          </table:table-cell>
          <table:table-cell table:formula="of:=IF([.E730]&lt;&gt;&quot;&quot;;REPLACE(T(FORMULA([.E730]));1;4;&quot;&quot;);&quot;&quot;)" office:value-type="string" office:string-value="729">
            <text:p>729</text:p>
          </table:table-cell>
          <table:table-cell office:value-type="string">
            <text:p>COMMUNE</text:p>
          </table:table-cell>
          <table:table-cell table:formula="of:=[.$A$729]" office:value-type="string" office:string-value="Niafunké">
            <text:p>Niafunk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niafunke/psa_dianke.pdf">Dianke</text:a></text:p>
          </table:table-cell>
          <table:table-cell table:formula="of:=LOWER([.D731])" office:value-type="string" office:string-value="commune">
            <text:p>commune</text:p>
          </table:table-cell>
          <table:table-cell table:formula="of:=IF([.E731]&lt;&gt;&quot;&quot;;REPLACE(T(FORMULA([.E731]));1;4;&quot;&quot;);&quot;&quot;)" office:value-type="string" office:string-value="729">
            <text:p>729</text:p>
          </table:table-cell>
          <table:table-cell office:value-type="string">
            <text:p>COMMUNE</text:p>
          </table:table-cell>
          <table:table-cell table:formula="of:=[.$A$729]" office:value-type="string" office:string-value="Niafunké">
            <text:p>Niafunk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niafunke/psa_fittouga.pdf">Fitounga</text:a></text:p>
          </table:table-cell>
          <table:table-cell table:formula="of:=LOWER([.D732])" office:value-type="string" office:string-value="commune">
            <text:p>commune</text:p>
          </table:table-cell>
          <table:table-cell table:formula="of:=IF([.E732]&lt;&gt;&quot;&quot;;REPLACE(T(FORMULA([.E732]));1;4;&quot;&quot;);&quot;&quot;)" office:value-type="string" office:string-value="729">
            <text:p>729</text:p>
          </table:table-cell>
          <table:table-cell office:value-type="string">
            <text:p>COMMUNE</text:p>
          </table:table-cell>
          <table:table-cell table:formula="of:=[.$A$729]" office:value-type="string" office:string-value="Niafunké">
            <text:p>Niafunk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niafunke/psa_koumaira.pdf">Koumaira</text:a></text:p>
          </table:table-cell>
          <table:table-cell table:formula="of:=LOWER([.D733])" office:value-type="string" office:string-value="commune">
            <text:p>commune</text:p>
          </table:table-cell>
          <table:table-cell table:formula="of:=IF([.E733]&lt;&gt;&quot;&quot;;REPLACE(T(FORMULA([.E733]));1;4;&quot;&quot;);&quot;&quot;)" office:value-type="string" office:string-value="729">
            <text:p>729</text:p>
          </table:table-cell>
          <table:table-cell office:value-type="string">
            <text:p>COMMUNE</text:p>
          </table:table-cell>
          <table:table-cell table:formula="of:=[.$A$729]" office:value-type="string" office:string-value="Niafunké">
            <text:p>Niafunk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niafunke/psa_lere.pdf">Lere</text:a></text:p>
          </table:table-cell>
          <table:table-cell table:formula="of:=LOWER([.D734])" office:value-type="string" office:string-value="commune">
            <text:p>commune</text:p>
          </table:table-cell>
          <table:table-cell table:formula="of:=IF([.E734]&lt;&gt;&quot;&quot;;REPLACE(T(FORMULA([.E734]));1;4;&quot;&quot;);&quot;&quot;)" office:value-type="string" office:string-value="729">
            <text:p>729</text:p>
          </table:table-cell>
          <table:table-cell office:value-type="string">
            <text:p>COMMUNE</text:p>
          </table:table-cell>
          <table:table-cell table:formula="of:=[.$A$729]" office:value-type="string" office:string-value="Niafunké">
            <text:p>Niafunk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niafunke/psa_ngorkou.pdf">N'gorkou</text:a></text:p>
          </table:table-cell>
          <table:table-cell table:formula="of:=LOWER([.D735])" office:value-type="string" office:string-value="commune">
            <text:p>commune</text:p>
          </table:table-cell>
          <table:table-cell table:formula="of:=IF([.E735]&lt;&gt;&quot;&quot;;REPLACE(T(FORMULA([.E735]));1;4;&quot;&quot;);&quot;&quot;)" office:value-type="string" office:string-value="729">
            <text:p>729</text:p>
          </table:table-cell>
          <table:table-cell office:value-type="string">
            <text:p>COMMUNE</text:p>
          </table:table-cell>
          <table:table-cell table:formula="of:=[.$A$729]" office:value-type="string" office:string-value="Niafunké">
            <text:p>Niafunk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niafunke/psa_soboundou.pdf">Souboundou</text:a></text:p>
          </table:table-cell>
          <table:table-cell table:formula="of:=LOWER([.D736])" office:value-type="string" office:string-value="commune">
            <text:p>commune</text:p>
          </table:table-cell>
          <table:table-cell table:formula="of:=IF([.E736]&lt;&gt;&quot;&quot;;REPLACE(T(FORMULA([.E736]));1;4;&quot;&quot;);&quot;&quot;)" office:value-type="string" office:string-value="729">
            <text:p>729</text:p>
          </table:table-cell>
          <table:table-cell office:value-type="string">
            <text:p>COMMUNE</text:p>
          </table:table-cell>
          <table:table-cell table:formula="of:=[.$A$729]" office:value-type="string" office:string-value="Niafunké">
            <text:p>Niafunk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niafunke/psa_soumpi.pdf">Soumpi</text:a></text:p>
          </table:table-cell>
          <table:table-cell table:formula="of:=LOWER([.D737])" office:value-type="string" office:string-value="commune">
            <text:p>commune</text:p>
          </table:table-cell>
          <table:table-cell table:formula="of:=IF([.E737]&lt;&gt;&quot;&quot;;REPLACE(T(FORMULA([.E737]));1;4;&quot;&quot;);&quot;&quot;)" office:value-type="string" office:string-value="729">
            <text:p>729</text:p>
          </table:table-cell>
          <table:table-cell office:value-type="string">
            <text:p>COMMUNE</text:p>
          </table:table-cell>
          <table:table-cell table:formula="of:=[.$A$729]" office:value-type="string" office:string-value="Niafunké">
            <text:p>Niafunké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tombouctou/synth_cercle_tbouctou.pdf">Tombouctou</text:a></text:p>
          </table:table-cell>
          <table:table-cell table:formula="of:=LOWER([.D738])" office:value-type="string" office:string-value="cercle">
            <text:p>cercle</text:p>
          </table:table-cell>
          <table:table-cell table:formula="of:=IF([.E738]&lt;&gt;&quot;&quot;;REPLACE(T(FORMULA([.E738]));1;4;&quot;&quot;);&quot;&quot;)" office:value-type="string" office:string-value="687">
            <text:p>687</text:p>
          </table:table-cell>
          <table:table-cell office:value-type="string">
            <text:p>CERCLE</text:p>
          </table:table-cell>
          <table:table-cell table:formula="of:=[.$A$687]" office:value-type="string" office:string-value="Tombouctou">
            <text:p>Tombouctou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tombouctou/psa_alafia.pdf">Alafia</text:a></text:p>
          </table:table-cell>
          <table:table-cell table:formula="of:=LOWER([.D739])" office:value-type="string" office:string-value="commune">
            <text:p>commune</text:p>
          </table:table-cell>
          <table:table-cell table:formula="of:=IF([.E739]&lt;&gt;&quot;&quot;;REPLACE(T(FORMULA([.E739]));1;4;&quot;&quot;);&quot;&quot;)" office:value-type="string" office:string-value="738">
            <text:p>738</text:p>
          </table:table-cell>
          <table:table-cell office:value-type="string">
            <text:p>COMMUNE</text:p>
          </table:table-cell>
          <table:table-cell table:formula="of:=[.$A$738]" office:value-type="string" office:string-value="Tombouctou">
            <text:p>Tombouctou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tombouctou/psa_ber.pdf">Ber</text:a></text:p>
          </table:table-cell>
          <table:table-cell table:formula="of:=LOWER([.D740])" office:value-type="string" office:string-value="commune">
            <text:p>commune</text:p>
          </table:table-cell>
          <table:table-cell table:formula="of:=IF([.E740]&lt;&gt;&quot;&quot;;REPLACE(T(FORMULA([.E740]));1;4;&quot;&quot;);&quot;&quot;)" office:value-type="string" office:string-value="738">
            <text:p>738</text:p>
          </table:table-cell>
          <table:table-cell office:value-type="string">
            <text:p>COMMUNE</text:p>
          </table:table-cell>
          <table:table-cell table:formula="of:=[.$A$738]" office:value-type="string" office:string-value="Tombouctou">
            <text:p>Tombouctou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tombouctou/P_S_A_Bourem_Inaly.pdf">Bourem-inaly</text:a></text:p>
          </table:table-cell>
          <table:table-cell table:formula="of:=LOWER([.D741])" office:value-type="string" office:string-value="commune">
            <text:p>commune</text:p>
          </table:table-cell>
          <table:table-cell table:formula="of:=IF([.E741]&lt;&gt;&quot;&quot;;REPLACE(T(FORMULA([.E741]));1;4;&quot;&quot;);&quot;&quot;)" office:value-type="string" office:string-value="738">
            <text:p>738</text:p>
          </table:table-cell>
          <table:table-cell office:value-type="string">
            <text:p>COMMUNE</text:p>
          </table:table-cell>
          <table:table-cell table:formula="of:=[.$A$738]" office:value-type="string" office:string-value="Tombouctou">
            <text:p>Tombouctou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tombouctou/psa_lafia.pdf">Lafia</text:a></text:p>
          </table:table-cell>
          <table:table-cell table:formula="of:=LOWER([.D742])" office:value-type="string" office:string-value="commune">
            <text:p>commune</text:p>
          </table:table-cell>
          <table:table-cell table:formula="of:=IF([.E742]&lt;&gt;&quot;&quot;;REPLACE(T(FORMULA([.E742]));1;4;&quot;&quot;);&quot;&quot;)" office:value-type="string" office:string-value="738">
            <text:p>738</text:p>
          </table:table-cell>
          <table:table-cell office:value-type="string">
            <text:p>COMMUNE</text:p>
          </table:table-cell>
          <table:table-cell table:formula="of:=[.$A$738]" office:value-type="string" office:string-value="Tombouctou">
            <text:p>Tombouctou</text:p>
          </table:table-cell>
          <table:table-cell/>
        </table:table-row>
        <table:table-row table:style-name="ro1">
          <table:table-cell office:value-type="string">
            <text:p><text:a xlink:href="http://www.csa-mali.org/plans/Tombouctou/plansa_tombouctou/psa_salam.pdf">Salam</text:a></text:p>
          </table:table-cell>
          <table:table-cell table:formula="of:=LOWER([.D743])" office:value-type="string" office:string-value="commune">
            <text:p>commune</text:p>
          </table:table-cell>
          <table:table-cell table:formula="of:=IF([.E743]&lt;&gt;&quot;&quot;;REPLACE(T(FORMULA([.E743]));1;4;&quot;&quot;);&quot;&quot;)" office:value-type="string" office:string-value="738">
            <text:p>738</text:p>
          </table:table-cell>
          <table:table-cell office:value-type="string">
            <text:p>COMMUNE</text:p>
          </table:table-cell>
          <table:table-cell table:formula="of:=[.$A$738]" office:value-type="string" office:string-value="Tombouctou">
            <text:p>Tombouctou</text:p>
          </table:table-cell>
          <table:table-cell/>
        </table:table-row>
        <table:table-row table:style-name="ro1">
          <table:table-cell table:style-name="ce6" office:value-type="string">
            <text:p>Tombouctou</text:p>
          </table:table-cell>
          <table:table-cell table:formula="of:=LOWER([.D744])" office:value-type="string" office:string-value="commune">
            <text:p>commune</text:p>
          </table:table-cell>
          <table:table-cell table:formula="of:=IF([.E744]&lt;&gt;&quot;&quot;;REPLACE(T(FORMULA([.E744]));1;4;&quot;&quot;);&quot;&quot;)" office:value-type="string" office:string-value="738">
            <text:p>738</text:p>
          </table:table-cell>
          <table:table-cell office:value-type="string">
            <text:p>COMMUNE</text:p>
          </table:table-cell>
          <table:table-cell table:formula="of:=[.$A$738]" office:value-type="string" office:string-value="Tombouctou">
            <text:p>Tombouctou</text:p>
          </table:table-cell>
          <table:table-cell/>
        </table:table-row>
        <table:table-row table:style-name="ro1">
          <table:table-cell table:style-name="ce1" office:value-type="string">
            <text:p>Bamako</text:p>
          </table:table-cell>
          <table:table-cell table:formula="of:=LOWER([.D745])" office:value-type="string" office:string-value="district">
            <text:p>district</text:p>
          </table:table-cell>
          <table:table-cell table:formula="of:=IF([.E745]&lt;&gt;&quot;&quot;;REPLACE(T(FORMULA([.E745]));1;4;&quot;&quot;);&quot;&quot;)" office:value-type="string" office:string-value="1">
            <text:p>1</text:p>
          </table:table-cell>
          <table:table-cell office:value-type="string">
            <text:p>DISTRICT</text:p>
          </table:table-cell>
          <table:table-cell table:formula="of:=[.$A$1]" office:value-type="string" office:string-value="Mali">
            <text:p>Mali</text:p>
          </table:table-cell>
          <table:table-cell/>
        </table:table-row>
        <table:table-row table:style-name="ro1">
          <table:table-cell table:style-name="ce1" office:value-type="string">
            <text:p>Bamako</text:p>
          </table:table-cell>
          <table:table-cell table:formula="of:=LOWER([.D746])" office:value-type="string" office:string-value="cercle">
            <text:p>cercle</text:p>
          </table:table-cell>
          <table:table-cell table:formula="of:=IF([.E746]&lt;&gt;&quot;&quot;;REPLACE(T(FORMULA([.E746]));1;4;&quot;&quot;);&quot;&quot;)" office:value-type="string" office:string-value="745">
            <text:p>745</text:p>
          </table:table-cell>
          <table:table-cell office:value-type="string">
            <text:p>CERCLE</text:p>
          </table:table-cell>
          <table:table-cell table:formula="of:=[.$A$745]" office:value-type="string" office:string-value="Bamako">
            <text:p>Bamako</text:p>
          </table:table-cell>
          <table:table-cell/>
        </table:table-row>
        <table:table-row table:style-name="ro1">
          <table:table-cell table:style-name="ce1" office:value-type="string">
            <text:p>Commune I</text:p>
          </table:table-cell>
          <table:table-cell table:formula="of:=LOWER([.D747])" office:value-type="string" office:string-value="commune">
            <text:p>commune</text:p>
          </table:table-cell>
          <table:table-cell table:formula="of:=IF([.E747]&lt;&gt;&quot;&quot;;REPLACE(T(FORMULA([.E747]));1;4;&quot;&quot;);&quot;&quot;)" office:value-type="string" office:string-value="746">
            <text:p>746</text:p>
          </table:table-cell>
          <table:table-cell office:value-type="string">
            <text:p>COMMUNE</text:p>
          </table:table-cell>
          <table:table-cell table:formula="of:=[.$A$746]" office:value-type="string" office:string-value="Bamako">
            <text:p>Bamako</text:p>
          </table:table-cell>
          <table:table-cell/>
        </table:table-row>
        <table:table-row table:style-name="ro1">
          <table:table-cell table:style-name="ce1" office:value-type="string">
            <text:p>Commune II</text:p>
          </table:table-cell>
          <table:table-cell table:formula="of:=LOWER([.D748])" office:value-type="string" office:string-value="commune">
            <text:p>commune</text:p>
          </table:table-cell>
          <table:table-cell table:formula="of:=IF([.E748]&lt;&gt;&quot;&quot;;REPLACE(T(FORMULA([.E748]));1;4;&quot;&quot;);&quot;&quot;)" office:value-type="string" office:string-value="746">
            <text:p>746</text:p>
          </table:table-cell>
          <table:table-cell office:value-type="string">
            <text:p>COMMUNE</text:p>
          </table:table-cell>
          <table:table-cell table:formula="of:=[.$A$746]" office:value-type="string" office:string-value="Bamako">
            <text:p>Bamako</text:p>
          </table:table-cell>
          <table:table-cell/>
        </table:table-row>
        <table:table-row table:style-name="ro1">
          <table:table-cell table:style-name="ce1" office:value-type="string">
            <text:p>Commune III</text:p>
          </table:table-cell>
          <table:table-cell table:formula="of:=LOWER([.D749])" office:value-type="string" office:string-value="commune">
            <text:p>commune</text:p>
          </table:table-cell>
          <table:table-cell table:formula="of:=IF([.E749]&lt;&gt;&quot;&quot;;REPLACE(T(FORMULA([.E749]));1;4;&quot;&quot;);&quot;&quot;)" office:value-type="string" office:string-value="746">
            <text:p>746</text:p>
          </table:table-cell>
          <table:table-cell office:value-type="string">
            <text:p>COMMUNE</text:p>
          </table:table-cell>
          <table:table-cell table:formula="of:=[.$A$746]" office:value-type="string" office:string-value="Bamako">
            <text:p>Bamako</text:p>
          </table:table-cell>
          <table:table-cell/>
        </table:table-row>
        <table:table-row table:style-name="ro1">
          <table:table-cell table:style-name="ce1" office:value-type="string">
            <text:p>Commune IV</text:p>
          </table:table-cell>
          <table:table-cell table:formula="of:=LOWER([.D750])" office:value-type="string" office:string-value="commune">
            <text:p>commune</text:p>
          </table:table-cell>
          <table:table-cell table:formula="of:=IF([.E750]&lt;&gt;&quot;&quot;;REPLACE(T(FORMULA([.E750]));1;4;&quot;&quot;);&quot;&quot;)" office:value-type="string" office:string-value="746">
            <text:p>746</text:p>
          </table:table-cell>
          <table:table-cell office:value-type="string">
            <text:p>COMMUNE</text:p>
          </table:table-cell>
          <table:table-cell table:formula="of:=[.$A$746]" office:value-type="string" office:string-value="Bamako">
            <text:p>Bamako</text:p>
          </table:table-cell>
          <table:table-cell/>
        </table:table-row>
        <table:table-row table:style-name="ro1">
          <table:table-cell table:style-name="ce1" office:value-type="string">
            <text:p>Commune V</text:p>
          </table:table-cell>
          <table:table-cell table:formula="of:=LOWER([.D751])" office:value-type="string" office:string-value="commune">
            <text:p>commune</text:p>
          </table:table-cell>
          <table:table-cell table:formula="of:=IF([.E751]&lt;&gt;&quot;&quot;;REPLACE(T(FORMULA([.E751]));1;4;&quot;&quot;);&quot;&quot;)" office:value-type="string" office:string-value="746">
            <text:p>746</text:p>
          </table:table-cell>
          <table:table-cell office:value-type="string">
            <text:p>COMMUNE</text:p>
          </table:table-cell>
          <table:table-cell table:formula="of:=[.$A$746]" office:value-type="string" office:string-value="Bamako">
            <text:p>Bamako</text:p>
          </table:table-cell>
          <table:table-cell/>
        </table:table-row>
        <table:table-row table:style-name="ro1">
          <table:table-cell table:style-name="ce1" office:value-type="string">
            <text:p>Commune VI</text:p>
          </table:table-cell>
          <table:table-cell table:formula="of:=LOWER([.D752])" office:value-type="string" office:string-value="commune">
            <text:p>commune</text:p>
          </table:table-cell>
          <table:table-cell table:formula="of:=IF([.E752]&lt;&gt;&quot;&quot;;REPLACE(T(FORMULA([.E752]));1;4;&quot;&quot;);&quot;&quot;)" office:value-type="string" office:string-value="746">
            <text:p>746</text:p>
          </table:table-cell>
          <table:table-cell office:value-type="string">
            <text:p>COMMUNE</text:p>
          </table:table-cell>
          <table:table-cell table:formula="of:=[.$A$746]" office:value-type="string" office:string-value="Bamako">
            <text:p>Bamako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8">09/18/2010</text:date>, <text:time>18:4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g </meta:initial-creator>
    <meta:creation-date>2010-09-18T13:20:18</meta:creation-date>
    <dc:date>2010-09-18T17:17:03</dc:date>
    <dc:creator>reg </dc:creator>
    <meta:editing-duration>PT02H10M05S</meta:editing-duration>
    <meta:editing-cycles>63</meta:editing-cycles>
    <meta:generator>OpenOffice.org/3.2$Linux OpenOffice.org_project/320m12$Build-9483</meta:generator>
    <meta:document-statistic meta:table-count="3" meta:cell-count="3761" meta:object-count="0"/>
  </office:meta>
</office:document-meta>
</file>